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 fo:padding-left="0.099cm" fo:padding-right="0.099cm" fo:padding-top="0cm" fo:padding-bottom="0cm" fo:border="0.5pt solid #000001"/>
    </style:style>
    <style:style style:name="Table5.C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 fo:padding-left="0.099cm" fo:padding-right="0.099cm" fo:padding-top="0cm" fo:padding-bottom="0cm" fo:border="0.5pt solid #000001"/>
    </style:style>
    <style:style style:name="Table5.C3" style:family="table-cell">
      <style:table-cell-properties style:vertical-align="middle" fo:padding-left="0.099cm" fo:padding-right="0.099cm" fo:padding-top="0cm" fo:padding-bottom="0cm" fo:border="0.5pt solid #000001"/>
    </style:style>
    <style:style style:name="Table5.A4" style:family="table-cell">
      <style:table-cell-properties style:vertical-align="" fo:padding-left="0.099cm" fo:padding-right="0.099cm" fo:padding-top="0cm" fo:padding-bottom="0cm" fo:border="0.5pt solid #000001"/>
    </style:style>
    <style:style style:name="Table5.B4" style:family="table-cell">
      <style:table-cell-properties style:vertical-align="" fo:padding-left="0.099cm" fo:padding-right="0.099cm" fo:padding-top="0cm" fo:padding-bottom="0cm" fo:border="0.5pt solid #000001"/>
    </style:style>
    <style:style style:name="Table5.C4" style:family="table-cell">
      <style:table-cell-properties style:vertical-align="middle" fo:padding-left="0.099cm" fo:padding-right="0.099cm" fo:padding-top="0cm" fo:padding-bottom="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middle" fo:padding-left="0.099cm" fo:padding-right="0.099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2.A2" style:family="table-cell">
      <style:table-cell-properties style:vertical-align="middle" fo:padding-left="0.095cm" fo:padding-right="0.095cm" fo:padding-top="0cm" fo:padding-bottom="0cm" fo:border="0.5pt solid #000001"/>
    </style:style>
    <style:style style:name="Table12.B2" style:family="table-cell">
      <style:table-cell-properties style:vertical-align="middle" fo:padding-left="0.095cm" fo:padding-right="0.095cm" fo:padding-top="0cm" fo:padding-bottom="0cm" fo:border="0.5pt solid #000001"/>
    </style:style>
    <style:style style:name="Table12.C2" style:family="table-cell">
      <style:table-cell-properties style:vertical-align="middle" fo:padding-left="0.095cm" fo:padding-right="0.095cm" fo:padding-top="0cm" fo:padding-bottom="0cm" fo:border="0.5pt solid #000001"/>
    </style:style>
    <style:style style:name="Table12.A3" style:family="table-cell">
      <style:table-cell-properties style:vertical-align="middle" fo:padding-left="0.095cm" fo:padding-right="0.095cm" fo:padding-top="0cm" fo:padding-bottom="0cm" fo:border="0.5pt solid #000001"/>
    </style:style>
    <style:style style:name="Table12.B3" style:family="table-cell">
      <style:table-cell-properties style:vertical-align="middle" fo:padding-left="0.095cm" fo:padding-right="0.095cm" fo:padding-top="0cm" fo:padding-bottom="0cm" fo:border="0.5pt solid #000001"/>
    </style:style>
    <style:style style:name="Table12.C3" style:family="table-cell">
      <style:table-cell-properties style:vertical-align="middle" fo:padding-left="0.095cm" fo:padding-right="0.095cm" fo:padding-top="0cm" fo:padding-bottom="0cm" fo:border="0.5pt solid #000001"/>
    </style:style>
    <style:style style:name="Table12.A4" style:family="table-cell">
      <style:table-cell-properties style:vertical-align="middle" fo:padding-left="0.095cm" fo:padding-right="0.095cm" fo:padding-top="0cm" fo:padding-bottom="0cm" fo:border="0.5pt solid #000001"/>
    </style:style>
    <style:style style:name="Table12.B4" style:family="table-cell">
      <style:table-cell-properties style:vertical-align="middle" fo:padding-left="0.095cm" fo:padding-right="0.095cm" fo:padding-top="0cm" fo:padding-bottom="0cm" fo:border="0.5pt solid #000001"/>
    </style:style>
    <style:style style:name="Table12.C4" style:family="table-cell">
      <style:table-cell-properties style:vertical-align="middle" fo:padding-left="0.095cm" fo:padding-right="0.095cm" fo:padding-top="0cm" fo:padding-bottom="0cm" fo:border="0.5pt solid #000001"/>
    </style:style>
    <style:style style:name="Table12.A5" style:family="table-cell">
      <style:table-cell-properties style:vertical-align="middle" fo:padding-left="0.095cm" fo:padding-right="0.095cm" fo:padding-top="0cm" fo:padding-bottom="0cm" fo:border="0.5pt solid #000001"/>
    </style:style>
    <style:style style:name="Table12.B5" style:family="table-cell">
      <style:table-cell-properties style:vertical-align="middle" fo:padding-left="0.095cm" fo:padding-right="0.095cm" fo:padding-top="0cm" fo:padding-bottom="0cm" fo:border="0.5pt solid #000001"/>
    </style:style>
    <style:style style:name="Table12.C5" style:family="table-cell">
      <style:table-cell-properties style:vertical-align="middle" fo:padding-left="0.095cm" fo:padding-right="0.095cm" fo:padding-top="0cm" fo:padding-bottom="0cm" fo:border="0.5pt solid #000001"/>
    </style:style>
    <style:style style:name="Table12.A6" style:family="table-cell">
      <style:table-cell-properties style:vertical-align="middle" fo:padding-left="0.095cm" fo:padding-right="0.095cm" fo:padding-top="0cm" fo:padding-bottom="0cm" fo:border="0.5pt solid #000001"/>
    </style:style>
    <style:style style:name="Table12.B6" style:family="table-cell">
      <style:table-cell-properties style:vertical-align="middle" fo:padding-left="0.095cm" fo:padding-right="0.095cm" fo:padding-top="0cm" fo:padding-bottom="0cm" fo:border="0.5pt solid #000001"/>
    </style:style>
    <style:style style:name="Table12.C6" style:family="table-cell">
      <style:table-cell-properties style:vertical-align="middle" fo:padding-left="0.095cm" fo:padding-right="0.095cm" fo:padding-top="0cm" fo:padding-bottom="0cm" fo:border="0.5pt solid #000001"/>
    </style:style>
    <style:style style:name="Table12.A7" style:family="table-cell">
      <style:table-cell-properties style:vertical-align="middle" fo:padding-left="0.095cm" fo:padding-right="0.095cm" fo:padding-top="0cm" fo:padding-bottom="0cm" fo:border="0.5pt solid #000001"/>
    </style:style>
    <style:style style:name="Table12.B7" style:family="table-cell">
      <style:table-cell-properties style:vertical-align="middle" fo:padding-left="0.095cm" fo:padding-right="0.095cm" fo:padding-top="0cm" fo:padding-bottom="0cm" fo:border="0.5pt solid #000001"/>
    </style:style>
    <style:style style:name="Table12.C7" style:family="table-cell">
      <style:table-cell-properties style:vertical-align="middle" fo:padding-left="0.095cm" fo:padding-right="0.095cm" fo:padding-top="0cm" fo:padding-bottom="0cm" fo:border="0.5pt solid #000001"/>
    </style:style>
    <style:style style:name="Table12.A8" style:family="table-cell">
      <style:table-cell-properties style:vertical-align="middle" fo:padding-left="0.095cm" fo:padding-right="0.095cm" fo:padding-top="0cm" fo:padding-bottom="0cm" fo:border="0.5pt solid #000001"/>
    </style:style>
    <style:style style:name="Table12.B8" style:family="table-cell">
      <style:table-cell-properties style:vertical-align="middle" fo:padding-left="0.095cm" fo:padding-right="0.095cm" fo:padding-top="0cm" fo:padding-bottom="0cm" fo:border="0.5pt solid #000001"/>
    </style:style>
    <style:style style:name="Table12.C8" style:family="table-cell">
      <style:table-cell-properties style:vertical-align="middle" fo:padding-left="0.095cm" fo:padding-right="0.095cm" fo:padding-top="0cm" fo:padding-bottom="0cm" fo:border="0.5pt solid #000001"/>
    </style:style>
    <style:style style:name="Table12.A9" style:family="table-cell">
      <style:table-cell-properties style:vertical-align="middle" fo:padding-left="0.095cm" fo:padding-right="0.095cm" fo:padding-top="0cm" fo:padding-bottom="0cm" fo:border="0.5pt solid #000001"/>
    </style:style>
    <style:style style:name="Table12.B9" style:family="table-cell">
      <style:table-cell-properties style:vertical-align="middle" fo:padding-left="0.095cm" fo:padding-right="0.095cm" fo:padding-top="0cm" fo:padding-bottom="0cm" fo:border="0.5pt solid #000001"/>
    </style:style>
    <style:style style:name="Table12.C9" style:family="table-cell">
      <style:table-cell-properties style:vertical-align="middle" fo:padding-left="0.095cm" fo:padding-right="0.095cm" fo:padding-top="0cm" fo:padding-bottom="0cm" fo:border="0.5pt solid #000001"/>
    </style:style>
    <style:style style:name="Table12.A10" style:family="table-cell">
      <style:table-cell-properties style:vertical-align="middle" fo:padding-left="0.095cm" fo:padding-right="0.095cm" fo:padding-top="0cm" fo:padding-bottom="0cm" fo:border="0.5pt solid #000001"/>
    </style:style>
    <style:style style:name="Table12.B10" style:family="table-cell">
      <style:table-cell-properties style:vertical-align="middle" fo:padding-left="0.095cm" fo:padding-right="0.095cm" fo:padding-top="0cm" fo:padding-bottom="0cm" fo:border="0.5pt solid #000001"/>
    </style:style>
    <style:style style:name="Table12.C10" style:family="table-cell">
      <style:table-cell-properties style:vertical-align="middle" fo:padding-left="0.095cm" fo:padding-right="0.095cm" fo:padding-top="0cm" fo:padding-bottom="0cm" fo:border="0.5pt solid #000001"/>
    </style:style>
    <style:style style:name="Table12.A11" style:family="table-cell">
      <style:table-cell-properties style:vertical-align="middle" fo:padding-left="0.095cm" fo:padding-right="0.095cm" fo:padding-top="0cm" fo:padding-bottom="0cm" fo:border="0.5pt solid #000001"/>
    </style:style>
    <style:style style:name="Table12.B11" style:family="table-cell">
      <style:table-cell-properties style:vertical-align="middle" fo:padding-left="0.095cm" fo:padding-right="0.095cm" fo:padding-top="0cm" fo:padding-bottom="0cm" fo:border="0.5pt solid #000001"/>
    </style:style>
    <style:style style:name="Table12.C11" style:family="table-cell">
      <style:table-cell-properties style:vertical-align="middle" fo:padding-left="0.095cm" fo:padding-right="0.095cm" fo:padding-top="0cm" fo:padding-bottom="0cm" fo:border="0.5pt solid #000001"/>
    </style:style>
    <style:style style:name="Table12.A12" style:family="table-cell">
      <style:table-cell-properties style:vertical-align="middle" fo:padding-left="0.095cm" fo:padding-right="0.095cm" fo:padding-top="0cm" fo:padding-bottom="0cm" fo:border="0.5pt solid #000001"/>
    </style:style>
    <style:style style:name="Table12.B12" style:family="table-cell">
      <style:table-cell-properties style:vertical-align="middle" fo:padding-left="0.095cm" fo:padding-right="0.095cm" fo:padding-top="0cm" fo:padding-bottom="0cm" fo:border="0.5pt solid #000001"/>
    </style:style>
    <style:style style:name="Table12.C12" style:family="table-cell">
      <style:table-cell-properties style:vertical-align="middle" fo:padding-left="0.095cm" fo:padding-right="0.095cm" fo:padding-top="0cm" fo:padding-bottom="0cm" fo:border="0.5pt solid #000001"/>
    </style:style>
    <style:style style:name="Table12.A13" style:family="table-cell">
      <style:table-cell-properties style:vertical-align="middle" fo:padding-left="0.095cm" fo:padding-right="0.095cm" fo:padding-top="0cm" fo:padding-bottom="0cm" fo:border="0.5pt solid #000001"/>
    </style:style>
    <style:style style:name="Table12.B13" style:family="table-cell">
      <style:table-cell-properties style:vertical-align="middle" fo:padding-left="0.095cm" fo:padding-right="0.095cm" fo:padding-top="0cm" fo:padding-bottom="0cm" fo:border="0.5pt solid #000001"/>
    </style:style>
    <style:style style:name="Table12.C13" style:family="table-cell">
      <style:table-cell-properties style:vertical-align="middle" fo:padding-left="0.095cm" fo:padding-right="0.095cm" fo:padding-top="0cm" fo:padding-bottom="0cm" fo:border="0.5pt solid #000001"/>
    </style:style>
    <style:style style:name="Table12.A14" style:family="table-cell">
      <style:table-cell-properties style:vertical-align="middle" fo:padding-left="0.095cm" fo:padding-right="0.095cm" fo:padding-top="0cm" fo:padding-bottom="0cm" fo:border="0.5pt solid #000001"/>
    </style:style>
    <style:style style:name="Table12.B14" style:family="table-cell">
      <style:table-cell-properties style:vertical-align="middle" fo:padding-left="0.095cm" fo:padding-right="0.095cm" fo:padding-top="0cm" fo:padding-bottom="0cm" fo:border="0.5pt solid #000001"/>
    </style:style>
    <style:style style:name="Table12.C14" style:family="table-cell">
      <style:table-cell-properties style:vertical-align="middle" fo:padding-left="0.095cm" fo:padding-right="0.095cm" fo:padding-top="0cm" fo:padding-bottom="0cm" fo:border="0.5pt solid #000001"/>
    </style:style>
    <style:style style:name="Table12.A15" style:family="table-cell">
      <style:table-cell-properties style:vertical-align="middle" fo:padding-left="0.095cm" fo:padding-right="0.095cm" fo:padding-top="0cm" fo:padding-bottom="0cm" fo:border="0.5pt solid #000001"/>
    </style:style>
    <style:style style:name="Table12.B15" style:family="table-cell">
      <style:table-cell-properties style:vertical-align="middle" fo:padding-left="0.095cm" fo:padding-right="0.095cm" fo:padding-top="0cm" fo:padding-bottom="0cm" fo:border="0.5pt solid #000001"/>
    </style:style>
    <style:style style:name="Table12.C15" style:family="table-cell">
      <style:table-cell-properties style:vertical-align="middle" fo:padding-left="0.095cm" fo:padding-right="0.095cm" fo:padding-top="0cm" fo:padding-bottom="0cm" fo:border="0.5pt solid #000001"/>
    </style:style>
    <style:style style:name="Table12.A16" style:family="table-cell">
      <style:table-cell-properties style:vertical-align="middle" fo:padding-left="0.095cm" fo:padding-right="0.095cm" fo:padding-top="0cm" fo:padding-bottom="0cm" fo:border="0.5pt solid #000001"/>
    </style:style>
    <style:style style:name="Table12.B16" style:family="table-cell">
      <style:table-cell-properties style:vertical-align="middle" fo:padding-left="0.095cm" fo:padding-right="0.095cm" fo:padding-top="0cm" fo:padding-bottom="0cm" fo:border="0.5pt solid #000001"/>
    </style:style>
    <style:style style:name="Table12.C16" style:family="table-cell">
      <style:table-cell-properties style:vertical-align="middle" fo:padding-left="0.095cm" fo:padding-right="0.095cm" fo:padding-top="0cm" fo:padding-bottom="0cm" fo:border="0.5pt solid #000001"/>
    </style:style>
    <style:style style:name="Table12.A17" style:family="table-cell">
      <style:table-cell-properties style:vertical-align="middle" fo:padding-left="0.095cm" fo:padding-right="0.095cm" fo:padding-top="0cm" fo:padding-bottom="0cm" fo:border="0.5pt solid #000001"/>
    </style:style>
    <style:style style:name="Table12.B17" style:family="table-cell">
      <style:table-cell-properties style:vertical-align="middle" fo:padding-left="0.095cm" fo:padding-right="0.095cm" fo:padding-top="0cm" fo:padding-bottom="0cm" fo:border="0.5pt solid #000001"/>
    </style:style>
    <style:style style:name="Table12.C17" style:family="table-cell">
      <style:table-cell-properties style:vertical-align="middle" fo:padding-left="0.095cm" fo:padding-right="0.095cm" fo:padding-top="0cm" fo:padding-bottom="0cm" fo:border="0.5pt solid #000001"/>
    </style:style>
    <style:style style:name="Table12.A18" style:family="table-cell">
      <style:table-cell-properties style:vertical-align="middle" fo:padding-left="0.095cm" fo:padding-right="0.095cm" fo:padding-top="0cm" fo:padding-bottom="0cm" fo:border="0.5pt solid #000001"/>
    </style:style>
    <style:style style:name="Table12.B18" style:family="table-cell">
      <style:table-cell-properties style:vertical-align="middle" fo:padding-left="0.095cm" fo:padding-right="0.095cm" fo:padding-top="0cm" fo:padding-bottom="0cm" fo:border="0.5pt solid #000001"/>
    </style:style>
    <style:style style:name="Table12.C18" style:family="table-cell">
      <style:table-cell-properties style:vertical-align="middle" fo:padding-left="0.095cm" fo:padding-right="0.095cm" fo:padding-top="0cm" fo:padding-bottom="0cm" fo:border="0.5pt solid #000001"/>
    </style:style>
    <style:style style:name="Table12.A19" style:family="table-cell">
      <style:table-cell-properties style:vertical-align="middle" fo:padding-left="0.095cm" fo:padding-right="0.095cm" fo:padding-top="0cm" fo:padding-bottom="0cm" fo:border="0.5pt solid #000001"/>
    </style:style>
    <style:style style:name="Table12.B19" style:family="table-cell">
      <style:table-cell-properties style:vertical-align="middle" fo:padding-left="0.095cm" fo:padding-right="0.095cm" fo:padding-top="0cm" fo:padding-bottom="0cm" fo:border="0.5pt solid #000001"/>
    </style:style>
    <style:style style:name="Table12.C19"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18.008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6.A4" style:family="table-cell">
      <style:table-cell-properties style:vertical-align="" fo:padding-left="0.099cm" fo:padding-right="0.099cm" fo:padding-top="0cm" fo:padding-bottom="0cm" fo:border="0.5pt solid #000001"/>
    </style:style>
    <style:style style:name="Table16.B4" style:family="table-cell">
      <style:table-cell-properties style:vertical-align="" fo:padding-left="0.099cm" fo:padding-right="0.099cm" fo:padding-top="0cm" fo:padding-bottom="0cm" fo:border="0.5pt solid #000001"/>
    </style:style>
    <style:style style:name="Table16.C4" style:family="table-cell">
      <style:table-cell-properties style:vertical-align="middle" fo:padding-left="0.099cm" fo:padding-right="0.099cm" fo:padding-top="0cm" fo:padding-bottom="0cm" fo:border="0.5pt solid #000001"/>
    </style:style>
    <style:style style:name="Table16.A5" style:family="table-cell">
      <style:table-cell-properties style:vertical-align="" fo:padding-left="0.099cm" fo:padding-right="0.099cm" fo:padding-top="0cm" fo:padding-bottom="0cm" fo:border="0.5pt solid #000001"/>
    </style:style>
    <style:style style:name="Table16.B5" style:family="table-cell">
      <style:table-cell-properties style:vertical-align="" fo:padding-left="0.099cm" fo:padding-right="0.099cm" fo:padding-top="0cm" fo:padding-bottom="0cm" fo:border="0.5pt solid #000001"/>
    </style:style>
    <style:style style:name="Table16.C5" style:family="table-cell">
      <style:table-cell-properties style:vertical-align="middle" fo:padding-left="0.099cm" fo:padding-right="0.099cm" fo:padding-top="0cm" fo:padding-bottom="0cm" fo:border="0.5pt solid #000001"/>
    </style:style>
    <style:style style:name="Table16.A6" style:family="table-cell">
      <style:table-cell-properties style:vertical-align="" fo:padding-left="0.099cm" fo:padding-right="0.099cm" fo:padding-top="0cm" fo:padding-bottom="0cm" fo:border="0.5pt solid #000001"/>
    </style:style>
    <style:style style:name="Table16.B6" style:family="table-cell">
      <style:table-cell-properties style:vertical-align="" fo:padding-left="0.099cm" fo:padding-right="0.099cm" fo:padding-top="0cm" fo:padding-bottom="0cm" fo:border="0.5pt solid #000001"/>
    </style:style>
    <style:style style:name="Table16.C6" style:family="table-cell">
      <style:table-cell-properties style:vertical-align="middle" fo:padding-left="0.099cm" fo:padding-right="0.099cm" fo:padding-top="0cm" fo:padding-bottom="0cm" fo:border="0.5pt solid #000001"/>
    </style:style>
    <style:style style:name="Table16.A7" style:family="table-cell">
      <style:table-cell-properties style:vertical-align="" fo:padding-left="0.099cm" fo:padding-right="0.099cm" fo:padding-top="0cm" fo:padding-bottom="0cm" fo:border="0.5pt solid #000001"/>
    </style:style>
    <style:style style:name="Table16.B7" style:family="table-cell">
      <style:table-cell-properties style:vertical-align="" fo:padding-left="0.099cm" fo:padding-right="0.099cm" fo:padding-top="0cm" fo:padding-bottom="0cm" fo:border="0.5pt solid #000001"/>
    </style:style>
    <style:style style:name="Table16.C7" style:family="table-cell">
      <style:table-cell-properties style:vertical-align="middle" fo:padding-left="0.099cm" fo:padding-right="0.099cm" fo:padding-top="0cm" fo:padding-bottom="0cm" fo:border="0.5pt solid #000001"/>
    </style:style>
    <style:style style:name="Table16.A8" style:family="table-cell">
      <style:table-cell-properties style:vertical-align="" fo:padding-left="0.099cm" fo:padding-right="0.099cm" fo:padding-top="0cm" fo:padding-bottom="0cm" fo:border="0.5pt solid #000001"/>
    </style:style>
    <style:style style:name="Table16.B8" style:family="table-cell">
      <style:table-cell-properties style:vertical-align="" fo:padding-left="0.099cm" fo:padding-right="0.099cm" fo:padding-top="0cm" fo:padding-bottom="0cm" fo:border="0.5pt solid #000001"/>
    </style:style>
    <style:style style:name="Table16.C8" style:family="table-cell">
      <style:table-cell-properties style:vertical-align="middle" fo:padding-left="0.099cm" fo:padding-right="0.099cm" fo:padding-top="0cm" fo:padding-bottom="0cm" fo:border="0.5pt solid #000001"/>
    </style:style>
    <style:style style:name="Table16.A9" style:family="table-cell">
      <style:table-cell-properties style:vertical-align="" fo:padding-left="0.099cm" fo:padding-right="0.099cm" fo:padding-top="0cm" fo:padding-bottom="0cm" fo:border="0.5pt solid #000001"/>
    </style:style>
    <style:style style:name="Table16.B9" style:family="table-cell">
      <style:table-cell-properties style:vertical-align="" fo:padding-left="0.099cm" fo:padding-right="0.099cm" fo:padding-top="0cm" fo:padding-bottom="0cm" fo:border="0.5pt solid #000001"/>
    </style:style>
    <style:style style:name="Table16.C9"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5cm" fo:margin-top="0cm" fo:margin-bottom="0cm" table:align="left" style:writing-mode="lr-tb"/>
    </style:style>
    <style:style style:name="Table18.A" style:family="table-column">
      <style:table-column-properties style:column-width="18.008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6cm"/>
    </style:style>
    <style:style style:name="Table19.B" style:family="table-column">
      <style:table-column-properties style:column-width="0.94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 fo:padding-left="0.099cm" fo:padding-right="0.099cm" fo:padding-top="0cm" fo:padding-bottom="0cm" fo:border="0.5pt solid #000001"/>
    </style:style>
    <style:style style:name="Table21.C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3" style:family="table">
      <style:table-properties style:width="18.008cm" fo:margin-left="-0.095cm" fo:margin-top="0cm" fo:margin-bottom="0cm" table:align="left" style:writing-mode="lr-tb"/>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6cm"/>
    </style:style>
    <style:style style:name="Table24.B" style:family="table-column">
      <style:table-column-properties style:column-width="0.945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5cm" fo:margin-top="0cm" fo:margin-bottom="0cm" table:align="left" style:writing-mode="lr-tb"/>
    </style:style>
    <style:style style:name="Table29.A" style:family="table-column">
      <style:table-column-properties style:column-width="18.008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1"/>
    </style:style>
    <style:style style:name="Table30" style:family="table">
      <style:table-properties style:width="18.008cm" fo:margin-left="-0.099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0.A2" style:family="table-cell">
      <style:table-cell-properties style:vertical-align="" fo:padding-left="0.099cm" fo:padding-right="0.099cm" fo:padding-top="0cm" fo:padding-bottom="0cm" fo:border="0.5pt solid #000001"/>
    </style:style>
    <style:style style:name="Table30.B2" style:family="table-cell">
      <style:table-cell-properties style:vertical-align="" fo:padding-left="0.099cm" fo:padding-right="0.099cm" fo:padding-top="0cm" fo:padding-bottom="0cm" fo:border="0.5pt solid #000001"/>
    </style:style>
    <style:style style:name="Table30.C2" style:family="table-cell">
      <style:table-cell-properties style:vertical-align="middle" fo:padding-left="0.099cm" fo:padding-right="0.099cm" fo:padding-top="0cm" fo:padding-bottom="0cm" fo:border="0.5pt solid #000001"/>
    </style:style>
    <style:style style:name="Table31" style:family="table">
      <style:table-properties style:width="18.008cm" fo:margin-left="-0.095cm" fo:margin-top="0cm" fo:margin-bottom="0cm" table:align="left" style:writing-mode="lr-tb"/>
    </style:style>
    <style:style style:name="Table31.A" style:family="table-column">
      <style:table-column-properties style:column-width="18.008cm"/>
    </style:style>
    <style:style style:name="Table31.1" style:family="table-row">
      <style:table-row-properties fo:keep-together="always"/>
    </style:style>
    <style:style style:name="Table3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1.2" style:family="table-row">
      <style:table-row-properties fo:keep-together="auto"/>
    </style:style>
    <style:style style:name="Table31.A2" style:family="table-cell">
      <style:table-cell-properties style:vertical-align="middle" fo:padding-left="0.095cm" fo:padding-right="0.095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5cm" fo:margin-top="0cm" fo:margin-bottom="0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5pt solid #000001"/>
    </style:style>
    <style:style style:name="Table36" style:family="table">
      <style:table-properties style:width="18.008cm" fo:margin-left="-0.099cm" fo:margin-top="0cm" fo:margin-bottom="0cm" table:align="left" style:writing-mode="lr-tb"/>
    </style:style>
    <style:style style:name="Table36.A" style:family="table-column">
      <style:table-column-properties style:column-width="17.06cm"/>
    </style:style>
    <style:style style:name="Table36.B" style:family="table-column">
      <style:table-column-properties style:column-width="0.945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6.A2" style:family="table-cell">
      <style:table-cell-properties style:vertical-align="" fo:padding-left="0.099cm" fo:padding-right="0.099cm" fo:padding-top="0cm" fo:padding-bottom="0cm" fo:border="0.5pt solid #000001"/>
    </style:style>
    <style:style style:name="Table36.B2" style:family="table-cell">
      <style:table-cell-properties style:vertical-align="middle" fo:padding-left="0.099cm" fo:padding-right="0.099cm" fo:padding-top="0cm" fo:padding-bottom="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5cm" fo:margin-top="0cm" fo:margin-bottom="0cm" table:align="left" style:writing-mode="lr-tb"/>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1" style:family="table">
      <style:table-properties style:width="18.008cm" fo:margin-left="-0.095cm" fo:margin-top="0cm" fo:margin-bottom="0cm" table:align="left" style:writing-mode="lr-tb"/>
    </style:style>
    <style:style style:name="Table41.A" style:family="table-column">
      <style:table-column-properties style:column-width="18.008cm"/>
    </style:style>
    <style:style style:name="Table41.1" style:family="table-row">
      <style:table-row-properties fo:keep-together="always"/>
    </style:style>
    <style:style style:name="Table4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1.2" style:family="table-row">
      <style:table-row-properties fo:keep-together="auto"/>
    </style:style>
    <style:style style:name="Table41.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5cm" fo:margin-top="0cm" fo:margin-bottom="0cm" table:align="left" style:writing-mode="lr-tb"/>
    </style:style>
    <style:style style:name="Table43.A" style:family="table-column">
      <style:table-column-properties style:column-width="18.008cm"/>
    </style:style>
    <style:style style:name="Table43.1" style:family="table-row">
      <style:table-row-properties fo:keep-together="always"/>
    </style:style>
    <style:style style:name="Table4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3.2" style:family="table-row">
      <style:table-row-properties fo:keep-together="auto"/>
    </style:style>
    <style:style style:name="Table43.A2" style:family="table-cell">
      <style:table-cell-properties style:vertical-align="middle" fo:padding-left="0.095cm" fo:padding-right="0.095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5cm" fo:margin-top="0cm" fo:margin-bottom="0cm" table:align="left" style:writing-mode="lr-tb"/>
    </style:style>
    <style:style style:name="Table45.A" style:family="table-column">
      <style:table-column-properties style:column-width="18.008cm"/>
    </style:style>
    <style:style style:name="Table45.1" style:family="table-row">
      <style:table-row-properties fo:keep-together="always"/>
    </style:style>
    <style:style style:name="Table4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5.2" style:family="table-row">
      <style:table-row-properties fo:keep-together="auto"/>
    </style:style>
    <style:style style:name="Table45.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5cm" fo:margin-top="0cm" fo:margin-bottom="0cm" table:align="left" style:writing-mode="lr-tb"/>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6cm"/>
    </style:style>
    <style:style style:name="Table49.B" style:family="table-column">
      <style:table-column-properties style:column-width="0.945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5cm" fo:margin-top="0cm" fo:margin-bottom="0cm" table:align="left" style:writing-mode="lr-tb"/>
    </style:style>
    <style:style style:name="Table50.A" style:family="table-column">
      <style:table-column-properties style:column-width="18.008cm"/>
    </style:style>
    <style:style style:name="Table50.1" style:family="table-row">
      <style:table-row-properties fo:keep-together="always"/>
    </style:style>
    <style:style style:name="Table5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95cm" fo:padding-right="0.095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1.A6" style:family="table-cell">
      <style:table-cell-properties style:vertical-align="" fo:padding-left="0.099cm" fo:padding-right="0.099cm" fo:padding-top="0cm" fo:padding-bottom="0cm" fo:border="0.5pt solid #000001"/>
    </style:style>
    <style:style style:name="Table51.B6" style:family="table-cell">
      <style:table-cell-properties style:vertical-align="" fo:padding-left="0.099cm" fo:padding-right="0.099cm" fo:padding-top="0cm" fo:padding-bottom="0cm" fo:border="0.5pt solid #000001"/>
    </style:style>
    <style:style style:name="Table51.C6" style:family="table-cell">
      <style:table-cell-properties style:vertical-align="middle" fo:padding-left="0.099cm" fo:padding-right="0.099cm" fo:padding-top="0cm" fo:padding-bottom="0cm" fo:border="0.5pt solid #000001"/>
    </style:style>
    <style:style style:name="Table51.A7" style:family="table-cell">
      <style:table-cell-properties style:vertical-align="" fo:padding-left="0.099cm" fo:padding-right="0.099cm" fo:padding-top="0cm" fo:padding-bottom="0cm" fo:border="0.5pt solid #000001"/>
    </style:style>
    <style:style style:name="Table51.B7" style:family="table-cell">
      <style:table-cell-properties style:vertical-align="" fo:padding-left="0.099cm" fo:padding-right="0.099cm" fo:padding-top="0cm" fo:padding-bottom="0cm" fo:border="0.5pt solid #000001"/>
    </style:style>
    <style:style style:name="Table51.C7" style:family="table-cell">
      <style:table-cell-properties style:vertical-align="middle" fo:padding-left="0.099cm" fo:padding-right="0.099cm" fo:padding-top="0cm" fo:padding-bottom="0cm" fo:border="0.5pt solid #000001"/>
    </style:style>
    <style:style style:name="Table51.A8" style:family="table-cell">
      <style:table-cell-properties style:vertical-align="" fo:padding-left="0.099cm" fo:padding-right="0.099cm" fo:padding-top="0cm" fo:padding-bottom="0cm" fo:border="0.5pt solid #000001"/>
    </style:style>
    <style:style style:name="Table51.B8" style:family="table-cell">
      <style:table-cell-properties style:vertical-align="" fo:padding-left="0.099cm" fo:padding-right="0.099cm" fo:padding-top="0cm" fo:padding-bottom="0cm" fo:border="0.5pt solid #000001"/>
    </style:style>
    <style:style style:name="Table51.C8" style:family="table-cell">
      <style:table-cell-properties style:vertical-align="middle" fo:padding-left="0.099cm" fo:padding-right="0.099cm" fo:padding-top="0cm" fo:padding-bottom="0cm" fo:border="0.5pt solid #000001"/>
    </style:style>
    <style:style style:name="Table51.A9" style:family="table-cell">
      <style:table-cell-properties style:vertical-align="" fo:padding-left="0.099cm" fo:padding-right="0.099cm" fo:padding-top="0cm" fo:padding-bottom="0cm" fo:border="0.5pt solid #000001"/>
    </style:style>
    <style:style style:name="Table51.B9" style:family="table-cell">
      <style:table-cell-properties style:vertical-align="" fo:padding-left="0.099cm" fo:padding-right="0.099cm" fo:padding-top="0cm" fo:padding-bottom="0cm" fo:border="0.5pt solid #000001"/>
    </style:style>
    <style:style style:name="Table51.C9" style:family="table-cell">
      <style:table-cell-properties style:vertical-align="middle" fo:padding-left="0.099cm" fo:padding-right="0.099cm" fo:padding-top="0cm" fo:padding-bottom="0cm" fo:border="0.5pt solid #000001"/>
    </style:style>
    <style:style style:name="Table51.A10" style:family="table-cell">
      <style:table-cell-properties style:vertical-align="" fo:padding-left="0.099cm" fo:padding-right="0.099cm" fo:padding-top="0cm" fo:padding-bottom="0cm" fo:border="0.5pt solid #000001"/>
    </style:style>
    <style:style style:name="Table51.B10" style:family="table-cell">
      <style:table-cell-properties style:vertical-align="" fo:padding-left="0.099cm" fo:padding-right="0.099cm" fo:padding-top="0cm" fo:padding-bottom="0cm" fo:border="0.5pt solid #000001"/>
    </style:style>
    <style:style style:name="Table51.C10"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9cm" fo:margin-top="0cm" fo:margin-bottom="0cm" table:align="left" style:writing-mode="lr-tb"/>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2.A2" style:family="table-cell">
      <style:table-cell-properties style:vertical-align="" fo:padding-left="0.099cm" fo:padding-right="0.099cm" fo:padding-top="0cm" fo:padding-bottom="0cm" fo:border="0.5pt solid #000001"/>
    </style:style>
    <style:style style:name="Table52.B2" style:family="table-cell">
      <style:table-cell-properties style:vertical-align="middle" fo:padding-left="0.099cm" fo:padding-right="0.099cm" fo:padding-top="0cm" fo:padding-bottom="0cm" fo:border="0.5pt solid #000001"/>
    </style:style>
    <style:style style:name="Table53" style:family="table">
      <style:table-properties style:width="18.008cm" fo:margin-left="-0.095cm" fo:margin-top="0cm" fo:margin-bottom="0cm" table:align="left" style:writing-mode="lr-tb"/>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 fo:padding-left="0.099cm" fo:padding-right="0.099cm" fo:padding-top="0cm" fo:padding-bottom="0cm" fo:border="0.5pt solid #000001"/>
    </style:style>
    <style:style style:name="Table54.C2" style:family="table-cell">
      <style:table-cell-properties style:vertical-align="middle" fo:padding-left="0.099cm" fo:padding-right="0.099cm" fo:padding-top="0cm" fo:padding-bottom="0cm" fo:border="0.5pt solid #000001"/>
    </style:style>
    <style:style style:name="Table54.A3" style:family="table-cell">
      <style:table-cell-properties style:vertical-align="" fo:padding-left="0.099cm" fo:padding-right="0.099cm" fo:padding-top="0cm" fo:padding-bottom="0cm" fo:border="0.5pt solid #000001"/>
    </style:style>
    <style:style style:name="Table54.B3" style:family="table-cell">
      <style:table-cell-properties style:vertical-align="" fo:padding-left="0.099cm" fo:padding-right="0.099cm" fo:padding-top="0cm" fo:padding-bottom="0cm" fo:border="0.5pt solid #000001"/>
    </style:style>
    <style:style style:name="Table54.C3" style:family="table-cell">
      <style:table-cell-properties style:vertical-align="middle" fo:padding-left="0.099cm" fo:padding-right="0.099cm" fo:padding-top="0cm" fo:padding-bottom="0cm" fo:border="0.5pt solid #000001"/>
    </style:style>
    <style:style style:name="Table54.A4" style:family="table-cell">
      <style:table-cell-properties style:vertical-align="" fo:padding-left="0.099cm" fo:padding-right="0.099cm" fo:padding-top="0cm" fo:padding-bottom="0cm" fo:border="0.5pt solid #000001"/>
    </style:style>
    <style:style style:name="Table54.B4" style:family="table-cell">
      <style:table-cell-properties style:vertical-align="" fo:padding-left="0.099cm" fo:padding-right="0.099cm" fo:padding-top="0cm" fo:padding-bottom="0cm" fo:border="0.5pt solid #000001"/>
    </style:style>
    <style:style style:name="Table54.C4"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6cm"/>
    </style:style>
    <style:style style:name="Table55.B" style:family="table-column">
      <style:table-column-properties style:column-width="0.945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middle" fo:padding-left="0.099cm" fo:padding-right="0.099cm" fo:padding-top="0cm" fo:padding-bottom="0cm" fo:border="0.5pt solid #000001"/>
    </style:style>
    <style:style style:name="Table56" style:family="table">
      <style:table-properties style:width="18.008cm" fo:margin-left="-0.095cm" fo:margin-top="0cm" fo:margin-bottom="0cm" table:align="left" style:writing-mode="lr-tb"/>
    </style:style>
    <style:style style:name="Table56.A" style:family="table-column">
      <style:table-column-properties style:column-width="18.008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9cm" fo:margin-top="0cm" fo:margin-bottom="0cm" table:align="left" style:writing-mode="lr-tb"/>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7.A2" style:family="table-cell">
      <style:table-cell-properties style:vertical-align="" fo:padding-left="0.099cm" fo:padding-right="0.099cm" fo:padding-top="0cm" fo:padding-bottom="0cm" fo:border="0.5pt solid #000001"/>
    </style:style>
    <style:style style:name="Table57.B2" style:family="table-cell">
      <style:table-cell-properties style:vertical-align="" fo:padding-left="0.099cm" fo:padding-right="0.099cm" fo:padding-top="0cm" fo:padding-bottom="0cm" fo:border="0.5pt solid #000001"/>
    </style:style>
    <style:style style:name="Table57.C2" style:family="table-cell">
      <style:table-cell-properties style:vertical-align="middle" fo:padding-left="0.099cm" fo:padding-right="0.099cm" fo:padding-top="0cm" fo:padding-bottom="0cm" fo:border="0.5pt solid #000001"/>
    </style:style>
    <style:style style:name="Table57.A3" style:family="table-cell">
      <style:table-cell-properties style:vertical-align="" fo:padding-left="0.099cm" fo:padding-right="0.099cm" fo:padding-top="0cm" fo:padding-bottom="0cm" fo:border="0.5pt solid #000001"/>
    </style:style>
    <style:style style:name="Table57.B3" style:family="table-cell">
      <style:table-cell-properties style:vertical-align="" fo:padding-left="0.099cm" fo:padding-right="0.099cm" fo:padding-top="0cm" fo:padding-bottom="0cm" fo:border="0.5pt solid #000001"/>
    </style:style>
    <style:style style:name="Table57.C3" style:family="table-cell">
      <style:table-cell-properties style:vertical-align="middle" fo:padding-left="0.099cm" fo:padding-right="0.099cm" fo:padding-top="0cm" fo:padding-bottom="0cm" fo:border="0.5pt solid #000001"/>
    </style:style>
    <style:style style:name="Table58" style:family="table">
      <style:table-properties style:width="18.008cm" fo:margin-left="-0.099cm" fo:margin-top="0cm" fo:margin-bottom="0cm" table:align="left" style:writing-mode="lr-tb"/>
    </style:style>
    <style:style style:name="Table58.A" style:family="table-column">
      <style:table-column-properties style:column-width="17.06cm"/>
    </style:style>
    <style:style style:name="Table58.B" style:family="table-column">
      <style:table-column-properties style:column-width="0.945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8.A2" style:family="table-cell">
      <style:table-cell-properties style:vertical-align="" fo:padding-left="0.099cm" fo:padding-right="0.099cm" fo:padding-top="0cm" fo:padding-bottom="0cm" fo:border="0.5pt solid #000001"/>
    </style:style>
    <style:style style:name="Table58.B2" style:family="table-cell">
      <style:table-cell-properties style:vertical-align="middle" fo:padding-left="0.099cm" fo:padding-right="0.099cm" fo:padding-top="0cm" fo:padding-bottom="0cm" fo:border="0.5pt solid #000001"/>
    </style:style>
    <style:style style:name="Table59" style:family="table">
      <style:table-properties style:width="18.008cm" fo:margin-left="-0.095cm" fo:margin-top="0cm" fo:margin-bottom="0cm" table:align="left" style:writing-mode="lr-tb"/>
    </style:style>
    <style:style style:name="Table59.A" style:family="table-column">
      <style:table-column-properties style:column-width="18.008cm"/>
    </style:style>
    <style:style style:name="Table59.1" style:family="table-row">
      <style:table-row-properties fo:keep-together="always"/>
    </style:style>
    <style:style style:name="Table59.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9.2" style:family="table-row">
      <style:table-row-properties fo:keep-together="auto"/>
    </style:style>
    <style:style style:name="Table59.A2" style:family="table-cell">
      <style:table-cell-properties style:vertical-align="middle" fo:padding-left="0.095cm" fo:padding-right="0.095cm" fo:padding-top="0cm" fo:padding-bottom="0cm" fo:border="0.5pt solid #000001"/>
    </style:style>
    <style:style style:name="Table60" style:family="table">
      <style:table-properties style:width="18.008cm" fo:margin-left="-0.099cm" fo:margin-top="0cm" fo:margin-bottom="0cm" table:align="left" style:writing-mode="lr-tb"/>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0.A2" style:family="table-cell">
      <style:table-cell-properties style:vertical-align="" fo:padding-left="0.099cm" fo:padding-right="0.099cm" fo:padding-top="0cm" fo:padding-bottom="0cm" fo:border="0.5pt solid #000001"/>
    </style:style>
    <style:style style:name="Table60.B2" style:family="table-cell">
      <style:table-cell-properties style:vertical-align="" fo:padding-left="0.099cm" fo:padding-right="0.099cm" fo:padding-top="0cm" fo:padding-bottom="0cm" fo:border="0.5pt solid #000001"/>
    </style:style>
    <style:style style:name="Table60.C2" style:family="table-cell">
      <style:table-cell-properties style:vertical-align="middle" fo:padding-left="0.099cm" fo:padding-right="0.099cm" fo:padding-top="0cm" fo:padding-bottom="0cm" fo:border="0.5pt solid #000001"/>
    </style:style>
    <style:style style:name="Table60.A3" style:family="table-cell">
      <style:table-cell-properties style:vertical-align="" fo:padding-left="0.099cm" fo:padding-right="0.099cm" fo:padding-top="0cm" fo:padding-bottom="0cm" fo:border="0.5pt solid #000001"/>
    </style:style>
    <style:style style:name="Table60.B3" style:family="table-cell">
      <style:table-cell-properties style:vertical-align="" fo:padding-left="0.099cm" fo:padding-right="0.099cm" fo:padding-top="0cm" fo:padding-bottom="0cm" fo:border="0.5pt solid #000001"/>
    </style:style>
    <style:style style:name="Table60.C3" style:family="table-cell">
      <style:table-cell-properties style:vertical-align="middle" fo:padding-left="0.099cm" fo:padding-right="0.099cm" fo:padding-top="0cm" fo:padding-bottom="0cm" fo:border="0.5pt solid #000001"/>
    </style:style>
    <style:style style:name="Table60.A4" style:family="table-cell">
      <style:table-cell-properties style:vertical-align="" fo:padding-left="0.099cm" fo:padding-right="0.099cm" fo:padding-top="0cm" fo:padding-bottom="0cm" fo:border="0.5pt solid #000001"/>
    </style:style>
    <style:style style:name="Table60.B4" style:family="table-cell">
      <style:table-cell-properties style:vertical-align="" fo:padding-left="0.099cm" fo:padding-right="0.099cm" fo:padding-top="0cm" fo:padding-bottom="0cm" fo:border="0.5pt solid #000001"/>
    </style:style>
    <style:style style:name="Table60.C4" style:family="table-cell">
      <style:table-cell-properties style:vertical-align="middle" fo:padding-left="0.099cm" fo:padding-right="0.099cm" fo:padding-top="0cm" fo:padding-bottom="0cm" fo:border="0.5pt solid #000001"/>
    </style:style>
    <style:style style:name="Table60.A5" style:family="table-cell">
      <style:table-cell-properties style:vertical-align="" fo:padding-left="0.099cm" fo:padding-right="0.099cm" fo:padding-top="0cm" fo:padding-bottom="0cm" fo:border="0.5pt solid #000001"/>
    </style:style>
    <style:style style:name="Table60.B5" style:family="table-cell">
      <style:table-cell-properties style:vertical-align="" fo:padding-left="0.099cm" fo:padding-right="0.099cm" fo:padding-top="0cm" fo:padding-bottom="0cm" fo:border="0.5pt solid #000001"/>
    </style:style>
    <style:style style:name="Table60.C5" style:family="table-cell">
      <style:table-cell-properties style:vertical-align="middle" fo:padding-left="0.099cm" fo:padding-right="0.099cm" fo:padding-top="0cm" fo:padding-bottom="0cm" fo:border="0.5pt solid #000001"/>
    </style:style>
    <style:style style:name="Table60.A6" style:family="table-cell">
      <style:table-cell-properties style:vertical-align="" fo:padding-left="0.099cm" fo:padding-right="0.099cm" fo:padding-top="0cm" fo:padding-bottom="0cm" fo:border="0.5pt solid #000001"/>
    </style:style>
    <style:style style:name="Table60.B6" style:family="table-cell">
      <style:table-cell-properties style:vertical-align="" fo:padding-left="0.099cm" fo:padding-right="0.099cm" fo:padding-top="0cm" fo:padding-bottom="0cm" fo:border="0.5pt solid #000001"/>
    </style:style>
    <style:style style:name="Table60.C6" style:family="table-cell">
      <style:table-cell-properties style:vertical-align="middle" fo:padding-left="0.099cm" fo:padding-right="0.099cm" fo:padding-top="0cm" fo:padding-bottom="0cm" fo:border="0.5pt solid #000001"/>
    </style:style>
    <style:style style:name="Table61" style:family="table">
      <style:table-properties style:width="18.008cm" fo:margin-left="-0.099cm" fo:margin-top="0cm" fo:margin-bottom="0cm" table:align="left" style:writing-mode="lr-tb"/>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1.A2" style:family="table-cell">
      <style:table-cell-properties style:vertical-align="" fo:padding-left="0.099cm" fo:padding-right="0.099cm" fo:padding-top="0cm" fo:padding-bottom="0cm" fo:border="0.5pt solid #000001"/>
    </style:style>
    <style:style style:name="Table61.B2" style:family="table-cell">
      <style:table-cell-properties style:vertical-align="middle" fo:padding-left="0.099cm" fo:padding-right="0.099cm" fo:padding-top="0cm" fo:padding-bottom="0cm" fo:border="0.5pt solid #000001"/>
    </style:style>
    <style:style style:name="Table62" style:family="table">
      <style:table-properties style:width="18.008cm" fo:margin-left="-0.095cm" fo:margin-top="0cm" fo:margin-bottom="0cm" table:align="left" style:writing-mode="lr-tb"/>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1"/>
    </style:style>
    <style:style style:name="Table63" style:family="table">
      <style:table-properties style:width="18.008cm" fo:margin-left="-0.099cm" fo:margin-top="0cm" fo:margin-bottom="0cm" table:align="left" style:writing-mode="lr-tb"/>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3.A2" style:family="table-cell">
      <style:table-cell-properties style:vertical-align="" fo:padding-left="0.099cm" fo:padding-right="0.099cm" fo:padding-top="0cm" fo:padding-bottom="0cm" fo:border="0.5pt solid #000001"/>
    </style:style>
    <style:style style:name="Table63.B2" style:family="table-cell">
      <style:table-cell-properties style:vertical-align="" fo:padding-left="0.099cm" fo:padding-right="0.099cm" fo:padding-top="0cm" fo:padding-bottom="0cm" fo:border="0.5pt solid #000001"/>
    </style:style>
    <style:style style:name="Table63.C2" style:family="table-cell">
      <style:table-cell-properties style:vertical-align="middle" fo:padding-left="0.099cm" fo:padding-right="0.099cm" fo:padding-top="0cm" fo:padding-bottom="0cm" fo:border="0.5pt solid #000001"/>
    </style:style>
    <style:style style:name="Table63.A3" style:family="table-cell">
      <style:table-cell-properties style:vertical-align="" fo:padding-left="0.099cm" fo:padding-right="0.099cm" fo:padding-top="0cm" fo:padding-bottom="0cm" fo:border="0.5pt solid #000001"/>
    </style:style>
    <style:style style:name="Table63.B3" style:family="table-cell">
      <style:table-cell-properties style:vertical-align="" fo:padding-left="0.099cm" fo:padding-right="0.099cm" fo:padding-top="0cm" fo:padding-bottom="0cm" fo:border="0.5pt solid #000001"/>
    </style:style>
    <style:style style:name="Table63.C3" style:family="table-cell">
      <style:table-cell-properties style:vertical-align="middle" fo:padding-left="0.099cm" fo:padding-right="0.099cm" fo:padding-top="0cm" fo:padding-bottom="0cm" fo:border="0.5pt solid #000001"/>
    </style:style>
    <style:style style:name="Table63.A4" style:family="table-cell">
      <style:table-cell-properties style:vertical-align="" fo:padding-left="0.099cm" fo:padding-right="0.099cm" fo:padding-top="0cm" fo:padding-bottom="0cm" fo:border="0.5pt solid #000001"/>
    </style:style>
    <style:style style:name="Table63.B4" style:family="table-cell">
      <style:table-cell-properties style:vertical-align="" fo:padding-left="0.099cm" fo:padding-right="0.099cm" fo:padding-top="0cm" fo:padding-bottom="0cm" fo:border="0.5pt solid #000001"/>
    </style:style>
    <style:style style:name="Table63.C4" style:family="table-cell">
      <style:table-cell-properties style:vertical-align="middle" fo:padding-left="0.099cm" fo:padding-right="0.099cm" fo:padding-top="0cm" fo:padding-bottom="0cm" fo:border="0.5pt solid #000001"/>
    </style:style>
    <style:style style:name="Table63.A5" style:family="table-cell">
      <style:table-cell-properties style:vertical-align="" fo:padding-left="0.099cm" fo:padding-right="0.099cm" fo:padding-top="0cm" fo:padding-bottom="0cm" fo:border="0.5pt solid #000001"/>
    </style:style>
    <style:style style:name="Table63.B5" style:family="table-cell">
      <style:table-cell-properties style:vertical-align="" fo:padding-left="0.099cm" fo:padding-right="0.099cm" fo:padding-top="0cm" fo:padding-bottom="0cm" fo:border="0.5pt solid #000001"/>
    </style:style>
    <style:style style:name="Table63.C5" style:family="table-cell">
      <style:table-cell-properties style:vertical-align="middle" fo:padding-left="0.099cm" fo:padding-right="0.099cm" fo:padding-top="0cm" fo:padding-bottom="0cm" fo:border="0.5pt solid #000001"/>
    </style:style>
    <style:style style:name="Table64" style:family="table">
      <style:table-properties style:width="18.008cm" fo:margin-left="-0.099cm" fo:margin-top="0cm" fo:margin-bottom="0cm" table:align="left" style:writing-mode="lr-tb"/>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4.A2" style:family="table-cell">
      <style:table-cell-properties style:vertical-align="" fo:padding-left="0.099cm" fo:padding-right="0.099cm" fo:padding-top="0cm" fo:padding-bottom="0cm" fo:border="0.5pt solid #000001"/>
    </style:style>
    <style:style style:name="Table64.B2" style:family="table-cell">
      <style:table-cell-properties style:vertical-align="middle" fo:padding-left="0.099cm" fo:padding-right="0.099cm" fo:padding-top="0cm" fo:padding-bottom="0cm" fo:border="0.5pt solid #000001"/>
    </style:style>
    <style:style style:name="Table65" style:family="table">
      <style:table-properties style:width="18.008cm" fo:margin-left="-0.095cm" fo:margin-top="0cm" fo:margin-bottom="0cm" table:align="left" style:writing-mode="lr-tb"/>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1"/>
    </style:style>
    <style:style style:name="Table66" style:family="table">
      <style:table-properties style:width="18.008cm" fo:margin-left="-0.099cm" fo:margin-top="0cm" fo:margin-bottom="0cm" table:align="left" style:writing-mode="lr-tb"/>
    </style:style>
    <style:style style:name="Table66.A" style:family="table-column">
      <style:table-column-properties style:column-width="1.702cm"/>
    </style:style>
    <style:style style:name="Table66.B" style:family="table-column">
      <style:table-column-properties style:column-width="15.358cm"/>
    </style:style>
    <style:style style:name="Table66.C" style:family="table-column">
      <style:table-column-properties style:column-width="0.947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6.A2" style:family="table-cell">
      <style:table-cell-properties style:vertical-align="" fo:padding-left="0.099cm" fo:padding-right="0.099cm" fo:padding-top="0cm" fo:padding-bottom="0cm" fo:border="0.5pt solid #000001"/>
    </style:style>
    <style:style style:name="Table66.B2" style:family="table-cell">
      <style:table-cell-properties style:vertical-align="" fo:padding-left="0.099cm" fo:padding-right="0.099cm" fo:padding-top="0cm" fo:padding-bottom="0cm" fo:border="0.5pt solid #000001"/>
    </style:style>
    <style:style style:name="Table66.C2" style:family="table-cell">
      <style:table-cell-properties style:vertical-align="middle" fo:padding-left="0.099cm" fo:padding-right="0.099cm" fo:padding-top="0cm" fo:padding-bottom="0cm" fo:border="0.5pt solid #000001"/>
    </style:style>
    <style:style style:name="Table66.A3" style:family="table-cell">
      <style:table-cell-properties style:vertical-align="" fo:padding-left="0.099cm" fo:padding-right="0.099cm" fo:padding-top="0cm" fo:padding-bottom="0cm" fo:border="0.5pt solid #000001"/>
    </style:style>
    <style:style style:name="Table66.B3" style:family="table-cell">
      <style:table-cell-properties style:vertical-align="" fo:padding-left="0.099cm" fo:padding-right="0.099cm" fo:padding-top="0cm" fo:padding-bottom="0cm" fo:border="0.5pt solid #000001"/>
    </style:style>
    <style:style style:name="Table66.C3" style:family="table-cell">
      <style:table-cell-properties style:vertical-align="middle" fo:padding-left="0.099cm" fo:padding-right="0.099cm" fo:padding-top="0cm" fo:padding-bottom="0cm" fo:border="0.5pt solid #000001"/>
    </style:style>
    <style:style style:name="Table66.A4" style:family="table-cell">
      <style:table-cell-properties style:vertical-align="" fo:padding-left="0.099cm" fo:padding-right="0.099cm" fo:padding-top="0cm" fo:padding-bottom="0cm" fo:border="0.5pt solid #000001"/>
    </style:style>
    <style:style style:name="Table66.B4" style:family="table-cell">
      <style:table-cell-properties style:vertical-align="" fo:padding-left="0.099cm" fo:padding-right="0.099cm" fo:padding-top="0cm" fo:padding-bottom="0cm" fo:border="0.5pt solid #000001"/>
    </style:style>
    <style:style style:name="Table66.C4" style:family="table-cell">
      <style:table-cell-properties style:vertical-align="middle" fo:padding-left="0.099cm" fo:padding-right="0.099cm" fo:padding-top="0cm" fo:padding-bottom="0cm" fo:border="0.5pt solid #000001"/>
    </style:style>
    <style:style style:name="Table66.A5" style:family="table-cell">
      <style:table-cell-properties style:vertical-align="" fo:padding-left="0.099cm" fo:padding-right="0.099cm" fo:padding-top="0cm" fo:padding-bottom="0cm" fo:border="0.5pt solid #000001"/>
    </style:style>
    <style:style style:name="Table66.B5" style:family="table-cell">
      <style:table-cell-properties style:vertical-align="" fo:padding-left="0.099cm" fo:padding-right="0.099cm" fo:padding-top="0cm" fo:padding-bottom="0cm" fo:border="0.5pt solid #000001"/>
    </style:style>
    <style:style style:name="Table66.C5" style:family="table-cell">
      <style:table-cell-properties style:vertical-align="middle" fo:padding-left="0.099cm" fo:padding-right="0.099cm" fo:padding-top="0cm" fo:padding-bottom="0cm" fo:border="0.5pt solid #000001"/>
    </style:style>
    <style:style style:name="Table66.A6" style:family="table-cell">
      <style:table-cell-properties style:vertical-align="" fo:padding-left="0.099cm" fo:padding-right="0.099cm" fo:padding-top="0cm" fo:padding-bottom="0cm" fo:border="0.5pt solid #000001"/>
    </style:style>
    <style:style style:name="Table66.B6" style:family="table-cell">
      <style:table-cell-properties style:vertical-align="" fo:padding-left="0.099cm" fo:padding-right="0.099cm" fo:padding-top="0cm" fo:padding-bottom="0cm" fo:border="0.5pt solid #000001"/>
    </style:style>
    <style:style style:name="Table66.C6" style:family="table-cell">
      <style:table-cell-properties style:vertical-align="middle" fo:padding-left="0.099cm" fo:padding-right="0.099cm" fo:padding-top="0cm" fo:padding-bottom="0cm" fo:border="0.5pt solid #000001"/>
    </style:style>
    <style:style style:name="Table66.A7" style:family="table-cell">
      <style:table-cell-properties style:vertical-align="" fo:padding-left="0.099cm" fo:padding-right="0.099cm" fo:padding-top="0cm" fo:padding-bottom="0cm" fo:border="0.5pt solid #000001"/>
    </style:style>
    <style:style style:name="Table66.B7" style:family="table-cell">
      <style:table-cell-properties style:vertical-align="" fo:padding-left="0.099cm" fo:padding-right="0.099cm" fo:padding-top="0cm" fo:padding-bottom="0cm" fo:border="0.5pt solid #000001"/>
    </style:style>
    <style:style style:name="Table66.C7" style:family="table-cell">
      <style:table-cell-properties style:vertical-align="middle" fo:padding-left="0.099cm" fo:padding-right="0.099cm" fo:padding-top="0cm" fo:padding-bottom="0cm" fo:border="0.5pt solid #000001"/>
    </style:style>
    <style:style style:name="Table66.A8" style:family="table-cell">
      <style:table-cell-properties style:vertical-align="" fo:padding-left="0.099cm" fo:padding-right="0.099cm" fo:padding-top="0cm" fo:padding-bottom="0cm" fo:border="0.5pt solid #000001"/>
    </style:style>
    <style:style style:name="Table66.B8" style:family="table-cell">
      <style:table-cell-properties style:vertical-align="" fo:padding-left="0.099cm" fo:padding-right="0.099cm" fo:padding-top="0cm" fo:padding-bottom="0cm" fo:border="0.5pt solid #000001"/>
    </style:style>
    <style:style style:name="Table66.C8" style:family="table-cell">
      <style:table-cell-properties style:vertical-align="middle" fo:padding-left="0.099cm" fo:padding-right="0.099cm" fo:padding-top="0cm" fo:padding-bottom="0cm" fo:border="0.5pt solid #000001"/>
    </style:style>
    <style:style style:name="Table66.A9" style:family="table-cell">
      <style:table-cell-properties style:vertical-align="" fo:padding-left="0.099cm" fo:padding-right="0.099cm" fo:padding-top="0cm" fo:padding-bottom="0cm" fo:border="0.5pt solid #000001"/>
    </style:style>
    <style:style style:name="Table66.B9" style:family="table-cell">
      <style:table-cell-properties style:vertical-align="" fo:padding-left="0.099cm" fo:padding-right="0.099cm" fo:padding-top="0cm" fo:padding-bottom="0cm" fo:border="0.5pt solid #000001"/>
    </style:style>
    <style:style style:name="Table66.C9" style:family="table-cell">
      <style:table-cell-properties style:vertical-align="middle" fo:padding-left="0.099cm" fo:padding-right="0.099cm" fo:padding-top="0cm" fo:padding-bottom="0cm" fo:border="0.5pt solid #000001"/>
    </style:style>
    <style:style style:name="Table66.A10" style:family="table-cell">
      <style:table-cell-properties style:vertical-align="" fo:padding-left="0.099cm" fo:padding-right="0.099cm" fo:padding-top="0cm" fo:padding-bottom="0cm" fo:border="0.5pt solid #000001"/>
    </style:style>
    <style:style style:name="Table66.B10" style:family="table-cell">
      <style:table-cell-properties style:vertical-align="" fo:padding-left="0.099cm" fo:padding-right="0.099cm" fo:padding-top="0cm" fo:padding-bottom="0cm" fo:border="0.5pt solid #000001"/>
    </style:style>
    <style:style style:name="Table66.C10" style:family="table-cell">
      <style:table-cell-properties style:vertical-align="middle" fo:padding-left="0.099cm" fo:padding-right="0.099cm" fo:padding-top="0cm" fo:padding-bottom="0cm" fo:border="0.5pt solid #000001"/>
    </style:style>
    <style:style style:name="Table66.A11" style:family="table-cell">
      <style:table-cell-properties style:vertical-align="" fo:padding-left="0.099cm" fo:padding-right="0.099cm" fo:padding-top="0cm" fo:padding-bottom="0cm" fo:border="0.5pt solid #000001"/>
    </style:style>
    <style:style style:name="Table66.B11" style:family="table-cell">
      <style:table-cell-properties style:vertical-align="" fo:padding-left="0.099cm" fo:padding-right="0.099cm" fo:padding-top="0cm" fo:padding-bottom="0cm" fo:border="0.5pt solid #000001"/>
    </style:style>
    <style:style style:name="Table66.C11" style:family="table-cell">
      <style:table-cell-properties style:vertical-align="middle" fo:padding-left="0.099cm" fo:padding-right="0.099cm" fo:padding-top="0cm" fo:padding-bottom="0cm" fo:border="0.5pt solid #000001"/>
    </style:style>
    <style:style style:name="Table67" style:family="table">
      <style:table-properties style:width="18.008cm" fo:margin-left="-0.099cm" fo:margin-top="0cm" fo:margin-bottom="0cm" table:align="left" style:writing-mode="lr-tb"/>
    </style:style>
    <style:style style:name="Table67.A" style:family="table-column">
      <style:table-column-properties style:column-width="17.06cm"/>
    </style:style>
    <style:style style:name="Table67.B" style:family="table-column">
      <style:table-column-properties style:column-width="0.945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7.A2" style:family="table-cell">
      <style:table-cell-properties style:vertical-align="" fo:padding-left="0.099cm" fo:padding-right="0.099cm" fo:padding-top="0cm" fo:padding-bottom="0cm" fo:border="0.5pt solid #000001"/>
    </style:style>
    <style:style style:name="Table67.B2" style:family="table-cell">
      <style:table-cell-properties style:vertical-align="middle" fo:padding-left="0.099cm" fo:padding-right="0.099cm" fo:padding-top="0cm" fo:padding-bottom="0cm" fo:border="0.5pt solid #000001"/>
    </style:style>
    <style:style style:name="Table68" style:family="table">
      <style:table-properties style:width="18.008cm" fo:margin-left="-0.095cm" fo:margin-top="0cm" fo:margin-bottom="0cm" table:align="left" style:writing-mode="lr-tb"/>
    </style:style>
    <style:style style:name="Table68.A" style:family="table-column">
      <style:table-column-properties style:column-width="18.008cm"/>
    </style:style>
    <style:style style:name="Table68.1" style:family="table-row">
      <style:table-row-properties fo:keep-together="always"/>
    </style:style>
    <style:style style:name="Table6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68.2" style:family="table-row">
      <style:table-row-properties fo:keep-together="auto"/>
    </style:style>
    <style:style style:name="Table68.A2" style:family="table-cell">
      <style:table-cell-properties style:vertical-align="middle" fo:padding-left="0.095cm" fo:padding-right="0.095cm" fo:padding-top="0cm" fo:padding-bottom="0cm" fo:border="0.5pt solid #000001"/>
    </style:style>
    <style:style style:name="Table69" style:family="table">
      <style:table-properties style:width="18.008cm" fo:margin-left="-0.099cm" fo:margin-top="0cm" fo:margin-bottom="0cm" table:align="left" style:writing-mode="lr-tb"/>
    </style:style>
    <style:style style:name="Table69.A" style:family="table-column">
      <style:table-column-properties style:column-width="1.702cm"/>
    </style:style>
    <style:style style:name="Table69.B" style:family="table-column">
      <style:table-column-properties style:column-width="15.358cm"/>
    </style:style>
    <style:style style:name="Table69.C"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9.A2" style:family="table-cell">
      <style:table-cell-properties style:vertical-align="" fo:padding-left="0.099cm" fo:padding-right="0.099cm" fo:padding-top="0cm" fo:padding-bottom="0cm" fo:border="0.5pt solid #000001"/>
    </style:style>
    <style:style style:name="Table69.B2" style:family="table-cell">
      <style:table-cell-properties style:vertical-align="" fo:padding-left="0.099cm" fo:padding-right="0.099cm" fo:padding-top="0cm" fo:padding-bottom="0cm" fo:border="0.5pt solid #000001"/>
    </style:style>
    <style:style style:name="Table69.C2" style:family="table-cell">
      <style:table-cell-properties style:vertical-align="middle" fo:padding-left="0.099cm" fo:padding-right="0.099cm" fo:padding-top="0cm" fo:padding-bottom="0cm" fo:border="0.5pt solid #000001"/>
    </style:style>
    <style:style style:name="Table69.A3" style:family="table-cell">
      <style:table-cell-properties style:vertical-align="" fo:padding-left="0.099cm" fo:padding-right="0.099cm" fo:padding-top="0cm" fo:padding-bottom="0cm" fo:border="0.5pt solid #000001"/>
    </style:style>
    <style:style style:name="Table69.B3" style:family="table-cell">
      <style:table-cell-properties style:vertical-align="" fo:padding-left="0.099cm" fo:padding-right="0.099cm" fo:padding-top="0cm" fo:padding-bottom="0cm" fo:border="0.5pt solid #000001"/>
    </style:style>
    <style:style style:name="Table69.C3" style:family="table-cell">
      <style:table-cell-properties style:vertical-align="middle" fo:padding-left="0.099cm" fo:padding-right="0.099cm" fo:padding-top="0cm" fo:padding-bottom="0cm" fo:border="0.5pt solid #000001"/>
    </style:style>
    <style:style style:name="Table69.A4" style:family="table-cell">
      <style:table-cell-properties style:vertical-align="" fo:padding-left="0.099cm" fo:padding-right="0.099cm" fo:padding-top="0cm" fo:padding-bottom="0cm" fo:border="0.5pt solid #000001"/>
    </style:style>
    <style:style style:name="Table69.B4" style:family="table-cell">
      <style:table-cell-properties style:vertical-align="" fo:padding-left="0.099cm" fo:padding-right="0.099cm" fo:padding-top="0cm" fo:padding-bottom="0cm" fo:border="0.5pt solid #000001"/>
    </style:style>
    <style:style style:name="Table69.C4" style:family="table-cell">
      <style:table-cell-properties style:vertical-align="middle" fo:padding-left="0.099cm" fo:padding-right="0.099cm" fo:padding-top="0cm" fo:padding-bottom="0cm" fo:border="0.5pt solid #000001"/>
    </style:style>
    <style:style style:name="Table69.A5" style:family="table-cell">
      <style:table-cell-properties style:vertical-align="" fo:padding-left="0.099cm" fo:padding-right="0.099cm" fo:padding-top="0cm" fo:padding-bottom="0cm" fo:border="0.5pt solid #000001"/>
    </style:style>
    <style:style style:name="Table69.B5" style:family="table-cell">
      <style:table-cell-properties style:vertical-align="" fo:padding-left="0.099cm" fo:padding-right="0.099cm" fo:padding-top="0cm" fo:padding-bottom="0cm" fo:border="0.5pt solid #000001"/>
    </style:style>
    <style:style style:name="Table69.C5" style:family="table-cell">
      <style:table-cell-properties style:vertical-align="middle" fo:padding-left="0.099cm" fo:padding-right="0.099cm" fo:padding-top="0cm" fo:padding-bottom="0cm" fo:border="0.5pt solid #000001"/>
    </style:style>
    <style:style style:name="Table69.A6" style:family="table-cell">
      <style:table-cell-properties style:vertical-align="" fo:padding-left="0.099cm" fo:padding-right="0.099cm" fo:padding-top="0cm" fo:padding-bottom="0cm" fo:border="0.5pt solid #000001"/>
    </style:style>
    <style:style style:name="Table69.B6" style:family="table-cell">
      <style:table-cell-properties style:vertical-align="" fo:padding-left="0.099cm" fo:padding-right="0.099cm" fo:padding-top="0cm" fo:padding-bottom="0cm" fo:border="0.5pt solid #000001"/>
    </style:style>
    <style:style style:name="Table69.C6" style:family="table-cell">
      <style:table-cell-properties style:vertical-align="middle" fo:padding-left="0.099cm" fo:padding-right="0.099cm" fo:padding-top="0cm" fo:padding-bottom="0cm" fo:border="0.5pt solid #000001"/>
    </style:style>
    <style:style style:name="Table69.A7" style:family="table-cell">
      <style:table-cell-properties style:vertical-align="" fo:padding-left="0.099cm" fo:padding-right="0.099cm" fo:padding-top="0cm" fo:padding-bottom="0cm" fo:border="0.5pt solid #000001"/>
    </style:style>
    <style:style style:name="Table69.B7" style:family="table-cell">
      <style:table-cell-properties style:vertical-align="" fo:padding-left="0.099cm" fo:padding-right="0.099cm" fo:padding-top="0cm" fo:padding-bottom="0cm" fo:border="0.5pt solid #000001"/>
    </style:style>
    <style:style style:name="Table69.C7" style:family="table-cell">
      <style:table-cell-properties style:vertical-align="middle" fo:padding-left="0.099cm" fo:padding-right="0.099cm" fo:padding-top="0cm" fo:padding-bottom="0cm" fo:border="0.5pt solid #000001"/>
    </style:style>
    <style:style style:name="Table69.A8" style:family="table-cell">
      <style:table-cell-properties style:vertical-align="" fo:padding-left="0.099cm" fo:padding-right="0.099cm" fo:padding-top="0cm" fo:padding-bottom="0cm" fo:border="0.5pt solid #000001"/>
    </style:style>
    <style:style style:name="Table69.B8" style:family="table-cell">
      <style:table-cell-properties style:vertical-align="" fo:padding-left="0.099cm" fo:padding-right="0.099cm" fo:padding-top="0cm" fo:padding-bottom="0cm" fo:border="0.5pt solid #000001"/>
    </style:style>
    <style:style style:name="Table69.C8" style:family="table-cell">
      <style:table-cell-properties style:vertical-align="middle" fo:padding-left="0.099cm" fo:padding-right="0.099cm" fo:padding-top="0cm" fo:padding-bottom="0cm" fo:border="0.5pt solid #000001"/>
    </style:style>
    <style:style style:name="Table69.A9" style:family="table-cell">
      <style:table-cell-properties style:vertical-align="" fo:padding-left="0.099cm" fo:padding-right="0.099cm" fo:padding-top="0cm" fo:padding-bottom="0cm" fo:border="0.5pt solid #000001"/>
    </style:style>
    <style:style style:name="Table69.B9" style:family="table-cell">
      <style:table-cell-properties style:vertical-align="" fo:padding-left="0.099cm" fo:padding-right="0.099cm" fo:padding-top="0cm" fo:padding-bottom="0cm" fo:border="0.5pt solid #000001"/>
    </style:style>
    <style:style style:name="Table69.C9" style:family="table-cell">
      <style:table-cell-properties style:vertical-align="middle" fo:padding-left="0.099cm" fo:padding-right="0.099cm" fo:padding-top="0cm" fo:padding-bottom="0cm" fo:border="0.5pt solid #000001"/>
    </style:style>
    <style:style style:name="Table69.A10" style:family="table-cell">
      <style:table-cell-properties style:vertical-align="" fo:padding-left="0.099cm" fo:padding-right="0.099cm" fo:padding-top="0cm" fo:padding-bottom="0cm" fo:border="0.5pt solid #000001"/>
    </style:style>
    <style:style style:name="Table69.B10" style:family="table-cell">
      <style:table-cell-properties style:vertical-align="" fo:padding-left="0.099cm" fo:padding-right="0.099cm" fo:padding-top="0cm" fo:padding-bottom="0cm" fo:border="0.5pt solid #000001"/>
    </style:style>
    <style:style style:name="Table69.C10" style:family="table-cell">
      <style:table-cell-properties style:vertical-align="middle" fo:padding-left="0.099cm" fo:padding-right="0.099cm" fo:padding-top="0cm" fo:padding-bottom="0cm" fo:border="0.5pt solid #000001"/>
    </style:style>
    <style:style style:name="Table69.A11" style:family="table-cell">
      <style:table-cell-properties style:vertical-align="" fo:padding-left="0.099cm" fo:padding-right="0.099cm" fo:padding-top="0cm" fo:padding-bottom="0cm" fo:border="0.5pt solid #000001"/>
    </style:style>
    <style:style style:name="Table69.B11" style:family="table-cell">
      <style:table-cell-properties style:vertical-align="" fo:padding-left="0.099cm" fo:padding-right="0.099cm" fo:padding-top="0cm" fo:padding-bottom="0cm" fo:border="0.5pt solid #000001"/>
    </style:style>
    <style:style style:name="Table69.C11" style:family="table-cell">
      <style:table-cell-properties style:vertical-align="middle" fo:padding-left="0.099cm" fo:padding-right="0.099cm" fo:padding-top="0cm" fo:padding-bottom="0cm" fo:border="0.5pt solid #000001"/>
    </style:style>
    <style:style style:name="Table70" style:family="table">
      <style:table-properties style:width="18.008cm" fo:margin-left="-0.099cm" fo:margin-top="0cm" fo:margin-bottom="0cm" table:align="left" style:writing-mode="lr-tb"/>
    </style:style>
    <style:style style:name="Table70.A" style:family="table-column">
      <style:table-column-properties style:column-width="17.06cm"/>
    </style:style>
    <style:style style:name="Table70.B" style:family="table-column">
      <style:table-column-properties style:column-width="0.945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0.A2" style:family="table-cell">
      <style:table-cell-properties style:vertical-align="" fo:padding-left="0.099cm" fo:padding-right="0.099cm" fo:padding-top="0cm" fo:padding-bottom="0cm" fo:border="0.5pt solid #000001"/>
    </style:style>
    <style:style style:name="Table70.B2" style:family="table-cell">
      <style:table-cell-properties style:vertical-align="middle" fo:padding-left="0.099cm" fo:padding-right="0.099cm" fo:padding-top="0cm" fo:padding-bottom="0cm" fo:border="0.5pt solid #000001"/>
    </style:style>
    <style:style style:name="Table71" style:family="table">
      <style:table-properties style:width="18.008cm" fo:margin-left="-0.095cm" fo:margin-top="0cm" fo:margin-bottom="0cm" table:align="left" style:writing-mode="lr-tb"/>
    </style:style>
    <style:style style:name="Table71.A" style:family="table-column">
      <style:table-column-properties style:column-width="18.008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1"/>
    </style:style>
    <style:style style:name="Table72" style:family="table">
      <style:table-properties style:width="18.008cm" fo:margin-left="-0.099cm" fo:margin-top="0cm" fo:margin-bottom="0cm" table:align="left" style:writing-mode="lr-tb"/>
    </style:style>
    <style:style style:name="Table72.A" style:family="table-column">
      <style:table-column-properties style:column-width="1.702cm"/>
    </style:style>
    <style:style style:name="Table72.B" style:family="table-column">
      <style:table-column-properties style:column-width="15.358cm"/>
    </style:style>
    <style:style style:name="Table72.C" style:family="table-column">
      <style:table-column-properties style:column-width="0.947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2.A2" style:family="table-cell">
      <style:table-cell-properties style:vertical-align="" fo:padding-left="0.099cm" fo:padding-right="0.099cm" fo:padding-top="0cm" fo:padding-bottom="0cm" fo:border="0.5pt solid #000001"/>
    </style:style>
    <style:style style:name="Table72.B2" style:family="table-cell">
      <style:table-cell-properties style:vertical-align="" fo:padding-left="0.099cm" fo:padding-right="0.099cm" fo:padding-top="0cm" fo:padding-bottom="0cm" fo:border="0.5pt solid #000001"/>
    </style:style>
    <style:style style:name="Table72.C2" style:family="table-cell">
      <style:table-cell-properties style:vertical-align="middle" fo:padding-left="0.099cm" fo:padding-right="0.099cm" fo:padding-top="0cm" fo:padding-bottom="0cm" fo:border="0.5pt solid #000001"/>
    </style:style>
    <style:style style:name="Table72.A3" style:family="table-cell">
      <style:table-cell-properties style:vertical-align="" fo:padding-left="0.099cm" fo:padding-right="0.099cm" fo:padding-top="0cm" fo:padding-bottom="0cm" fo:border="0.5pt solid #000001"/>
    </style:style>
    <style:style style:name="Table72.B3" style:family="table-cell">
      <style:table-cell-properties style:vertical-align="" fo:padding-left="0.099cm" fo:padding-right="0.099cm" fo:padding-top="0cm" fo:padding-bottom="0cm" fo:border="0.5pt solid #000001"/>
    </style:style>
    <style:style style:name="Table72.C3" style:family="table-cell">
      <style:table-cell-properties style:vertical-align="middle" fo:padding-left="0.099cm" fo:padding-right="0.099cm" fo:padding-top="0cm" fo:padding-bottom="0cm" fo:border="0.5pt solid #000001"/>
    </style:style>
    <style:style style:name="Table72.A4" style:family="table-cell">
      <style:table-cell-properties style:vertical-align="" fo:padding-left="0.099cm" fo:padding-right="0.099cm" fo:padding-top="0cm" fo:padding-bottom="0cm" fo:border="0.5pt solid #000001"/>
    </style:style>
    <style:style style:name="Table72.B4" style:family="table-cell">
      <style:table-cell-properties style:vertical-align="" fo:padding-left="0.099cm" fo:padding-right="0.099cm" fo:padding-top="0cm" fo:padding-bottom="0cm" fo:border="0.5pt solid #000001"/>
    </style:style>
    <style:style style:name="Table72.C4" style:family="table-cell">
      <style:table-cell-properties style:vertical-align="middle" fo:padding-left="0.099cm" fo:padding-right="0.099cm" fo:padding-top="0cm" fo:padding-bottom="0cm" fo:border="0.5pt solid #000001"/>
    </style:style>
    <style:style style:name="Table72.A5" style:family="table-cell">
      <style:table-cell-properties style:vertical-align="" fo:padding-left="0.099cm" fo:padding-right="0.099cm" fo:padding-top="0cm" fo:padding-bottom="0cm" fo:border="0.5pt solid #000001"/>
    </style:style>
    <style:style style:name="Table72.B5" style:family="table-cell">
      <style:table-cell-properties style:vertical-align="" fo:padding-left="0.099cm" fo:padding-right="0.099cm" fo:padding-top="0cm" fo:padding-bottom="0cm" fo:border="0.5pt solid #000001"/>
    </style:style>
    <style:style style:name="Table72.C5" style:family="table-cell">
      <style:table-cell-properties style:vertical-align="middle" fo:padding-left="0.099cm" fo:padding-right="0.099cm" fo:padding-top="0cm" fo:padding-bottom="0cm" fo:border="0.5pt solid #000001"/>
    </style:style>
    <style:style style:name="Table72.A6" style:family="table-cell">
      <style:table-cell-properties style:vertical-align="" fo:padding-left="0.099cm" fo:padding-right="0.099cm" fo:padding-top="0cm" fo:padding-bottom="0cm" fo:border="0.5pt solid #000001"/>
    </style:style>
    <style:style style:name="Table72.B6" style:family="table-cell">
      <style:table-cell-properties style:vertical-align="" fo:padding-left="0.099cm" fo:padding-right="0.099cm" fo:padding-top="0cm" fo:padding-bottom="0cm" fo:border="0.5pt solid #000001"/>
    </style:style>
    <style:style style:name="Table72.C6" style:family="table-cell">
      <style:table-cell-properties style:vertical-align="middle" fo:padding-left="0.099cm" fo:padding-right="0.099cm" fo:padding-top="0cm" fo:padding-bottom="0cm" fo:border="0.5pt solid #000001"/>
    </style:style>
    <style:style style:name="Table72.A7" style:family="table-cell">
      <style:table-cell-properties style:vertical-align="" fo:padding-left="0.099cm" fo:padding-right="0.099cm" fo:padding-top="0cm" fo:padding-bottom="0cm" fo:border="0.5pt solid #000001"/>
    </style:style>
    <style:style style:name="Table72.B7" style:family="table-cell">
      <style:table-cell-properties style:vertical-align="" fo:padding-left="0.099cm" fo:padding-right="0.099cm" fo:padding-top="0cm" fo:padding-bottom="0cm" fo:border="0.5pt solid #000001"/>
    </style:style>
    <style:style style:name="Table72.C7" style:family="table-cell">
      <style:table-cell-properties style:vertical-align="middle" fo:padding-left="0.099cm" fo:padding-right="0.099cm" fo:padding-top="0cm" fo:padding-bottom="0cm" fo:border="0.5pt solid #000001"/>
    </style:style>
    <style:style style:name="Table73" style:family="table">
      <style:table-properties style:width="18.008cm" fo:margin-left="-0.095cm" fo:margin-top="0cm" fo:margin-bottom="0cm" table:align="left" style:writing-mode="lr-tb"/>
    </style:style>
    <style:style style:name="Table73.A" style:family="table-column">
      <style:table-column-properties style:column-width="18.008cm"/>
    </style:style>
    <style:style style:name="Table73.1" style:family="table-row">
      <style:table-row-properties fo:keep-together="always"/>
    </style:style>
    <style:style style:name="Table7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3.2" style:family="table-row">
      <style:table-row-properties fo:keep-together="auto"/>
    </style:style>
    <style:style style:name="Table73.A2" style:family="table-cell">
      <style:table-cell-properties style:vertical-align="middle" fo:padding-left="0.095cm" fo:padding-right="0.095cm" fo:padding-top="0cm" fo:padding-bottom="0cm" fo:border="0.5pt solid #000001"/>
    </style:style>
    <style:style style:name="Table74" style:family="table">
      <style:table-properties style:width="18.008cm" fo:margin-left="-0.099cm" fo:margin-top="0cm" fo:margin-bottom="0cm" table:align="left" style:writing-mode="lr-tb"/>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4.A2" style:family="table-cell">
      <style:table-cell-properties style:vertical-align="" fo:padding-left="0.099cm" fo:padding-right="0.099cm" fo:padding-top="0cm" fo:padding-bottom="0cm" fo:border="0.5pt solid #000001"/>
    </style:style>
    <style:style style:name="Table74.B2" style:family="table-cell">
      <style:table-cell-properties style:vertical-align="middle" fo:padding-left="0.099cm" fo:padding-right="0.099cm" fo:padding-top="0cm" fo:padding-bottom="0cm" fo:border="0.5pt solid #000001"/>
    </style:style>
    <style:style style:name="Table75" style:family="table">
      <style:table-properties style:width="18.008cm" fo:margin-left="-0.095cm" fo:margin-top="0cm" fo:margin-bottom="0cm" table:align="left" style:writing-mode="lr-tb"/>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1"/>
    </style:style>
    <style:style style:name="Table76" style:family="table">
      <style:table-properties style:width="18.008cm" fo:margin-left="-0.095cm" fo:margin-top="0cm" fo:margin-bottom="0cm" table:align="left" style:writing-mode="lr-tb"/>
    </style:style>
    <style:style style:name="Table76.A" style:family="table-column">
      <style:table-column-properties style:column-width="2.865cm"/>
    </style:style>
    <style:style style:name="Table76.B" style:family="table-column">
      <style:table-column-properties style:column-width="14.115cm"/>
    </style:style>
    <style:style style:name="Table76.C" style:family="table-column">
      <style:table-column-properties style:column-width="1.028cm"/>
    </style:style>
    <style:style style:name="Table76.1" style:family="table-row">
      <style:table-row-properties fo:keep-together="always"/>
    </style:style>
    <style:style style:name="Table7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6.A2" style:family="table-cell">
      <style:table-cell-properties style:vertical-align="middle" fo:padding-left="0.095cm" fo:padding-right="0.095cm" fo:padding-top="0cm" fo:padding-bottom="0cm" fo:border="0.5pt solid #000001"/>
    </style:style>
    <style:style style:name="Table76.B2" style:family="table-cell">
      <style:table-cell-properties style:vertical-align="middle" fo:padding-left="0.095cm" fo:padding-right="0.095cm" fo:padding-top="0cm" fo:padding-bottom="0cm" fo:border="0.5pt solid #000001"/>
    </style:style>
    <style:style style:name="Table76.C2" style:family="table-cell">
      <style:table-cell-properties style:vertical-align="middle" fo:padding-left="0.095cm" fo:padding-right="0.095cm" fo:padding-top="0cm" fo:padding-bottom="0cm" fo:border="0.5pt solid #000001"/>
    </style:style>
    <style:style style:name="Table77" style:family="table">
      <style:table-properties style:width="18.008cm" fo:margin-left="-0.095cm" fo:margin-top="0cm" fo:margin-bottom="0cm" table:align="left" style:writing-mode="lr-tb"/>
    </style:style>
    <style:style style:name="Table77.A" style:family="table-column">
      <style:table-column-properties style:column-width="2.755cm"/>
    </style:style>
    <style:style style:name="Table77.B" style:family="table-column">
      <style:table-column-properties style:column-width="14.224cm"/>
    </style:style>
    <style:style style:name="Table77.C" style:family="table-column">
      <style:table-column-properties style:column-width="1.028cm"/>
    </style:style>
    <style:style style:name="Table77.1" style:family="table-row">
      <style:table-row-properties fo:keep-together="always"/>
    </style:style>
    <style:style style:name="Table7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7.A2" style:family="table-cell">
      <style:table-cell-properties style:vertical-align="middle" fo:padding-left="0.095cm" fo:padding-right="0.095cm" fo:padding-top="0cm" fo:padding-bottom="0cm" fo:border="0.5pt solid #000001"/>
    </style:style>
    <style:style style:name="Table77.B2" style:family="table-cell">
      <style:table-cell-properties style:vertical-align="middle" fo:padding-left="0.095cm" fo:padding-right="0.095cm" fo:padding-top="0cm" fo:padding-bottom="0cm" fo:border="0.5pt solid #000001"/>
    </style:style>
    <style:style style:name="Table77.C2" style:family="table-cell">
      <style:table-cell-properties style:vertical-align="middle" fo:padding-left="0.095cm" fo:padding-right="0.095cm" fo:padding-top="0cm" fo:padding-bottom="0cm" fo:border="0.5pt solid #000001"/>
    </style:style>
    <style:style style:name="Table78" style:family="table">
      <style:table-properties style:width="18.008cm" fo:margin-left="-0.099cm" fo:margin-top="0cm" fo:margin-bottom="0cm" table:align="left" style:writing-mode="lr-tb"/>
    </style:style>
    <style:style style:name="Table78.A" style:family="table-column">
      <style:table-column-properties style:column-width="1.702cm"/>
    </style:style>
    <style:style style:name="Table78.B" style:family="table-column">
      <style:table-column-properties style:column-width="15.358cm"/>
    </style:style>
    <style:style style:name="Table78.C" style:family="table-column">
      <style:table-column-properties style:column-width="0.947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8.A2" style:family="table-cell">
      <style:table-cell-properties style:vertical-align="" fo:padding-left="0.099cm" fo:padding-right="0.099cm" fo:padding-top="0cm" fo:padding-bottom="0cm" fo:border="0.5pt solid #000001"/>
    </style:style>
    <style:style style:name="Table78.B2" style:family="table-cell">
      <style:table-cell-properties style:vertical-align="" fo:padding-left="0.099cm" fo:padding-right="0.099cm" fo:padding-top="0cm" fo:padding-bottom="0cm" fo:border="0.5pt solid #000001"/>
    </style:style>
    <style:style style:name="Table78.C2" style:family="table-cell">
      <style:table-cell-properties style:vertical-align="middle" fo:padding-left="0.099cm" fo:padding-right="0.099cm" fo:padding-top="0cm" fo:padding-bottom="0cm" fo:border="0.5pt solid #000001"/>
    </style:style>
    <style:style style:name="Table78.A3" style:family="table-cell">
      <style:table-cell-properties style:vertical-align="" fo:padding-left="0.099cm" fo:padding-right="0.099cm" fo:padding-top="0cm" fo:padding-bottom="0cm" fo:border="0.5pt solid #000001"/>
    </style:style>
    <style:style style:name="Table78.B3" style:family="table-cell">
      <style:table-cell-properties style:vertical-align="" fo:padding-left="0.099cm" fo:padding-right="0.099cm" fo:padding-top="0cm" fo:padding-bottom="0cm" fo:border="0.5pt solid #000001"/>
    </style:style>
    <style:style style:name="Table78.C3" style:family="table-cell">
      <style:table-cell-properties style:vertical-align="middle" fo:padding-left="0.099cm" fo:padding-right="0.099cm" fo:padding-top="0cm" fo:padding-bottom="0cm" fo:border="0.5pt solid #000001"/>
    </style:style>
    <style:style style:name="Table78.A4" style:family="table-cell">
      <style:table-cell-properties style:vertical-align="" fo:padding-left="0.099cm" fo:padding-right="0.099cm" fo:padding-top="0cm" fo:padding-bottom="0cm" fo:border="0.5pt solid #000001"/>
    </style:style>
    <style:style style:name="Table78.B4" style:family="table-cell">
      <style:table-cell-properties style:vertical-align="" fo:padding-left="0.099cm" fo:padding-right="0.099cm" fo:padding-top="0cm" fo:padding-bottom="0cm" fo:border="0.5pt solid #000001"/>
    </style:style>
    <style:style style:name="Table78.C4" style:family="table-cell">
      <style:table-cell-properties style:vertical-align="middle" fo:padding-left="0.099cm" fo:padding-right="0.099cm" fo:padding-top="0cm" fo:padding-bottom="0cm" fo:border="0.5pt solid #000001"/>
    </style:style>
    <style:style style:name="Table78.A5" style:family="table-cell">
      <style:table-cell-properties style:vertical-align="" fo:padding-left="0.099cm" fo:padding-right="0.099cm" fo:padding-top="0cm" fo:padding-bottom="0cm" fo:border="0.5pt solid #000001"/>
    </style:style>
    <style:style style:name="Table78.B5" style:family="table-cell">
      <style:table-cell-properties style:vertical-align="" fo:padding-left="0.099cm" fo:padding-right="0.099cm" fo:padding-top="0cm" fo:padding-bottom="0cm" fo:border="0.5pt solid #000001"/>
    </style:style>
    <style:style style:name="Table78.C5" style:family="table-cell">
      <style:table-cell-properties style:vertical-align="middle" fo:padding-left="0.099cm" fo:padding-right="0.099cm" fo:padding-top="0cm" fo:padding-bottom="0cm" fo:border="0.5pt solid #000001"/>
    </style:style>
    <style:style style:name="Table78.A6" style:family="table-cell">
      <style:table-cell-properties style:vertical-align="" fo:padding-left="0.099cm" fo:padding-right="0.099cm" fo:padding-top="0cm" fo:padding-bottom="0cm" fo:border="0.5pt solid #000001"/>
    </style:style>
    <style:style style:name="Table78.B6" style:family="table-cell">
      <style:table-cell-properties style:vertical-align="" fo:padding-left="0.099cm" fo:padding-right="0.099cm" fo:padding-top="0cm" fo:padding-bottom="0cm" fo:border="0.5pt solid #000001"/>
    </style:style>
    <style:style style:name="Table78.C6" style:family="table-cell">
      <style:table-cell-properties style:vertical-align="middle" fo:padding-left="0.099cm" fo:padding-right="0.099cm" fo:padding-top="0cm" fo:padding-bottom="0cm" fo:border="0.5pt solid #000001"/>
    </style:style>
    <style:style style:name="Table78.A7" style:family="table-cell">
      <style:table-cell-properties style:vertical-align="" fo:padding-left="0.099cm" fo:padding-right="0.099cm" fo:padding-top="0cm" fo:padding-bottom="0cm" fo:border="0.5pt solid #000001"/>
    </style:style>
    <style:style style:name="Table78.B7" style:family="table-cell">
      <style:table-cell-properties style:vertical-align="" fo:padding-left="0.099cm" fo:padding-right="0.099cm" fo:padding-top="0cm" fo:padding-bottom="0cm" fo:border="0.5pt solid #000001"/>
    </style:style>
    <style:style style:name="Table78.C7" style:family="table-cell">
      <style:table-cell-properties style:vertical-align="middle" fo:padding-left="0.099cm" fo:padding-right="0.099cm" fo:padding-top="0cm" fo:padding-bottom="0cm" fo:border="0.5pt solid #000001"/>
    </style:style>
    <style:style style:name="Table78.A8" style:family="table-cell">
      <style:table-cell-properties style:vertical-align="" fo:padding-left="0.099cm" fo:padding-right="0.099cm" fo:padding-top="0cm" fo:padding-bottom="0cm" fo:border="0.5pt solid #000001"/>
    </style:style>
    <style:style style:name="Table78.B8" style:family="table-cell">
      <style:table-cell-properties style:vertical-align="" fo:padding-left="0.099cm" fo:padding-right="0.099cm" fo:padding-top="0cm" fo:padding-bottom="0cm" fo:border="0.5pt solid #000001"/>
    </style:style>
    <style:style style:name="Table78.C8" style:family="table-cell">
      <style:table-cell-properties style:vertical-align="middle" fo:padding-left="0.099cm" fo:padding-right="0.099cm" fo:padding-top="0cm" fo:padding-bottom="0cm" fo:border="0.5pt solid #000001"/>
    </style:style>
    <style:style style:name="Table78.A9" style:family="table-cell">
      <style:table-cell-properties style:vertical-align="" fo:padding-left="0.099cm" fo:padding-right="0.099cm" fo:padding-top="0cm" fo:padding-bottom="0cm" fo:border="0.5pt solid #000001"/>
    </style:style>
    <style:style style:name="Table78.B9" style:family="table-cell">
      <style:table-cell-properties style:vertical-align="" fo:padding-left="0.099cm" fo:padding-right="0.099cm" fo:padding-top="0cm" fo:padding-bottom="0cm" fo:border="0.5pt solid #000001"/>
    </style:style>
    <style:style style:name="Table78.C9" style:family="table-cell">
      <style:table-cell-properties style:vertical-align="middle" fo:padding-left="0.099cm" fo:padding-right="0.099cm" fo:padding-top="0cm" fo:padding-bottom="0cm" fo:border="0.5pt solid #000001"/>
    </style:style>
    <style:style style:name="Table78.A10" style:family="table-cell">
      <style:table-cell-properties style:vertical-align="" fo:padding-left="0.099cm" fo:padding-right="0.099cm" fo:padding-top="0cm" fo:padding-bottom="0cm" fo:border="0.5pt solid #000001"/>
    </style:style>
    <style:style style:name="Table78.B10" style:family="table-cell">
      <style:table-cell-properties style:vertical-align="" fo:padding-left="0.099cm" fo:padding-right="0.099cm" fo:padding-top="0cm" fo:padding-bottom="0cm" fo:border="0.5pt solid #000001"/>
    </style:style>
    <style:style style:name="Table78.C10" style:family="table-cell">
      <style:table-cell-properties style:vertical-align="middle" fo:padding-left="0.099cm" fo:padding-right="0.099cm" fo:padding-top="0cm" fo:padding-bottom="0cm" fo:border="0.5pt solid #000001"/>
    </style:style>
    <style:style style:name="Table78.A11" style:family="table-cell">
      <style:table-cell-properties style:vertical-align="" fo:padding-left="0.099cm" fo:padding-right="0.099cm" fo:padding-top="0cm" fo:padding-bottom="0cm" fo:border="0.5pt solid #000001"/>
    </style:style>
    <style:style style:name="Table78.B11" style:family="table-cell">
      <style:table-cell-properties style:vertical-align="" fo:padding-left="0.099cm" fo:padding-right="0.099cm" fo:padding-top="0cm" fo:padding-bottom="0cm" fo:border="0.5pt solid #000001"/>
    </style:style>
    <style:style style:name="Table78.C11" style:family="table-cell">
      <style:table-cell-properties style:vertical-align="middle" fo:padding-left="0.099cm" fo:padding-right="0.099cm" fo:padding-top="0cm" fo:padding-bottom="0cm" fo:border="0.5pt solid #000001"/>
    </style:style>
    <style:style style:name="Table78.A12" style:family="table-cell">
      <style:table-cell-properties style:vertical-align="" fo:padding-left="0.099cm" fo:padding-right="0.099cm" fo:padding-top="0cm" fo:padding-bottom="0cm" fo:border="0.5pt solid #000001"/>
    </style:style>
    <style:style style:name="Table78.B12" style:family="table-cell">
      <style:table-cell-properties style:vertical-align="" fo:padding-left="0.099cm" fo:padding-right="0.099cm" fo:padding-top="0cm" fo:padding-bottom="0cm" fo:border="0.5pt solid #000001"/>
    </style:style>
    <style:style style:name="Table78.C12" style:family="table-cell">
      <style:table-cell-properties style:vertical-align="middle" fo:padding-left="0.099cm" fo:padding-right="0.099cm" fo:padding-top="0cm" fo:padding-bottom="0cm" fo:border="0.5pt solid #000001"/>
    </style:style>
    <style:style style:name="Table78.A13" style:family="table-cell">
      <style:table-cell-properties style:vertical-align="" fo:padding-left="0.099cm" fo:padding-right="0.099cm" fo:padding-top="0cm" fo:padding-bottom="0cm" fo:border="0.5pt solid #000001"/>
    </style:style>
    <style:style style:name="Table78.B13" style:family="table-cell">
      <style:table-cell-properties style:vertical-align="" fo:padding-left="0.099cm" fo:padding-right="0.099cm" fo:padding-top="0cm" fo:padding-bottom="0cm" fo:border="0.5pt solid #000001"/>
    </style:style>
    <style:style style:name="Table78.C13" style:family="table-cell">
      <style:table-cell-properties style:vertical-align="middle" fo:padding-left="0.099cm" fo:padding-right="0.099cm" fo:padding-top="0cm" fo:padding-bottom="0cm" fo:border="0.5pt solid #000001"/>
    </style:style>
    <style:style style:name="Table78.A14" style:family="table-cell">
      <style:table-cell-properties style:vertical-align="" fo:padding-left="0.099cm" fo:padding-right="0.099cm" fo:padding-top="0cm" fo:padding-bottom="0cm" fo:border="0.5pt solid #000001"/>
    </style:style>
    <style:style style:name="Table78.B14" style:family="table-cell">
      <style:table-cell-properties style:vertical-align="" fo:padding-left="0.099cm" fo:padding-right="0.099cm" fo:padding-top="0cm" fo:padding-bottom="0cm" fo:border="0.5pt solid #000001"/>
    </style:style>
    <style:style style:name="Table78.C14" style:family="table-cell">
      <style:table-cell-properties style:vertical-align="middle" fo:padding-left="0.099cm" fo:padding-right="0.099cm" fo:padding-top="0cm" fo:padding-bottom="0cm" fo:border="0.5pt solid #000001"/>
    </style:style>
    <style:style style:name="Table78.A15" style:family="table-cell">
      <style:table-cell-properties style:vertical-align="" fo:padding-left="0.099cm" fo:padding-right="0.099cm" fo:padding-top="0cm" fo:padding-bottom="0cm" fo:border="0.5pt solid #000001"/>
    </style:style>
    <style:style style:name="Table78.B15" style:family="table-cell">
      <style:table-cell-properties style:vertical-align="" fo:padding-left="0.099cm" fo:padding-right="0.099cm" fo:padding-top="0cm" fo:padding-bottom="0cm" fo:border="0.5pt solid #000001"/>
    </style:style>
    <style:style style:name="Table78.C15" style:family="table-cell">
      <style:table-cell-properties style:vertical-align="middle" fo:padding-left="0.099cm" fo:padding-right="0.099cm" fo:padding-top="0cm" fo:padding-bottom="0cm" fo:border="0.5pt solid #000001"/>
    </style:style>
    <style:style style:name="Table78.A16" style:family="table-cell">
      <style:table-cell-properties style:vertical-align="" fo:padding-left="0.099cm" fo:padding-right="0.099cm" fo:padding-top="0cm" fo:padding-bottom="0cm" fo:border="0.5pt solid #000001"/>
    </style:style>
    <style:style style:name="Table78.B16" style:family="table-cell">
      <style:table-cell-properties style:vertical-align="" fo:padding-left="0.099cm" fo:padding-right="0.099cm" fo:padding-top="0cm" fo:padding-bottom="0cm" fo:border="0.5pt solid #000001"/>
    </style:style>
    <style:style style:name="Table78.C16" style:family="table-cell">
      <style:table-cell-properties style:vertical-align="middle" fo:padding-left="0.099cm" fo:padding-right="0.099cm" fo:padding-top="0cm" fo:padding-bottom="0cm" fo:border="0.5pt solid #000001"/>
    </style:style>
    <style:style style:name="Table78.A17" style:family="table-cell">
      <style:table-cell-properties style:vertical-align="" fo:padding-left="0.099cm" fo:padding-right="0.099cm" fo:padding-top="0cm" fo:padding-bottom="0cm" fo:border="0.5pt solid #000001"/>
    </style:style>
    <style:style style:name="Table78.B17" style:family="table-cell">
      <style:table-cell-properties style:vertical-align="" fo:padding-left="0.099cm" fo:padding-right="0.099cm" fo:padding-top="0cm" fo:padding-bottom="0cm" fo:border="0.5pt solid #000001"/>
    </style:style>
    <style:style style:name="Table78.C17" style:family="table-cell">
      <style:table-cell-properties style:vertical-align="middle" fo:padding-left="0.099cm" fo:padding-right="0.099cm" fo:padding-top="0cm" fo:padding-bottom="0cm" fo:border="0.5pt solid #000001"/>
    </style:style>
    <style:style style:name="Table78.A18" style:family="table-cell">
      <style:table-cell-properties style:vertical-align="" fo:padding-left="0.099cm" fo:padding-right="0.099cm" fo:padding-top="0cm" fo:padding-bottom="0cm" fo:border="0.5pt solid #000001"/>
    </style:style>
    <style:style style:name="Table78.B18" style:family="table-cell">
      <style:table-cell-properties style:vertical-align="" fo:padding-left="0.099cm" fo:padding-right="0.099cm" fo:padding-top="0cm" fo:padding-bottom="0cm" fo:border="0.5pt solid #000001"/>
    </style:style>
    <style:style style:name="Table78.C18" style:family="table-cell">
      <style:table-cell-properties style:vertical-align="middle" fo:padding-left="0.099cm" fo:padding-right="0.099cm" fo:padding-top="0cm" fo:padding-bottom="0cm" fo:border="0.5pt solid #000001"/>
    </style:style>
    <style:style style:name="Table78.A19" style:family="table-cell">
      <style:table-cell-properties style:vertical-align="" fo:padding-left="0.099cm" fo:padding-right="0.099cm" fo:padding-top="0cm" fo:padding-bottom="0cm" fo:border="0.5pt solid #000001"/>
    </style:style>
    <style:style style:name="Table78.B19" style:family="table-cell">
      <style:table-cell-properties style:vertical-align="" fo:padding-left="0.099cm" fo:padding-right="0.099cm" fo:padding-top="0cm" fo:padding-bottom="0cm" fo:border="0.5pt solid #000001"/>
    </style:style>
    <style:style style:name="Table78.C19" style:family="table-cell">
      <style:table-cell-properties style:vertical-align="middle" fo:padding-left="0.099cm" fo:padding-right="0.099cm" fo:padding-top="0cm" fo:padding-bottom="0cm" fo:border="0.5pt solid #000001"/>
    </style:style>
    <style:style style:name="Table78.A20" style:family="table-cell">
      <style:table-cell-properties style:vertical-align="" fo:padding-left="0.099cm" fo:padding-right="0.099cm" fo:padding-top="0cm" fo:padding-bottom="0cm" fo:border="0.5pt solid #000001"/>
    </style:style>
    <style:style style:name="Table78.B20" style:family="table-cell">
      <style:table-cell-properties style:vertical-align="" fo:padding-left="0.099cm" fo:padding-right="0.099cm" fo:padding-top="0cm" fo:padding-bottom="0cm" fo:border="0.5pt solid #000001"/>
    </style:style>
    <style:style style:name="Table78.C20" style:family="table-cell">
      <style:table-cell-properties style:vertical-align="middle" fo:padding-left="0.099cm" fo:padding-right="0.099cm" fo:padding-top="0cm" fo:padding-bottom="0cm" fo:border="0.5pt solid #000001"/>
    </style:style>
    <style:style style:name="Table78.A21" style:family="table-cell">
      <style:table-cell-properties style:vertical-align="" fo:padding-left="0.099cm" fo:padding-right="0.099cm" fo:padding-top="0cm" fo:padding-bottom="0cm" fo:border="0.5pt solid #000001"/>
    </style:style>
    <style:style style:name="Table78.B21" style:family="table-cell">
      <style:table-cell-properties style:vertical-align="" fo:padding-left="0.099cm" fo:padding-right="0.099cm" fo:padding-top="0cm" fo:padding-bottom="0cm" fo:border="0.5pt solid #000001"/>
    </style:style>
    <style:style style:name="Table78.C21" style:family="table-cell">
      <style:table-cell-properties style:vertical-align="middle" fo:padding-left="0.099cm" fo:padding-right="0.099cm" fo:padding-top="0cm" fo:padding-bottom="0cm" fo:border="0.5pt solid #000001"/>
    </style:style>
    <style:style style:name="Table78.A22" style:family="table-cell">
      <style:table-cell-properties style:vertical-align="" fo:padding-left="0.099cm" fo:padding-right="0.099cm" fo:padding-top="0cm" fo:padding-bottom="0cm" fo:border="0.5pt solid #000001"/>
    </style:style>
    <style:style style:name="Table78.B22" style:family="table-cell">
      <style:table-cell-properties style:vertical-align="" fo:padding-left="0.099cm" fo:padding-right="0.099cm" fo:padding-top="0cm" fo:padding-bottom="0cm" fo:border="0.5pt solid #000001"/>
    </style:style>
    <style:style style:name="Table78.C22" style:family="table-cell">
      <style:table-cell-properties style:vertical-align="middle" fo:padding-left="0.099cm" fo:padding-right="0.099cm" fo:padding-top="0cm" fo:padding-bottom="0cm" fo:border="0.5pt solid #000001"/>
    </style:style>
    <style:style style:name="Table78.A23" style:family="table-cell">
      <style:table-cell-properties style:vertical-align="" fo:padding-left="0.099cm" fo:padding-right="0.099cm" fo:padding-top="0cm" fo:padding-bottom="0cm" fo:border="0.5pt solid #000001"/>
    </style:style>
    <style:style style:name="Table78.B23" style:family="table-cell">
      <style:table-cell-properties style:vertical-align="" fo:padding-left="0.099cm" fo:padding-right="0.099cm" fo:padding-top="0cm" fo:padding-bottom="0cm" fo:border="0.5pt solid #000001"/>
    </style:style>
    <style:style style:name="Table78.C23" style:family="table-cell">
      <style:table-cell-properties style:vertical-align="middle" fo:padding-left="0.099cm" fo:padding-right="0.099cm" fo:padding-top="0cm" fo:padding-bottom="0cm" fo:border="0.5pt solid #000001"/>
    </style:style>
    <style:style style:name="Table78.A24" style:family="table-cell">
      <style:table-cell-properties style:vertical-align="" fo:padding-left="0.099cm" fo:padding-right="0.099cm" fo:padding-top="0cm" fo:padding-bottom="0cm" fo:border="0.5pt solid #000001"/>
    </style:style>
    <style:style style:name="Table78.B24" style:family="table-cell">
      <style:table-cell-properties style:vertical-align="" fo:padding-left="0.099cm" fo:padding-right="0.099cm" fo:padding-top="0cm" fo:padding-bottom="0cm" fo:border="0.5pt solid #000001"/>
    </style:style>
    <style:style style:name="Table78.C24" style:family="table-cell">
      <style:table-cell-properties style:vertical-align="middle" fo:padding-left="0.099cm" fo:padding-right="0.099cm" fo:padding-top="0cm" fo:padding-bottom="0cm" fo:border="0.5pt solid #000001"/>
    </style:style>
    <style:style style:name="Table78.A25" style:family="table-cell">
      <style:table-cell-properties style:vertical-align="" fo:padding-left="0.099cm" fo:padding-right="0.099cm" fo:padding-top="0cm" fo:padding-bottom="0cm" fo:border="0.5pt solid #000001"/>
    </style:style>
    <style:style style:name="Table78.B25" style:family="table-cell">
      <style:table-cell-properties style:vertical-align="" fo:padding-left="0.099cm" fo:padding-right="0.099cm" fo:padding-top="0cm" fo:padding-bottom="0cm" fo:border="0.5pt solid #000001"/>
    </style:style>
    <style:style style:name="Table78.C25" style:family="table-cell">
      <style:table-cell-properties style:vertical-align="middle" fo:padding-left="0.099cm" fo:padding-right="0.099cm" fo:padding-top="0cm" fo:padding-bottom="0cm" fo:border="0.5pt solid #000001"/>
    </style:style>
    <style:style style:name="Table78.A26" style:family="table-cell">
      <style:table-cell-properties style:vertical-align="" fo:padding-left="0.099cm" fo:padding-right="0.099cm" fo:padding-top="0cm" fo:padding-bottom="0cm" fo:border="0.5pt solid #000001"/>
    </style:style>
    <style:style style:name="Table78.B26" style:family="table-cell">
      <style:table-cell-properties style:vertical-align="" fo:padding-left="0.099cm" fo:padding-right="0.099cm" fo:padding-top="0cm" fo:padding-bottom="0cm" fo:border="0.5pt solid #000001"/>
    </style:style>
    <style:style style:name="Table78.C26" style:family="table-cell">
      <style:table-cell-properties style:vertical-align="middle" fo:padding-left="0.099cm" fo:padding-right="0.099cm" fo:padding-top="0cm" fo:padding-bottom="0cm" fo:border="0.5pt solid #000001"/>
    </style:style>
    <style:style style:name="Table78.A27" style:family="table-cell">
      <style:table-cell-properties style:vertical-align="" fo:padding-left="0.099cm" fo:padding-right="0.099cm" fo:padding-top="0cm" fo:padding-bottom="0cm" fo:border="0.5pt solid #000001"/>
    </style:style>
    <style:style style:name="Table78.B27" style:family="table-cell">
      <style:table-cell-properties style:vertical-align="" fo:padding-left="0.099cm" fo:padding-right="0.099cm" fo:padding-top="0cm" fo:padding-bottom="0cm" fo:border="0.5pt solid #000001"/>
    </style:style>
    <style:style style:name="Table78.C27" style:family="table-cell">
      <style:table-cell-properties style:vertical-align="middle" fo:padding-left="0.099cm" fo:padding-right="0.099cm" fo:padding-top="0cm" fo:padding-bottom="0cm" fo:border="0.5pt solid #000001"/>
    </style:style>
    <style:style style:name="Table78.A28" style:family="table-cell">
      <style:table-cell-properties style:vertical-align="" fo:padding-left="0.099cm" fo:padding-right="0.099cm" fo:padding-top="0cm" fo:padding-bottom="0cm" fo:border="0.5pt solid #000001"/>
    </style:style>
    <style:style style:name="Table78.B28" style:family="table-cell">
      <style:table-cell-properties style:vertical-align="" fo:padding-left="0.099cm" fo:padding-right="0.099cm" fo:padding-top="0cm" fo:padding-bottom="0cm" fo:border="0.5pt solid #000001"/>
    </style:style>
    <style:style style:name="Table78.C28" style:family="table-cell">
      <style:table-cell-properties style:vertical-align="middle" fo:padding-left="0.099cm" fo:padding-right="0.099cm" fo:padding-top="0cm" fo:padding-bottom="0cm" fo:border="0.5pt solid #000001"/>
    </style:style>
    <style:style style:name="Table78.A29" style:family="table-cell">
      <style:table-cell-properties style:vertical-align="" fo:padding-left="0.099cm" fo:padding-right="0.099cm" fo:padding-top="0cm" fo:padding-bottom="0cm" fo:border="0.5pt solid #000001"/>
    </style:style>
    <style:style style:name="Table78.B29" style:family="table-cell">
      <style:table-cell-properties style:vertical-align="" fo:padding-left="0.099cm" fo:padding-right="0.099cm" fo:padding-top="0cm" fo:padding-bottom="0cm" fo:border="0.5pt solid #000001"/>
    </style:style>
    <style:style style:name="Table78.C29" style:family="table-cell">
      <style:table-cell-properties style:vertical-align="middle" fo:padding-left="0.099cm" fo:padding-right="0.099cm" fo:padding-top="0cm" fo:padding-bottom="0cm" fo:border="0.5pt solid #000001"/>
    </style:style>
    <style:style style:name="Table78.A30" style:family="table-cell">
      <style:table-cell-properties style:vertical-align="" fo:padding-left="0.099cm" fo:padding-right="0.099cm" fo:padding-top="0cm" fo:padding-bottom="0cm" fo:border="0.5pt solid #000001"/>
    </style:style>
    <style:style style:name="Table78.B30" style:family="table-cell">
      <style:table-cell-properties style:vertical-align="" fo:padding-left="0.099cm" fo:padding-right="0.099cm" fo:padding-top="0cm" fo:padding-bottom="0cm" fo:border="0.5pt solid #000001"/>
    </style:style>
    <style:style style:name="Table78.C30" style:family="table-cell">
      <style:table-cell-properties style:vertical-align="middle" fo:padding-left="0.099cm" fo:padding-right="0.099cm" fo:padding-top="0cm" fo:padding-bottom="0cm" fo:border="0.5pt solid #000001"/>
    </style:style>
    <style:style style:name="Table78.A31" style:family="table-cell">
      <style:table-cell-properties style:vertical-align="" fo:padding-left="0.099cm" fo:padding-right="0.099cm" fo:padding-top="0cm" fo:padding-bottom="0cm" fo:border="0.5pt solid #000001"/>
    </style:style>
    <style:style style:name="Table78.B31" style:family="table-cell">
      <style:table-cell-properties style:vertical-align="" fo:padding-left="0.099cm" fo:padding-right="0.099cm" fo:padding-top="0cm" fo:padding-bottom="0cm" fo:border="0.5pt solid #000001"/>
    </style:style>
    <style:style style:name="Table78.C31" style:family="table-cell">
      <style:table-cell-properties style:vertical-align="middle" fo:padding-left="0.099cm" fo:padding-right="0.099cm" fo:padding-top="0cm" fo:padding-bottom="0cm" fo:border="0.5pt solid #000001"/>
    </style:style>
    <style:style style:name="Table78.A32" style:family="table-cell">
      <style:table-cell-properties style:vertical-align="" fo:padding-left="0.099cm" fo:padding-right="0.099cm" fo:padding-top="0cm" fo:padding-bottom="0cm" fo:border="0.5pt solid #000001"/>
    </style:style>
    <style:style style:name="Table78.B32" style:family="table-cell">
      <style:table-cell-properties style:vertical-align="" fo:padding-left="0.099cm" fo:padding-right="0.099cm" fo:padding-top="0cm" fo:padding-bottom="0cm" fo:border="0.5pt solid #000001"/>
    </style:style>
    <style:style style:name="Table78.C32" style:family="table-cell">
      <style:table-cell-properties style:vertical-align="middle" fo:padding-left="0.099cm" fo:padding-right="0.099cm" fo:padding-top="0cm" fo:padding-bottom="0cm" fo:border="0.5pt solid #000001"/>
    </style:style>
    <style:style style:name="Table78.A33" style:family="table-cell">
      <style:table-cell-properties style:vertical-align="" fo:padding-left="0.099cm" fo:padding-right="0.099cm" fo:padding-top="0cm" fo:padding-bottom="0cm" fo:border="0.5pt solid #000001"/>
    </style:style>
    <style:style style:name="Table78.B33" style:family="table-cell">
      <style:table-cell-properties style:vertical-align="" fo:padding-left="0.099cm" fo:padding-right="0.099cm" fo:padding-top="0cm" fo:padding-bottom="0cm" fo:border="0.5pt solid #000001"/>
    </style:style>
    <style:style style:name="Table78.C33" style:family="table-cell">
      <style:table-cell-properties style:vertical-align="middle" fo:padding-left="0.099cm" fo:padding-right="0.099cm" fo:padding-top="0cm" fo:padding-bottom="0cm" fo:border="0.5pt solid #000001"/>
    </style:style>
    <style:style style:name="Table78.A34" style:family="table-cell">
      <style:table-cell-properties style:vertical-align="" fo:padding-left="0.099cm" fo:padding-right="0.099cm" fo:padding-top="0cm" fo:padding-bottom="0cm" fo:border="0.5pt solid #000001"/>
    </style:style>
    <style:style style:name="Table78.B34" style:family="table-cell">
      <style:table-cell-properties style:vertical-align="" fo:padding-left="0.099cm" fo:padding-right="0.099cm" fo:padding-top="0cm" fo:padding-bottom="0cm" fo:border="0.5pt solid #000001"/>
    </style:style>
    <style:style style:name="Table78.C34" style:family="table-cell">
      <style:table-cell-properties style:vertical-align="middle" fo:padding-left="0.099cm" fo:padding-right="0.099cm" fo:padding-top="0cm" fo:padding-bottom="0cm" fo:border="0.5pt solid #000001"/>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6" style:family="paragraph" style:parent-style-name="Body">
      <style:text-properties officeooo:paragraph-rsid="001f1580"/>
    </style:style>
    <style:style style:name="P7" style:family="paragraph" style:parent-style-name="Body">
      <style:text-properties style:font-name-asian=" Ð'A8Vÿ" style:font-name-complex=" Ð'A8Vÿ"/>
    </style:style>
    <style:style style:name="P8" style:family="paragraph" style:parent-style-name="Body">
      <style:text-properties officeooo:rsid="0020c3e3" officeooo:paragraph-rsid="0020c3e3" style:font-name-asian=" Ð'A8Vÿ" style:font-name-complex=" Ð'A8Vÿ"/>
    </style:style>
    <style:style style:name="P9" style:family="paragraph" style:parent-style-name="Body">
      <style:text-properties style:font-name="Arial" fo:font-size="10pt" style:font-name-asian=" Ð'4BWÿ" style:font-size-asian="10pt" style:font-name-complex=" Ð'4BWÿ" style:font-size-complex="10pt"/>
    </style:style>
    <style:style style:name="P10" style:family="paragraph" style:parent-style-name="Body">
      <style:text-properties officeooo:rsid="00103507" officeooo:paragraph-rsid="00103507"/>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paragraph-properties fo:text-align="start" style:justify-single-word="false"/>
    </style:style>
    <style:style style:name="P14" style:family="paragraph" style:parent-style-name="Body">
      <style:text-properties officeooo:paragraph-rsid="0027f9a4"/>
    </style:style>
    <style:style style:name="P15" style:family="paragraph" style:parent-style-name="Body">
      <style:text-properties officeooo:rsid="0032084d" officeooo:paragraph-rsid="0032084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18"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style:font-name="Arial" officeooo:rsid="0017b85d" officeooo:paragraph-rsid="0027f9a4"/>
    </style:style>
    <style:style style:name="P22" style:family="paragraph" style:parent-style-name="Standard">
      <style:paragraph-properties fo:text-align="start" style:justify-single-word="false"/>
    </style:style>
    <style:style style:name="P23" style:family="paragraph" style:parent-style-name="Standard">
      <style:text-properties fo:color="#646464" style:font-name="Courier New3" fo:font-size="10pt" style:font-name-asian="Monaco" style:font-size-asian="10pt" style:font-name-complex="Monaco" style:font-size-complex="10pt"/>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Abstract">
      <style:text-properties fo:font-size="16pt" fo:language="en" fo:country="US" fo:font-weight="bold" style:font-size-asian="16pt" style:font-weight-asian="bold" style:language-complex="ar" style:country-complex="SA"/>
    </style:style>
    <style:style style:name="P28" style:family="paragraph" style:parent-style-name="Abstract">
      <style:text-properties fo:language="en" fo:country="US" style:language-complex="ar" style:country-complex="SA"/>
    </style:style>
    <style:style style:name="P29" style:family="paragraph" style:parent-style-name="CellBody">
      <style:text-properties fo:language="en" fo:country="US"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paragraph-properties style:snap-to-layout-grid="false"/>
      <style:text-properties fo:language="en" fo:country="US" officeooo:rsid="0022a81e" officeooo:paragraph-rsid="0022a81e" style:language-complex="ar" style:country-complex="SA"/>
    </style:style>
    <style:style style:name="P32" style:family="paragraph" style:parent-style-name="CellBody">
      <style:text-properties fo:language="en" fo:country="US" officeooo:rsid="0022a81e" officeooo:paragraph-rsid="0022a81e" style:language-complex="ar" style:country-complex="SA"/>
    </style:style>
    <style:style style:name="P33" style:family="paragraph" style:parent-style-name="CellBody">
      <style:paragraph-properties style:snap-to-layout-grid="false"/>
      <style:text-properties fo:language="en" fo:country="US" officeooo:rsid="0027f9a4" officeooo:paragraph-rsid="0027f9a4" style:language-complex="ar" style:country-complex="SA"/>
    </style:style>
    <style:style style:name="P34" style:family="paragraph" style:parent-style-name="CellBody">
      <style:text-properties fo:language="en" fo:country="US" officeooo:rsid="0027f9a4" officeooo:paragraph-rsid="0027f9a4" style:language-complex="ar" style:country-complex="SA"/>
    </style:style>
    <style:style style:name="P35" style:family="paragraph" style:parent-style-name="Document_20_Title">
      <style:text-properties fo:language="en" fo:country="US" style:language-complex="ar" style:country-complex="SA"/>
    </style:style>
    <style:style style:name="P36" style:family="paragraph" style:parent-style-name="Text_20_body">
      <style:paragraph-properties fo:margin-left="2.286cm" fo:margin-right="0cm" fo:text-indent="0cm" style:auto-text-indent="false"/>
    </style:style>
    <style:style style:name="P37" style:family="paragraph" style:parent-style-name="Preformatted_20_Text">
      <style:paragraph-properties fo:text-align="start" style:justify-single-word="false"/>
    </style:style>
    <style:style style:name="P38"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0"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41" style:family="paragraph" style:parent-style-name="Standard">
      <style:paragraph-properties fo:line-height="0.469cm"/>
      <style:text-properties style:font-name="Arial1"/>
    </style:style>
    <style:style style:name="P42" style:family="paragraph" style:parent-style-name="Standard">
      <style:paragraph-properties fo:line-height="0.494cm"/>
      <style:text-properties style:font-name="Arial1"/>
    </style:style>
    <style:style style:name="P43" style:family="paragraph" style:parent-style-name="Standard">
      <style:paragraph-properties fo:text-align="start" style:justify-single-word="false" fo:orphans="2" fo:widows="2"/>
    </style:style>
    <style:style style:name="P44" style:family="paragraph" style:parent-style-name="Standard">
      <style:paragraph-properties fo:text-align="start" style:justify-single-word="false" fo:keep-together="always" fo:orphans="2" fo:widows="2"/>
    </style:style>
    <style:style style:name="P45" style:family="paragraph" style:parent-style-name="Standard">
      <style:paragraph-properties fo:text-align="start" style:justify-single-word="false" fo:orphans="2" fo:widows="2" fo:padding="0cm" fo:border-left="none" fo:border-right="none" fo:border-top="none" fo:border-bottom="0.51pt solid #000001"/>
    </style:style>
    <style:style style:name="P46"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47"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48"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49"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50" style:family="paragraph" style:parent-style-name="Standard">
      <style:paragraph-properties fo:margin-top="0cm" fo:margin-bottom="0.423cm" loext:contextual-spacing="false" fo:text-align="start" style:justify-single-word="false" fo:orphans="2" fo:widows="2"/>
    </style:style>
    <style:style style:name="P51" style:family="paragraph" style:parent-style-name="Standard">
      <style:paragraph-properties fo:margin-top="0cm" fo:margin-bottom="0.494cm" loext:contextual-spacing="false" fo:text-align="start" style:justify-single-word="false" fo:orphans="2" fo:widows="2"/>
    </style:style>
    <style:style style:name="P52" style:family="paragraph" style:parent-style-name="Standard">
      <style:paragraph-properties fo:margin-top="0cm" fo:margin-bottom="0.494cm" loext:contextual-spacing="false" fo:text-align="start" style:justify-single-word="false" fo:keep-together="always" fo:orphans="2" fo:widows="2"/>
    </style:style>
    <style:style style:name="P53" style:family="paragraph" style:parent-style-name="Standard">
      <style:paragraph-properties fo:margin-top="0.095cm" fo:margin-bottom="0.095cm" loext:contextual-spacing="false" fo:text-align="start" style:justify-single-word="false" fo:orphans="2" fo:widows="2"/>
    </style:style>
    <style:style style:name="P5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5" style:family="paragraph" style:parent-style-name="Standard">
      <style:paragraph-properties fo:margin-top="0.095cm" fo:margin-bottom="0.095cm" loext:contextual-spacing="false" fo:text-align="center" style:justify-single-word="false" fo:orphans="2" fo:widows="2"/>
    </style:style>
    <style:style style:name="P5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7" style:family="paragraph" style:parent-style-name="Standard">
      <style:paragraph-properties fo:margin-top="0.494cm" fo:margin-bottom="0cm" loext:contextual-spacing="false" fo:text-align="start" style:justify-single-word="false" fo:orphans="2" fo:widows="2"/>
    </style:style>
    <style:style style:name="P58"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9"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60" style:family="paragraph" style:parent-style-name="Standard">
      <style:paragraph-properties fo:margin-top="0.494cm" fo:margin-bottom="0.494cm" loext:contextual-spacing="false" fo:text-align="start" style:justify-single-word="false" fo:orphans="2" fo:widows="2"/>
    </style:style>
    <style:style style:name="P61" style:family="paragraph" style:parent-style-name="Standard">
      <style:paragraph-properties fo:text-align="start" style:justify-single-word="false" fo:orphans="2" fo:widows="2" fo:keep-with-next="always"/>
    </style:style>
    <style:style style:name="P62" style:family="paragraph" style:parent-style-name="Standard">
      <style:paragraph-properties fo:text-align="start" style:justify-single-word="false" fo:keep-together="always" fo:orphans="2" fo:widows="2" fo:keep-with-next="always"/>
    </style:style>
    <style:style style:name="P63"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64"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65" style:family="paragraph" style:parent-style-name="Standard">
      <style:paragraph-properties fo:margin-left="1.27cm" fo:margin-right="0cm" fo:text-align="start" style:justify-single-word="false" fo:orphans="2" fo:widows="2" fo:text-indent="0cm" style:auto-text-indent="false"/>
    </style:style>
    <style:style style:name="P66"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7"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8"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9"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70" style:family="paragraph" style:parent-style-name="Standard">
      <style:paragraph-properties fo:margin-left="1.27cm" fo:margin-right="0cm" fo:text-align="start" style:justify-single-word="false" fo:orphans="2" fo:widows="2" fo:text-indent="0cm" style:auto-text-indent="false" fo:keep-with-next="always"/>
    </style:style>
    <style:style style:name="P71"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72"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7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4" style:family="paragraph" style:parent-style-name="Standard">
      <style:paragraph-properties fo:margin-top="0.081cm" fo:margin-bottom="0.081cm" loext:contextual-spacing="false" fo:text-align="center" style:justify-single-word="false" fo:orphans="2" fo:widows="2"/>
    </style:style>
    <style:style style:name="P7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6" style:family="paragraph" style:parent-style-name="Standard">
      <style:paragraph-properties fo:margin-top="0.081cm" fo:margin-bottom="0.081cm" loext:contextual-spacing="false" fo:text-align="end" style:justify-single-word="false" fo:orphans="2" fo:widows="2"/>
    </style:style>
    <style:style style:name="P77" style:family="paragraph" style:parent-style-name="Standard">
      <style:paragraph-properties fo:margin-top="0.081cm" fo:margin-bottom="0.081cm" loext:contextual-spacing="false" fo:text-align="end" style:justify-single-word="false" fo:orphans="2" fo:widows="2">
        <style:tab-stops/>
      </style:paragraph-properties>
    </style:style>
    <style:style style:name="P78" style:family="paragraph" style:parent-style-name="Standard">
      <style:paragraph-properties fo:margin-top="0.081cm" fo:margin-bottom="0cm" loext:contextual-spacing="false" fo:text-align="start" style:justify-single-word="false" fo:orphans="2" fo:widows="2"/>
    </style:style>
    <style:style style:name="P79" style:family="paragraph" style:parent-style-name="Standard">
      <style:paragraph-properties fo:margin-top="0.081cm" fo:margin-bottom="0cm" loext:contextual-spacing="false" fo:text-align="start" style:justify-single-word="false" fo:orphans="2" fo:widows="2">
        <style:tab-stops/>
      </style:paragraph-properties>
    </style:style>
    <style:style style:name="P8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8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8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3" style:family="paragraph" style:parent-style-name="Standard">
      <style:paragraph-properties fo:margin-left="2.54cm" fo:margin-right="0cm" fo:text-align="start" style:justify-single-word="false" fo:orphans="2" fo:widows="2" fo:text-indent="0cm" style:auto-text-indent="false"/>
    </style:style>
    <style:style style:name="P8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85" style:family="paragraph" style:parent-style-name="Standard">
      <style:paragraph-properties fo:margin-top="0.441cm" fo:margin-bottom="0.494cm" loext:contextual-spacing="false" fo:text-align="start" style:justify-single-word="false" fo:keep-together="always" fo:orphans="2" fo:widows="2"/>
    </style:style>
    <style:style style:name="P86" style:family="paragraph" style:parent-style-name="Standard">
      <style:paragraph-properties fo:margin-top="1.058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7" style:family="paragraph" style:parent-style-name="Heading_20_1">
      <style:text-properties fo:language="en" fo:country="US" style:language-complex="ar" style:country-complex="SA"/>
    </style:style>
    <style:style style:name="P88" style:family="paragraph" style:parent-style-name="Heading_20_1">
      <style:paragraph-properties fo:break-before="page"/>
      <style:text-properties fo:language="en" fo:country="US" style:language-complex="ar" style:country-complex="SA"/>
    </style:style>
    <style:style style:name="P89" style:family="paragraph" style:parent-style-name="Heading_20_2">
      <style:text-properties fo:language="en" fo:country="US" style:language-complex="ar" style:country-complex="SA"/>
    </style:style>
    <style:style style:name="P90" style:family="paragraph" style:parent-style-name="Heading_20_2">
      <style:text-properties officeooo:paragraph-rsid="0016a6a5"/>
    </style:style>
    <style:style style:name="P91" style:family="paragraph" style:parent-style-name="Heading_20_2">
      <style:text-properties officeooo:rsid="00103507"/>
    </style:style>
    <style:style style:name="P92" style:family="paragraph" style:parent-style-name="Body" style:list-style-name="L2">
      <style:text-properties style:font-name="Courier New3" fo:font-size="10pt" style:font-name-asian=" Ð'4BWÿ" style:font-size-asian="10pt" style:font-name-complex=" Ð'4BWÿ" style:font-size-complex="10pt"/>
    </style:style>
    <style:style style:name="P93" style:family="paragraph" style:parent-style-name="Body">
      <style:text-properties fo:color="#ff0000" fo:language="en" fo:country="US" fo:font-style="italic" style:font-style-asian="italic" style:language-complex="ar" style:country-complex="SA"/>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Definition_20_Term">
      <style:text-properties fo:language="en" fo:country="US" style:language-complex="ar" style:country-complex="SA"/>
    </style:style>
    <style:style style:name="P96" style:family="paragraph" style:parent-style-name="Preformatted_20_Text" style:list-style-name="L1">
      <style:paragraph-properties fo:text-align="justify" style:justify-single-word="false"/>
      <style:text-properties officeooo:paragraph-rsid="0027f9a4"/>
    </style:style>
    <style:style style:name="P97"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8"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9" style:family="paragraph" style:parent-style-name="Package_20_Heading" style:master-page-name="Converted2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00"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1"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2"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03"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04"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2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8"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9"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0"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1"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2" style:family="paragraph" style:parent-style-name="Class_20_Heading" style:master-page-name="Converted2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3" style:family="paragraph" style:parent-style-name="Class_20_Heading" style:master-page-name="Converted2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24"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5" style:family="paragraph" style:parent-style-name="Class_20_Heading" style:master-page-name="Converted2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6"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7"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8"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9"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30"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31"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Courier New3" fo:font-size="10pt" style:font-name-asian="Menlo-Regular" style:font-size-asian="10pt" style:font-name-complex="Menlo-Regular" style:font-size-complex="10pt"/>
    </style:style>
    <style:style style:name="T4" style:family="text">
      <style:text-properties fo:color="#000000" officeooo:rsid="0020c3e3"/>
    </style:style>
    <style:style style:name="T5" style:family="text">
      <style:text-properties fo:color="#000000" style:font-name="Arial1" fo:font-size="10pt" style:font-size-asian="10pt"/>
    </style:style>
    <style:style style:name="T6" style:family="text">
      <style:text-properties fo:color="#000000" style:font-name="Arial1"/>
    </style:style>
    <style:style style:name="T7" style:family="text">
      <style:text-properties style:font-name="Courier New3"/>
    </style:style>
    <style:style style:name="T8" style:family="text">
      <style:text-properties style:font-name="Courier New3" fo:font-size="10pt" style:font-size-asian="10pt" style:font-size-complex="10pt"/>
    </style:style>
    <style:style style:name="T9" style:family="text">
      <style:text-properties style:font-name="Courier New3" fo:font-size="10pt" style:font-name-asian=" Ð'4BWÿ" style:font-size-asian="10pt" style:font-name-complex=" Ð'4BWÿ" style:font-size-complex="10pt"/>
    </style:style>
    <style:style style:name="T10" style:family="text">
      <style:text-properties style:font-name="Arial1"/>
    </style:style>
    <style:style style:name="T11" style:family="text">
      <style:text-properties style:font-name="Arial1" fo:font-size="10pt" style:font-size-asian="10pt"/>
    </style:style>
    <style:style style:name="T12" style:family="text">
      <style:text-properties style:font-name="Arial1" fo:font-size="10pt" officeooo:rsid="0013b075" style:font-size-asian="10pt"/>
    </style:style>
    <style:style style:name="T13" style:family="text">
      <style:text-properties style:font-name="Arial1" fo:font-size="10pt" fo:font-weight="bold" style:font-size-asian="10pt" style:font-weight-asian="bold"/>
    </style:style>
    <style:style style:name="T14" style:family="text">
      <style:text-properties style:font-name="Arial1" fo:font-size="10pt" style:text-underline-style="none" style:font-size-asian="10pt"/>
    </style:style>
    <style:style style:name="T15" style:family="text">
      <style:text-properties style:font-name="Arial1" fo:font-size="10pt" fo:font-style="italic" style:font-size-asian="10pt" style:font-style-asian="italic"/>
    </style:style>
    <style:style style:name="T16" style:family="text">
      <style:text-properties style:font-name="Arial1" fo:font-size="9pt" style:font-size-asian="9pt"/>
    </style:style>
    <style:style style:name="T17" style:family="text">
      <style:text-properties style:font-name="Arial1" fo:font-size="9pt" fo:font-weight="bold" style:font-size-asian="9pt" style:font-weight-asian="bold"/>
    </style:style>
    <style:style style:name="T18" style:family="text">
      <style:text-properties style:font-name="Arial1" fo:font-size="12pt" fo:font-weight="bold" style:font-size-asian="12pt" style:font-weight-asian="bold"/>
    </style:style>
    <style:style style:name="T19" style:family="text">
      <style:text-properties style:font-name="Arial1" fo:font-weight="bold" style:font-weight-asian="bold"/>
    </style:style>
    <style:style style:name="T20" style:family="text">
      <style:text-properties style:font-name="Arial1" fo:font-size="16pt" fo:font-weight="bold" style:font-size-asian="16pt" style:font-weight-asian="bold"/>
    </style:style>
    <style:style style:name="T21" style:family="text">
      <style:text-properties fo:language="en" fo:country="US" style:language-complex="ar" style:country-complex="SA"/>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style:font-name-asian=" ×Zÿ" style:font-name-complex=" ×Zÿ"/>
    </style:style>
    <style:style style:name="T25"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6" style:family="text">
      <style:text-properties fo:color="#aa0d91" style:font-name="Courier New3" fo:font-size="10pt" style:font-name-asian="Menlo-Regular" style:font-size-asian="10pt" style:font-name-complex="Menlo-Regular" style:font-size-complex="10pt"/>
    </style:style>
    <style:style style:name="T27" style:family="text">
      <style:text-properties style:font-name="Courier New1"/>
    </style:style>
    <style:style style:name="T28" style:family="text">
      <style:text-properties style:font-name="Courier New1" officeooo:rsid="0013b075"/>
    </style:style>
    <style:style style:name="T29" style:family="text">
      <style:text-properties style:font-name="Courier New1" officeooo:rsid="001edc8c"/>
    </style:style>
    <style:style style:name="T30" style:family="text">
      <style:text-properties style:font-name="Courier New1" officeooo:rsid="002c5591"/>
    </style:style>
    <style:style style:name="T31" style:family="text">
      <style:text-properties style:font-name="Courier New1" officeooo:rsid="002f06f3"/>
    </style:style>
    <style:style style:name="T32" style:family="text">
      <style:text-properties style:font-name="Arial"/>
    </style:style>
    <style:style style:name="T33" style:family="text">
      <style:text-properties style:font-name="Arial" fo:font-size="10pt" style:font-name-asian=" Ð'4BWÿ" style:font-size-asian="10pt" style:font-name-complex=" Ð'4BWÿ" style:font-size-complex="10pt"/>
    </style:style>
    <style:style style:name="T34" style:family="text">
      <style:text-properties style:font-name="Arial" fo:font-size="10pt" officeooo:rsid="0020c3e3" style:font-name-asian=" Ð'4BWÿ" style:font-size-asian="10pt" style:font-name-complex=" Ð'4BWÿ" style:font-size-complex="10pt"/>
    </style:style>
    <style:style style:name="T35" style:family="text">
      <style:text-properties style:font-name="Arial" fo:font-size="10pt" officeooo:rsid="00306be6" style:font-name-asian=" Ð'4BWÿ" style:font-size-asian="10pt" style:font-name-complex=" Ð'4BWÿ" style:font-size-complex="10pt"/>
    </style:style>
    <style:style style:name="T36" style:family="text">
      <style:text-properties style:font-name="Arial" fo:font-size="10pt" style:font-name-asian=" Ð'A8Vÿ" style:font-size-asian="10pt" style:font-name-complex=" Ð'A8Vÿ" style:font-size-complex="10pt"/>
    </style:style>
    <style:style style:name="T37" style:family="text">
      <style:text-properties style:font-name="Arial" officeooo:rsid="001a57da"/>
    </style:style>
    <style:style style:name="T38" style:family="text">
      <style:text-properties style:font-name="Arial" officeooo:rsid="001edc8c"/>
    </style:style>
    <style:style style:name="T39" style:family="text">
      <style:text-properties style:font-name-asian=" Ð'A8Vÿ" style:font-name-complex=" Ð'A8Vÿ"/>
    </style:style>
    <style:style style:name="T40" style:family="text">
      <style:text-properties officeooo:rsid="0013b075"/>
    </style:style>
    <style:style style:name="T41" style:family="text">
      <style:text-properties officeooo:rsid="0018ce7a"/>
    </style:style>
    <style:style style:name="T42" style:family="text">
      <style:text-properties officeooo:rsid="001a3dfb"/>
    </style:style>
    <style:style style:name="T43" style:family="text">
      <style:text-properties officeooo:rsid="001f1580"/>
    </style:style>
    <style:style style:name="T44" style:family="text">
      <style:text-properties fo:color="#0000ff" style:font-name="Arial1" fo:font-size="10pt" style:text-underline-style="solid" style:text-underline-width="auto" style:text-underline-color="font-color" fo:font-weight="bold" style:font-size-asian="10pt" style:font-weight-asian="bold"/>
    </style:style>
    <style:style style:name="T45" style:family="text">
      <style:text-properties fo:color="#0000ff" style:font-name="Courier New2" style:text-underline-style="solid" style:text-underline-width="auto" style:text-underline-color="font-color" fo:font-weight="bold" style:font-weight-asian="bold"/>
    </style:style>
    <style:style style:name="T46" style:family="text">
      <style:text-properties fo:color="#0000ff" style:font-name="Courier New2" style:text-underline-style="solid" style:text-underline-width="auto" style:text-underline-color="font-color"/>
    </style:style>
    <style:style style:name="T47" style:family="text">
      <style:text-properties fo:color="#0000ff" style:font-name="Courier New2" fo:font-size="7pt" style:text-underline-style="solid" style:text-underline-width="auto" style:text-underline-color="font-color" style:font-size-asian="7pt"/>
    </style:style>
    <style:style style:name="T48" style:family="text">
      <style:text-properties fo:color="#0000ff" style:text-underline-style="solid" style:text-underline-width="auto" style:text-underline-color="font-color"/>
    </style:style>
    <style:style style:name="T49" style:family="text">
      <style:text-properties fo:font-weight="bold" style:font-weight-asian="bold"/>
    </style:style>
    <style:style style:name="T50" style:family="text">
      <style:text-properties style:font-name="Courier New2"/>
    </style:style>
    <style:style style:name="T51" style:family="text">
      <style:text-properties style:font-name="Courier New2" fo:font-size="9pt" style:font-size-asian="9pt"/>
    </style:style>
    <style:style style:name="T52" style:family="text">
      <style:text-properties style:font-name="Courier New2" fo:font-size="7pt" style:font-size-asian="7pt"/>
    </style:style>
    <style:style style:name="T53" style:family="text">
      <style:text-properties style:font-name="Courier New2" fo:font-size="7pt" style:text-underline-style="none" style:font-size-asian="7pt"/>
    </style:style>
    <style:style style:name="T54" style:family="text">
      <style:text-properties style:font-name="Courier New2" style:text-underline-style="none"/>
    </style:style>
    <style:style style:name="T55" style:family="text">
      <style:text-properties style:font-name="Courier New2" style:text-underline-style="none" fo:font-weight="normal" style:font-weight-asian="normal"/>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normal" style:font-weight-asian="normal"/>
    </style:style>
    <style:style style:name="T59" style:family="text">
      <style:text-properties fo:font-weight="normal" style:font-weight-asian="normal"/>
    </style:style>
    <style:style style:name="T60" style:family="text">
      <style:text-properties fo:color="#808080" style:font-name="Verdana" fo:font-size="7pt" style:font-size-asian="7pt"/>
    </style:style>
    <style:style style:name="T61" style:family="text">
      <style:text-properties fo:color="#808080" style:font-name="Verdana" fo:font-size="7pt" style:text-underline-style="none" style:font-size-asian="7pt"/>
    </style:style>
    <style:style style:name="T62" style:family="text">
      <style:text-properties style:font-name="Verdana" fo:font-size="7pt" style:font-size-asian="7pt"/>
    </style:style>
    <style:style style:name="T63" style:family="text">
      <style:text-properties officeooo:rsid="001edc8c"/>
    </style:style>
    <style:style style:name="T64" style:family="text">
      <style:text-properties officeooo:rsid="002bb179"/>
    </style:style>
    <style:style style:name="T65" style:family="text">
      <style:text-properties officeooo:rsid="002c5591"/>
    </style:style>
    <style:style style:name="T66" style:family="text">
      <style:text-properties officeooo:rsid="002f0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644365462240" text:id="ct140644365462240">
          <text:insertion>
            <office:change-info>
              <dc:creator>Raymond Augé</dc:creator>
              <dc:date>2016-07-06T20:22:00</dc:date>
            </office:change-info>
          </text:insertion>
        </text:changed-region>
        <text:changed-region xml:id="ct140644364595136" text:id="ct140644364595136">
          <text:insertion>
            <office:change-info>
              <dc:creator>Carsten Ziegeler</dc:creator>
              <dc:date>2016-08-19T09:21:00</dc:date>
            </office:change-info>
          </text:insertion>
        </text:changed-region>
        <text:changed-region xml:id="ct140644364595360" text:id="ct140644364595360">
          <text:insertion>
            <office:change-info>
              <dc:creator>Carsten Ziegeler</dc:creator>
              <dc:date>2016-08-19T09:22:00</dc:date>
            </office:change-info>
          </text:insertion>
        </text:changed-region>
        <text:changed-region xml:id="ct140644362198400" text:id="ct140644362198400">
          <text:insertion>
            <office:change-info>
              <dc:creator>Carsten Ziegeler</dc:creator>
              <dc:date>2016-08-19T09:23:00</dc:date>
            </office:change-info>
          </text:insertion>
        </text:changed-region>
        <text:changed-region xml:id="ct140644364328944" text:id="ct140644364328944">
          <text:insertion>
            <office:change-info>
              <dc:creator>Carsten Ziegeler</dc:creator>
              <dc:date>2016-08-19T09:24:00</dc:date>
            </office:change-info>
          </text:insertion>
        </text:changed-region>
        <text:changed-region xml:id="ct140644366634800" text:id="ct140644366634800">
          <text:deletion>
            <office:change-info>
              <dc:creator>Raymond Augé</dc:creator>
              <dc:date>2016-07-11T17:27:00</dc:date>
            </office:change-info>
            <text:p text:style-name="P1">Description of all known vulnerabilities this may either introduce or address as well as scenarios of how the weaknesses could be circumvented.</text:p>
          </text:deletion>
        </text:changed-region>
        <text:changed-region xml:id="ct140644363970592" text:id="ct140644363970592">
          <text:insertion>
            <office:change-info>
              <dc:creator>Raymond Augé</dc:creator>
              <dc:date>2016-07-11T17:27:00</dc:date>
            </office:change-info>
          </text:insertion>
        </text:changed-region>
        <text:changed-region xml:id="ct140644364031536" text:id="ct140644364031536">
          <text:insertion>
            <office:change-info>
              <dc:creator>Raymond Augé</dc:creator>
              <dc:date>2016-07-11T17:31:00</dc:date>
            </office:change-info>
          </text:insertion>
        </text:changed-region>
        <text:changed-region xml:id="ct140644364057184" text:id="ct140644364057184">
          <text:insertion>
            <office:change-info>
              <dc:creator>Raymond Augé</dc:creator>
              <dc:date>2016-07-11T17:50:00</dc:date>
            </office:change-info>
          </text:insertion>
        </text:changed-region>
        <text:changed-region xml:id="ct140644364052576" text:id="ct140644364052576">
          <text:insertion>
            <office:change-info>
              <dc:creator>Raymond Augé</dc:creator>
              <dc:date>2016-07-11T17:45:00</dc:date>
            </office:change-info>
          </text:insertion>
        </text:changed-region>
        <text:changed-region xml:id="ct140644363983952" text:id="ct140644363983952">
          <text:insertion>
            <office:change-info>
              <dc:creator>Raymond Augé</dc:creator>
              <dc:date>2016-07-11T17:50:00</dc:date>
            </office:change-info>
          </text:insertion>
        </text:changed-region>
        <text:changed-region xml:id="ct140644364061648" text:id="ct140644364061648">
          <text:insertion>
            <office:change-info>
              <dc:creator>Raymond Augé</dc:creator>
              <dc:date>2016-07-11T17:51:00</dc:date>
            </office:change-info>
          </text:insertion>
        </text:changed-region>
        <text:changed-region xml:id="ct140644364070368" text:id="ct140644364070368">
          <text:insertion>
            <office:change-info>
              <dc:creator>Raymond Augé</dc:creator>
              <dc:date>2016-07-11T17:52:00</dc:date>
            </office:change-info>
          </text:insertion>
        </text:changed-region>
        <text:changed-region xml:id="ct140644364075472" text:id="ct140644364075472">
          <text:insertion>
            <office:change-info>
              <dc:creator>Raymond Augé</dc:creator>
              <dc:date>2016-07-11T17:53:00</dc:date>
            </office:change-info>
          </text:insertion>
        </text:changed-region>
        <text:changed-region xml:id="ct140644364085152" text:id="ct140644364085152">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graphics3" text:anchor-type="paragraph" svg:width="17.78cm" svg:height="7.893cm" draw:z-index="0"><draw:image xlink:href="Pictures/1000020100000427000001D858483800E19BA5DB.png" xlink:type="simple" xlink:show="embed" xlink:actuate="onLoad"/></draw:frame></text:p>
      <text:p text:style-name="P35"><text:user-defined style:data-style-name="N0" text:name="RFC Title">RFC 223: Http Whiteboard Updates</text:user-defined></text:p>
      <text:p text:style-name="P35"><text:span text:style-name="T22">Draft<text:line-break/><text:line-break/></text:span><text:span text:style-name="T22"><text:page-count style:num-format="1">75</text:page-count></text:span><text:span text:style-name="T22"> Pages</text:span></text:p>
      <text:p text:style-name="P27">Abstract</text:p>
      <text:p text:style-name="P28">Updates to Http Whiteboard for Release 7.</text:p>
      <text:p text:style-name="P11"/>
      <text:h text:style-name="P88" text:outline-level="1" text:restart-numbering="true" text:start-value="-1">Document Information</text:h>
      <text:h text:style-name="P89" text:outline-level="2">License</text:h>
      <text:p text:style-name="P12">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89"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9" text:outline-level="2">Feedback</text:h>
      <text:p text:style-name="Body"><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P8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4</text:p>
          <text:p text:style-name="P38">2 Application Domain<text:tab/>5</text:p>
          <text:p text:style-name="P38">3 Problem Description<text:tab/>5</text:p>
          <text:p text:style-name="P39">3.1 Whiteboard Services and Http Service (Bug 2872)<text:tab/>5</text:p>
          <text:p text:style-name="P39">3.2 Reusable Logic across Servlet Contexts (Bug 2900)<text:tab/>5</text:p>
          <text:p text:style-name="P39">3.3 Multipart Configuration Handling (Bug 2870)<text:tab/>5</text:p>
          <text:p text:style-name="P39">3.4 Support Servlets without a pattern (Bug 2897)<text:tab/>6</text:p>
          <text:p text:style-name="P38">4 Requirements<text:tab/>6</text:p>
          <text:p text:style-name="P38">5 Technical Solution<text:tab/>6</text:p>
          <text:p text:style-name="P39">5.1 Whiteboard Services and Http Service<text:tab/>6</text:p>
          <text:p text:style-name="P39">5.2 Request Preprocessing<text:tab/>7</text:p>
          <text:p text:style-name="P39">5.3 Multipart Configuration Handling<text:tab/>8</text:p>
          <text:p text:style-name="P39">5.4 Support Servlets without a pattern<text:tab/>8</text:p>
          <text:p text:style-name="P39">5.5 Capabilities<text:tab/>8</text:p>
          <text:p text:style-name="P39"><text:soft-page-break/>5.6 Support for ServletContext logging<text:tab/>9</text:p>
          <text:p text:style-name="P38">6 Data Transfer Objects<text:tab/>9</text:p>
          <text:p text:style-name="P38">7 Javadoc<text:tab/>9</text:p>
          <text:p text:style-name="P38">8 Considered Alternatives<text:tab/>10</text:p>
          <text:p text:style-name="P38">9 Security Considerations<text:tab/>10</text:p>
          <text:p text:style-name="P38">10 Document Support<text:tab/>10</text:p>
          <text:p text:style-name="P39">10.1 References<text:tab/>10</text:p>
          <text:p text:style-name="P39">10.2 Author’s Address<text:tab/>10</text:p>
          <text:p text:style-name="P39">10.3 Acronyms and Abbreviations<text:tab/>10</text:p>
          <text:p text:style-name="P39">10.4 End of Document<text:tab/>10</text:p>
        </text:index-body>
      </text:table-of-content>
      <text:p text:style-name="P11"/>
      <text:h text:style-name="P89"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3">Source code is shown in this typeface</text:span>.</text:p>
      <text:h text:style-name="P89"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B2" office:value-type="date" office:date-value="2016-04-22">
            <text:p text:style-name="P29">22.04.2016</text:p>
          </table:table-cell>
          <table:table-cell table:style-name="Table1.C1" office:value-type="string">
            <text:p text:style-name="P29">Initial draft</text:p>
            <text:p text:style-name="P29">Carsten Ziegeler, Adobe</text:p>
          </table:table-cell>
        </table:table-row>
        <table:table-row table:style-name="Table1.2">
          <table:table-cell table:style-name="Table1.A4" office:value-type="string">
            <text:p text:style-name="P31">0.1</text:p>
          </table:table-cell>
          <table:table-cell table:style-name="Table1.B3" office:value-type="date" office:date-value="2016-06-28">
            <text:p text:style-name="P32">28.06.2016</text:p>
          </table:table-cell>
          <table:table-cell table:style-name="Table1.C4" office:value-type="string">
            <text:p text:style-name="P32">Updates from the Darmstadt F2F</text:p>
            <text:p text:style-name="P32">Carsten Ziegeler, Adobe</text:p>
          </table:table-cell>
        </table:table-row>
        <table:table-row table:style-name="Table1.2">
          <table:table-cell table:style-name="Table1.A4" office:value-type="string">
            <text:p text:style-name="P33">0.2</text:p>
          </table:table-cell>
          <table:table-cell table:style-name="Table1.B3" office:value-type="date" office:date-value="2016-07-06">
            <text:p text:style-name="P34">06.07.2016</text:p>
          </table:table-cell>
          <table:table-cell table:style-name="Table1.C4" office:value-type="string">
            <text:p text:style-name="P34">Updates from the Darmstadt F2F</text:p>
            <text:p text:style-name="P34">Raymond Augé, Liferay</text:p>
          </table:table-cell>
        </table:table-row>
      </table:table>
      <text:p text:style-name="P11"/>
      <text:h text:style-name="P87" text:outline-level="1"><text:soft-page-break/>Introduction</text:h>
      <text:p text:style-name="P11">This RFC collects a numbers of requested enhancements to Http Whiteboard Service that were suggested after Release 6 design work was completed. </text:p>
      <text:h text:style-name="P87" text:outline-level="1">Application Domain</text:h>
      <text:p text:style-name="P11">The Http Whiteboard Specification was first released in 2015 as part of Release 6. From the Version 1.0 spec:</text:p>
      <text:p text:style-name="P36">The OSGi Http Whiteboard Specification provides a light and convenient way of using servlets, servlet filters, servlet listeners and web resources in an OSGi environment through the use of the [7] Whiteboard <text:span text:style-name="T24">Pattern.</text:span></text:p>
      <text:h text:style-name="P87"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3">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3"><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87"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0">HW-0050 – Provide a mechanism to provide an alternative logger for logging through ServletContext.</text:p>
      <text:p text:style-name="P11"/>
      <text:h text:style-name="P87"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22"><text:span text:style-name="Default_20_Paragraph_20_Font"><text:span text:style-name="T7">@Component(service = </text:span></text:span><text:span text:style-name="Default_20_Paragraph_20_Font"><text:span text:style-name="T8">Filter</text:span></text:span><text:span text:style-name="Default_20_Paragraph_20_Font"><text:span text:style-name="T3">.</text:span></text:span><text:span text:style-name="Default_20_Paragraph_20_Font"><text:span text:style-name="T26">class</text:span></text:span><text:span text:style-name="Default_20_Paragraph_20_Font"><text:span text:style-name="T8">,</text:span></text:span><text:span text:style-name="Default_20_Paragraph_20_Font"><text:span text:style-name="T7"> </text:span></text:span><text:span text:style-name="Default_20_Paragraph_20_Font"><text:span text:style-name="T27">scope=ServiceScope.PROTOTYPE,</text:span></text:span></text:p>
      <text:p text:style-name="P37"><text:span text:style-name="Default_20_Paragraph_20_Font"><text:span text:style-name="T7"><text:s text:c="3"/>property={</text:span></text:span></text:p>
      <text:p text:style-name="P37"><text:span text:style-name="Default_20_Paragraph_20_Font"><text:span text:style-name="T7"><text:s text:c="5"/>"osgi.http.whiteboard.filter.pattern=/",</text:span></text:span></text:p>
      <text:p text:style-name="P37"><text:span text:style-name="Default_20_Paragraph_20_Font"><text:span text:style-name="T7"><text:s text:c="5"/>"osgi.http.whiteboard.context.</text:span></text:span><text:span text:style-name="Default_20_Paragraph_20_Font"><text:span text:style-name="T25">select=" +<text:line-break/> <text:s text:c="11"/>"(osgi.http.whiteboard.context.httpservice=*)"</text:span></text:span><text:span text:style-name="Default_20_Paragraph_20_Font"><text:span text:style-name="T7">})<text:line-break/></text:span></text:span><text:span text:style-name="Default_20_Paragraph_20_Font"><text:span text:style-name="T26">public</text:span></text:span><text:span text:style-name="Default_20_Paragraph_20_Font"><text:span text:style-name="T3"> </text:span></text:span><text:span text:style-name="Default_20_Paragraph_20_Font"><text:span text:style-name="T26">class</text:span></text:span><text:span text:style-name="Default_20_Paragraph_20_Font"><text:span text:style-name="T3"> MyFilter </text:span></text:span><text:span text:style-name="Default_20_Paragraph_20_Font"><text:span text:style-name="T26">implements</text:span></text:span><text:span text:style-name="Default_20_Paragraph_20_Font"><text:span text:style-name="T3">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6">In the same way error pages and listeners can be associated with the Http Contexts managed by the Http Service. <text:span text:style-name="T43">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6"/>
      <text:p text:style-name="Body"/>
      <text:h text:style-name="Heading_20_2" text:outline-level="2">Request Preprocessing</text:h>
      <text:p text:style-name="Body"><text:span text:style-name="T33">A new service </text:span><text:span text:style-name="T34">marke</text:span><text:span text:style-name="T35">r</text:span><text:span text:style-name="T34"> </text:span><text:span text:style-name="T33">interface Preprocessor allows to register services using a whiteboard pattern. </text:span><text:span text:style-name="T34">The interface extends the Filter interfaces. </text:span><text:span text:style-name="T33">Services of this type are always run before request dispatching is performed. If there are several services of this type, they are run in order of there service ranking, the one with the highest ranking is used first. </text:span><text:span text:style-name="T36">In the case of a service ranking </text:span><text:span text:style-name="T39">tie, the servlet filter with the lowest service.id is processed first.</text:span></text:p>
      <text:p text:style-name="P8">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p>
      <text:p text:style-name="P7"/>
      <text:p text:style-name="P23">@ConsumerType</text:p>
      <text:p text:style-name="P17"><text:span text:style-name="T1">public</text:span><text:span text:style-name="T2"> </text:span><text:span text:style-name="T1">interface</text:span><text:span text:style-name="T2"> Preprocessor </text:span><text:span text:style-name="T4">extends Filter </text:span><text:span text:style-name="T2">{</text:span></text:p>
      <text:p text:style-name="P16"><text:s text:c="4"/></text:p>
      <text:p text:style-name="P16"><text:s text:c="4"/></text:p>
      <text:p text:style-name="P16"><text:soft-page-break/>}</text:p>
      <text:p text:style-name="P9">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4"><text:change-start text:change-id="ct140644365462240"/><text:span text:style-name="T40">Support for multipart configuration is enabled on a Servlet by setting the </text:span><text:span text:style-name="T28">osgi.http.whiteboard.servlet.multipart.</text:span><text:span text:style-name="T29">e</text:span><text:span text:style-name="T28">nabled</text:span><text:span text:style-name="T40"> equal to </text:span><text:span text:style-name="T28">true</text:span><text:span text:style-name="T40">.</text:span></text:p>
      <text:p text:style-name="P18"/>
      <text:p text:style-name="P21"><text:span text:style-name="T63">Further refinement of the Servlet’s m</text:span>ultipart configuration <text:span text:style-name="T41">can be made with the following properties:<text:line-break/></text:span></text:p>
      <text:list xml:id="list3696712869010771996" text:style-name="L1">
        <text:list-item>
          <text:p text:style-name="P96"><text:span text:style-name="T28">osgi.http.whiteboard.</text:span><text:span text:style-name="T29">servlet</text:span><text:span text:style-name="T28">.multipart.</text:span>max<text:span text:style-name="T42">F</text:span>ile<text:span text:style-name="T42">S</text:span>ize<text:span text:style-name="T32"> </text:span><text:span text:style-name="T37">(</text:span><text:span text:style-name="T38">L</text:span><text:span text:style-name="T37">ong)</text:span></text:p>
          <text:list>
            <text:list-item>
              <text:p text:style-name="P46">the maximum size of a file being uploaded</text:p>
            </text:list-item>
          </text:list>
        </text:list-item>
        <text:list-item>
          <text:p text:style-name="P96"><text:span text:style-name="T28">osgi.http.whiteboard.</text:span><text:span text:style-name="T29">servlet</text:span><text:span text:style-name="T28">.multipart.</text:span>location<text:span text:style-name="T32"> (String)</text:span></text:p>
          <text:list>
            <text:list-item>
              <text:p text:style-name="P47">the location where the files can be stored on disk</text:p>
            </text:list-item>
            <text:list-item>
              <text:p text:style-name="P48">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48"><text:span text:style-name="T66">Q1:</text:span> <text:span text:style-name="T66">I believe a <text:s/></text:span><text:span text:style-name="T31">FilePermission(location, “read, write”)</text:span><text:span text:style-name="T66"> security check should be made during servlet registration resulting in a </text:span><text:span text:style-name="T31">FailedServletDTO</text:span><text:span text:style-name="T66">; as opposed to a lazy check during runtime. Thoughts?</text:span></text:p>
            </text:list-item>
            <text:list-item>
              <text:p text:style-name="P48"><text:span text:style-name="T66">Q2:</text:span> <text:span text:style-name="T66">If Q1, should the </text:span><text:span text:style-name="T31">FailedServletDTO</text:span><text:span text:style-name="T66"> use a new, distinct reason code?</text:span></text:p>
            </text:list-item>
          </text:list>
        </text:list-item>
        <text:list-item>
          <text:p text:style-name="P96"><text:span text:style-name="T28">osgi.http.whiteboard.</text:span><text:span text:style-name="T29">servlet</text:span><text:span text:style-name="T28">.multipart.</text:span>max<text:span text:style-name="T42">R</text:span>equest<text:span text:style-name="T42">S</text:span>ize<text:span text:style-name="T32"> </text:span><text:span text:style-name="T37">(</text:span><text:span text:style-name="T38">L</text:span><text:span text:style-name="T37">ong)</text:span></text:p>
          <text:list>
            <text:list-item>
              <text:p text:style-name="P46">the maximum request size</text:p>
            </text:list-item>
          </text:list>
        </text:list-item>
        <text:list-item>
          <text:p text:style-name="P96"><text:span text:style-name="T28">osgi.http.whiteboard.</text:span><text:span text:style-name="T29">servlet</text:span><text:span text:style-name="T28">.multipart.</text:span>file<text:span text:style-name="T42">S</text:span>ize<text:span text:style-name="T42">T</text:span>hreshold<text:span text:style-name="T32"> </text:span><text:span text:style-name="T37">(</text:span><text:span text:style-name="T38">Integer</text:span><text:span text:style-name="T37">)</text:span></text:p>
          <text:list>
            <text:list-item>
              <text:p text:style-name="P49">the size threshold after which the file will be written to disk<text:line-break/></text:p>
            </text:list-item>
          </text:list>
        </text:list-item>
      </text:list>
      <text:p text:style-name="P40"><text:span text:style-name="T12">T</text:span><text:span text:style-name="T11">he ServletDTO and FailedServletDTO should reflect these settings.</text:span><text:change-end text:change-id="ct140644365462240"/></text:p>
      <text:h text:style-name="P90" text:outline-level="2">Support Servlets without a pattern</text:h>
      <text:p text:style-name="Body">The requirements for a whiteboard servlet in section 140.4 is changed from requiring a configured pattern using the property<text:span text:style-name="T8"> </text:span><text:span text:style-name="T9">osgi.http.whiteboard.servlet.pattern.</text:span> The servlet must have at least one valid value for one of these properties:</text:p>
      <text:list xml:id="list877378054033305469" text:style-name="L2">
        <text:list-item>
          <text:p text:style-name="P92">osgi.http.whiteboard.servlet.pattern</text:p>
        </text:list-item>
        <text:list-item>
          <text:p text:style-name="P92">osgi.http.whiteboard.servlet.name</text:p>
        </text:list-item>
        <text:list-item>
          <text:p text:style-name="P92">osgi.http.whiteboard.servlet.errorPage</text:p>
        </text:list-item>
      </text:list>
      <text:h text:style-name="P91" text:outline-level="2" text:is-list-header="true"><text:change-start text:change-id="ct140644364595136"/></text:h>
      <text:p text:style-name="P15">TO DISCUSS: The above might be too simple – with version 1.0 registering an error page with a name resu<text:change-end text:change-id="ct140644364595136"/><text:change-start text:change-id="ct140644364595360"/>lted in just the error page being registered, but not a named servlet<text:change-end text:change-id="ct140644364595360"/><text:change-start text:change-id="ct140644362198400"/> – at least the reference implementation does so. This might be a bug in the RI?</text:p>
      <text:p text:style-name="P15"><text:soft-page-break/>There is another problem: The ServletDTO currently states “pattern” is never empty which would be vi<text:change-end text:change-id="ct140644362198400"/><text:change-start text:change-id="ct140644364328944"/>olated with just a named servlet. Can we relax the condition of pattern? Which would potentially break clients.<text:change-end text:change-id="ct140644364328944"/></text:p>
      <text:h text:style-name="P91" text:outline-level="2" text:is-list-header="true"/>
      <text:h text:style-name="P87" text:outline-level="1">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h text:style-name="P87" text:outline-level="1">Javadoc</text:h>
      <text:p text:style-name="P24"/>
      <text:section text:style-name="Sect1" text:name="Section1" text:protected="true">
        <text:section-source xlink:href="../javadoc.rtf" text:filter-name="Rich Text Format"/>
        <text:p text:style-name="P97"><text:span text:style-name="T10">OSGi Javadoc</text:span></text:p>
        <text:p text:style-name="P51"><text:span text:style-name="T16">26.08.16 15:59</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4"><text:span text:style-name="Summary_20_Heading_20_Font"><text:span text:style-name="T18">Package Summary</text:span></text:span></text:p>
            </table:table-cell>
            <table:covered-table-cell/>
            <table:table-cell table:style-name="Table3.A1" office:value-type="string">
              <text:p text:style-name="P56"><text:span text:style-name="Page_20_Reference_20_Font"><text:span text:style-name="T19">Page</text:span></text:span></text:p>
            </table:table-cell>
          </table:table-row>
          <table:table-row table:style-name="Table3.1">
            <table:table-cell table:style-name="Table3.A2" office:value-type="string">
              <text:p text:style-name="P54"><text:a xlink:type="simple" xlink:href="file:///l%22r3" text:style-name="Internet_20_link" text:visited-style-name="Visited_20_Internet_20_Link"><text:span text:style-name="T44">org.osgi.service.http.context</text:span></text:a></text:p>
            </table:table-cell>
            <table:table-cell table:style-name="Table3.B2" office:value-type="string">
              <text:p text:style-name="P54"><text:span text:style-name="T11">Http Whiteboard Context Package Version 1.0.</text:span></text:p>
            </table:table-cell>
            <table:table-cell table:style-name="Table3.C2" office:value-type="string">
              <text:p text:style-name="P56"><text:bookmark-ref text:reference-format="page" text:ref-name="r3">11</text:bookmark-ref></text:p>
            </table:table-cell>
          </table:table-row>
          <table:table-row table:style-name="Table3.1">
            <table:table-cell table:style-name="Table3.A3" office:value-type="string">
              <text:p text:style-name="P53"><text:a xlink:type="simple" xlink:href="file:///l%22r16" text:style-name="Internet_20_link" text:visited-style-name="Visited_20_Internet_20_Link"><text:span text:style-name="T44">org.osgi.service.http.runtime</text:span></text:a></text:p>
            </table:table-cell>
            <table:table-cell table:style-name="Table3.B3" office:value-type="string">
              <text:p text:style-name="P53"><text:span text:style-name="T11">Http Runtime Package Version 1.0.</text:span></text:p>
            </table:table-cell>
            <table:table-cell table:style-name="Table3.C3" office:value-type="string">
              <text:p text:style-name="P55"><text:bookmark-ref text:reference-format="page" text:ref-name="r16">17</text:bookmark-ref></text:p>
            </table:table-cell>
          </table:table-row>
          <table:table-row table:style-name="Table3.1">
            <table:table-cell table:style-name="Table3.A4" office:value-type="string">
              <text:p text:style-name="P53"><text:a xlink:type="simple" xlink:href="file:///l%22r24" text:style-name="Internet_20_link" text:visited-style-name="Visited_20_Internet_20_Link"><text:span text:style-name="T44">org.osgi.service.http.runtime.dto</text:span></text:a></text:p>
            </table:table-cell>
            <table:table-cell table:style-name="Table3.B4" office:value-type="string">
              <text:p text:style-name="P53"><text:span text:style-name="T11">Http Runtime DTO Package Version 1.0.</text:span></text:p>
            </table:table-cell>
            <table:table-cell table:style-name="Table3.C4" office:value-type="string">
              <text:p text:style-name="P55"><text:bookmark-ref text:reference-format="page" text:ref-name="r24">20</text:bookmark-ref></text:p>
            </table:table-cell>
          </table:table-row>
          <table:table-row table:style-name="Table3.1">
            <table:table-cell table:style-name="Table3.A5" office:value-type="string">
              <text:p text:style-name="P53"><text:a xlink:type="simple" xlink:href="file:///l%22r133" text:style-name="Internet_20_link" text:visited-style-name="Visited_20_Internet_20_Link"><text:span text:style-name="T44">org.osgi.service.http.whiteboard</text:span></text:a></text:p>
            </table:table-cell>
            <table:table-cell table:style-name="Table3.B5" office:value-type="string">
              <text:p text:style-name="P53"><text:span text:style-name="T11">Http Whiteboard Package Version 1.0.</text:span></text:p>
            </table:table-cell>
            <table:table-cell table:style-name="Table3.C5" office:value-type="string">
              <text:p text:style-name="P55"><text:bookmark-ref text:reference-format="page" text:ref-name="r133">62</text:bookmark-ref></text:p>
            </table:table-cell>
          </table:table-row>
        </table:table>
        <text:p text:style-name="P98"><text:bookmark text:name="r3"/><text:span text:style-name="T6">Package org.osgi.service.http.context</text:span></text:p>
        <text:p text:style-name="P57"><text:span text:style-name="Code_20_Small">@org.osgi.annotation.versioning.Version(value="1.0")</text:span></text:p>
        <text:p text:style-name="P57"><text:span text:style-name="T11">Http Whiteboard Context Package Version 1.0.</text:span></text:p>
        <text:p text:style-name="P57"><text:span text:style-name="T13">See:</text:span></text:p>
        <text:p text:style-name="P63"><text:a xlink:type="simple" xlink:href="file:///l%22r2" text:style-name="Internet_20_link" text:visited-style-name="Visited_20_Internet_20_Link"><text:span text:style-name="T13">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4"><text:span text:style-name="Summary_20_Heading_20_Font1"><text:span text:style-name="T18">Class Summary</text:span></text:span></text:p>
            </table:table-cell>
            <table:covered-table-cell/>
            <table:table-cell table:style-name="Table4.A1" office:value-type="string">
              <text:p text:style-name="P56"><text:span text:style-name="Page_20_Reference_20_Font"><text:span text:style-name="T19">Page</text:span></text:span></text:p>
            </table:table-cell>
          </table:table-row>
          <table:table-row table:style-name="Table4.1">
            <table:table-cell table:style-name="Table4.A2" office:value-type="string">
              <text:p text:style-name="P54"><text:a xlink:type="simple" xlink:href="file:///l%22r14" text:style-name="Internet_20_link" text:visited-style-name="Visited_20_Internet_20_Link"><text:span text:style-name="T44">ServletContextHelper</text:span></text:a></text:p>
            </table:table-cell>
            <table:table-cell table:style-name="Table4.B2" office:value-type="string">
              <text:p text:style-name="P54"><text:span text:style-name="T11">Helper service for a servlet context used by a Http Whiteboard implementation to serve HTTP requests.</text:span></text:p>
            </table:table-cell>
            <table:table-cell table:style-name="Table4.C2" office:value-type="string">
              <text:p text:style-name="P56"><text:bookmark-ref text:reference-format="page" text:ref-name="r14">12</text:bookmark-ref></text:p>
            </table:table-cell>
          </table:table-row>
        </table:table>
        <text:p text:style-name="P60"><text:bookmark text:name="r2"/><text:span text:style-name="T20">Package org.osgi.service.http.context Description</text:span></text:p>
        <text:p text:style-name="P50"><text:span text:style-name="T11">Http Whiteboard Context Package Version 1.0.</text:span></text:p>
        <text:p text:style-name="P50"><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0"><text:span text:style-name="T11">Example import for consumers using the API in this package:</text:span></text:p>
        <text:p text:style-name="P50"><text:span text:style-name="Code1">Import-Package: org.osgi.service.http.context; version="[1.0,2.0)"</text:span></text:p>
        <text:p text:style-name="P50"><text:span text:style-name="T11">Example import for providers implementing the API in this package:</text:span></text:p>
        <text:p text:style-name="P43"><text:span text:style-name="Code1">Import-Package: org.osgi.service.http.context; version="[1.0,1.1)"</text:span></text:p>
        <text:p text:style-name="P104"><text:bookmark text:name="r14"/><text:span text:style-name="T6">Class ServletContextHelper</text:span></text:p>
        <text:p text:style-name="P61"><text:a xlink:type="simple" xlink:href="file:///l%22r3" text:style-name="Internet_20_link" text:visited-style-name="Visited_20_Internet_20_Link"><text:span text:style-name="T17">org.osgi.service.http.context</text:span></text:a></text:p>
        <text:p text:style-name="P58"><text:span text:style-name="Code2">java.lang.Object</text:span></text:p>
        <text:p text:style-name="P44"><text:span text:style-name="Code2">  </text:span><text:span text:style-name="Code2"><draw:frame draw:style-name="fr3" text:anchor-type="as-char" svg:width="0.397cm" svg:height="0.37cm" draw:z-index="10"><draw:image xlink:href="Pictures/100002000000000F0000000EBCC3FB4515936C88.png" xlink:type="simple" xlink:show="embed" xlink:actuate="onLoad"/></draw:frame></text:span><text:span text:style-name="Code2"><text:span text:style-name="T49">org.osgi.service.http.context.ServletContextHelper</text:span></text:span></text:p>
        <text:p text:style-name="P59"/>
        <text:p text:style-name="P71"><text:span text:style-name="Code_20_Small1">@org.osgi.annotation.versioning.ConsumerType</text:span><text:line-break/><text:span text:style-name="Code2">abstract public class </text:span><text:span text:style-name="Code2"><text:span text:style-name="T49">ServletContextHelper</text:span></text:span></text:p>
        <text:p text:style-name="P52"><text:span text:style-name="Code2">extends Object</text:span></text:p>
        <text:p text:style-name="P50"><text:span text:style-name="T11">Helper service for a servlet context used by a Http Whiteboard implementation to serve HTTP requests.</text:span></text:p>
        <text:p text:style-name="P50"><text:span text:style-name="T11">This service defines methods that the Http Whiteboard implementation may call to get information for a request when dealing with whiteboard services.</text:span></text:p>
        <text:p text:style-name="P50"><text:span text:style-name="T11">Each </text:span><text:span text:style-name="Code2">ServletContextHelper</text:span><text:span text:style-name="T11"> is registered with a </text:span><text:a xlink:type="simple" xlink:href="file:///l%22r134" text:style-name="Internet_20_link" text:visited-style-name="Visited_20_Internet_20_Link"><text:span text:style-name="T51">"osgi.http.whiteboard.context.name"</text:span></text:a><text:span text:style-name="T14"> service property containing a name to reference by servlets, servlet filters, resources, and listeners. If there is more than one </text:span><text:span text:style-name="Code2"><text:span text:style-name="T56">ServletContextHelper</text:span></text:span><text:span text:style-name="T14"> registered with the same context name, the one with the highest service ranking is active, the others are inactive.</text:span></text:p>
        <text:p text:style-name="P50"><text:span text:style-name="T11">A context is registered with the </text:span><text:a xlink:type="simple" xlink:href="file:///l%22r136" text:style-name="Internet_20_link" text:visited-style-name="Visited_20_Internet_20_Link"><text:span text:style-name="T51">"osgi.http.whiteboard.context.path"</text:span></text:a><text:span text:style-name="T14"> service property to define a path under which all services registered with this context are reachable. If there is more than one </text:span><text:span text:style-name="Code2"><text:span text:style-name="T56">ServletContextHelper</text:span></text:span><text:span text:style-name="T14"> registered with the same path, each duplicate context path is searched by service ranking order according to </text:span><text:span text:style-name="Code2"><text:span text:style-name="T56">org.osgi.framework.ServiceReference.compareTo(Object)</text:span></text:span><text:span text:style-name="T14"> until a matching servlet or resource is found.</text:span></text:p>
        <text:p text:style-name="P50"><text:span text:style-name="T11">Servlets, servlet filters, resources, and listeners services may be associated with a </text:span><text:span text:style-name="Code2">ServletContextHelper</text:span><text:span text:style-name="T11"> service with the </text:span><text:a xlink:type="simple" xlink:href="file:///l%22r138" text:style-name="Internet_20_link" text:visited-style-name="Visited_20_Internet_20_Link"><text:span text:style-name="T51">"osgi.http.whiteboard.context.select"</text:span></text:a><text:span text:style-name="T14"> service property. If the referenced </text:span><text:span text:style-name="Code2"><text:span text:style-name="T56">ServletContextHelper</text:span></text:span><text:span text:style-name="T14"> service does not exist or is currently not active, the whiteboard services for that </text:span><text:span text:style-name="Code2"><text:span text:style-name="T56">ServletContextHelper</text:span></text:span><text:span text:style-name="T14"> are not active either.</text:span></text:p>
        <text:p text:style-name="P50"><text:span text:style-name="T11">If no </text:span><text:span text:style-name="Code2">ServletContextHelper</text:span><text:span text:style-name="T11"> service is associated, that is no </text:span><text:a xlink:type="simple" xlink:href="file:///l%22r138" text:style-name="Internet_20_link" text:visited-style-name="Visited_20_Internet_20_Link"><text:span text:style-name="T51">"osgi.http.whiteboard.context.select"</text:span></text:a><text:span text:style-name="T14"> service property is configured for a whiteboard service, a default </text:span><text:span text:style-name="Code2"><text:span text:style-name="T56">ServletContextHelper</text:span></text:span><text:span text:style-name="T14"> is used.</text:span></text:p>
        <text:p text:style-name="P50"><text:span text:style-name="T11">Those whiteboard services that are associated with the same </text:span><text:span text:style-name="Code2">ServletContextHelper</text:span><text:span text:style-name="T11"> object will share the same </text:span><text:span text:style-name="Code2">ServletContext</text:span><text:span text:style-name="T11"> object.</text:span></text:p>
        <text:p text:style-name="P50"><text:span text:style-name="T11">The behavior of the methods on the default </text:span><text:span text:style-name="Code2">ServletContextHelper</text:span><text:span text:style-name="T11"> is defined as follows:</text:span></text:p>
        <text:list xml:id="list681188848163899819" text:style-name="WWNum1">
          <text:list-item>
            <text:p text:style-name="P66"><text:a xlink:type="simple" xlink:href="file:///l%22r11" text:style-name="Internet_20_link" text:visited-style-name="Visited_20_Internet_20_Link"><text:span text:style-name="T51">getMimeType</text:span></text:a><text:span text:style-name="T14"> - Always returns </text:span><text:span text:style-name="Code2"><text:span text:style-name="T56">null</text:span></text:span><text:span text:style-name="T14">.</text:span></text:p>
          </text:list-item>
          <text:list-item>
            <text:p text:style-name="P66"><text:a xlink:type="simple" xlink:href="file:///l%22r9" text:style-name="Internet_20_link" text:visited-style-name="Visited_20_Internet_20_Link"><text:span text:style-name="T51">handleSecurity</text:span></text:a><text:span text:style-name="T14"> - Always returns </text:span><text:span text:style-name="Code2"><text:span text:style-name="T56">true</text:span></text:span><text:span text:style-name="T14">.</text:span></text:p>
          </text:list-item>
          <text:list-item>
            <text:p text:style-name="P66"><text:a xlink:type="simple" xlink:href="file:///l%22r10" text:style-name="Internet_20_link" text:visited-style-name="Visited_20_Internet_20_Link"><text:span text:style-name="T51">getResource</text:span></text:a><text:span text:style-name="T14"> - Assumes the named resource is in the bundle of the whiteboard service, addressed from the root. This method calls the whiteboard service bundle's </text:span><text:span text:style-name="Code2"><text:span text:style-name="T56">Bundle.getEntry</text:span></text:span><text:span text:style-name="T14"> method, and returns the appropriate URL to access the resource. On a Java runtime environment that supports permissions, the Http Whiteboard implementation needs to be granted </text:span><text:span text:style-name="Code2"><text:span text:style-name="T56">org.osgi.framework.AdminPermission[*,RESOURCE]</text:span></text:span><text:span text:style-name="T14">.</text:span></text:p>
          </text:list-item>
          <text:list-item>
            <text:p text:style-name="P66"><text:a xlink:type="simple" xlink:href="file:///l%22r12" text:style-name="Internet_20_link" text:visited-style-name="Visited_20_Internet_20_Link"><text:span text:style-name="T51">getResourcePaths</text:span></text:a><text:span text:style-name="T14"> - Assumes that the resources are in the bundle of the whiteboard service. This method calls </text:span><text:span text:style-name="Code2"><text:span text:style-name="T56">Bundle.findEntries</text:span></text:span><text:span text:style-name="T14"> method, and returns the found entries. On a Java runtime environment that supports permissions, the Http Whiteboard implementation needs to be granted </text:span><text:span text:style-name="Code2"><text:span text:style-name="T56">org.osgi.framework.AdminPermission[*,RESOURCE]</text:span></text:span><text:span text:style-name="T14">.</text:span></text:p>
          </text:list-item>
          <text:list-item>
            <text:p text:style-name="P64"><text:a xlink:type="simple" xlink:href="file:///l%22r13" text:style-name="Internet_20_link" text:visited-style-name="Visited_20_Internet_20_Link"><text:span text:style-name="T51">getRealPath</text:span></text:a><text:span text:style-name="T14"> - Always returns </text:span><text:span text:style-name="Code2"><text:span text:style-name="T56">null</text:span></text:span><text:span text:style-name="T14">.</text:span></text:p>
          </text:list-item>
        </text:list>
        <text:p text:style-name="P61"><text:span text:style-name="T13">See Also:</text:span></text:p>
        <text:p text:style-name="P65"><text:a xlink:type="simple" xlink:href="file:///l%22r134" text:style-name="Internet_20_link" text:visited-style-name="Visited_20_Internet_20_Link"><text:span text:style-name="T51">HttpWhiteboardConstants.HTTP_WHITEBOARD_CONTEXT_NAME</text:span></text:a><text:span text:style-name="T14">, </text:span><text:a xlink:type="simple" xlink:href="file:///l%22r136" text:style-name="Internet_20_link" text:visited-style-name="Visited_20_Internet_20_Link"><text:span text:style-name="T51">HttpWhiteboardConstants.HTTP_WHITEBOARD_CONTEXT_PATH</text:span></text:a></text:p>
        <text:p text:style-name="P61"><text:span text:style-name="T13">ThreadSafe</text:span></text:p>
        <text:p text:style-name="P7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3"><text:span text:style-name="Summary_20_Heading_20_Font2"><text:span text:style-name="T18">Field Summary</text:span></text:span></text:p>
            </table:table-cell>
            <table:covered-table-cell/>
            <table:table-cell table:style-name="Table5.A1" office:value-type="string">
              <text:p text:style-name="P75"><text:span text:style-name="Page_20_Reference_20_Font"><text:span text:style-name="T19">Page</text:span></text:span></text:p>
            </table:table-cell>
          </table:table-row>
          <text:soft-page-break/>
          <table:table-row table:style-name="Table5.1">
            <table:table-cell table:style-name="Table5.A2" office:value-type="string">
              <text:p text:style-name="P77"><text:span text:style-name="Code_20_Small1"><text:span text:style-name="T52">static String</text:span></text:span></text:p>
            </table:table-cell>
            <table:table-cell table:style-name="Table5.B2" office:value-type="string">
              <text:p text:style-name="P79"><text:a xlink:type="simple" xlink:href="file:///l%22r5" text:style-name="Internet_20_link" text:visited-style-name="Visited_20_Internet_20_Link"><text:span text:style-name="T45">AUTHENTICATION_TYPE</text:span></text:a></text:p>
              <text:p text:style-name="P81"><text:span text:style-name="Code2"><text:span text:style-name="T50">HttpServletRequest</text:span></text:span><text:span text:style-name="T11"> attribute specifying the scheme used in authentication.</text:span></text:p>
            </table:table-cell>
            <table:table-cell table:style-name="Table5.C2" office:value-type="string">
              <text:p text:style-name="P75"><text:bookmark-ref text:reference-format="page" text:ref-name="r5">13</text:bookmark-ref></text:p>
            </table:table-cell>
          </table:table-row>
          <table:table-row table:style-name="Table5.1">
            <table:table-cell table:style-name="Table5.A3" office:value-type="string">
              <text:p text:style-name="P76"><text:span text:style-name="Code_20_Small1"><text:span text:style-name="T52">static String</text:span></text:span></text:p>
            </table:table-cell>
            <table:table-cell table:style-name="Table5.B3" office:value-type="string">
              <text:p text:style-name="P78"><text:a xlink:type="simple" xlink:href="file:///l%22r6" text:style-name="Internet_20_link" text:visited-style-name="Visited_20_Internet_20_Link"><text:span text:style-name="T45">AUTHORIZATION</text:span></text:a></text:p>
              <text:p text:style-name="P80"><text:span text:style-name="Code2"><text:span text:style-name="T50">HttpServletRequest</text:span></text:span><text:span text:style-name="T11"> attribute specifying the </text:span><text:span text:style-name="Code2"><text:span text:style-name="T50">Authorization</text:span></text:span><text:span text:style-name="T11"> object obtained from the </text:span><text:span text:style-name="Code2"><text:span text:style-name="T50">org.osgi.service.useradmin.UserAdmin</text:span></text:span><text:span text:style-name="T11"> service.</text:span></text:p>
            </table:table-cell>
            <table:table-cell table:style-name="Table5.C3" office:value-type="string">
              <text:p text:style-name="P74"><text:bookmark-ref text:reference-format="page" text:ref-name="r6">13</text:bookmark-ref></text:p>
            </table:table-cell>
          </table:table-row>
          <table:table-row table:style-name="Table5.1">
            <table:table-cell table:style-name="Table5.A4" office:value-type="string">
              <text:p text:style-name="P76"><text:span text:style-name="Code_20_Small1"><text:span text:style-name="T52">static String</text:span></text:span></text:p>
            </table:table-cell>
            <table:table-cell table:style-name="Table5.B4" office:value-type="string">
              <text:p text:style-name="P78"><text:a xlink:type="simple" xlink:href="file:///l%22r4" text:style-name="Internet_20_link" text:visited-style-name="Visited_20_Internet_20_Link"><text:span text:style-name="T45">REMOTE_USER</text:span></text:a></text:p>
              <text:p text:style-name="P80"><text:span text:style-name="Code2"><text:span text:style-name="T50">HttpServletRequest</text:span></text:span><text:span text:style-name="T11"> attribute specifying the name of the authenticated user.</text:span></text:p>
            </table:table-cell>
            <table:table-cell table:style-name="Table5.C4" office:value-type="string">
              <text:p text:style-name="P74"><text:bookmark-ref text:reference-format="page" text:ref-name="r4">13</text:bookmark-ref></text:p>
            </table:table-cell>
          </table:table-row>
        </table:table>
        <text:p text:style-name="P41"/>
        <table:table table:name="Table6" table:style-name="Table6">
          <table:table-column table:style-name="Table6.A"/>
          <table:table-column table:style-name="Table6.B"/>
          <table:table-row table:style-name="Table6.1">
            <table:table-cell table:style-name="Table6.A1" office:value-type="string">
              <text:p text:style-name="P73"><text:span text:style-name="Summary_20_Heading_20_Font2"><text:span text:style-name="T18">Constructor Summary</text:span></text:span></text:p>
            </table:table-cell>
            <table:table-cell table:style-name="Table6.A1" office:value-type="string">
              <text:p text:style-name="P75"><text:span text:style-name="Page_20_Reference_20_Font"><text:span text:style-name="T19">Page</text:span></text:span></text:p>
            </table:table-cell>
          </table:table-row>
          <table:table-row table:style-name="Table6.1">
            <table:table-cell table:style-name="Table6.A2" office:value-type="string">
              <text:p text:style-name="P79"><text:a xlink:type="simple" xlink:href="file:///l%22r7" text:style-name="Internet_20_link" text:visited-style-name="Visited_20_Internet_20_Link"><text:span text:style-name="T45">ServletContextHelper</text:span></text:a><text:span text:style-name="Code2"><text:span text:style-name="T55">()</text:span></text:span></text:p>
              <text:p text:style-name="P81"><text:span text:style-name="T11">Construct a new context helper.</text:span></text:p>
            </table:table-cell>
            <table:table-cell table:style-name="Table6.B2" office:value-type="string">
              <text:p text:style-name="P75"><text:bookmark-ref text:reference-format="page" text:ref-name="r7">14</text:bookmark-ref></text:p>
            </table:table-cell>
          </table:table-row>
          <table:table-row table:style-name="Table6.1">
            <table:table-cell table:style-name="Table6.A3" office:value-type="string">
              <text:p text:style-name="P78"><text:a xlink:type="simple" xlink:href="file:///l%22r8" text:style-name="Internet_20_link" text:visited-style-name="Visited_20_Internet_20_Link"><text:span text:style-name="T45">ServletContextHelper</text:span></text:a><text:span text:style-name="Code2"><text:span text:style-name="T55">(org.osgi.framework.Bundle bundle)</text:span></text:span></text:p>
              <text:p text:style-name="P80"><text:span text:style-name="T11">Construct a new context helper associated with the specified bundle.</text:span></text:p>
            </table:table-cell>
            <table:table-cell table:style-name="Table6.B3" office:value-type="string">
              <text:p text:style-name="P74"><text:bookmark-ref text:reference-format="page" text:ref-name="r8">14</text:bookmark-ref></text:p>
            </table:table-cell>
          </table:table-row>
        </table:table>
        <text:p text:style-name="P4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3"><text:span text:style-name="Summary_20_Heading_20_Font2"><text:span text:style-name="T18">Method Summary</text:span></text:span></text:p>
            </table:table-cell>
            <table:covered-table-cell/>
            <table:table-cell table:style-name="Table7.A1" office:value-type="string">
              <text:p text:style-name="P75"><text:span text:style-name="Page_20_Reference_20_Font"><text:span text:style-name="T19">Page</text:span></text:span></text:p>
            </table:table-cell>
          </table:table-row>
          <table:table-row table:style-name="Table7.1">
            <table:table-cell table:style-name="Table7.A2" office:value-type="string">
              <text:p text:style-name="P77"><text:span text:style-name="Code_20_Small1"><text:span text:style-name="T52">String</text:span></text:span></text:p>
            </table:table-cell>
            <table:table-cell table:style-name="Table7.B2" office:value-type="string">
              <text:p text:style-name="P79"><text:a xlink:type="simple" xlink:href="file:///l%22r11" text:style-name="Internet_20_link" text:visited-style-name="Visited_20_Internet_20_Link"><text:span text:style-name="T45">getMimeType</text:span></text:a><text:span text:style-name="Code2"><text:span text:style-name="T55">(String name)</text:span></text:span></text:p>
              <text:p text:style-name="P81"><text:span text:style-name="T11">Maps a name to a MIME type.</text:span></text:p>
            </table:table-cell>
            <table:table-cell table:style-name="Table7.C2" office:value-type="string">
              <text:p text:style-name="P75"><text:bookmark-ref text:reference-format="page" text:ref-name="r11">15</text:bookmark-ref></text:p>
            </table:table-cell>
          </table:table-row>
          <table:table-row table:style-name="Table7.1">
            <table:table-cell table:style-name="Table7.A3" office:value-type="string">
              <text:p text:style-name="P76"><text:span text:style-name="Code_20_Small1"><text:span text:style-name="T52">String</text:span></text:span></text:p>
            </table:table-cell>
            <table:table-cell table:style-name="Table7.B3" office:value-type="string">
              <text:p text:style-name="P78"><text:a xlink:type="simple" xlink:href="file:///l%22r13" text:style-name="Internet_20_link" text:visited-style-name="Visited_20_Internet_20_Link"><text:span text:style-name="T45">getRealPath</text:span></text:a><text:span text:style-name="Code2"><text:span text:style-name="T55">(String path)</text:span></text:span></text:p>
              <text:p text:style-name="P80"><text:span text:style-name="T11">Gets the real path corresponding to the given virtual path.</text:span></text:p>
            </table:table-cell>
            <table:table-cell table:style-name="Table7.C3" office:value-type="string">
              <text:p text:style-name="P74"><text:bookmark-ref text:reference-format="page" text:ref-name="r13">16</text:bookmark-ref></text:p>
            </table:table-cell>
          </table:table-row>
          <table:table-row table:style-name="Table7.1">
            <table:table-cell table:style-name="Table7.A4" office:value-type="string">
              <text:p text:style-name="P76"><text:span text:style-name="Code_20_Small1"><text:span text:style-name="T52">URL</text:span></text:span></text:p>
            </table:table-cell>
            <table:table-cell table:style-name="Table7.B4" office:value-type="string">
              <text:p text:style-name="P78"><text:a xlink:type="simple" xlink:href="file:///l%22r10" text:style-name="Internet_20_link" text:visited-style-name="Visited_20_Internet_20_Link"><text:span text:style-name="T45">getResource</text:span></text:a><text:span text:style-name="Code2"><text:span text:style-name="T55">(String name)</text:span></text:span></text:p>
              <text:p text:style-name="P80"><text:span text:style-name="T11">Maps a resource name to a URL.</text:span></text:p>
            </table:table-cell>
            <table:table-cell table:style-name="Table7.C4" office:value-type="string">
              <text:p text:style-name="P74"><text:bookmark-ref text:reference-format="page" text:ref-name="r10">15</text:bookmark-ref></text:p>
            </table:table-cell>
          </table:table-row>
          <table:table-row table:style-name="Table7.1">
            <table:table-cell table:style-name="Table7.A5" office:value-type="string">
              <text:p text:style-name="P76"><text:span text:style-name="Code_20_Small1"><text:span text:style-name="T52">Set&lt;String&gt;</text:span></text:span></text:p>
            </table:table-cell>
            <table:table-cell table:style-name="Table7.B5" office:value-type="string">
              <text:p text:style-name="P78"><text:a xlink:type="simple" xlink:href="file:///l%22r12" text:style-name="Internet_20_link" text:visited-style-name="Visited_20_Internet_20_Link"><text:span text:style-name="T45">getResourcePaths</text:span></text:a><text:span text:style-name="Code2"><text:span text:style-name="T55">(String path)</text:span></text:span></text:p>
              <text:p text:style-name="P80"><text:span text:style-name="T11">Returns a directory-like listing of all the paths to resources within the web application whose longest sub-path matches the supplied path argument.</text:span></text:p>
            </table:table-cell>
            <table:table-cell table:style-name="Table7.C5" office:value-type="string">
              <text:p text:style-name="P74"><text:bookmark-ref text:reference-format="page" text:ref-name="r12">15</text:bookmark-ref></text:p>
            </table:table-cell>
          </table:table-row>
          <table:table-row table:style-name="Table7.1">
            <table:table-cell table:style-name="Table7.A6" office:value-type="string">
              <text:p text:style-name="P76"><text:span text:style-name="Code_20_Small1"><text:span text:style-name="T52">boolean</text:span></text:span></text:p>
            </table:table-cell>
            <table:table-cell table:style-name="Table7.B6" office:value-type="string">
              <text:p text:style-name="P78"><text:a xlink:type="simple" xlink:href="file:///l%22r9" text:style-name="Internet_20_link" text:visited-style-name="Visited_20_Internet_20_Link"><text:span text:style-name="T45">handleSecurity</text:span></text:a><text:span text:style-name="Code2"><text:span text:style-name="T55">(HttpServletRequest request, HttpServletResponse response)</text:span></text:span></text:p>
              <text:p text:style-name="P80"><text:span text:style-name="T11">Handles security for the specified request.</text:span></text:p>
            </table:table-cell>
            <table:table-cell table:style-name="Table7.C6" office:value-type="string">
              <text:p text:style-name="P74"><text:bookmark-ref text:reference-format="page" text:ref-name="r9">14</text:bookmark-ref></text:p>
            </table:table-cell>
          </table:table-row>
        </table:table>
        <text:p text:style-name="P102"><text:span text:style-name="T6">Field Detail</text:span></text:p>
        <text:p text:style-name="P127"><text:bookmark text:name="r4"/><text:span text:style-name="T6">REMOTE_USER</text:span></text:p>
        <text:p text:style-name="P52"><text:span text:style-name="Code2">public static final String </text:span><text:span text:style-name="Code2"><text:span text:style-name="T49">REMOTE_USER</text:span></text:span><text:span text:style-name="Code2"><text:span text:style-name="T59"> = "org.osgi.service.http.authentication.remote.user"</text:span></text:span></text:p>
        <text:p text:style-name="P63"><text:span text:style-name="Code2">HttpServletRequest</text:span><text:span text:style-name="T11"> attribute specifying the name of the authenticated user. The value of the attribute can be retrieved by </text:span><text:span text:style-name="Code2">HttpServletRequest.getRemoteUser</text:span><text:span text:style-name="T11">.</text:span></text:p>
        <text:p text:style-name="P82"/>
        <text:p text:style-name="P128"><text:bookmark text:name="r5"/><text:span text:style-name="T6">AUTHENTICATION_TYPE</text:span></text:p>
        <text:p text:style-name="P52"><text:span text:style-name="Code2">public static final String </text:span><text:span text:style-name="Code2"><text:span text:style-name="T49">AUTHENTICATION_TYPE</text:span></text:span><text:span text:style-name="Code2"><text:span text:style-name="T59"> = "org.osgi.service.http.authentication.type"</text:span></text:span></text:p>
        <text:p text:style-name="P63"><text:span text:style-name="Code2">HttpServletRequest</text:span><text:span text:style-name="T11"> attribute specifying the scheme used in authentication. The value of the attribute can be retrieved by </text:span><text:span text:style-name="Code2">HttpServletRequest.getAuthType</text:span><text:span text:style-name="T11">.</text:span></text:p>
        <text:p text:style-name="P82"/>
        <text:p text:style-name="P128"><text:bookmark text:name="r6"/><text:span text:style-name="T6">AUTHORIZATION</text:span></text:p>
        <text:p text:style-name="P52"><text:span text:style-name="Code2">public static final String </text:span><text:span text:style-name="Code2"><text:span text:style-name="T49">AUTHORIZATION</text:span></text:span><text:span text:style-name="Code2"><text:span text:style-name="T59"> = "org.osgi.service.useradmin.authorization"</text:span></text:span></text:p>
        <text:p text:style-name="P63"><text:span text:style-name="Code2">HttpServletRequest</text:span><text:span text:style-name="T11"> attribute specifying the </text:span><text:span text:style-name="Code2">Authorization</text:span><text:span text:style-name="T11"> object obtained from the </text:span><text:span text:style-name="Code2">org.osgi.service.useradmin.UserAdmin</text:span><text:span text:style-name="T11"> service. The value of the attribute can be retrieved by </text:span><text:span text:style-name="Code2">HttpServletRequest.getAttribute(ServletContextHelper.AUTHORIZATION)</text:span><text:span text:style-name="T11"> .</text:span></text:p>
        <text:p text:style-name="P103"><text:soft-page-break/><text:span text:style-name="T6">Constructor Detail</text:span></text:p>
        <text:p text:style-name="P129"><text:bookmark text:name="r7"/><text:span text:style-name="T6">ServletContextHelper</text:span></text:p>
        <text:p text:style-name="P52"><text:span text:style-name="Code2">public </text:span><text:span text:style-name="Code2"><text:span text:style-name="T49">ServletContextHelper</text:span></text:span><text:span text:style-name="Code2"><text:span text:style-name="T59">()</text:span></text:span></text:p>
        <text:p text:style-name="P68"><text:span text:style-name="T11">Construct a new context helper.</text:span></text:p>
        <text:p text:style-name="P63"><text:span text:style-name="T11">If needed, the subclass will have to handle the association with a specific bundle.</text:span></text:p>
        <text:p text:style-name="P82"/>
        <text:p text:style-name="P128"><text:bookmark text:name="r8"/><text:span text:style-name="T6">ServletContextHelper</text:span></text:p>
        <text:p text:style-name="P52"><text:span text:style-name="Code2">public </text:span><text:span text:style-name="Code2"><text:span text:style-name="T49">ServletContextHelper</text:span></text:span><text:span text:style-name="Code2"><text:span text:style-name="T59">(org.osgi.framework.Bundle bundle)</text:span></text:span></text:p>
        <text:p text:style-name="P63"><text:span text:style-name="T11">Construct a new context helper associated with the specified bundle.</text:span></text:p>
        <text:p text:style-name="P70"><text:span text:style-name="T13">Parameters:</text:span></text:p>
        <text:p text:style-name="P83"><text:span text:style-name="Code2">bundle</text:span><text:span text:style-name="T11"> - The bundle to be associated with this context helper.</text:span></text:p>
        <text:p text:style-name="P102"><text:span text:style-name="T6">Method Detail</text:span></text:p>
        <text:p text:style-name="P127"><text:bookmark text:name="r9"/><text:span text:style-name="T6">handleSecurity</text:span></text:p>
        <text:p text:style-name="P52"><text:span text:style-name="Code2">public boolean </text:span><text:span text:style-name="Code2"><text:span text:style-name="T49">handleSecurity</text:span></text:span><text:span text:style-name="Code2"><text:span text:style-name="T59">(HttpServletRequest request,</text:span></text:span><text:line-break/><text:span text:style-name="Code2"><text:span text:style-name="T59">                              HttpServletResponse response)</text:span></text:span><text:line-break/><text:span text:style-name="Code2"><text:span text:style-name="T59">                       throws IOException</text:span></text:span></text:p>
        <text:p text:style-name="P68"><text:span text:style-name="T11">Handles security for the specified request.</text:span></text:p>
        <text:p text:style-name="P68"><text:span text:style-name="T11">The Http Whiteboard implementation calls this method prior to servicing the specified request. This method controls whether the request is processed in the normal manner or an error is returned.</text:span></text:p>
        <text:p text:style-name="P68"><text:span text:style-name="T11">If the request requires authentication and the </text:span><text:span text:style-name="Code2">Authorization</text:span><text:span text:style-name="T11"> header in the request is missing or not acceptable, then this method should set the </text:span><text:span text:style-name="Code2">WWW-Authenticate</text:span><text:span text:style-name="T11"> header in the response object, set the status in the response object to Unauthorized(401) and return </text:span><text:span text:style-name="Code2">false</text:span><text:span text:style-name="T11">. See also </text:span><text:a xlink:type="simple" xlink:href="http://www.ietf.org/rfc/rfc2617.txt" text:style-name="Internet_20_link" text:visited-style-name="Visited_20_Internet_20_Link"><text:span text:style-name="T11">RFC 2617: HTTP Authentication: Basic and Digest Access Authentication</text:span></text:a><text:span text:style-name="T14">.</text:span></text:p>
        <text:p text:style-name="P68"><text:span text:style-name="T11">If the request requires a secure connection and the </text:span><text:span text:style-name="Code2">getScheme</text:span><text:span text:style-name="T11"> method in the request does not return 'https' or some other acceptable secure protocol, then this method should set the status in the response object to Forbidden(403) and return </text:span><text:span text:style-name="Code2">false</text:span><text:span text:style-name="T11">.</text:span></text:p>
        <text:p text:style-name="P68"><text:span text:style-name="T11">When this method returns </text:span><text:span text:style-name="Code2">false</text:span><text:span text:style-name="T11">, the Http Whiteboard implementation will send the response back to the client, thereby completing the request. When this method returns </text:span><text:span text:style-name="Code2">true</text:span><text:span text:style-name="T11">, the Http Whiteboard implementation will proceed with servicing the request.</text:span></text:p>
        <text:p text:style-name="P68"><text:span text:style-name="T11">If the specified request has been authenticated, this method must set the </text:span><text:a xlink:type="simple" xlink:href="file:///l%22r5" text:style-name="Internet_20_link" text:visited-style-name="Visited_20_Internet_20_Link"><text:span text:style-name="T51">AUTHENTICATION_TYPE</text:span></text:a><text:span text:style-name="T14"> request attribute to the type of authentication used, and the </text:span><text:a xlink:type="simple" xlink:href="file:///l%22r4" text:style-name="Internet_20_link" text:visited-style-name="Visited_20_Internet_20_Link"><text:span text:style-name="T51">REMOTE_USER</text:span></text:a><text:span text:style-name="T14"> request attribute to the remote user (request attributes are set using the </text:span><text:span text:style-name="Code2"><text:span text:style-name="T56">setAttribute</text:span></text:span><text:span text:style-name="T14"> method on the request). If this method does not perform any authentication, it must not set these attributes.</text:span></text:p>
        <text:p text:style-name="P68"><text:span text:style-name="T11">If the authenticated user is also authorized to access certain resources, this method must set the </text:span><text:a xlink:type="simple" xlink:href="file:///l%22r6" text:style-name="Internet_20_link" text:visited-style-name="Visited_20_Internet_20_Link"><text:span text:style-name="T51">AUTHORIZATION</text:span></text:a><text:span text:style-name="T14"> request attribute to the </text:span><text:span text:style-name="Code2"><text:span text:style-name="T56">Authorization</text:span></text:span><text:span text:style-name="T14"> object obtained from the </text:span><text:span text:style-name="Code2"><text:span text:style-name="T56">org.osgi.service.useradmin.UserAdmin</text:span></text:span><text:span text:style-name="T14"> service.</text:span></text:p>
        <text:p text:style-name="P63"><text:span text:style-name="T11">The servlet responsible for servicing the specified request determines the authentication type and remote user by calling the </text:span><text:span text:style-name="Code2">getAuthType</text:span><text:span text:style-name="T11"> and </text:span><text:span text:style-name="Code2">getRemoteUser</text:span><text:span text:style-name="T11"> methods, respectively, on the request.</text:span></text:p>
        <text:p text:style-name="P70"><text:span text:style-name="T13">Parameters:</text:span></text:p>
        <text:p text:style-name="P83"><text:span text:style-name="Code2">request</text:span><text:span text:style-name="T11"> - The HTTP request.</text:span></text:p>
        <text:p text:style-name="P83"><text:span text:style-name="Code2">response</text:span><text:span text:style-name="T11"> - The HTTP response.</text:span></text:p>
        <text:p text:style-name="P70"><text:soft-page-break/><text:span text:style-name="T13">Returns:</text:span></text:p>
        <text:p text:style-name="P83"><text:span text:style-name="Code2">true</text:span><text:span text:style-name="T11"> if the request should be serviced, </text:span><text:span text:style-name="Code2">false</text:span><text:span text:style-name="T11"> if the request should not be serviced and Http Whiteboard implementation will send the response back to the client.</text:span></text:p>
        <text:p text:style-name="P70"><text:span text:style-name="T13">Throws:</text:span></text:p>
        <text:p text:style-name="P83"><text:span text:style-name="Code2">IOException</text:span><text:span text:style-name="T11"> - May be thrown by this method. If this occurs, the Http Whiteboard implementation will terminate the request and close the socket.</text:span></text:p>
        <text:p text:style-name="P84"/>
        <text:p text:style-name="P130"><text:bookmark text:name="r10"/><text:span text:style-name="T6">getResource</text:span></text:p>
        <text:p text:style-name="P52"><text:span text:style-name="Code2">public URL </text:span><text:span text:style-name="Code2"><text:span text:style-name="T49">getResource</text:span></text:span><text:span text:style-name="Code2"><text:span text:style-name="T59">(String name)</text:span></text:span></text:p>
        <text:p text:style-name="P68"><text:span text:style-name="T11">Maps a resource name to a URL.</text:span></text:p>
        <text:p text:style-name="P68"><text:span text:style-name="T11">Called by the Http Whiteboard implementation to map the specified resource name to a URL. For servlets, the Http Whiteboard implementation will call this method to support the </text:span><text:span text:style-name="Code2">ServletContext</text:span><text:span text:style-name="T11"> methods </text:span><text:span text:style-name="Code2">getResource</text:span><text:span text:style-name="T11"> and </text:span><text:span text:style-name="Code2">getResourceAsStream</text:span><text:span text:style-name="T11">. For resources, the Http Whiteboard implementation will call this method to locate the named resource.</text:span></text:p>
        <text:p text:style-name="P63"><text:span text:style-name="T11">The context can control from where resources come. For example, the resource can be mapped to a file in the bundle's persistent storage area via </text:span><text:span text:style-name="Code2">BundleContext.getDataFile(name).toURI().toURL()</text:span><text:span text:style-name="T11"> or to a resource in the context's bundle via </text:span><text:span text:style-name="Code2">getClass().getResource(name)</text:span></text:p>
        <text:p text:style-name="P70"><text:span text:style-name="T13">Parameters:</text:span></text:p>
        <text:p text:style-name="P83"><text:span text:style-name="Code2">name</text:span><text:span text:style-name="T11"> - The name of the requested resource.</text:span></text:p>
        <text:p text:style-name="P70"><text:span text:style-name="T13">Returns:</text:span></text:p>
        <text:p text:style-name="P83"><text:span text:style-name="T11">A URL that a Http Whiteboard implementation can use to read the resource or </text:span><text:span text:style-name="Code2">null</text:span><text:span text:style-name="T11"> if the resource does not exist.</text:span></text:p>
        <text:p text:style-name="P84"/>
        <text:p text:style-name="P130"><text:bookmark text:name="r11"/><text:span text:style-name="T6">getMimeType</text:span></text:p>
        <text:p text:style-name="P52"><text:span text:style-name="Code2">public String </text:span><text:span text:style-name="Code2"><text:span text:style-name="T49">getMimeType</text:span></text:span><text:span text:style-name="Code2"><text:span text:style-name="T59">(String name)</text:span></text:span></text:p>
        <text:p text:style-name="P68"><text:span text:style-name="T11">Maps a name to a MIME type.</text:span></text:p>
        <text:p text:style-name="P63"><text:span text:style-name="T11">Called by the Http Whiteboard implementation to determine the MIME type for the specified name. For whiteboard services, the Http Whiteboard implementation will call this method to support the </text:span><text:span text:style-name="Code2">ServletContext</text:span><text:span text:style-name="T11"> method </text:span><text:span text:style-name="Code2">getMimeType</text:span><text:span text:style-name="T11">. For resource servlets, the Http Whiteboard implementation will call this method to determine the MIME type for the </text:span><text:span text:style-name="Code2">Content-Type</text:span><text:span text:style-name="T11"> header in the response.</text:span></text:p>
        <text:p text:style-name="P70"><text:span text:style-name="T13">Parameters:</text:span></text:p>
        <text:p text:style-name="P83"><text:span text:style-name="Code2">name</text:span><text:span text:style-name="T11"> - The name for which to determine the MIME type.</text:span></text:p>
        <text:p text:style-name="P70"><text:span text:style-name="T13">Returns:</text:span></text:p>
        <text:p text:style-name="P83"><text:span text:style-name="T11">The MIME type (e.g. text/html) of the specified name or </text:span><text:span text:style-name="Code2">null</text:span><text:span text:style-name="T11"> to indicate that the Http Whiteboard implementation should determine the MIME type itself.</text:span></text:p>
        <text:p text:style-name="P84"/>
        <text:p text:style-name="P130"><text:bookmark text:name="r12"/><text:span text:style-name="T6">getResourcePaths</text:span></text:p>
        <text:p text:style-name="P52"><text:span text:style-name="Code2">public Set&lt;String&gt; </text:span><text:span text:style-name="Code2"><text:span text:style-name="T49">getResourcePaths</text:span></text:span><text:span text:style-name="Code2"><text:span text:style-name="T59">(String path)</text:span></text:span></text:p>
        <text:p text:style-name="P68"><text:span text:style-name="T11">Returns a directory-like listing of all the paths to resources within the web application whose longest sub-path matches the supplied path argument.</text:span></text:p>
        <text:p text:style-name="P63"><text:span text:style-name="T11">Called by the Http Whiteboard implementation to support the </text:span><text:span text:style-name="Code2">ServletContext</text:span><text:span text:style-name="T11"> method </text:span><text:span text:style-name="Code2">getResourcePaths</text:span><text:span text:style-name="T11"> for whiteboard services.</text:span></text:p>
        <text:p text:style-name="P70"><text:span text:style-name="T13">Parameters:</text:span></text:p>
        <text:p text:style-name="P83"><text:span text:style-name="Code2">path</text:span><text:span text:style-name="T11"> - The partial path used to match the resources, which must start with a /.</text:span></text:p>
        <text:p text:style-name="P70"><text:soft-page-break/><text:span text:style-name="T13">Returns:</text:span></text:p>
        <text:p text:style-name="P83"><text:span text:style-name="T11">A Set containing the directory listing, or </text:span><text:span text:style-name="Code2">null</text:span><text:span text:style-name="T11"> if there are no resources in the web application whose path begins with the supplied path.</text:span></text:p>
        <text:p text:style-name="P84"/>
        <text:p text:style-name="P130"><text:bookmark text:name="r13"/><text:span text:style-name="T6">getRealPath</text:span></text:p>
        <text:p text:style-name="P52"><text:span text:style-name="Code2">public String </text:span><text:span text:style-name="Code2"><text:span text:style-name="T49">getRealPath</text:span></text:span><text:span text:style-name="Code2"><text:span text:style-name="T59">(String path)</text:span></text:span></text:p>
        <text:p text:style-name="P68"><text:span text:style-name="T11">Gets the real path corresponding to the given virtual path.</text:span></text:p>
        <text:p text:style-name="P63"><text:span text:style-name="T11">Called by the Http Whiteboard implementation to support the </text:span><text:span text:style-name="Code2">ServletContext</text:span><text:span text:style-name="T11"> method </text:span><text:span text:style-name="Code2">getRealPath</text:span><text:span text:style-name="T11"> for whiteboard services.</text:span></text:p>
        <text:p text:style-name="P70"><text:span text:style-name="T13">Parameters:</text:span></text:p>
        <text:p text:style-name="P83"><text:span text:style-name="Code2">path</text:span><text:span text:style-name="T11"> - The virtual path to be translated to a real path.</text:span></text:p>
        <text:p text:style-name="P70"><text:span text:style-name="T13">Returns:</text:span></text:p>
        <text:p text:style-name="P83"><text:span text:style-name="T11">The real path, or </text:span><text:span text:style-name="Code2">null</text:span><text:span text:style-name="T11"> if the translation cannot be performed.</text:span></text:p>
        <text:p text:style-name="P100"><text:bookmark text:name="r16"/><text:span text:style-name="T6">Package org.osgi.service.http.runtime</text:span></text:p>
        <text:p text:style-name="P57"><text:span text:style-name="Code_20_Small">@org.osgi.annotation.versioning.Version(value="1.0")</text:span></text:p>
        <text:p text:style-name="P57"><text:span text:style-name="T11">Http Runtime Package Version 1.0.</text:span></text:p>
        <text:p text:style-name="P57"><text:span text:style-name="T13">See:</text:span></text:p>
        <text:p text:style-name="P63"><text:a xlink:type="simple" xlink:href="file:///l%22r15" text:style-name="Internet_20_link" text:visited-style-name="Visited_20_Internet_20_Link"><text:span text:style-name="T13">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4"><text:span text:style-name="Summary_20_Heading_20_Font1"><text:span text:style-name="T18">Interface Summary</text:span></text:span></text:p>
            </table:table-cell>
            <table:covered-table-cell/>
            <table:table-cell table:style-name="Table8.A1" office:value-type="string">
              <text:p text:style-name="P56"><text:span text:style-name="Page_20_Reference_20_Font"><text:span text:style-name="T19">Page</text:span></text:span></text:p>
            </table:table-cell>
          </table:table-row>
          <table:table-row table:style-name="Table8.1">
            <table:table-cell table:style-name="Table8.A2" office:value-type="string">
              <text:p text:style-name="P54"><text:a xlink:type="simple" xlink:href="file:///l%22r19" text:style-name="Internet_20_link" text:visited-style-name="Visited_20_Internet_20_Link"><text:span text:style-name="T44">HttpServiceRuntime</text:span></text:a></text:p>
            </table:table-cell>
            <table:table-cell table:style-name="Table8.B2" office:value-type="string">
              <text:p text:style-name="P54"><text:span text:style-name="T11">The HttpServiceRuntime service represents the runtime information of an Http Whiteboard implementation.</text:span></text:p>
            </table:table-cell>
            <table:table-cell table:style-name="Table8.C2" office:value-type="string">
              <text:p text:style-name="P56"><text:bookmark-ref text:reference-format="page" text:ref-name="r19">18</text:bookmark-ref></text:p>
            </table:table-cell>
          </table:table-row>
        </table:table>
        <text:p text:style-name="P4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4"><text:span text:style-name="Summary_20_Heading_20_Font1"><text:span text:style-name="T18">Class Summary</text:span></text:span></text:p>
            </table:table-cell>
            <table:covered-table-cell/>
            <table:table-cell table:style-name="Table9.A1" office:value-type="string">
              <text:p text:style-name="P56"><text:span text:style-name="Page_20_Reference_20_Font"><text:span text:style-name="T19">Page</text:span></text:span></text:p>
            </table:table-cell>
          </table:table-row>
          <table:table-row table:style-name="Table9.1">
            <table:table-cell table:style-name="Table9.A2" office:value-type="string">
              <text:p text:style-name="P54"><text:a xlink:type="simple" xlink:href="file:///l%22r22" text:style-name="Internet_20_link" text:visited-style-name="Visited_20_Internet_20_Link"><text:span text:style-name="T44">HttpServiceRuntimeConstants</text:span></text:a></text:p>
            </table:table-cell>
            <table:table-cell table:style-name="Table9.B2" office:value-type="string">
              <text:p text:style-name="P54"><text:span text:style-name="T11">Defines standard names for Http Runtime Service constants.</text:span></text:p>
            </table:table-cell>
            <table:table-cell table:style-name="Table9.C2" office:value-type="string">
              <text:p text:style-name="P56"><text:bookmark-ref text:reference-format="page" text:ref-name="r22">19</text:bookmark-ref></text:p>
            </table:table-cell>
          </table:table-row>
        </table:table>
        <text:p text:style-name="P60"><text:bookmark text:name="r15"/><text:span text:style-name="T20">Package org.osgi.service.http.runtime Description</text:span></text:p>
        <text:p text:style-name="P50"><text:span text:style-name="T11">Http Runtime Package Version 1.0.</text:span></text:p>
        <text:p text:style-name="P50"><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0"><text:span text:style-name="T11">Example import for consumers using the API in this package:</text:span></text:p>
        <text:p text:style-name="P50"><text:span text:style-name="Code1">Import-Package: org.osgi.service.http.runtime; version="[1.0,2.0)"</text:span></text:p>
        <text:p text:style-name="P50"><text:span text:style-name="T11">Example import for providers implementing the API in this package:</text:span></text:p>
        <text:p text:style-name="P43"><text:span text:style-name="Code1">Import-Package: org.osgi.service.http.runtime; version="[1.0,1.1)"</text:span></text:p>
        <text:p text:style-name="P105"><text:bookmark text:name="r19"/><text:span text:style-name="T6">Interface HttpServiceRuntime</text:span></text:p>
        <text:p text:style-name="P61"><text:a xlink:type="simple" xlink:href="file:///l%22r16" text:style-name="Internet_20_link" text:visited-style-name="Visited_20_Internet_20_Link"><text:span text:style-name="T17">org.osgi.service.http.runtime</text:span></text:a></text:p>
        <text:p text:style-name="P59"/>
        <text:p text:style-name="P85"><text:span text:style-name="Code_20_Small1">@org.osgi.annotation.versioning.ProviderType</text:span><text:line-break/><text:span text:style-name="Code2">public interface </text:span><text:span text:style-name="Code2"><text:span text:style-name="T49">HttpServiceRuntime</text:span></text:span></text:p>
        <text:p text:style-name="P50"><text:span text:style-name="T11">The HttpServiceRuntime service represents the runtime information of an Http Whiteboard implementation.</text:span></text:p>
        <text:p text:style-name="P50"><text:span text:style-name="T11">It provides access to DTOs representing the current state of the service.</text:span></text:p>
        <text:p text:style-name="P51"><text:span text:style-name="T11">The HttpServiceRuntime service must be registered with the </text:span><text:a xlink:type="simple" xlink:href="file:///l%22r20" text:style-name="Internet_20_link" text:visited-style-name="Visited_20_Internet_20_Link"><text:span text:style-name="T51">HttpServiceRuntimeConstants.HTTP_SERVICE_ENDPOINT</text:span></text:a><text:span text:style-name="T14"> service property.</text:span></text:p>
        <text:p text:style-name="P61"><text:span text:style-name="T13">ThreadSafe</text:span></text:p>
        <text:p text:style-name="P7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3"><text:span text:style-name="Summary_20_Heading_20_Font2"><text:span text:style-name="T18">Method Summary</text:span></text:span></text:p>
            </table:table-cell>
            <table:covered-table-cell/>
            <table:table-cell table:style-name="Table10.A1" office:value-type="string">
              <text:p text:style-name="P75"><text:span text:style-name="Page_20_Reference_20_Font"><text:span text:style-name="T19">Page</text:span></text:span></text:p>
            </table:table-cell>
          </table:table-row>
          <table:table-row table:style-name="Table10.1">
            <table:table-cell table:style-name="Table10.A2" office:value-type="string">
              <text:p text:style-name="P77"><text:a xlink:type="simple" xlink:href="file:///l%22r93" text:style-name="Internet_20_link" text:visited-style-name="Visited_20_Internet_20_Link"><text:span text:style-name="T47">RequestInfoDTO</text:span></text:a></text:p>
            </table:table-cell>
            <table:table-cell table:style-name="Table10.B2" office:value-type="string">
              <text:p text:style-name="P79"><text:a xlink:type="simple" xlink:href="file:///l%22r18" text:style-name="Internet_20_link" text:visited-style-name="Visited_20_Internet_20_Link"><text:span text:style-name="T45">calculateRequestInfoDTO</text:span></text:a><text:span text:style-name="Code2"><text:span text:style-name="T55">(String path)</text:span></text:span></text:p>
              <text:p text:style-name="P81"><text:span text:style-name="T11">Return a request info DTO containing the services involved with processing a request for the specified path.</text:span></text:p>
            </table:table-cell>
            <table:table-cell table:style-name="Table10.C2" office:value-type="string">
              <text:p text:style-name="P75"><text:bookmark-ref text:reference-format="page" text:ref-name="r18">18</text:bookmark-ref></text:p>
            </table:table-cell>
          </table:table-row>
          <table:table-row table:style-name="Table10.1">
            <table:table-cell table:style-name="Table10.A3" office:value-type="string">
              <text:p text:style-name="P76"><text:a xlink:type="simple" xlink:href="file:///l%22r111" text:style-name="Internet_20_link" text:visited-style-name="Visited_20_Internet_20_Link"><text:span text:style-name="T47">RuntimeDTO</text:span></text:a></text:p>
            </table:table-cell>
            <table:table-cell table:style-name="Table10.B3" office:value-type="string">
              <text:p text:style-name="P78"><text:a xlink:type="simple" xlink:href="file:///l%22r17" text:style-name="Internet_20_link" text:visited-style-name="Visited_20_Internet_20_Link"><text:span text:style-name="T45">getRuntimeDTO</text:span></text:a><text:span text:style-name="Code2"><text:span text:style-name="T55">()</text:span></text:span></text:p>
              <text:p text:style-name="P80"><text:span text:style-name="T11">Return the runtime DTO representing the current state.</text:span></text:p>
            </table:table-cell>
            <table:table-cell table:style-name="Table10.C3" office:value-type="string">
              <text:p text:style-name="P74"><text:bookmark-ref text:reference-format="page" text:ref-name="r17">18</text:bookmark-ref></text:p>
            </table:table-cell>
          </table:table-row>
        </table:table>
        <text:p text:style-name="P102"><text:span text:style-name="T6">Method Detail</text:span></text:p>
        <text:p text:style-name="P127"><text:bookmark text:name="r17"/><text:span text:style-name="T6">getRuntimeDTO</text:span></text:p>
        <text:p text:style-name="P52"><text:a xlink:type="simple" xlink:href="file:///l%22r111" text:style-name="Internet_20_link" text:visited-style-name="Visited_20_Internet_20_Link"><text:span text:style-name="T51">RuntimeDTO</text:span></text:a><text:span text:style-name="Code2"><text:span text:style-name="T56"> </text:span></text:span><text:span text:style-name="Code2"><text:span text:style-name="T57">getRuntimeDTO</text:span></text:span><text:span text:style-name="Code2"><text:span text:style-name="T58">()</text:span></text:span></text:p>
        <text:p text:style-name="P63"><text:span text:style-name="T11">Return the runtime DTO representing the current state.</text:span></text:p>
        <text:p text:style-name="P70"><text:span text:style-name="T13">Returns:</text:span></text:p>
        <text:p text:style-name="P83"><text:span text:style-name="T11">The runtime DTO.</text:span></text:p>
        <text:p text:style-name="P84"/>
        <text:p text:style-name="P130"><text:bookmark text:name="r18"/><text:span text:style-name="T6">calculateRequestInfoDTO</text:span></text:p>
        <text:p text:style-name="P52"><text:a xlink:type="simple" xlink:href="file:///l%22r93" text:style-name="Internet_20_link" text:visited-style-name="Visited_20_Internet_20_Link"><text:span text:style-name="T51">RequestInfoDTO</text:span></text:a><text:span text:style-name="Code2"><text:span text:style-name="T56"> </text:span></text:span><text:span text:style-name="Code2"><text:span text:style-name="T57">calculateRequestInfoDTO</text:span></text:span><text:span text:style-name="Code2"><text:span text:style-name="T58">(String path)</text:span></text:span></text:p>
        <text:p text:style-name="P63"><text:span text:style-name="T11">Return a request info DTO containing the services involved with processing a request for the specified path.</text:span></text:p>
        <text:p text:style-name="P70"><text:span text:style-name="T13">Parameters:</text:span></text:p>
        <text:p text:style-name="P83"><text:span text:style-name="Code2">path</text:span><text:span text:style-name="T11"> - The request path, relative to the root of the Http Whiteboard implementation.</text:span></text:p>
        <text:p text:style-name="P70"><text:span text:style-name="T13">Returns:</text:span></text:p>
        <text:p text:style-name="P83"><text:span text:style-name="T11">The request info DTO for the specified path.</text:span></text:p>
        <text:p text:style-name="P124"><text:bookmark text:name="r22"/><text:span text:style-name="T6">Class HttpServiceRuntimeConstants</text:span></text:p>
        <text:p text:style-name="P61"><text:a xlink:type="simple" xlink:href="file:///l%22r16" text:style-name="Internet_20_link" text:visited-style-name="Visited_20_Internet_20_Link"><text:span text:style-name="T17">org.osgi.service.http.runtime</text:span></text:a></text:p>
        <text:p text:style-name="P58"><text:span text:style-name="Code2">java.lang.Object</text:span></text:p>
        <text:p text:style-name="P44"><text:span text:style-name="Code2">  </text:span><text:span text:style-name="Code2"><draw:frame draw:style-name="fr3" draw:name="Image1" text:anchor-type="as-char" svg:width="0.397cm" svg:height="0.37cm" draw:z-index="11"><draw:image xlink:href="Pictures/100002000000000F0000000EBCC3FB4515936C88.png" xlink:type="simple" xlink:show="embed" xlink:actuate="onLoad"/></draw:frame></text:span><text:span text:style-name="Code2"><text:span text:style-name="T49">org.osgi.service.http.runtime.HttpServiceRuntimeConstants</text:span></text:span></text:p>
        <text:p text:style-name="P59"/>
        <text:p text:style-name="P71"><text:span text:style-name="Code2">final public class </text:span><text:span text:style-name="Code2"><text:span text:style-name="T49">HttpServiceRuntimeConstants</text:span></text:span></text:p>
        <text:p text:style-name="P52"><text:span text:style-name="Code2">extends Object</text:span></text:p>
        <text:p text:style-name="P43"><text:span text:style-name="T11">Defines standard names for Http Runtime Service constants.</text:span></text:p>
        <text:p text:style-name="P7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3"><text:span text:style-name="Summary_20_Heading_20_Font2"><text:span text:style-name="T18">Field Summary</text:span></text:span></text:p>
            </table:table-cell>
            <table:covered-table-cell/>
            <table:table-cell table:style-name="Table11.A1" office:value-type="string">
              <text:p text:style-name="P75"><text:span text:style-name="Page_20_Reference_20_Font"><text:span text:style-name="T19">Page</text:span></text:span></text:p>
            </table:table-cell>
          </table:table-row>
          <table:table-row table:style-name="Table11.1">
            <table:table-cell table:style-name="Table11.A2" office:value-type="string">
              <text:p text:style-name="P77"><text:span text:style-name="Code_20_Small1"><text:span text:style-name="T52">static String</text:span></text:span></text:p>
            </table:table-cell>
            <table:table-cell table:style-name="Table11.B2" office:value-type="string">
              <text:p text:style-name="P79"><text:a xlink:type="simple" xlink:href="file:///l%22r20" text:style-name="Internet_20_link" text:visited-style-name="Visited_20_Internet_20_Link"><text:span text:style-name="T45">HTTP_SERVICE_ENDPOINT</text:span></text:a></text:p>
              <text:p text:style-name="P81"><text:span text:style-name="T11">Http Runtime Service service property specifying the endpoints upon which the Http Whiteboard implementation is listening.</text:span></text:p>
            </table:table-cell>
            <table:table-cell table:style-name="Table11.C2" office:value-type="string">
              <text:p text:style-name="P75"><text:bookmark-ref text:reference-format="page" text:ref-name="r20">19</text:bookmark-ref></text:p>
            </table:table-cell>
          </table:table-row>
          <table:table-row table:style-name="Table11.1">
            <table:table-cell table:style-name="Table11.A3" office:value-type="string">
              <text:p text:style-name="P76"><text:span text:style-name="Code_20_Small1"><text:span text:style-name="T52">static String</text:span></text:span></text:p>
            </table:table-cell>
            <table:table-cell table:style-name="Table11.B3" office:value-type="string">
              <text:p text:style-name="P78"><text:a xlink:type="simple" xlink:href="file:///l%22r21" text:style-name="Internet_20_link" text:visited-style-name="Visited_20_Internet_20_Link"><text:span text:style-name="T45">HTTP_SERVICE_ID</text:span></text:a></text:p>
              <text:p text:style-name="P80"><text:span text:style-name="T11">Http Runtime Service service property to associate the Http Runtime Service with one or more HttpService services.</text:span></text:p>
            </table:table-cell>
            <table:table-cell table:style-name="Table11.C3" office:value-type="string">
              <text:p text:style-name="P74"><text:bookmark-ref text:reference-format="page" text:ref-name="r21">19</text:bookmark-ref></text:p>
            </table:table-cell>
          </table:table-row>
        </table:table>
        <text:p text:style-name="P102"><text:span text:style-name="T6">Field Detail</text:span></text:p>
        <text:p text:style-name="P127"><text:bookmark text:name="r20"/><text:span text:style-name="T6">HTTP_SERVICE_ENDPOINT</text:span></text:p>
        <text:p text:style-name="P52"><text:span text:style-name="Code2">public static final String </text:span><text:span text:style-name="Code2"><text:span text:style-name="T49">HTTP_SERVICE_ENDPOINT</text:span></text:span><text:span text:style-name="Code2"><text:span text:style-name="T59"> = "osgi.http.endpoint"</text:span></text:span></text:p>
        <text:p text:style-name="P68"><text:span text:style-name="T11">Http Runtime Service service property specifying the endpoints upon which the Http Whiteboard implementation is listening.</text:span></text:p>
        <text:p text:style-name="P68"><text:span text:style-name="T11">An endpoint value is a URL or a relative path, to which the Http Whiteboard implementation is listening. For example, </text:span><text:span text:style-name="Code2">http://192.168.1.10:8080/</text:span><text:span text:style-name="T11"> or </text:span><text:span text:style-name="Code2">/myapp/</text:span><text:span text:style-name="T11">.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68"><text:span text:style-name="T11">An Http Whiteboard implementation can be listening on multiple endpoints.</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82"/>
        <text:p text:style-name="P128"><text:bookmark text:name="r21"/><text:span text:style-name="T6">HTTP_SERVICE_ID</text:span></text:p>
        <text:p text:style-name="P52"><text:span text:style-name="Code2">public static final String </text:span><text:span text:style-name="Code2"><text:span text:style-name="T49">HTTP_SERVICE_ID</text:span></text:span><text:span text:style-name="Code2"><text:span text:style-name="T59"> = "osgi.http.service.id"</text:span></text:span></text:p>
        <text:p text:style-name="P68"><text:span text:style-name="T11">Http Runtime Service service property to associate the Http Runtime Service with one or more HttpService services.</text:span></text:p>
        <text:p text:style-name="P68"><text:span text:style-name="T11">If this Http Whiteboard implementation also implements the Http Service Specification, this service property is set to a collection of </text:span><text:span text:style-name="Code2">service.id</text:span><text:span text:style-name="T11"> for the </text:span><text:span text:style-name="Code2">HttpService</text:span><text:span text:style-name="T11"> services registered by this implementation.</text:span></text:p>
        <text:p text:style-name="P63"><text:span text:style-name="T11">The value of this service property must be of type </text:span><text:span text:style-name="Code2">Collection&lt;Long&gt;</text:span><text:span text:style-name="T11">.</text:span></text:p>
        <text:p text:style-name="P101"><text:bookmark text:name="r24"/><text:span text:style-name="T6">Package org.osgi.service.http.runtime.dto</text:span></text:p>
        <text:p text:style-name="P57"><text:span text:style-name="Code_20_Small">@org.osgi.annotation.versioning.Version(value="1.1")</text:span></text:p>
        <text:p text:style-name="P57"><text:span text:style-name="T11">Http Runtime DTO Package Version 1.0.</text:span></text:p>
        <text:p text:style-name="P57"><text:span text:style-name="T13">See:</text:span></text:p>
        <text:p text:style-name="P63"><text:a xlink:type="simple" xlink:href="file:///l%22r23" text:style-name="Internet_20_link" text:visited-style-name="Visited_20_Internet_20_Link"><text:span text:style-name="T13">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4"><text:span text:style-name="Summary_20_Heading_20_Font1"><text:span text:style-name="T18">Class Summary</text:span></text:span></text:p>
            </table:table-cell>
            <table:covered-table-cell/>
            <table:table-cell table:style-name="Table12.A1" office:value-type="string">
              <text:p text:style-name="P56"><text:span text:style-name="Page_20_Reference_20_Font"><text:span text:style-name="T19">Page</text:span></text:span></text:p>
            </table:table-cell>
          </table:table-row>
          <table:table-row table:style-name="Table12.1">
            <table:table-cell table:style-name="Table12.A2" office:value-type="string">
              <text:p text:style-name="P54"><text:a xlink:type="simple" xlink:href="file:///l%22r32" text:style-name="Internet_20_link" text:visited-style-name="Visited_20_Internet_20_Link"><text:span text:style-name="T44">BaseServletDTO</text:span></text:a></text:p>
            </table:table-cell>
            <table:table-cell table:style-name="Table12.B2" office:value-type="string">
              <text:p text:style-name="P54"><text:span text:style-name="T11">Represents common information about a </text:span><text:span text:style-name="Code1"><text:span text:style-name="T50">javax.servlet.Servlet</text:span></text:span><text:span text:style-name="T11"> service.</text:span></text:p>
            </table:table-cell>
            <table:table-cell table:style-name="Table12.C2" office:value-type="string">
              <text:p text:style-name="P56"><text:bookmark-ref text:reference-format="page" text:ref-name="r32">22</text:bookmark-ref></text:p>
            </table:table-cell>
          </table:table-row>
          <table:table-row table:style-name="Table12.1">
            <table:table-cell table:style-name="Table12.A3" office:value-type="string">
              <text:p text:style-name="P53"><text:a xlink:type="simple" xlink:href="file:///l%22r41" text:style-name="Internet_20_link" text:visited-style-name="Visited_20_Internet_20_Link"><text:span text:style-name="T44">DTOConstants</text:span></text:a></text:p>
            </table:table-cell>
            <table:table-cell table:style-name="Table12.B3" office:value-type="string">
              <text:p text:style-name="P53"><text:span text:style-name="T11">Defines standard constants for the DTOs.</text:span></text:p>
            </table:table-cell>
            <table:table-cell table:style-name="Table12.C3" office:value-type="string">
              <text:p text:style-name="P55"><text:bookmark-ref text:reference-format="page" text:ref-name="r41">24</text:bookmark-ref></text:p>
            </table:table-cell>
          </table:table-row>
          <table:table-row table:style-name="Table12.1">
            <table:table-cell table:style-name="Table12.A4" office:value-type="string">
              <text:p text:style-name="P53"><text:a xlink:type="simple" xlink:href="file:///l%22r45" text:style-name="Internet_20_link" text:visited-style-name="Visited_20_Internet_20_Link"><text:span text:style-name="T44">ErrorPageDTO</text:span></text:a></text:p>
            </table:table-cell>
            <table:table-cell table:style-name="Table12.B4" office:value-type="string">
              <text:p text:style-name="P53"><text:span text:style-name="T11">Represents a </text:span><text:span text:style-name="Code1"><text:span text:style-name="T50">javax.servlet.Servlet</text:span></text:span><text:span text:style-name="T11"> for handling errors and currently being used by a servlet context.</text:span></text:p>
            </table:table-cell>
            <table:table-cell table:style-name="Table12.C4" office:value-type="string">
              <text:p text:style-name="P55"><text:bookmark-ref text:reference-format="page" text:ref-name="r45">26</text:bookmark-ref></text:p>
            </table:table-cell>
          </table:table-row>
          <table:table-row table:style-name="Table12.1">
            <table:table-cell table:style-name="Table12.A5" office:value-type="string">
              <text:p text:style-name="P53"><text:a xlink:type="simple" xlink:href="file:///l%22r48" text:style-name="Internet_20_link" text:visited-style-name="Visited_20_Internet_20_Link"><text:span text:style-name="T44">FailedErrorPageDTO</text:span></text:a></text:p>
            </table:table-cell>
            <table:table-cell table:style-name="Table12.B5" office:value-type="string">
              <text:p text:style-name="P53"><text:span text:style-name="T11">Represents a </text:span><text:span text:style-name="Code1"><text:span text:style-name="T50">javax.servlet.Servlet</text:span></text:span><text:span text:style-name="T11"> service registered as an error page but currently not being used by a servlet context due to a problem.</text:span></text:p>
            </table:table-cell>
            <table:table-cell table:style-name="Table12.C5" office:value-type="string">
              <text:p text:style-name="P55"><text:bookmark-ref text:reference-format="page" text:ref-name="r48">28</text:bookmark-ref></text:p>
            </table:table-cell>
          </table:table-row>
          <table:table-row table:style-name="Table12.1">
            <table:table-cell table:style-name="Table12.A6" office:value-type="string">
              <text:p text:style-name="P53"><text:a xlink:type="simple" xlink:href="file:///l%22r51" text:style-name="Internet_20_link" text:visited-style-name="Visited_20_Internet_20_Link"><text:span text:style-name="T44">FailedFilterDTO</text:span></text:a></text:p>
            </table:table-cell>
            <table:table-cell table:style-name="Table12.B6" office:value-type="string">
              <text:p text:style-name="P53"><text:span text:style-name="T11">Represents a servlet </text:span><text:span text:style-name="Code1"><text:span text:style-name="T50">Filter</text:span></text:span><text:span text:style-name="T11"> service which is currently not being used by a servlet context due to a problem.</text:span></text:p>
            </table:table-cell>
            <table:table-cell table:style-name="Table12.C6" office:value-type="string">
              <text:p text:style-name="P55"><text:bookmark-ref text:reference-format="page" text:ref-name="r51">30</text:bookmark-ref></text:p>
            </table:table-cell>
          </table:table-row>
          <table:table-row table:style-name="Table12.1">
            <table:table-cell table:style-name="Table12.A7" office:value-type="string">
              <text:p text:style-name="P53"><text:a xlink:type="simple" xlink:href="file:///l%22r54" text:style-name="Internet_20_link" text:visited-style-name="Visited_20_Internet_20_Link"><text:span text:style-name="T44">FailedListenerDTO</text:span></text:a></text:p>
            </table:table-cell>
            <table:table-cell table:style-name="Table12.B7" office:value-type="string">
              <text:p text:style-name="P53"><text:span text:style-name="T11">Represents a listener service which is currently not being used by a servlet context due to a problem.</text:span></text:p>
            </table:table-cell>
            <table:table-cell table:style-name="Table12.C7" office:value-type="string">
              <text:p text:style-name="P55"><text:bookmark-ref text:reference-format="page" text:ref-name="r54">32</text:bookmark-ref></text:p>
            </table:table-cell>
          </table:table-row>
          <table:table-row table:style-name="Table12.1">
            <table:table-cell table:style-name="Table12.A8" office:value-type="string">
              <text:p text:style-name="P53"><text:a xlink:type="simple" xlink:href="file:///l%22r57" text:style-name="Internet_20_link" text:visited-style-name="Visited_20_Internet_20_Link"><text:span text:style-name="T44">FailedPreprocessorDTO</text:span></text:a></text:p>
            </table:table-cell>
            <table:table-cell table:style-name="Table12.B8" office:value-type="string">
              <text:p text:style-name="P53"><text:span text:style-name="T11">Represents a preprocessor service which is currently not being used due to a problem.</text:span></text:p>
            </table:table-cell>
            <table:table-cell table:style-name="Table12.C8" office:value-type="string">
              <text:p text:style-name="P55"><text:bookmark-ref text:reference-format="page" text:ref-name="r57">34</text:bookmark-ref></text:p>
            </table:table-cell>
          </table:table-row>
          <table:table-row table:style-name="Table12.1">
            <table:table-cell table:style-name="Table12.A9" office:value-type="string">
              <text:p text:style-name="P53"><text:a xlink:type="simple" xlink:href="file:///l%22r60" text:style-name="Internet_20_link" text:visited-style-name="Visited_20_Internet_20_Link"><text:span text:style-name="T44">FailedResourceDTO</text:span></text:a></text:p>
            </table:table-cell>
            <table:table-cell table:style-name="Table12.B9" office:value-type="string">
              <text:p text:style-name="P53"><text:span text:style-name="T11">Represents a resource definition which is currently not being used by a servlet context due to a problem.</text:span></text:p>
            </table:table-cell>
            <table:table-cell table:style-name="Table12.C9" office:value-type="string">
              <text:p text:style-name="P55"><text:bookmark-ref text:reference-format="page" text:ref-name="r60">35</text:bookmark-ref></text:p>
            </table:table-cell>
          </table:table-row>
          <table:table-row table:style-name="Table12.1">
            <table:table-cell table:style-name="Table12.A10" office:value-type="string">
              <text:p text:style-name="P53"><text:a xlink:type="simple" xlink:href="file:///l%22r63" text:style-name="Internet_20_link" text:visited-style-name="Visited_20_Internet_20_Link"><text:span text:style-name="T44">FailedServletContextDTO</text:span></text:a></text:p>
            </table:table-cell>
            <table:table-cell table:style-name="Table12.B10" office:value-type="string">
              <text:p text:style-name="P53"><text:span text:style-name="T11">Represents a servlet context that is currently not used due to some problem.</text:span></text:p>
            </table:table-cell>
            <table:table-cell table:style-name="Table12.C10" office:value-type="string">
              <text:p text:style-name="P55"><text:bookmark-ref text:reference-format="page" text:ref-name="r63">37</text:bookmark-ref></text:p>
            </table:table-cell>
          </table:table-row>
          <table:table-row table:style-name="Table12.1">
            <table:table-cell table:style-name="Table12.A11" office:value-type="string">
              <text:p text:style-name="P53"><text:a xlink:type="simple" xlink:href="file:///l%22r66" text:style-name="Internet_20_link" text:visited-style-name="Visited_20_Internet_20_Link"><text:span text:style-name="T44">FailedServletDTO</text:span></text:a></text:p>
            </table:table-cell>
            <table:table-cell table:style-name="Table12.B11" office:value-type="string">
              <text:p text:style-name="P53"><text:span text:style-name="T11">Represents a </text:span><text:span text:style-name="Code1"><text:span text:style-name="T50">javax.servlet.Servlet</text:span></text:span><text:span text:style-name="T11"> service which is currently not being used by a servlet context due to a problem.</text:span></text:p>
            </table:table-cell>
            <table:table-cell table:style-name="Table12.C11" office:value-type="string">
              <text:p text:style-name="P55"><text:bookmark-ref text:reference-format="page" text:ref-name="r66">39</text:bookmark-ref></text:p>
            </table:table-cell>
          </table:table-row>
          <table:table-row table:style-name="Table12.1">
            <table:table-cell table:style-name="Table12.A12" office:value-type="string">
              <text:p text:style-name="P53"><text:a xlink:type="simple" xlink:href="file:///l%22r77" text:style-name="Internet_20_link" text:visited-style-name="Visited_20_Internet_20_Link"><text:span text:style-name="T44">FilterDTO</text:span></text:a></text:p>
            </table:table-cell>
            <table:table-cell table:style-name="Table12.B12" office:value-type="string">
              <text:p text:style-name="P53"><text:span text:style-name="T11">Represents a servlet </text:span><text:span text:style-name="Code1"><text:span text:style-name="T50">javax.servlet.Filter</text:span></text:span><text:span text:style-name="T11"> service currently being used for by a servlet context.</text:span></text:p>
            </table:table-cell>
            <table:table-cell table:style-name="Table12.C12" office:value-type="string">
              <text:p text:style-name="P55"><text:bookmark-ref text:reference-format="page" text:ref-name="r77">41</text:bookmark-ref></text:p>
            </table:table-cell>
          </table:table-row>
          <table:table-row table:style-name="Table12.1">
            <table:table-cell table:style-name="Table12.A13" office:value-type="string">
              <text:p text:style-name="P53"><text:a xlink:type="simple" xlink:href="file:///l%22r82" text:style-name="Internet_20_link" text:visited-style-name="Visited_20_Internet_20_Link"><text:span text:style-name="T44">ListenerDTO</text:span></text:a></text:p>
            </table:table-cell>
            <table:table-cell table:style-name="Table12.B13" office:value-type="string">
              <text:p text:style-name="P53"><text:span text:style-name="T11">Represents a listener currently being used by a servlet context.</text:span></text:p>
            </table:table-cell>
            <table:table-cell table:style-name="Table12.C13" office:value-type="string">
              <text:p text:style-name="P55"><text:bookmark-ref text:reference-format="page" text:ref-name="r82">46</text:bookmark-ref></text:p>
            </table:table-cell>
          </table:table-row>
          <table:table-row table:style-name="Table12.1">
            <table:table-cell table:style-name="Table12.A14" office:value-type="string">
              <text:p text:style-name="P53"><text:a xlink:type="simple" xlink:href="file:///l%22r86" text:style-name="Internet_20_link" text:visited-style-name="Visited_20_Internet_20_Link"><text:span text:style-name="T44">PreprocessorDTO</text:span></text:a></text:p>
            </table:table-cell>
            <table:table-cell table:style-name="Table12.B14" office:value-type="string">
              <text:p text:style-name="P53"><text:span text:style-name="T11">Represents a preprocessor </text:span><text:span text:style-name="Code1"><text:span text:style-name="T50">org.osgi.service.http.whiteboard.Preprocessor</text:span></text:span><text:span text:style-name="T11"> service currently being used during request processing.</text:span></text:p>
            </table:table-cell>
            <table:table-cell table:style-name="Table12.C14" office:value-type="string">
              <text:p text:style-name="P55"><text:bookmark-ref text:reference-format="page" text:ref-name="r86">48</text:bookmark-ref></text:p>
            </table:table-cell>
          </table:table-row>
          <table:table-row table:style-name="Table12.1">
            <table:table-cell table:style-name="Table12.A15" office:value-type="string">
              <text:p text:style-name="P53"><text:a xlink:type="simple" xlink:href="file:///l%22r93" text:style-name="Internet_20_link" text:visited-style-name="Visited_20_Internet_20_Link"><text:span text:style-name="T44">RequestInfoDTO</text:span></text:a></text:p>
            </table:table-cell>
            <table:table-cell table:style-name="Table12.B15" office:value-type="string">
              <text:p text:style-name="P53"><text:span text:style-name="T11">Represents the services used to process a specific request.</text:span></text:p>
            </table:table-cell>
            <table:table-cell table:style-name="Table12.C15" office:value-type="string">
              <text:p text:style-name="P55"><text:bookmark-ref text:reference-format="page" text:ref-name="r93">50</text:bookmark-ref></text:p>
            </table:table-cell>
          </table:table-row>
          <table:table-row table:style-name="Table12.1">
            <table:table-cell table:style-name="Table12.A16" office:value-type="string">
              <text:p text:style-name="P53"><text:a xlink:type="simple" xlink:href="file:///l%22r99" text:style-name="Internet_20_link" text:visited-style-name="Visited_20_Internet_20_Link"><text:span text:style-name="T44">ResourceDTO</text:span></text:a></text:p>
            </table:table-cell>
            <table:table-cell table:style-name="Table12.B16" office:value-type="string">
              <text:p text:style-name="P53"><text:span text:style-name="T11">Represents a resource definition currently being used by a servlet context.</text:span></text:p>
            </table:table-cell>
            <table:table-cell table:style-name="Table12.C16" office:value-type="string">
              <text:p text:style-name="P55"><text:bookmark-ref text:reference-format="page" text:ref-name="r99">52</text:bookmark-ref></text:p>
            </table:table-cell>
          </table:table-row>
          <table:table-row table:style-name="Table12.1">
            <table:table-cell table:style-name="Table12.A17" office:value-type="string">
              <text:p text:style-name="P53"><text:a xlink:type="simple" xlink:href="file:///l%22r111" text:style-name="Internet_20_link" text:visited-style-name="Visited_20_Internet_20_Link"><text:span text:style-name="T44">RuntimeDTO</text:span></text:a></text:p>
            </table:table-cell>
            <table:table-cell table:style-name="Table12.B17" office:value-type="string">
              <text:p text:style-name="P53"><text:span text:style-name="T11">Represents the state of a Http Service Runtime.</text:span></text:p>
            </table:table-cell>
            <table:table-cell table:style-name="Table12.C17" office:value-type="string">
              <text:p text:style-name="P55"><text:bookmark-ref text:reference-format="page" text:ref-name="r111">54</text:bookmark-ref></text:p>
            </table:table-cell>
          </table:table-row>
          <table:table-row table:style-name="Table12.1">
            <table:table-cell table:style-name="Table12.A18" office:value-type="string">
              <text:p text:style-name="P53"><text:a xlink:type="simple" xlink:href="file:///l%22r123" text:style-name="Internet_20_link" text:visited-style-name="Visited_20_Internet_20_Link"><text:span text:style-name="T44">ServletContextDTO</text:span></text:a></text:p>
            </table:table-cell>
            <table:table-cell table:style-name="Table12.B18" office:value-type="string">
              <text:p text:style-name="P53"><text:span text:style-name="T11">Represents a </text:span><text:span text:style-name="Code1"><text:span text:style-name="T50">javax.servlet.ServletContext</text:span></text:span><text:span text:style-name="T11"> created for servlets, resources, servlet Filters, and listeners associated with that servlet context.</text:span></text:p>
            </table:table-cell>
            <table:table-cell table:style-name="Table12.C18" office:value-type="string">
              <text:p text:style-name="P55"><text:bookmark-ref text:reference-format="page" text:ref-name="r123">57</text:bookmark-ref></text:p>
            </table:table-cell>
          </table:table-row>
          <table:table-row table:style-name="Table12.1">
            <table:table-cell table:style-name="Table12.A19" office:value-type="string">
              <text:p text:style-name="P53"><text:a xlink:type="simple" xlink:href="file:///l%22r131" text:style-name="Internet_20_link" text:visited-style-name="Visited_20_Internet_20_Link"><text:span text:style-name="T44">ServletDTO</text:span></text:a></text:p>
            </table:table-cell>
            <table:table-cell table:style-name="Table12.B19" office:value-type="string">
              <text:p text:style-name="P53"><text:span text:style-name="T11">Represents a </text:span><text:span text:style-name="Code1"><text:span text:style-name="T50">javax.servlet.Servlet</text:span></text:span><text:span text:style-name="T11"> currently being used by a servlet context.</text:span></text:p>
            </table:table-cell>
            <table:table-cell table:style-name="Table12.C19" office:value-type="string">
              <text:p text:style-name="P55"><text:bookmark-ref text:reference-format="page" text:ref-name="r131">60</text:bookmark-ref></text:p>
            </table:table-cell>
          </table:table-row>
        </table:table>
        <text:p text:style-name="P60"><text:bookmark text:name="r23"/><text:span text:style-name="T20">Package org.osgi.service.http.runtime.dto Description</text:span></text:p>
        <text:p text:style-name="P50"><text:span text:style-name="T11">Http Runtime DTO Package Version 1.0.</text:span></text:p>
        <text:p text:style-name="P50"><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0"><text:soft-page-break/><text:span text:style-name="T11">Example import for consumers using the API in this package:</text:span></text:p>
        <text:p text:style-name="P50"><text:span text:style-name="Code1">Import-Package: org.osgi.service.http.runtime.dto; version="[1.0,2.0)"</text:span></text:p>
        <text:p text:style-name="P50"><text:span text:style-name="T11">Example import for providers implementing the API in this package:</text:span></text:p>
        <text:p text:style-name="P43"><text:span text:style-name="Code1">Import-Package: org.osgi.service.http.runtime.dto; version="[1.0,1.1)"</text:span></text:p>
        <text:p text:style-name="P106"><text:bookmark text:name="r32"/><text:span text:style-name="T6">Class BaseServlet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2" text:anchor-type="as-char" svg:width="0.397cm" svg:height="0.37cm" draw:z-index="12"><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 text:anchor-type="as-char" svg:width="0.397cm" svg:height="0.37cm" draw:z-index="13"><draw:image xlink:href="Pictures/100002000000000F0000000EBCC3FB4515936C88.png" xlink:type="simple" xlink:show="embed" xlink:actuate="onLoad"/></draw:frame></text:span><text:span text:style-name="Code2"><text:span text:style-name="T49">org.osgi.service.http.runtime.dto.BaseServletDTO</text:span></text:span></text:p>
        <text:p text:style-name="P131"><text:span text:style-name="T5">Direct Known Subclasses:</text:span></text:p>
        <text:p text:style-name="P65"><text:a xlink:type="simple" xlink:href="file:///l%22r45" text:style-name="Internet_20_link" text:visited-style-name="Visited_20_Internet_20_Link"><text:span text:style-name="T11">ErrorPageDTO</text:span></text:a><text:span text:style-name="T14">, </text:span><text:a xlink:type="simple" xlink:href="file:///l%22r131" text:style-name="Internet_20_link" text:visited-style-name="Visited_20_Internet_20_Link"><text:span text:style-name="T11">ServletDTO</text:span></text:a></text:p>
        <text:p text:style-name="P59"/>
        <text:p text:style-name="P71"><text:span text:style-name="Code2">abstract public class </text:span><text:span text:style-name="Code2"><text:span text:style-name="T49">BaseServletDTO</text:span></text:span></text:p>
        <text:p text:style-name="P52"><text:span text:style-name="Code2">extends org.osgi.dto.DTO</text:span></text:p>
        <text:p text:style-name="P51"><text:span text:style-name="T11">Represents common information about a </text:span><text:span text:style-name="Code2">javax.servlet.Servlet</text:span><text:span text:style-name="T11"> service.</text:span></text:p>
        <text:p text:style-name="P61"><text:span text:style-name="T13">NotThreadSafe</text:span></text:p>
        <text:p text:style-name="P7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3"><text:span text:style-name="Summary_20_Heading_20_Font2"><text:span text:style-name="T18">Field Summary</text:span></text:span></text:p>
            </table:table-cell>
            <table:covered-table-cell/>
            <table:table-cell table:style-name="Table13.A1" office:value-type="string">
              <text:p text:style-name="P75"><text:span text:style-name="Page_20_Reference_20_Font"><text:span text:style-name="T19">Page</text:span></text:span></text:p>
            </table:table-cell>
          </table:table-row>
          <table:table-row table:style-name="Table13.1">
            <table:table-cell table:style-name="Table13.A2" office:value-type="string">
              <text:p text:style-name="P77"><text:span text:style-name="Code_20_Small1"><text:span text:style-name="T52">boolean</text:span></text:span></text:p>
            </table:table-cell>
            <table:table-cell table:style-name="Table13.B2" office:value-type="string">
              <text:p text:style-name="P79"><text:a xlink:type="simple" xlink:href="file:///l%22r27" text:style-name="Internet_20_link" text:visited-style-name="Visited_20_Internet_20_Link"><text:span text:style-name="T45">asyncSupported</text:span></text:a></text:p>
              <text:p text:style-name="P81"><text:span text:style-name="T11">Specifies whether the servlet supports asynchronous processing.</text:span></text:p>
            </table:table-cell>
            <table:table-cell table:style-name="Table13.C2" office:value-type="string">
              <text:p text:style-name="P75"><text:bookmark-ref text:reference-format="page" text:ref-name="r27">23</text:bookmark-ref></text:p>
            </table:table-cell>
          </table:table-row>
          <table:table-row table:style-name="Table13.1">
            <table:table-cell table:style-name="Table13.A3" office:value-type="string">
              <text:p text:style-name="P76"><text:span text:style-name="Code_20_Small1"><text:span text:style-name="T52">Map&lt;String,String&gt;</text:span></text:span></text:p>
            </table:table-cell>
            <table:table-cell table:style-name="Table13.B3" office:value-type="string">
              <text:p text:style-name="P78"><text:a xlink:type="simple" xlink:href="file:///l%22r28" text:style-name="Internet_20_link" text:visited-style-name="Visited_20_Internet_20_Link"><text:span text:style-name="T45">initParams</text:span></text:a></text:p>
              <text:p text:style-name="P80"><text:span text:style-name="T11">The servlet initialization parameters as provided during registration of the servlet.</text:span></text:p>
            </table:table-cell>
            <table:table-cell table:style-name="Table13.C3" office:value-type="string">
              <text:p text:style-name="P74"><text:bookmark-ref text:reference-format="page" text:ref-name="r28">23</text:bookmark-ref></text:p>
            </table:table-cell>
          </table:table-row>
          <table:table-row table:style-name="Table13.1">
            <table:table-cell table:style-name="Table13.A4" office:value-type="string">
              <text:p text:style-name="P76"><text:span text:style-name="Code_20_Small1"><text:span text:style-name="T52">String</text:span></text:span></text:p>
            </table:table-cell>
            <table:table-cell table:style-name="Table13.B4" office:value-type="string">
              <text:p text:style-name="P78"><text:a xlink:type="simple" xlink:href="file:///l%22r25" text:style-name="Internet_20_link" text:visited-style-name="Visited_20_Internet_20_Link"><text:span text:style-name="T45">name</text:span></text:a></text:p>
              <text:p text:style-name="P80"><text:span text:style-name="T11">The name of the servlet.</text:span></text:p>
            </table:table-cell>
            <table:table-cell table:style-name="Table13.C4" office:value-type="string">
              <text:p text:style-name="P74"><text:bookmark-ref text:reference-format="page" text:ref-name="r25">22</text:bookmark-ref></text:p>
            </table:table-cell>
          </table:table-row>
          <table:table-row table:style-name="Table13.1">
            <table:table-cell table:style-name="Table13.A5" office:value-type="string">
              <text:p text:style-name="P76"><text:span text:style-name="Code_20_Small1"><text:span text:style-name="T52">long</text:span></text:span></text:p>
            </table:table-cell>
            <table:table-cell table:style-name="Table13.B5" office:value-type="string">
              <text:p text:style-name="P78"><text:a xlink:type="simple" xlink:href="file:///l%22r30" text:style-name="Internet_20_link" text:visited-style-name="Visited_20_Internet_20_Link"><text:span text:style-name="T45">serviceId</text:span></text:a></text:p>
              <text:p text:style-name="P80"><text:span text:style-name="T11">Service property identifying the servlet.</text:span></text:p>
            </table:table-cell>
            <table:table-cell table:style-name="Table13.C5" office:value-type="string">
              <text:p text:style-name="P74"><text:bookmark-ref text:reference-format="page" text:ref-name="r30">23</text:bookmark-ref></text:p>
            </table:table-cell>
          </table:table-row>
          <table:table-row table:style-name="Table13.1">
            <table:table-cell table:style-name="Table13.A6" office:value-type="string">
              <text:p text:style-name="P76"><text:span text:style-name="Code_20_Small1"><text:span text:style-name="T52">long</text:span></text:span></text:p>
            </table:table-cell>
            <table:table-cell table:style-name="Table13.B6" office:value-type="string">
              <text:p text:style-name="P78"><text:a xlink:type="simple" xlink:href="file:///l%22r29" text:style-name="Internet_20_link" text:visited-style-name="Visited_20_Internet_20_Link"><text:span text:style-name="T45">servletContextId</text:span></text:a></text:p>
              <text:p text:style-name="P80"><text:span text:style-name="T11">The service id of the servlet context for the servlet represented by this DTO.</text:span></text:p>
            </table:table-cell>
            <table:table-cell table:style-name="Table13.C6" office:value-type="string">
              <text:p text:style-name="P74"><text:bookmark-ref text:reference-format="page" text:ref-name="r29">23</text:bookmark-ref></text:p>
            </table:table-cell>
          </table:table-row>
          <table:table-row table:style-name="Table13.1">
            <table:table-cell table:style-name="Table13.A7" office:value-type="string">
              <text:p text:style-name="P76"><text:span text:style-name="Code_20_Small1"><text:span text:style-name="T52">String</text:span></text:span></text:p>
            </table:table-cell>
            <table:table-cell table:style-name="Table13.B7" office:value-type="string">
              <text:p text:style-name="P78"><text:a xlink:type="simple" xlink:href="file:///l%22r26" text:style-name="Internet_20_link" text:visited-style-name="Visited_20_Internet_20_Link"><text:span text:style-name="T45">servletInfo</text:span></text:a></text:p>
              <text:p text:style-name="P80"><text:span text:style-name="T11">The information string from the servlet.</text:span></text:p>
            </table:table-cell>
            <table:table-cell table:style-name="Table13.C7" office:value-type="string">
              <text:p text:style-name="P74"><text:bookmark-ref text:reference-format="page" text:ref-name="r26">22</text:bookmark-ref></text:p>
            </table:table-cell>
          </table:table-row>
        </table:table>
        <text:p text:style-name="P41"/>
        <table:table table:name="Table14" table:style-name="Table14">
          <table:table-column table:style-name="Table14.A"/>
          <table:table-column table:style-name="Table14.B"/>
          <table:table-row table:style-name="Table14.1">
            <table:table-cell table:style-name="Table14.A1" office:value-type="string">
              <text:p text:style-name="P73"><text:span text:style-name="Summary_20_Heading_20_Font2"><text:span text:style-name="T18">Constructor Summary</text:span></text:span></text:p>
            </table:table-cell>
            <table:table-cell table:style-name="Table14.A1" office:value-type="string">
              <text:p text:style-name="P75"><text:span text:style-name="Page_20_Reference_20_Font"><text:span text:style-name="T19">Page</text:span></text:span></text:p>
            </table:table-cell>
          </table:table-row>
          <table:table-row table:style-name="Table14.1">
            <table:table-cell table:style-name="Table14.A2" office:value-type="string">
              <text:p text:style-name="P73"><text:a xlink:type="simple" xlink:href="file:///l%22r31" text:style-name="Internet_20_link" text:visited-style-name="Visited_20_Internet_20_Link"><text:span text:style-name="T45">BaseServletDTO</text:span></text:a><text:span text:style-name="Code2"><text:span text:style-name="T55">()</text:span></text:span></text:p>
            </table:table-cell>
            <table:table-cell table:style-name="Table14.B2" office:value-type="string">
              <text:p text:style-name="P75"><text:bookmark-ref text:reference-format="page" text:ref-name="r31">23</text:bookmark-ref></text:p>
            </table:table-cell>
          </table:table-row>
        </table:table>
        <text:p text:style-name="P41"/>
        <table:table table:name="Table15" table:style-name="Table15">
          <table:table-column table:style-name="Table15.A"/>
          <table:table-row table:style-name="Table15.1">
            <table:table-cell table:style-name="Table15.A1" office:value-type="string">
              <text:p text:style-name="P54"><text:span text:style-name="T13">Methods inherited from class org.osgi.dto.DTO</text:span></text:p>
            </table:table-cell>
          </table:table-row>
          <table:table-row table:style-name="Table15.2">
            <table:table-cell table:style-name="Table15.A2" office:value-type="string">
              <text:p text:style-name="P54"><text:span text:style-name="Code2">toString</text:span></text:p>
            </table:table-cell>
          </table:table-row>
        </table:table>
        <text:p text:style-name="P102"><text:span text:style-name="T6">Field Detail</text:span></text:p>
        <text:p text:style-name="P127"><text:bookmark text:name="r25"/><text:span text:style-name="T6">name</text:span></text:p>
        <text:p text:style-name="P52"><text:span text:style-name="Code2">public String </text:span><text:span text:style-name="Code2"><text:span text:style-name="T49">name</text:span></text:span></text:p>
        <text:p text:style-name="P63"><text:span text:style-name="T11">The name of the servlet. This value is never </text:span><text:span text:style-name="Code2">null</text:span><text:span text:style-name="T11">.</text:span></text:p>
        <text:p text:style-name="P82"/>
        <text:p text:style-name="P128"><text:bookmark text:name="r26"/><text:span text:style-name="T6">servletInfo</text:span></text:p>
        <text:p text:style-name="P52"><text:span text:style-name="Code2">public String </text:span><text:span text:style-name="Code2"><text:span text:style-name="T49">servletInfo</text:span></text:span></text:p>
        <text:p text:style-name="P68"><text:soft-page-break/><text:span text:style-name="T11">The information string from the servlet.</text:span></text:p>
        <text:p text:style-name="P63"><text:span text:style-name="T11">This is the value returned by the </text:span><text:span text:style-name="Code2">Servlet.getServletInfo()</text:span><text:span text:style-name="T11"> method.</text:span></text:p>
        <text:p text:style-name="P82"/>
        <text:p text:style-name="P128"><text:bookmark text:name="r27"/><text:span text:style-name="T6">asyncSupported</text:span></text:p>
        <text:p text:style-name="P52"><text:span text:style-name="Code2">public boolean </text:span><text:span text:style-name="Code2"><text:span text:style-name="T49">asyncSupported</text:span></text:span></text:p>
        <text:p text:style-name="P63"><text:span text:style-name="T11">Specifies whether the servlet supports asynchronous processing.</text:span></text:p>
        <text:p text:style-name="P82"/>
        <text:p text:style-name="P128"><text:bookmark text:name="r28"/><text:span text:style-name="T6">initParams</text:span></text:p>
        <text:p text:style-name="P52"><text:span text:style-name="Code2">public Map&lt;String,String&gt; </text:span><text:span text:style-name="Code2"><text:span text:style-name="T49">initParams</text:span></text:span></text:p>
        <text:p text:style-name="P63"><text:span text:style-name="T11">The servlet initialization parameters as provided during registration of the servlet. Additional parameters like the Http Service Runtime attributes are not included. If the service has no initialization parameters, the map is empty.</text:span></text:p>
        <text:p text:style-name="P82"/>
        <text:p text:style-name="P128"><text:bookmark text:name="r29"/><text:span text:style-name="T6">servletContextId</text:span></text:p>
        <text:p text:style-name="P52"><text:span text:style-name="Code2">public long </text:span><text:span text:style-name="Code2"><text:span text:style-name="T49">servletContextId</text:span></text:span></text:p>
        <text:p text:style-name="P63"><text:span text:style-name="T11">The service id of the servlet context for the servlet represented by this DTO.</text:span></text:p>
        <text:p text:style-name="P82"/>
        <text:p text:style-name="P128"><text:bookmark text:name="r30"/><text:span text:style-name="T6">serviceId</text:span></text:p>
        <text:p text:style-name="P52"><text:span text:style-name="Code2">public long </text:span><text:span text:style-name="Code2"><text:span text:style-name="T49">serviceId</text:span></text:span></text:p>
        <text:p text:style-name="P63"><text:span text:style-name="T11">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03"><text:span text:style-name="T6">Constructor Detail</text:span></text:p>
        <text:p text:style-name="P129"><text:bookmark text:name="r31"/><text:span text:style-name="T6">BaseServletDTO</text:span></text:p>
        <text:p text:style-name="P52"><text:span text:style-name="Code2">public </text:span><text:span text:style-name="Code2"><text:span text:style-name="T49">BaseServletDTO</text:span></text:span><text:span text:style-name="Code2"><text:span text:style-name="T59">()</text:span></text:span></text:p>
        <text:p text:style-name="P108"><text:bookmark text:name="r41"/><text:span text:style-name="T6">Class DTOConstants</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44"><text:span text:style-name="Code2">  </text:span><text:span text:style-name="Code2"><draw:frame draw:style-name="fr3" draw:name="Image4" text:anchor-type="as-char" svg:width="0.397cm" svg:height="0.37cm" draw:z-index="14"><draw:image xlink:href="Pictures/100002000000000F0000000EBCC3FB4515936C88.png" xlink:type="simple" xlink:show="embed" xlink:actuate="onLoad"/></draw:frame></text:span><text:span text:style-name="Code2"><text:span text:style-name="T49">org.osgi.service.http.runtime.dto.DTOConstants</text:span></text:span></text:p>
        <text:p text:style-name="P59"/>
        <text:p text:style-name="P71"><text:span text:style-name="Code2">final public class </text:span><text:span text:style-name="Code2"><text:span text:style-name="T49">DTOConstants</text:span></text:span></text:p>
        <text:p text:style-name="P52"><text:span text:style-name="Code2">extends Object</text:span></text:p>
        <text:p text:style-name="P43"><text:span text:style-name="T11">Defines standard constants for the DTOs.</text:span></text:p>
        <text:p text:style-name="P7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3"><text:span text:style-name="Summary_20_Heading_20_Font2"><text:span text:style-name="T18">Field Summary</text:span></text:span></text:p>
            </table:table-cell>
            <table:covered-table-cell/>
            <table:table-cell table:style-name="Table16.A1" office:value-type="string">
              <text:p text:style-name="P75"><text:span text:style-name="Page_20_Reference_20_Font"><text:span text:style-name="T19">Page</text:span></text:span></text:p>
            </table:table-cell>
          </table:table-row>
          <table:table-row table:style-name="Table16.1">
            <table:table-cell table:style-name="Table16.A2" office:value-type="string">
              <text:p text:style-name="P77"><text:span text:style-name="Code_20_Small1"><text:span text:style-name="T52">static int</text:span></text:span></text:p>
            </table:table-cell>
            <table:table-cell table:style-name="Table16.B2" office:value-type="string">
              <text:p text:style-name="P79"><text:a xlink:type="simple" xlink:href="file:///l%22r37" text:style-name="Internet_20_link" text:visited-style-name="Visited_20_Internet_20_Link"><text:span text:style-name="T45">FAILURE_REASON_EXCEPTION_ON_INIT</text:span></text:a></text:p>
              <text:p text:style-name="P81"><text:span text:style-name="T11">An exception occurred during initializing of the service.</text:span></text:p>
            </table:table-cell>
            <table:table-cell table:style-name="Table16.C2" office:value-type="string">
              <text:p text:style-name="P75"><text:bookmark-ref text:reference-format="page" text:ref-name="r37">25</text:bookmark-ref></text:p>
            </table:table-cell>
          </table:table-row>
          <table:table-row table:style-name="Table16.1">
            <table:table-cell table:style-name="Table16.A3" office:value-type="string">
              <text:p text:style-name="P76"><text:span text:style-name="Code_20_Small1"><text:span text:style-name="T52">static int</text:span></text:span></text:p>
            </table:table-cell>
            <table:table-cell table:style-name="Table16.B3" office:value-type="string">
              <text:p text:style-name="P78"><text:a xlink:type="simple" xlink:href="file:///l%22r34" text:style-name="Internet_20_link" text:visited-style-name="Visited_20_Internet_20_Link"><text:span text:style-name="T45">FAILURE_REASON_NO_SERVLET_CONTEXT_MATCHING</text:span></text:a></text:p>
              <text:p text:style-name="P80"><text:span text:style-name="T11">No matching </text:span><text:span text:style-name="Code2"><text:span text:style-name="T50">ServletContextHelper</text:span></text:span><text:span text:style-name="T11">.</text:span></text:p>
            </table:table-cell>
            <table:table-cell table:style-name="Table16.C3" office:value-type="string">
              <text:p text:style-name="P74"><text:bookmark-ref text:reference-format="page" text:ref-name="r34">24</text:bookmark-ref></text:p>
            </table:table-cell>
          </table:table-row>
          <table:table-row table:style-name="Table16.1">
            <table:table-cell table:style-name="Table16.A4" office:value-type="string">
              <text:p text:style-name="P76"><text:span text:style-name="Code_20_Small1"><text:span text:style-name="T52">static int</text:span></text:span></text:p>
            </table:table-cell>
            <table:table-cell table:style-name="Table16.B4" office:value-type="string">
              <text:p text:style-name="P78"><text:a xlink:type="simple" xlink:href="file:///l%22r40" text:style-name="Internet_20_link" text:visited-style-name="Visited_20_Internet_20_Link"><text:span text:style-name="T45">FAILURE_REASON_SERVICE_IN_USE</text:span></text:a></text:p>
              <text:p text:style-name="P80"><text:span text:style-name="T11">The service is not registered as a prototype scoped service and is already in use with a servlet context and therefore can't be used with another servlet context.</text:span></text:p>
            </table:table-cell>
            <table:table-cell table:style-name="Table16.C4" office:value-type="string">
              <text:p text:style-name="P74"><text:bookmark-ref text:reference-format="page" text:ref-name="r40">25</text:bookmark-ref></text:p>
            </table:table-cell>
          </table:table-row>
          <table:table-row table:style-name="Table16.1">
            <table:table-cell table:style-name="Table16.A5" office:value-type="string">
              <text:p text:style-name="P76"><text:span text:style-name="Code_20_Small1"><text:span text:style-name="T52">static int</text:span></text:span></text:p>
            </table:table-cell>
            <table:table-cell table:style-name="Table16.B5" office:value-type="string">
              <text:p text:style-name="P78"><text:a xlink:type="simple" xlink:href="file:///l%22r38" text:style-name="Internet_20_link" text:visited-style-name="Visited_20_Internet_20_Link"><text:span text:style-name="T45">FAILURE_REASON_SERVICE_NOT_GETTABLE</text:span></text:a></text:p>
              <text:p text:style-name="P80"><text:span text:style-name="T11">The service is registered in the service registry but getting the service fails as it returns </text:span><text:span text:style-name="Code2"><text:span text:style-name="T50">null</text:span></text:span><text:span text:style-name="T11">.</text:span></text:p>
            </table:table-cell>
            <table:table-cell table:style-name="Table16.C5" office:value-type="string">
              <text:p text:style-name="P74"><text:bookmark-ref text:reference-format="page" text:ref-name="r38">25</text:bookmark-ref></text:p>
            </table:table-cell>
          </table:table-row>
          <table:table-row table:style-name="Table16.1">
            <table:table-cell table:style-name="Table16.A6" office:value-type="string">
              <text:p text:style-name="P76"><text:span text:style-name="Code_20_Small1"><text:span text:style-name="T52">static int</text:span></text:span></text:p>
            </table:table-cell>
            <table:table-cell table:style-name="Table16.B6" office:value-type="string">
              <text:p text:style-name="P78"><text:a xlink:type="simple" xlink:href="file:///l%22r35" text:style-name="Internet_20_link" text:visited-style-name="Visited_20_Internet_20_Link"><text:span text:style-name="T45">FAILURE_REASON_SERVLET_CONTEXT_FAILURE</text:span></text:a></text:p>
              <text:p text:style-name="P80"><text:span text:style-name="T11">Matching </text:span><text:span text:style-name="Code2"><text:span text:style-name="T50">ServletContextHelper</text:span></text:span><text:span text:style-name="T11">, but the context is not used due to a problem with the context.</text:span></text:p>
            </table:table-cell>
            <table:table-cell table:style-name="Table16.C6" office:value-type="string">
              <text:p text:style-name="P74"><text:bookmark-ref text:reference-format="page" text:ref-name="r35">24</text:bookmark-ref></text:p>
            </table:table-cell>
          </table:table-row>
          <table:table-row table:style-name="Table16.1">
            <table:table-cell table:style-name="Table16.A7" office:value-type="string">
              <text:p text:style-name="P76"><text:span text:style-name="Code_20_Small1"><text:span text:style-name="T52">static int</text:span></text:span></text:p>
            </table:table-cell>
            <table:table-cell table:style-name="Table16.B7" office:value-type="string">
              <text:p text:style-name="P78"><text:a xlink:type="simple" xlink:href="file:///l%22r36" text:style-name="Internet_20_link" text:visited-style-name="Visited_20_Internet_20_Link"><text:span text:style-name="T45">FAILURE_REASON_SHADOWED_BY_OTHER_SERVICE</text:span></text:a></text:p>
              <text:p text:style-name="P80"><text:span text:style-name="T11">Service is shadowed by another service.</text:span></text:p>
            </table:table-cell>
            <table:table-cell table:style-name="Table16.C7" office:value-type="string">
              <text:p text:style-name="P74"><text:bookmark-ref text:reference-format="page" text:ref-name="r36">25</text:bookmark-ref></text:p>
            </table:table-cell>
          </table:table-row>
          <table:table-row table:style-name="Table16.1">
            <table:table-cell table:style-name="Table16.A8" office:value-type="string">
              <text:p text:style-name="P76"><text:span text:style-name="Code_20_Small1"><text:span text:style-name="T52">static int</text:span></text:span></text:p>
            </table:table-cell>
            <table:table-cell table:style-name="Table16.B8" office:value-type="string">
              <text:p text:style-name="P78"><text:a xlink:type="simple" xlink:href="file:///l%22r33" text:style-name="Internet_20_link" text:visited-style-name="Visited_20_Internet_20_Link"><text:span text:style-name="T45">FAILURE_REASON_UNKNOWN</text:span></text:a></text:p>
              <text:p text:style-name="P80"><text:span text:style-name="T11">Failure reason is unknown.</text:span></text:p>
            </table:table-cell>
            <table:table-cell table:style-name="Table16.C8" office:value-type="string">
              <text:p text:style-name="P74"><text:bookmark-ref text:reference-format="page" text:ref-name="r33">24</text:bookmark-ref></text:p>
            </table:table-cell>
          </table:table-row>
          <table:table-row table:style-name="Table16.1">
            <table:table-cell table:style-name="Table16.A9" office:value-type="string">
              <text:p text:style-name="P76"><text:span text:style-name="Code_20_Small1"><text:span text:style-name="T52">static int</text:span></text:span></text:p>
            </table:table-cell>
            <table:table-cell table:style-name="Table16.B9" office:value-type="string">
              <text:p text:style-name="P78"><text:a xlink:type="simple" xlink:href="file:///l%22r39" text:style-name="Internet_20_link" text:visited-style-name="Visited_20_Internet_20_Link"><text:span text:style-name="T45">FAILURE_REASON_VALIDATION_FAILED</text:span></text:a></text:p>
              <text:p text:style-name="P80"><text:span text:style-name="T11">The service is registered in the service registry but the service properties are invalid.</text:span></text:p>
            </table:table-cell>
            <table:table-cell table:style-name="Table16.C9" office:value-type="string">
              <text:p text:style-name="P74"><text:bookmark-ref text:reference-format="page" text:ref-name="r39">25</text:bookmark-ref></text:p>
            </table:table-cell>
          </table:table-row>
        </table:table>
        <text:p text:style-name="P102"><text:span text:style-name="T6">Field Detail</text:span></text:p>
        <text:p text:style-name="P127"><text:bookmark text:name="r33"/><text:span text:style-name="T6">FAILURE_REASON_UNKNOWN</text:span></text:p>
        <text:p text:style-name="P52"><text:span text:style-name="Code2">public static final int </text:span><text:span text:style-name="Code2"><text:span text:style-name="T49">FAILURE_REASON_UNKNOWN</text:span></text:span><text:span text:style-name="Code2"><text:span text:style-name="T59"> = 0</text:span></text:span></text:p>
        <text:p text:style-name="P63"><text:span text:style-name="T11">Failure reason is unknown.</text:span></text:p>
        <text:p text:style-name="P82"/>
        <text:p text:style-name="P128"><text:bookmark text:name="r34"/><text:span text:style-name="T6">FAILURE_REASON_NO_SERVLET_CONTEXT_MATCHING</text:span></text:p>
        <text:p text:style-name="P52"><text:span text:style-name="Code2">public static final int </text:span><text:span text:style-name="Code2"><text:span text:style-name="T49">FAILURE_REASON_NO_SERVLET_CONTEXT_MATCHING</text:span></text:span><text:span text:style-name="Code2"><text:span text:style-name="T59"> = 1</text:span></text:span></text:p>
        <text:p text:style-name="P63"><text:span text:style-name="T11">No matching </text:span><text:span text:style-name="Code2">ServletContextHelper</text:span><text:span text:style-name="T11">.</text:span></text:p>
        <text:p text:style-name="P82"/>
        <text:p text:style-name="P128"><text:bookmark text:name="r35"/><text:span text:style-name="T6">FAILURE_REASON_SERVLET_CONTEXT_FAILURE</text:span></text:p>
        <text:p text:style-name="P52"><text:span text:style-name="Code2">public static final int </text:span><text:span text:style-name="Code2"><text:span text:style-name="T49">FAILURE_REASON_SERVLET_CONTEXT_FAILURE</text:span></text:span><text:span text:style-name="Code2"><text:span text:style-name="T59"> = 2</text:span></text:span></text:p>
        <text:p text:style-name="P63"><text:soft-page-break/><text:span text:style-name="T11">Matching </text:span><text:span text:style-name="Code2">ServletContextHelper</text:span><text:span text:style-name="T11">, but the context is not used due to a problem with the context.</text:span></text:p>
        <text:p text:style-name="P82"/>
        <text:p text:style-name="P128"><text:bookmark text:name="r36"/><text:span text:style-name="T6">FAILURE_REASON_SHADOWED_BY_OTHER_SERVICE</text:span></text:p>
        <text:p text:style-name="P52"><text:span text:style-name="Code2">public static final int </text:span><text:span text:style-name="Code2"><text:span text:style-name="T49">FAILURE_REASON_SHADOWED_BY_OTHER_SERVICE</text:span></text:span><text:span text:style-name="Code2"><text:span text:style-name="T59"> = 3</text:span></text:span></text:p>
        <text:p text:style-name="P68"><text:span text:style-name="T11">Service is shadowed by another service.</text:span></text:p>
        <text:p text:style-name="P63"><text:span text:style-name="T11">For example, a service with the same service properties but a higher service ranking.</text:span></text:p>
        <text:p text:style-name="P82"/>
        <text:p text:style-name="P128"><text:bookmark text:name="r37"/><text:span text:style-name="T6">FAILURE_REASON_EXCEPTION_ON_INIT</text:span></text:p>
        <text:p text:style-name="P52"><text:span text:style-name="Code2">public static final int </text:span><text:span text:style-name="Code2"><text:span text:style-name="T49">FAILURE_REASON_EXCEPTION_ON_INIT</text:span></text:span><text:span text:style-name="Code2"><text:span text:style-name="T59"> = 4</text:span></text:span></text:p>
        <text:p text:style-name="P68"><text:span text:style-name="T11">An exception occurred during initializing of the service.</text:span></text:p>
        <text:p text:style-name="P63"><text:span text:style-name="T11">This reason can only happen for servlets and servlet filters.</text:span></text:p>
        <text:p text:style-name="P82"/>
        <text:p text:style-name="P128"><text:bookmark text:name="r38"/><text:span text:style-name="T6">FAILURE_REASON_SERVICE_NOT_GETTABLE</text:span></text:p>
        <text:p text:style-name="P52"><text:span text:style-name="Code2">public static final int </text:span><text:span text:style-name="Code2"><text:span text:style-name="T49">FAILURE_REASON_SERVICE_NOT_GETTABLE</text:span></text:span><text:span text:style-name="Code2"><text:span text:style-name="T59"> = 5</text:span></text:span></text:p>
        <text:p text:style-name="P63"><text:span text:style-name="T11">The service is registered in the service registry but getting the service fails as it returns </text:span><text:span text:style-name="Code2">null</text:span><text:span text:style-name="T11">.</text:span></text:p>
        <text:p text:style-name="P82"/>
        <text:p text:style-name="P128"><text:bookmark text:name="r39"/><text:span text:style-name="T6">FAILURE_REASON_VALIDATION_FAILED</text:span></text:p>
        <text:p text:style-name="P52"><text:span text:style-name="Code2">public static final int </text:span><text:span text:style-name="Code2"><text:span text:style-name="T49">FAILURE_REASON_VALIDATION_FAILED</text:span></text:span><text:span text:style-name="Code2"><text:span text:style-name="T59"> = 6</text:span></text:span></text:p>
        <text:p text:style-name="P63"><text:span text:style-name="T11">The service is registered in the service registry but the service properties are invalid.</text:span></text:p>
        <text:p text:style-name="P82"/>
        <text:p text:style-name="P128"><text:bookmark text:name="r40"/><text:span text:style-name="T6">FAILURE_REASON_SERVICE_IN_USE</text:span></text:p>
        <text:p text:style-name="P52"><text:span text:style-name="Code2">public static final int </text:span><text:span text:style-name="Code2"><text:span text:style-name="T49">FAILURE_REASON_SERVICE_IN_USE</text:span></text:span><text:span text:style-name="Code2"><text:span text:style-name="T59"> = 7</text:span></text:span></text:p>
        <text:p text:style-name="P63"><text:span text:style-name="T11">The service is not registered as a prototype scoped service and is already in use with a servlet context and therefore can't be used with another servlet context.</text:span></text:p>
        <text:p text:style-name="P126"><text:bookmark text:name="r45"/><text:span text:style-name="T6">Class ErrorPage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5" text:anchor-type="as-char" svg:width="0.397cm" svg:height="0.37cm" draw:z-index="15"><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6" text:anchor-type="as-char" svg:width="0.397cm" svg:height="0.37cm"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44"><text:span text:style-name="Code2">          </text:span><text:span text:style-name="Code2"><draw:frame draw:style-name="fr3" draw:name="Image7" text:anchor-type="as-char" svg:width="0.397cm" svg:height="0.37cm" draw:z-index="17"><draw:image xlink:href="Pictures/100002000000000F0000000EBCC3FB4515936C88.png" xlink:type="simple" xlink:show="embed" xlink:actuate="onLoad"/></draw:frame></text:span><text:span text:style-name="Code2"><text:span text:style-name="T49">org.osgi.service.http.runtime.dto.ErrorPageDTO</text:span></text:span></text:p>
        <text:p text:style-name="P131"><text:span text:style-name="T5">Direct Known Subclasses:</text:span></text:p>
        <text:p text:style-name="P65"><text:a xlink:type="simple" xlink:href="file:///l%22r48" text:style-name="Internet_20_link" text:visited-style-name="Visited_20_Internet_20_Link"><text:span text:style-name="T11">FailedErrorPageDTO</text:span></text:a></text:p>
        <text:p text:style-name="P59"/>
        <text:p text:style-name="P71"><text:span text:style-name="Code2">public class </text:span><text:span text:style-name="Code2"><text:span text:style-name="T49">ErrorPageDTO</text:span></text:span></text:p>
        <text:p text:style-name="P52"><text:span text:style-name="Code2">extends </text:span><text:a xlink:type="simple" xlink:href="file:///l%22r32" text:style-name="Internet_20_link" text:visited-style-name="Visited_20_Internet_20_Link"><text:span text:style-name="T51">BaseServletDTO</text:span></text:a></text:p>
        <text:p text:style-name="P51"><text:span text:style-name="T11">Represents a </text:span><text:span text:style-name="Code2">javax.servlet.Servlet</text:span><text:span text:style-name="T11"> for handling errors and currently being used by a servlet context.</text:span></text:p>
        <text:p text:style-name="P61"><text:span text:style-name="T13">NotThreadSafe</text:span></text:p>
        <text:p text:style-name="P7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3"><text:span text:style-name="Summary_20_Heading_20_Font2"><text:span text:style-name="T18">Field Summary</text:span></text:span></text:p>
            </table:table-cell>
            <table:covered-table-cell/>
            <table:table-cell table:style-name="Table17.A1" office:value-type="string">
              <text:p text:style-name="P75"><text:span text:style-name="Page_20_Reference_20_Font"><text:span text:style-name="T19">Page</text:span></text:span></text:p>
            </table:table-cell>
          </table:table-row>
          <table:table-row table:style-name="Table17.1">
            <table:table-cell table:style-name="Table17.A2" office:value-type="string">
              <text:p text:style-name="P77"><text:span text:style-name="Code_20_Small1"><text:span text:style-name="T52">long[]</text:span></text:span></text:p>
            </table:table-cell>
            <table:table-cell table:style-name="Table17.B2" office:value-type="string">
              <text:p text:style-name="P79"><text:a xlink:type="simple" xlink:href="file:///l%22r43" text:style-name="Internet_20_link" text:visited-style-name="Visited_20_Internet_20_Link"><text:span text:style-name="T45">errorCodes</text:span></text:a></text:p>
              <text:p text:style-name="P81"><text:span text:style-name="T11">The error codes the error page is used for.</text:span></text:p>
            </table:table-cell>
            <table:table-cell table:style-name="Table17.C2" office:value-type="string">
              <text:p text:style-name="P75"><text:bookmark-ref text:reference-format="page" text:ref-name="r43">26</text:bookmark-ref></text:p>
            </table:table-cell>
          </table:table-row>
          <table:table-row table:style-name="Table17.1">
            <table:table-cell table:style-name="Table17.A3" office:value-type="string">
              <text:p text:style-name="P76"><text:span text:style-name="Code_20_Small1"><text:span text:style-name="T52">String[]</text:span></text:span></text:p>
            </table:table-cell>
            <table:table-cell table:style-name="Table17.B3" office:value-type="string">
              <text:p text:style-name="P78"><text:a xlink:type="simple" xlink:href="file:///l%22r42" text:style-name="Internet_20_link" text:visited-style-name="Visited_20_Internet_20_Link"><text:span text:style-name="T45">exceptions</text:span></text:a></text:p>
              <text:p text:style-name="P80"><text:span text:style-name="T11">The exceptions the error page is used for.</text:span></text:p>
            </table:table-cell>
            <table:table-cell table:style-name="Table17.C3" office:value-type="string">
              <text:p text:style-name="P74"><text:bookmark-ref text:reference-format="page" text:ref-name="r42">26</text:bookmark-ref></text:p>
            </table:table-cell>
          </table:table-row>
        </table:table>
        <text:p text:style-name="P41"/>
        <table:table table:name="Table18" table:style-name="Table18">
          <table:table-column table:style-name="Table18.A"/>
          <table:table-row table:style-name="Table18.1">
            <table:table-cell table:style-name="Table18.A1" office:value-type="string">
              <text:p text:style-name="P54"><text:span text:style-name="T13">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18.2">
            <table:table-cell table:style-name="Table18.A2" office:value-type="string">
              <text:p text:style-name="P54"><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73"><text:span text:style-name="Summary_20_Heading_20_Font2"><text:span text:style-name="T18">Constructor Summary</text:span></text:span></text:p>
            </table:table-cell>
            <table:table-cell table:style-name="Table19.A1" office:value-type="string">
              <text:p text:style-name="P75"><text:span text:style-name="Page_20_Reference_20_Font"><text:span text:style-name="T19">Page</text:span></text:span></text:p>
            </table:table-cell>
          </table:table-row>
          <table:table-row table:style-name="Table19.1">
            <table:table-cell table:style-name="Table19.A2" office:value-type="string">
              <text:p text:style-name="P73"><text:a xlink:type="simple" xlink:href="file:///l%22r44" text:style-name="Internet_20_link" text:visited-style-name="Visited_20_Internet_20_Link"><text:span text:style-name="T45">ErrorPageDTO</text:span></text:a><text:span text:style-name="Code2"><text:span text:style-name="T55">()</text:span></text:span></text:p>
            </table:table-cell>
            <table:table-cell table:style-name="Table19.B2" office:value-type="string">
              <text:p text:style-name="P75"><text:bookmark-ref text:reference-format="page" text:ref-name="r44">27</text:bookmark-ref></text:p>
            </table:table-cell>
          </table:table-row>
        </table:table>
        <text:p text:style-name="P41"/>
        <table:table table:name="Table20" table:style-name="Table20">
          <table:table-column table:style-name="Table20.A"/>
          <table:table-row table:style-name="Table20.1">
            <table:table-cell table:style-name="Table20.A1" office:value-type="string">
              <text:p text:style-name="P54"><text:span text:style-name="T13">Methods inherited from class org.osgi.dto.DTO</text:span></text:p>
            </table:table-cell>
          </table:table-row>
          <table:table-row table:style-name="Table20.2">
            <table:table-cell table:style-name="Table20.A2" office:value-type="string">
              <text:p text:style-name="P54"><text:span text:style-name="Code2">toString</text:span></text:p>
            </table:table-cell>
          </table:table-row>
        </table:table>
        <text:p text:style-name="P102"><text:span text:style-name="T6">Field Detail</text:span></text:p>
        <text:p text:style-name="P127"><text:bookmark text:name="r42"/><text:span text:style-name="T6">exceptions</text:span></text:p>
        <text:p text:style-name="P52"><text:span text:style-name="Code2">public String[] </text:span><text:span text:style-name="Code2"><text:span text:style-name="T49">exceptions</text:span></text:span></text:p>
        <text:p text:style-name="P63"><text:span text:style-name="T11">The exceptions the error page is used for. This array might be empty.</text:span></text:p>
        <text:p text:style-name="P82"/>
        <text:p text:style-name="P128"><text:bookmark text:name="r43"/><text:span text:style-name="T6">errorCodes</text:span></text:p>
        <text:p text:style-name="P52"><text:span text:style-name="Code2">public long[] </text:span><text:span text:style-name="Code2"><text:span text:style-name="T49">errorCodes</text:span></text:span></text:p>
        <text:p text:style-name="P63"><text:span text:style-name="T11">The error codes the error page is used for. This array might be empty.</text:span></text:p>
        <text:p text:style-name="P103"><text:soft-page-break/><text:span text:style-name="T6">Constructor Detail</text:span></text:p>
        <text:p text:style-name="P129"><text:bookmark text:name="r44"/><text:span text:style-name="T6">ErrorPageDTO</text:span></text:p>
        <text:p text:style-name="P52"><text:span text:style-name="Code2">public </text:span><text:span text:style-name="Code2"><text:span text:style-name="T49">ErrorPageDTO</text:span></text:span><text:span text:style-name="Code2"><text:span text:style-name="T59">()</text:span></text:span></text:p>
        <text:p text:style-name="P109"><text:bookmark text:name="r48"/><text:span text:style-name="T6">Class FailedErrorPage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8" text:anchor-type="as-char" svg:width="0.397cm" svg:height="0.37cm" draw:z-index="18"><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9" text:anchor-type="as-char" svg:width="0.397cm" svg:height="0.37cm"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62"><text:span text:style-name="Code2">          </text:span><text:span text:style-name="Code2"><draw:frame draw:style-name="fr3" draw:name="Image10" text:anchor-type="as-char" svg:width="0.397cm" svg:height="0.37cm"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1">org.osgi.service.http.runtime.dto.ErrorPageDTO</text:span></text:a></text:p>
        <text:p text:style-name="P44"><text:span text:style-name="Code2">              </text:span><text:span text:style-name="Code2"><draw:frame draw:style-name="fr3" draw:name="Image11" text:anchor-type="as-char" svg:width="0.397cm" svg:height="0.37cm" draw:z-index="21"><draw:image xlink:href="Pictures/100002000000000F0000000EBCC3FB4515936C88.png" xlink:type="simple" xlink:show="embed" xlink:actuate="onLoad"/></draw:frame></text:span><text:span text:style-name="Code2"><text:span text:style-name="T49">org.osgi.service.http.runtime.dto.FailedErrorPageDTO</text:span></text:span></text:p>
        <text:p text:style-name="P59"/>
        <text:p text:style-name="P71"><text:span text:style-name="Code2">public class </text:span><text:span text:style-name="Code2"><text:span text:style-name="T49">FailedErrorPageDTO</text:span></text:span></text:p>
        <text:p text:style-name="P52"><text:span text:style-name="Code2">extends </text:span><text:a xlink:type="simple" xlink:href="file:///l%22r45" text:style-name="Internet_20_link" text:visited-style-name="Visited_20_Internet_20_Link"><text:span text:style-name="T51">ErrorPageDTO</text:span></text:a></text:p>
        <text:p text:style-name="P50"><text:span text:style-name="T11">Represents a </text:span><text:span text:style-name="Code2">javax.servlet.Servlet</text:span><text:span text:style-name="T11"> service registered as an error page but currently not being used by a servlet context due to a problem.</text:span></text:p>
        <text:p text:style-name="P51"><text:span text:style-name="T11">As the servlet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14"> always returns </text:span><text:span text:style-name="Code2"><text:span text:style-name="T56">0</text:span></text:span><text:span text:style-name="T14"> and does not point to an existing </text:span><text:span text:style-name="Code2"><text:span text:style-name="T56">ServletContextHelper</text:span></text:span><text:span text:style-name="T14">.</text:span></text:p>
        <text:p text:style-name="P61"><text:span text:style-name="T13">NotThreadSafe</text:span></text:p>
        <text:p text:style-name="P72"/>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3"><text:span text:style-name="Summary_20_Heading_20_Font2"><text:span text:style-name="T18">Field Summary</text:span></text:span></text:p>
            </table:table-cell>
            <table:covered-table-cell/>
            <table:table-cell table:style-name="Table21.A1" office:value-type="string">
              <text:p text:style-name="P75"><text:span text:style-name="Page_20_Reference_20_Font"><text:span text:style-name="T19">Page</text:span></text:span></text:p>
            </table:table-cell>
          </table:table-row>
          <table:table-row table:style-name="Table21.1">
            <table:table-cell table:style-name="Table21.A2" office:value-type="string">
              <text:p text:style-name="P77"><text:span text:style-name="Code_20_Small1"><text:span text:style-name="T52">int</text:span></text:span></text:p>
            </table:table-cell>
            <table:table-cell table:style-name="Table21.B2" office:value-type="string">
              <text:p text:style-name="P79"><text:a xlink:type="simple" xlink:href="file:///l%22r46" text:style-name="Internet_20_link" text:visited-style-name="Visited_20_Internet_20_Link"><text:span text:style-name="T45">failureReason</text:span></text:a></text:p>
              <text:p text:style-name="P81"><text:span text:style-name="T11">The reason why the servlet represented by this DTO is not used.</text:span></text:p>
            </table:table-cell>
            <table:table-cell table:style-name="Table21.C2" office:value-type="string">
              <text:p text:style-name="P75"><text:bookmark-ref text:reference-format="page" text:ref-name="r46">28</text:bookmark-ref></text:p>
            </table:table-cell>
          </table:table-row>
        </table:table>
        <text:p text:style-name="P41"/>
        <table:table table:name="Table22" table:style-name="Table22">
          <table:table-column table:style-name="Table22.A"/>
          <table:table-row table:style-name="Table22.1">
            <table:table-cell table:style-name="Table22.A1" office:value-type="string">
              <text:p text:style-name="P54"><text:span text:style-name="T13">Fields inherited from class org.osgi.service.http.runtime.dto.</text:span><text:a xlink:type="simple" xlink:href="file:///l%22r45" text:style-name="Internet_20_link" text:visited-style-name="Visited_20_Internet_20_Link"><text:span text:style-name="T44">ErrorPageDTO</text:span></text:a></text:p>
            </table:table-cell>
          </table:table-row>
          <table:table-row table:style-name="Table22.2">
            <table:table-cell table:style-name="Table22.A2" office:value-type="string">
              <text:p text:style-name="P54"><text:a xlink:type="simple" xlink:href="file:///l%22r43" text:style-name="Internet_20_link" text:visited-style-name="Visited_20_Internet_20_Link"><text:span text:style-name="T48">errorCodes</text:span></text:a><text:span text:style-name="Code2"><text:span text:style-name="T56">, </text:span></text:span><text:a xlink:type="simple" xlink:href="file:///l%22r42" text:style-name="Internet_20_link" text:visited-style-name="Visited_20_Internet_20_Link"><text:span text:style-name="T48">exceptions</text:span></text:a></text:p>
            </table:table-cell>
          </table:table-row>
        </table:table>
        <text:p text:style-name="P41"/>
        <table:table table:name="Table23" table:style-name="Table23">
          <table:table-column table:style-name="Table23.A"/>
          <table:table-row table:style-name="Table23.1">
            <table:table-cell table:style-name="Table23.A1" office:value-type="string">
              <text:p text:style-name="P54"><text:span text:style-name="T13">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23.2">
            <table:table-cell table:style-name="Table23.A2" office:value-type="string">
              <text:p text:style-name="P54"><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41"/>
        <table:table table:name="Table24" table:style-name="Table24">
          <table:table-column table:style-name="Table24.A"/>
          <table:table-column table:style-name="Table24.B"/>
          <table:table-row table:style-name="Table24.1">
            <table:table-cell table:style-name="Table24.A1" office:value-type="string">
              <text:p text:style-name="P73"><text:span text:style-name="Summary_20_Heading_20_Font2"><text:span text:style-name="T18">Constructor Summary</text:span></text:span></text:p>
            </table:table-cell>
            <table:table-cell table:style-name="Table24.A1" office:value-type="string">
              <text:p text:style-name="P75"><text:span text:style-name="Page_20_Reference_20_Font"><text:span text:style-name="T19">Page</text:span></text:span></text:p>
            </table:table-cell>
          </table:table-row>
          <table:table-row table:style-name="Table24.1">
            <table:table-cell table:style-name="Table24.A2" office:value-type="string">
              <text:p text:style-name="P73"><text:a xlink:type="simple" xlink:href="file:///l%22r47" text:style-name="Internet_20_link" text:visited-style-name="Visited_20_Internet_20_Link"><text:span text:style-name="T45">FailedErrorPageDTO</text:span></text:a><text:span text:style-name="Code2"><text:span text:style-name="T55">()</text:span></text:span></text:p>
            </table:table-cell>
            <table:table-cell table:style-name="Table24.B2" office:value-type="string">
              <text:p text:style-name="P75"><text:bookmark-ref text:reference-format="page" text:ref-name="r47">29</text:bookmark-ref></text:p>
            </table:table-cell>
          </table:table-row>
        </table:table>
        <text:p text:style-name="P41"/>
        <table:table table:name="Table25" table:style-name="Table25">
          <table:table-column table:style-name="Table25.A"/>
          <table:table-row table:style-name="Table25.1">
            <table:table-cell table:style-name="Table25.A1" office:value-type="string">
              <text:p text:style-name="P54"><text:span text:style-name="T13">Methods inherited from class org.osgi.dto.DTO</text:span></text:p>
            </table:table-cell>
          </table:table-row>
          <table:table-row table:style-name="Table25.2">
            <table:table-cell table:style-name="Table25.A2" office:value-type="string">
              <text:p text:style-name="P54"><text:span text:style-name="Code2">toString</text:span></text:p>
            </table:table-cell>
          </table:table-row>
        </table:table>
        <text:p text:style-name="P102"><text:span text:style-name="T6">Field Detail</text:span></text:p>
        <text:p text:style-name="P127"><text:bookmark text:name="r46"/><text:span text:style-name="T6">failureReason</text:span></text:p>
        <text:p text:style-name="P52"><text:span text:style-name="Code2">public int </text:span><text:span text:style-name="Code2"><text:span text:style-name="T49">failureReason</text:span></text:span></text:p>
        <text:p text:style-name="P63"><text:span text:style-name="T11">The reason why the servlet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a xlink:type="simple" xlink:href="file:///l%22r38" text:style-name="Internet_20_link" text:visited-style-name="Visited_20_Internet_20_Link"><text:span text:style-name="T51">DTOConstants.FAILURE_REASON_SERVICE_NOT_GETTABLE</text:span></text:a><text:span text:style-name="T14">, </text:span><text:soft-page-break/><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pan text:style-name="T6">Constructor Detail</text:span></text:p>
        <text:p text:style-name="P127"><text:bookmark text:name="r47"/><text:span text:style-name="T6">FailedErrorPageDTO</text:span></text:p>
        <text:p text:style-name="P52"><text:span text:style-name="Code2">public </text:span><text:span text:style-name="Code2"><text:span text:style-name="T49">FailedErrorPageDTO</text:span></text:span><text:span text:style-name="Code2"><text:span text:style-name="T59">()</text:span></text:span></text:p>
        <text:p text:style-name="P110"><text:bookmark text:name="r51"/><text:span text:style-name="T6">Class FailedFilte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12" text:anchor-type="as-char" svg:width="0.397cm" svg:height="0.37cm" draw:z-index="22"><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13" text:anchor-type="as-char" svg:width="0.397cm" svg:height="0.37cm" draw:z-index="23"><draw:image xlink:href="Pictures/100002000000000F0000000EBCC3FB4515936C88.png" xlink:type="simple" xlink:show="embed" xlink:actuate="onLoad"/></draw:frame></text:span><text:a xlink:type="simple" xlink:href="file:///l%22r77" text:style-name="Internet_20_link" text:visited-style-name="Visited_20_Internet_20_Link"><text:span text:style-name="T51">org.osgi.service.http.runtime.dto.FilterDTO</text:span></text:a></text:p>
        <text:p text:style-name="P44"><text:span text:style-name="Code2">          </text:span><text:span text:style-name="Code2"><draw:frame draw:style-name="fr3" draw:name="Image14" text:anchor-type="as-char" svg:width="0.397cm" svg:height="0.37cm" draw:z-index="24"><draw:image xlink:href="Pictures/100002000000000F0000000EBCC3FB4515936C88.png" xlink:type="simple" xlink:show="embed" xlink:actuate="onLoad"/></draw:frame></text:span><text:span text:style-name="Code2"><text:span text:style-name="T49">org.osgi.service.http.runtime.dto.FailedFilterDTO</text:span></text:span></text:p>
        <text:p text:style-name="P59"/>
        <text:p text:style-name="P71"><text:span text:style-name="Code2">public class </text:span><text:span text:style-name="Code2"><text:span text:style-name="T49">FailedFilterDTO</text:span></text:span></text:p>
        <text:p text:style-name="P52"><text:span text:style-name="Code2">extends </text:span><text:a xlink:type="simple" xlink:href="file:///l%22r77" text:style-name="Internet_20_link" text:visited-style-name="Visited_20_Internet_20_Link"><text:span text:style-name="T51">FilterDTO</text:span></text:a></text:p>
        <text:p text:style-name="P50"><text:span text:style-name="T11">Represents a servlet </text:span><text:span text:style-name="Code2">Filter</text:span><text:span text:style-name="T11"> service which is currently not being used by a servlet context due to a problem.</text:span></text:p>
        <text:p text:style-name="P51"><text:span text:style-name="T11">As the service represented by this DTO is not used due to a failure, the field </text:span><text:a xlink:type="simple" xlink:href="file:///l%22r75" text:style-name="Internet_20_link" text:visited-style-name="Visited_20_Internet_20_Link"><text:span text:style-name="T51">FilterDTO.servletContextId</text:span></text:a><text:span text:style-name="T14"> always returns </text:span><text:span text:style-name="Code2"><text:span text:style-name="T56">0</text:span></text:span><text:span text:style-name="T14"> and does not point to an existing servlet context.</text:span></text:p>
        <text:p text:style-name="P61"><text:span text:style-name="T13">NotThreadSafe</text:span></text:p>
        <text:p text:style-name="P7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3"><text:span text:style-name="Summary_20_Heading_20_Font2"><text:span text:style-name="T18">Field Summary</text:span></text:span></text:p>
            </table:table-cell>
            <table:covered-table-cell/>
            <table:table-cell table:style-name="Table26.A1" office:value-type="string">
              <text:p text:style-name="P75"><text:span text:style-name="Page_20_Reference_20_Font"><text:span text:style-name="T19">Page</text:span></text:span></text:p>
            </table:table-cell>
          </table:table-row>
          <table:table-row table:style-name="Table26.1">
            <table:table-cell table:style-name="Table26.A2" office:value-type="string">
              <text:p text:style-name="P77"><text:span text:style-name="Code_20_Small1"><text:span text:style-name="T52">int</text:span></text:span></text:p>
            </table:table-cell>
            <table:table-cell table:style-name="Table26.B2" office:value-type="string">
              <text:p text:style-name="P79"><text:a xlink:type="simple" xlink:href="file:///l%22r49" text:style-name="Internet_20_link" text:visited-style-name="Visited_20_Internet_20_Link"><text:span text:style-name="T45">failureReason</text:span></text:a></text:p>
              <text:p text:style-name="P81"><text:span text:style-name="T11">The reason why the servlet filter represented by this DTO is not used.</text:span></text:p>
            </table:table-cell>
            <table:table-cell table:style-name="Table26.C2" office:value-type="string">
              <text:p text:style-name="P75"><text:bookmark-ref text:reference-format="page" text:ref-name="r49">30</text:bookmark-ref></text:p>
            </table:table-cell>
          </table:table-row>
        </table:table>
        <text:p text:style-name="P41"/>
        <table:table table:name="Table27" table:style-name="Table27">
          <table:table-column table:style-name="Table27.A"/>
          <table:table-row table:style-name="Table27.1">
            <table:table-cell table:style-name="Table27.A1" office:value-type="string">
              <text:p text:style-name="P54"><text:span text:style-name="T13">Fields inherited from class org.osgi.service.http.runtime.dto.</text:span><text:a xlink:type="simple" xlink:href="file:///l%22r77" text:style-name="Internet_20_link" text:visited-style-name="Visited_20_Internet_20_Link"><text:span text:style-name="T44">FilterDTO</text:span></text:a></text:p>
            </table:table-cell>
          </table:table-row>
          <table:table-row table:style-name="Table27.2">
            <table:table-cell table:style-name="Table27.A2" office:value-type="string">
              <text:p text:style-name="P54"><text:a xlink:type="simple" xlink:href="file:///l%22r71" text:style-name="Internet_20_link" text:visited-style-name="Visited_20_Internet_20_Link"><text:span text:style-name="T48">asyncSupported</text:span></text:a><text:span text:style-name="Code2"><text:span text:style-name="T56">, </text:span></text:span><text:a xlink:type="simple" xlink:href="file:///l%22r72" text:style-name="Internet_20_link" text:visited-style-name="Visited_20_Internet_20_Link"><text:span text:style-name="T48">dispatcher</text:span></text:a><text:span text:style-name="Code2"><text:span text:style-name="T56">, </text:span></text:span><text:a xlink:type="simple" xlink:href="file:///l%22r73" text:style-name="Internet_20_link" text:visited-style-name="Visited_20_Internet_20_Link"><text:span text:style-name="T48">initParams</text:span></text:a><text:span text:style-name="Code2"><text:span text:style-name="T56">, </text:span></text:span><text:a xlink:type="simple" xlink:href="file:///l%22r67" text:style-name="Internet_20_link" text:visited-style-name="Visited_20_Internet_20_Link"><text:span text:style-name="T48">name</text:span></text:a><text:span text:style-name="Code2"><text:span text:style-name="T56">, </text:span></text:span><text:a xlink:type="simple" xlink:href="file:///l%22r68" text:style-name="Internet_20_link" text:visited-style-name="Visited_20_Internet_20_Link"><text:span text:style-name="T48">patterns</text:span></text:a><text:span text:style-name="Code2"><text:span text:style-name="T56">, </text:span></text:span><text:a xlink:type="simple" xlink:href="file:///l%22r70" text:style-name="Internet_20_link" text:visited-style-name="Visited_20_Internet_20_Link"><text:span text:style-name="T48">regexs</text:span></text:a><text:span text:style-name="Code2"><text:span text:style-name="T56">, </text:span></text:span><text:a xlink:type="simple" xlink:href="file:///l%22r74" text:style-name="Internet_20_link" text:visited-style-name="Visited_20_Internet_20_Link"><text:span text:style-name="T48">serviceId</text:span></text:a><text:span text:style-name="Code2"><text:span text:style-name="T56">, </text:span></text:span><text:a xlink:type="simple" xlink:href="file:///l%22r75" text:style-name="Internet_20_link" text:visited-style-name="Visited_20_Internet_20_Link"><text:span text:style-name="T48">servletContextId</text:span></text:a><text:span text:style-name="Code2"><text:span text:style-name="T56">, </text:span></text:span><text:a xlink:type="simple" xlink:href="file:///l%22r69" text:style-name="Internet_20_link" text:visited-style-name="Visited_20_Internet_20_Link"><text:span text:style-name="T48">servletNames</text:span></text:a></text:p>
            </table:table-cell>
          </table:table-row>
        </table:table>
        <text:p text:style-name="P41"/>
        <table:table table:name="Table28" table:style-name="Table28">
          <table:table-column table:style-name="Table28.A"/>
          <table:table-column table:style-name="Table28.B"/>
          <table:table-row table:style-name="Table28.1">
            <table:table-cell table:style-name="Table28.A1" office:value-type="string">
              <text:p text:style-name="P73"><text:span text:style-name="Summary_20_Heading_20_Font2"><text:span text:style-name="T18">Constructor Summary</text:span></text:span></text:p>
            </table:table-cell>
            <table:table-cell table:style-name="Table28.A1" office:value-type="string">
              <text:p text:style-name="P75"><text:span text:style-name="Page_20_Reference_20_Font"><text:span text:style-name="T19">Page</text:span></text:span></text:p>
            </table:table-cell>
          </table:table-row>
          <table:table-row table:style-name="Table28.1">
            <table:table-cell table:style-name="Table28.A2" office:value-type="string">
              <text:p text:style-name="P73"><text:a xlink:type="simple" xlink:href="file:///l%22r50" text:style-name="Internet_20_link" text:visited-style-name="Visited_20_Internet_20_Link"><text:span text:style-name="T45">FailedFilterDTO</text:span></text:a><text:span text:style-name="Code2"><text:span text:style-name="T55">()</text:span></text:span></text:p>
            </table:table-cell>
            <table:table-cell table:style-name="Table28.B2" office:value-type="string">
              <text:p text:style-name="P75"><text:bookmark-ref text:reference-format="page" text:ref-name="r50">31</text:bookmark-ref></text:p>
            </table:table-cell>
          </table:table-row>
        </table:table>
        <text:p text:style-name="P41"/>
        <table:table table:name="Table29" table:style-name="Table29">
          <table:table-column table:style-name="Table29.A"/>
          <table:table-row table:style-name="Table29.1">
            <table:table-cell table:style-name="Table29.A1" office:value-type="string">
              <text:p text:style-name="P54"><text:span text:style-name="T13">Methods inherited from class org.osgi.dto.DTO</text:span></text:p>
            </table:table-cell>
          </table:table-row>
          <table:table-row table:style-name="Table29.2">
            <table:table-cell table:style-name="Table29.A2" office:value-type="string">
              <text:p text:style-name="P54"><text:span text:style-name="Code2">toString</text:span></text:p>
            </table:table-cell>
          </table:table-row>
        </table:table>
        <text:p text:style-name="P102"><text:span text:style-name="T6">Field Detail</text:span></text:p>
        <text:p text:style-name="P127"><text:bookmark text:name="r49"/><text:span text:style-name="T6">failureReason</text:span></text:p>
        <text:p text:style-name="P52"><text:span text:style-name="Code2">public int </text:span><text:span text:style-name="Code2"><text:span text:style-name="T49">failureReason</text:span></text:span></text:p>
        <text:p text:style-name="P63"><text:span text:style-name="T11">The reason why the servlet filter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a xlink:type="simple" xlink:href="file:///l%22r38" text:style-name="Internet_20_link" text:visited-style-name="Visited_20_Internet_20_Link"><text:span text:style-name="T51">DTOConstants.FAILURE_REASON_SERVICE_NOT_GETTABLE</text:span></text:a><text:span text:style-name="T14">, </text:span><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oft-page-break/><text:span text:style-name="T6">Constructor Detail</text:span></text:p>
        <text:p text:style-name="P127"><text:bookmark text:name="r50"/><text:span text:style-name="T6">FailedFilterDTO</text:span></text:p>
        <text:p text:style-name="P52"><text:span text:style-name="Code2">public </text:span><text:span text:style-name="Code2"><text:span text:style-name="T49">FailedFilterDTO</text:span></text:span><text:span text:style-name="Code2"><text:span text:style-name="T59">()</text:span></text:span></text:p>
        <text:p text:style-name="P111"><text:bookmark text:name="r54"/><text:span text:style-name="T6">Class FailedListene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15" text:anchor-type="as-char" svg:width="0.397cm" svg:height="0.37cm" draw:z-index="25"><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16" text:anchor-type="as-char" svg:width="0.397cm" svg:height="0.37cm" draw:z-index="26"><draw:image xlink:href="Pictures/100002000000000F0000000EBCC3FB4515936C88.png" xlink:type="simple" xlink:show="embed" xlink:actuate="onLoad"/></draw:frame></text:span><text:a xlink:type="simple" xlink:href="file:///l%22r82" text:style-name="Internet_20_link" text:visited-style-name="Visited_20_Internet_20_Link"><text:span text:style-name="T51">org.osgi.service.http.runtime.dto.ListenerDTO</text:span></text:a></text:p>
        <text:p text:style-name="P44"><text:span text:style-name="Code2">          </text:span><text:span text:style-name="Code2"><draw:frame draw:style-name="fr3" draw:name="Image17" text:anchor-type="as-char" svg:width="0.397cm" svg:height="0.37cm" draw:z-index="27"><draw:image xlink:href="Pictures/100002000000000F0000000EBCC3FB4515936C88.png" xlink:type="simple" xlink:show="embed" xlink:actuate="onLoad"/></draw:frame></text:span><text:span text:style-name="Code2"><text:span text:style-name="T49">org.osgi.service.http.runtime.dto.FailedListenerDTO</text:span></text:span></text:p>
        <text:p text:style-name="P59"/>
        <text:p text:style-name="P71"><text:span text:style-name="Code2">public class </text:span><text:span text:style-name="Code2"><text:span text:style-name="T49">FailedListenerDTO</text:span></text:span></text:p>
        <text:p text:style-name="P52"><text:span text:style-name="Code2">extends </text:span><text:a xlink:type="simple" xlink:href="file:///l%22r82" text:style-name="Internet_20_link" text:visited-style-name="Visited_20_Internet_20_Link"><text:span text:style-name="T51">ListenerDTO</text:span></text:a></text:p>
        <text:p text:style-name="P50"><text:span text:style-name="T11">Represents a listener service which is currently not being used by a servlet context due to a problem.</text:span></text:p>
        <text:p text:style-name="P51"><text:span text:style-name="T11">As the listener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14"> always returns </text:span><text:span text:style-name="Code2"><text:span text:style-name="T56">0</text:span></text:span><text:span text:style-name="T14"> and does not point to an existing servlet context.</text:span></text:p>
        <text:p text:style-name="P61"><text:span text:style-name="T13">NotThreadSafe</text:span></text:p>
        <text:p text:style-name="P72"/>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73"><text:span text:style-name="Summary_20_Heading_20_Font2"><text:span text:style-name="T18">Field Summary</text:span></text:span></text:p>
            </table:table-cell>
            <table:covered-table-cell/>
            <table:table-cell table:style-name="Table30.A1" office:value-type="string">
              <text:p text:style-name="P75"><text:span text:style-name="Page_20_Reference_20_Font"><text:span text:style-name="T19">Page</text:span></text:span></text:p>
            </table:table-cell>
          </table:table-row>
          <table:table-row table:style-name="Table30.1">
            <table:table-cell table:style-name="Table30.A2" office:value-type="string">
              <text:p text:style-name="P77"><text:span text:style-name="Code_20_Small1"><text:span text:style-name="T52">int</text:span></text:span></text:p>
            </table:table-cell>
            <table:table-cell table:style-name="Table30.B2" office:value-type="string">
              <text:p text:style-name="P79"><text:a xlink:type="simple" xlink:href="file:///l%22r52" text:style-name="Internet_20_link" text:visited-style-name="Visited_20_Internet_20_Link"><text:span text:style-name="T45">failureReason</text:span></text:a></text:p>
              <text:p text:style-name="P81"><text:span text:style-name="T11">The reason why the listener represented by this DTO is not used.</text:span></text:p>
            </table:table-cell>
            <table:table-cell table:style-name="Table30.C2" office:value-type="string">
              <text:p text:style-name="P75"><text:bookmark-ref text:reference-format="page" text:ref-name="r52">32</text:bookmark-ref></text:p>
            </table:table-cell>
          </table:table-row>
        </table:table>
        <text:p text:style-name="P41"/>
        <table:table table:name="Table31" table:style-name="Table31">
          <table:table-column table:style-name="Table31.A"/>
          <table:table-row table:style-name="Table31.1">
            <table:table-cell table:style-name="Table31.A1" office:value-type="string">
              <text:p text:style-name="P54"><text:span text:style-name="T13">Fields inherited from class org.osgi.service.http.runtime.dto.</text:span><text:a xlink:type="simple" xlink:href="file:///l%22r82" text:style-name="Internet_20_link" text:visited-style-name="Visited_20_Internet_20_Link"><text:span text:style-name="T44">ListenerDTO</text:span></text:a></text:p>
            </table:table-cell>
          </table:table-row>
          <table:table-row table:style-name="Table31.2">
            <table:table-cell table:style-name="Table31.A2" office:value-type="string">
              <text:p text:style-name="P54"><text:a xlink:type="simple" xlink:href="file:///l%22r79" text:style-name="Internet_20_link" text:visited-style-name="Visited_20_Internet_20_Link"><text:span text:style-name="T48">serviceId</text:span></text:a><text:span text:style-name="Code2"><text:span text:style-name="T56">, </text:span></text:span><text:a xlink:type="simple" xlink:href="file:///l%22r80" text:style-name="Internet_20_link" text:visited-style-name="Visited_20_Internet_20_Link"><text:span text:style-name="T48">servletContextId</text:span></text:a><text:span text:style-name="Code2"><text:span text:style-name="T56">, </text:span></text:span><text:a xlink:type="simple" xlink:href="file:///l%22r78" text:style-name="Internet_20_link" text:visited-style-name="Visited_20_Internet_20_Link"><text:span text:style-name="T48">types</text:span></text:a></text:p>
            </table:table-cell>
          </table:table-row>
        </table:table>
        <text:p text:style-name="P41"/>
        <table:table table:name="Table32" table:style-name="Table32">
          <table:table-column table:style-name="Table32.A"/>
          <table:table-column table:style-name="Table32.B"/>
          <table:table-row table:style-name="Table32.1">
            <table:table-cell table:style-name="Table32.A1" office:value-type="string">
              <text:p text:style-name="P73"><text:span text:style-name="Summary_20_Heading_20_Font2"><text:span text:style-name="T18">Constructor Summary</text:span></text:span></text:p>
            </table:table-cell>
            <table:table-cell table:style-name="Table32.A1" office:value-type="string">
              <text:p text:style-name="P75"><text:span text:style-name="Page_20_Reference_20_Font"><text:span text:style-name="T19">Page</text:span></text:span></text:p>
            </table:table-cell>
          </table:table-row>
          <table:table-row table:style-name="Table32.1">
            <table:table-cell table:style-name="Table32.A2" office:value-type="string">
              <text:p text:style-name="P73"><text:a xlink:type="simple" xlink:href="file:///l%22r53" text:style-name="Internet_20_link" text:visited-style-name="Visited_20_Internet_20_Link"><text:span text:style-name="T45">FailedListenerDTO</text:span></text:a><text:span text:style-name="Code2"><text:span text:style-name="T55">()</text:span></text:span></text:p>
            </table:table-cell>
            <table:table-cell table:style-name="Table32.B2" office:value-type="string">
              <text:p text:style-name="P75"><text:bookmark-ref text:reference-format="page" text:ref-name="r53">33</text:bookmark-ref></text:p>
            </table:table-cell>
          </table:table-row>
        </table:table>
        <text:p text:style-name="P41"/>
        <table:table table:name="Table33" table:style-name="Table33">
          <table:table-column table:style-name="Table33.A"/>
          <table:table-row table:style-name="Table33.1">
            <table:table-cell table:style-name="Table33.A1" office:value-type="string">
              <text:p text:style-name="P54"><text:span text:style-name="T13">Methods inherited from class org.osgi.dto.DTO</text:span></text:p>
            </table:table-cell>
          </table:table-row>
          <table:table-row table:style-name="Table33.2">
            <table:table-cell table:style-name="Table33.A2" office:value-type="string">
              <text:p text:style-name="P54"><text:span text:style-name="Code2">toString</text:span></text:p>
            </table:table-cell>
          </table:table-row>
        </table:table>
        <text:p text:style-name="P102"><text:span text:style-name="T6">Field Detail</text:span></text:p>
        <text:p text:style-name="P127"><text:bookmark text:name="r52"/><text:span text:style-name="T6">failureReason</text:span></text:p>
        <text:p text:style-name="P52"><text:span text:style-name="Code2">public int </text:span><text:span text:style-name="Code2"><text:span text:style-name="T49">failureReason</text:span></text:span></text:p>
        <text:p text:style-name="P63"><text:span text:style-name="T11">The reason why the listener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a xlink:type="simple" xlink:href="file:///l%22r38" text:style-name="Internet_20_link" text:visited-style-name="Visited_20_Internet_20_Link"><text:span text:style-name="T51">DTOConstants.FAILURE_REASON_SERVICE_NOT_GETTABLE</text:span></text:a><text:span text:style-name="T14">, </text:span><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oft-page-break/><text:span text:style-name="T6">Constructor Detail</text:span></text:p>
        <text:p text:style-name="P127"><text:bookmark text:name="r53"/><text:span text:style-name="T6">FailedListenerDTO</text:span></text:p>
        <text:p text:style-name="P52"><text:span text:style-name="Code2">public </text:span><text:span text:style-name="Code2"><text:span text:style-name="T49">FailedListenerDTO</text:span></text:span><text:span text:style-name="Code2"><text:span text:style-name="T59">()</text:span></text:span></text:p>
        <text:p text:style-name="P112"><text:bookmark text:name="r57"/><text:span text:style-name="T6">Class FailedPreprocesso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18" text:anchor-type="as-char" svg:width="0.397cm" svg:height="0.37cm" draw:z-index="28"><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19" text:anchor-type="as-char" svg:width="0.397cm" svg:height="0.37cm" draw:z-index="29"><draw:image xlink:href="Pictures/100002000000000F0000000EBCC3FB4515936C88.png" xlink:type="simple" xlink:show="embed" xlink:actuate="onLoad"/></draw:frame></text:span><text:a xlink:type="simple" xlink:href="file:///l%22r86" text:style-name="Internet_20_link" text:visited-style-name="Visited_20_Internet_20_Link"><text:span text:style-name="T51">org.osgi.service.http.runtime.dto.PreprocessorDTO</text:span></text:a></text:p>
        <text:p text:style-name="P44"><text:span text:style-name="Code2">          </text:span><text:span text:style-name="Code2"><draw:frame draw:style-name="fr3" draw:name="Image20" text:anchor-type="as-char" svg:width="0.397cm" svg:height="0.37cm" draw:z-index="30"><draw:image xlink:href="Pictures/100002000000000F0000000EBCC3FB4515936C88.png" xlink:type="simple" xlink:show="embed" xlink:actuate="onLoad"/></draw:frame></text:span><text:span text:style-name="Code2"><text:span text:style-name="T49">org.osgi.service.http.runtime.dto.FailedPreprocessorDTO</text:span></text:span></text:p>
        <text:p text:style-name="P59"/>
        <text:p text:style-name="P71"><text:span text:style-name="Code2">public class </text:span><text:span text:style-name="Code2"><text:span text:style-name="T49">FailedPreprocessorDTO</text:span></text:span></text:p>
        <text:p text:style-name="P52"><text:span text:style-name="Code2">extends </text:span><text:a xlink:type="simple" xlink:href="file:///l%22r86" text:style-name="Internet_20_link" text:visited-style-name="Visited_20_Internet_20_Link"><text:span text:style-name="T51">PreprocessorDTO</text:span></text:a></text:p>
        <text:p text:style-name="P51"><text:span text:style-name="T11">Represents a preprocessor service which is currently not being used due to a problem.</text:span></text:p>
        <text:p text:style-name="P61"><text:span text:style-name="T13">Since:</text:span></text:p>
        <text:p text:style-name="P65"><text:span text:style-name="T11">1.1</text:span></text:p>
        <text:p text:style-name="P61"><text:span text:style-name="T13">NotThreadSafe</text:span></text:p>
        <text:p text:style-name="P72"/>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3"><text:span text:style-name="Summary_20_Heading_20_Font2"><text:span text:style-name="T18">Field Summary</text:span></text:span></text:p>
            </table:table-cell>
            <table:covered-table-cell/>
            <table:table-cell table:style-name="Table34.A1" office:value-type="string">
              <text:p text:style-name="P75"><text:span text:style-name="Page_20_Reference_20_Font"><text:span text:style-name="T19">Page</text:span></text:span></text:p>
            </table:table-cell>
          </table:table-row>
          <table:table-row table:style-name="Table34.1">
            <table:table-cell table:style-name="Table34.A2" office:value-type="string">
              <text:p text:style-name="P77"><text:span text:style-name="Code_20_Small1"><text:span text:style-name="T52">int</text:span></text:span></text:p>
            </table:table-cell>
            <table:table-cell table:style-name="Table34.B2" office:value-type="string">
              <text:p text:style-name="P79"><text:a xlink:type="simple" xlink:href="file:///l%22r55" text:style-name="Internet_20_link" text:visited-style-name="Visited_20_Internet_20_Link"><text:span text:style-name="T45">failureReason</text:span></text:a></text:p>
              <text:p text:style-name="P81"><text:span text:style-name="T11">The reason why the preprocessor represented by this DTO is not used.</text:span></text:p>
            </table:table-cell>
            <table:table-cell table:style-name="Table34.C2" office:value-type="string">
              <text:p text:style-name="P75"><text:bookmark-ref text:reference-format="page" text:ref-name="r55">34</text:bookmark-ref></text:p>
            </table:table-cell>
          </table:table-row>
        </table:table>
        <text:p text:style-name="P41"/>
        <table:table table:name="Table35" table:style-name="Table35">
          <table:table-column table:style-name="Table35.A"/>
          <table:table-row table:style-name="Table35.1">
            <table:table-cell table:style-name="Table35.A1" office:value-type="string">
              <text:p text:style-name="P54"><text:span text:style-name="T13">Fields inherited from class org.osgi.service.http.runtime.dto.</text:span><text:a xlink:type="simple" xlink:href="file:///l%22r86" text:style-name="Internet_20_link" text:visited-style-name="Visited_20_Internet_20_Link"><text:span text:style-name="T44">PreprocessorDTO</text:span></text:a></text:p>
            </table:table-cell>
          </table:table-row>
          <table:table-row table:style-name="Table35.2">
            <table:table-cell table:style-name="Table35.A2" office:value-type="string">
              <text:p text:style-name="P54"><text:a xlink:type="simple" xlink:href="file:///l%22r83" text:style-name="Internet_20_link" text:visited-style-name="Visited_20_Internet_20_Link"><text:span text:style-name="T48">initParams</text:span></text:a><text:span text:style-name="Code2"><text:span text:style-name="T56">, </text:span></text:span><text:a xlink:type="simple" xlink:href="file:///l%22r84" text:style-name="Internet_20_link" text:visited-style-name="Visited_20_Internet_20_Link"><text:span text:style-name="T48">serviceId</text:span></text:a></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p text:style-name="P73"><text:span text:style-name="Summary_20_Heading_20_Font2"><text:span text:style-name="T18">Constructor Summary</text:span></text:span></text:p>
            </table:table-cell>
            <table:table-cell table:style-name="Table36.A1" office:value-type="string">
              <text:p text:style-name="P75"><text:span text:style-name="Page_20_Reference_20_Font"><text:span text:style-name="T19">Page</text:span></text:span></text:p>
            </table:table-cell>
          </table:table-row>
          <table:table-row table:style-name="Table36.1">
            <table:table-cell table:style-name="Table36.A2" office:value-type="string">
              <text:p text:style-name="P73"><text:a xlink:type="simple" xlink:href="file:///l%22r56" text:style-name="Internet_20_link" text:visited-style-name="Visited_20_Internet_20_Link"><text:span text:style-name="T45">FailedPreprocessorDTO</text:span></text:a><text:span text:style-name="Code2"><text:span text:style-name="T55">()</text:span></text:span></text:p>
            </table:table-cell>
            <table:table-cell table:style-name="Table36.B2" office:value-type="string">
              <text:p text:style-name="P75"><text:bookmark-ref text:reference-format="page" text:ref-name="r56">34</text:bookmark-ref></text:p>
            </table:table-cell>
          </table:table-row>
        </table:table>
        <text:p text:style-name="P41"/>
        <table:table table:name="Table37" table:style-name="Table37">
          <table:table-column table:style-name="Table37.A"/>
          <table:table-row table:style-name="Table37.1">
            <table:table-cell table:style-name="Table37.A1" office:value-type="string">
              <text:p text:style-name="P54"><text:span text:style-name="T13">Methods inherited from class org.osgi.dto.DTO</text:span></text:p>
            </table:table-cell>
          </table:table-row>
          <table:table-row table:style-name="Table37.2">
            <table:table-cell table:style-name="Table37.A2" office:value-type="string">
              <text:p text:style-name="P54"><text:span text:style-name="Code2">toString</text:span></text:p>
            </table:table-cell>
          </table:table-row>
        </table:table>
        <text:p text:style-name="P102"><text:span text:style-name="T6">Field Detail</text:span></text:p>
        <text:p text:style-name="P127"><text:bookmark text:name="r55"/><text:span text:style-name="T6">failureReason</text:span></text:p>
        <text:p text:style-name="P52"><text:span text:style-name="Code2">public int </text:span><text:span text:style-name="Code2"><text:span text:style-name="T49">failureReason</text:span></text:span></text:p>
        <text:p text:style-name="P63"><text:span text:style-name="T11">The reason why the preprocessor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8" text:style-name="Internet_20_link" text:visited-style-name="Visited_20_Internet_20_Link"><text:span text:style-name="T51">DTOConstants.FAILURE_REASON_SERVICE_NOT_GETTABLE</text:span></text:a></text:p>
        <text:p text:style-name="P102"><text:span text:style-name="T6">Constructor Detail</text:span></text:p>
        <text:p text:style-name="P127"><text:bookmark text:name="r56"/><text:span text:style-name="T6">FailedPreprocessorDTO</text:span></text:p>
        <text:p text:style-name="P52"><text:span text:style-name="Code2">public </text:span><text:span text:style-name="Code2"><text:span text:style-name="T49">FailedPreprocessorDTO</text:span></text:span><text:span text:style-name="Code2"><text:span text:style-name="T59">()</text:span></text:span></text:p>
        <text:p text:style-name="P113"><text:bookmark text:name="r60"/><text:span text:style-name="T6">Class FailedResource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21" text:anchor-type="as-char" svg:width="0.397cm" svg:height="0.37cm" draw:z-index="31"><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22" text:anchor-type="as-char" svg:width="0.397cm" svg:height="0.37cm" draw:z-index="32"><draw:image xlink:href="Pictures/100002000000000F0000000EBCC3FB4515936C88.png" xlink:type="simple" xlink:show="embed" xlink:actuate="onLoad"/></draw:frame></text:span><text:a xlink:type="simple" xlink:href="file:///l%22r99" text:style-name="Internet_20_link" text:visited-style-name="Visited_20_Internet_20_Link"><text:span text:style-name="T51">org.osgi.service.http.runtime.dto.ResourceDTO</text:span></text:a></text:p>
        <text:p text:style-name="P44"><text:span text:style-name="Code2">          </text:span><text:span text:style-name="Code2"><draw:frame draw:style-name="fr3" draw:name="Image23" text:anchor-type="as-char" svg:width="0.397cm" svg:height="0.37cm" draw:z-index="33"><draw:image xlink:href="Pictures/100002000000000F0000000EBCC3FB4515936C88.png" xlink:type="simple" xlink:show="embed" xlink:actuate="onLoad"/></draw:frame></text:span><text:span text:style-name="Code2"><text:span text:style-name="T49">org.osgi.service.http.runtime.dto.FailedResourceDTO</text:span></text:span></text:p>
        <text:p text:style-name="P59"/>
        <text:p text:style-name="P71"><text:span text:style-name="Code2">public class </text:span><text:span text:style-name="Code2"><text:span text:style-name="T49">FailedResourceDTO</text:span></text:span></text:p>
        <text:p text:style-name="P52"><text:span text:style-name="Code2">extends </text:span><text:a xlink:type="simple" xlink:href="file:///l%22r99" text:style-name="Internet_20_link" text:visited-style-name="Visited_20_Internet_20_Link"><text:span text:style-name="T51">ResourceDTO</text:span></text:a></text:p>
        <text:p text:style-name="P50"><text:span text:style-name="T11">Represents a resource definition which is currently not being used by a servlet context due to a problem.</text:span></text:p>
        <text:p text:style-name="P51"><text:span text:style-name="T11">As the resource represented by this DTO is not used due to a failure, the field </text:span><text:a xlink:type="simple" xlink:href="file:///l%22r97" text:style-name="Internet_20_link" text:visited-style-name="Visited_20_Internet_20_Link"><text:span text:style-name="T51">ResourceDTO.servletContextId</text:span></text:a><text:span text:style-name="T14"> always returns </text:span><text:span text:style-name="Code2"><text:span text:style-name="T56">0</text:span></text:span><text:span text:style-name="T14"> and does not point to an existing servlet context.</text:span></text:p>
        <text:p text:style-name="P61"><text:span text:style-name="T13">NotThreadSafe</text:span></text:p>
        <text:p text:style-name="P72"/>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3"><text:span text:style-name="Summary_20_Heading_20_Font2"><text:span text:style-name="T18">Field Summary</text:span></text:span></text:p>
            </table:table-cell>
            <table:covered-table-cell/>
            <table:table-cell table:style-name="Table38.A1" office:value-type="string">
              <text:p text:style-name="P75"><text:span text:style-name="Page_20_Reference_20_Font"><text:span text:style-name="T19">Page</text:span></text:span></text:p>
            </table:table-cell>
          </table:table-row>
          <table:table-row table:style-name="Table38.1">
            <table:table-cell table:style-name="Table38.A2" office:value-type="string">
              <text:p text:style-name="P77"><text:span text:style-name="Code_20_Small1"><text:span text:style-name="T52">int</text:span></text:span></text:p>
            </table:table-cell>
            <table:table-cell table:style-name="Table38.B2" office:value-type="string">
              <text:p text:style-name="P79"><text:a xlink:type="simple" xlink:href="file:///l%22r58" text:style-name="Internet_20_link" text:visited-style-name="Visited_20_Internet_20_Link"><text:span text:style-name="T45">failureReason</text:span></text:a></text:p>
              <text:p text:style-name="P81"><text:span text:style-name="T11">The reason why the resource represented by this DTO is not used.</text:span></text:p>
            </table:table-cell>
            <table:table-cell table:style-name="Table38.C2" office:value-type="string">
              <text:p text:style-name="P75"><text:bookmark-ref text:reference-format="page" text:ref-name="r58">35</text:bookmark-ref></text:p>
            </table:table-cell>
          </table:table-row>
        </table:table>
        <text:p text:style-name="P41"/>
        <table:table table:name="Table39" table:style-name="Table39">
          <table:table-column table:style-name="Table39.A"/>
          <table:table-row table:style-name="Table39.1">
            <table:table-cell table:style-name="Table39.A1" office:value-type="string">
              <text:p text:style-name="P54"><text:span text:style-name="T13">Fields inherited from class org.osgi.service.http.runtime.dto.</text:span><text:a xlink:type="simple" xlink:href="file:///l%22r99" text:style-name="Internet_20_link" text:visited-style-name="Visited_20_Internet_20_Link"><text:span text:style-name="T44">ResourceDTO</text:span></text:a></text:p>
            </table:table-cell>
          </table:table-row>
          <table:table-row table:style-name="Table39.2">
            <table:table-cell table:style-name="Table39.A2" office:value-type="string">
              <text:p text:style-name="P54"><text:a xlink:type="simple" xlink:href="file:///l%22r94" text:style-name="Internet_20_link" text:visited-style-name="Visited_20_Internet_20_Link"><text:span text:style-name="T48">patterns</text:span></text:a><text:span text:style-name="Code2"><text:span text:style-name="T56">, </text:span></text:span><text:a xlink:type="simple" xlink:href="file:///l%22r95" text:style-name="Internet_20_link" text:visited-style-name="Visited_20_Internet_20_Link"><text:span text:style-name="T48">prefix</text:span></text:a><text:span text:style-name="Code2"><text:span text:style-name="T56">, </text:span></text:span><text:a xlink:type="simple" xlink:href="file:///l%22r96" text:style-name="Internet_20_link" text:visited-style-name="Visited_20_Internet_20_Link"><text:span text:style-name="T48">serviceId</text:span></text:a><text:span text:style-name="Code2"><text:span text:style-name="T56">, </text:span></text:span><text:a xlink:type="simple" xlink:href="file:///l%22r97" text:style-name="Internet_20_link" text:visited-style-name="Visited_20_Internet_20_Link"><text:span text:style-name="T48">servletContextId</text:span></text:a></text:p>
            </table: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73"><text:span text:style-name="Summary_20_Heading_20_Font2"><text:span text:style-name="T18">Constructor Summary</text:span></text:span></text:p>
            </table:table-cell>
            <table:table-cell table:style-name="Table40.A1" office:value-type="string">
              <text:p text:style-name="P75"><text:span text:style-name="Page_20_Reference_20_Font"><text:span text:style-name="T19">Page</text:span></text:span></text:p>
            </table:table-cell>
          </table:table-row>
          <table:table-row table:style-name="Table40.1">
            <table:table-cell table:style-name="Table40.A2" office:value-type="string">
              <text:p text:style-name="P73"><text:a xlink:type="simple" xlink:href="file:///l%22r59" text:style-name="Internet_20_link" text:visited-style-name="Visited_20_Internet_20_Link"><text:span text:style-name="T45">FailedResourceDTO</text:span></text:a><text:span text:style-name="Code2"><text:span text:style-name="T55">()</text:span></text:span></text:p>
            </table:table-cell>
            <table:table-cell table:style-name="Table40.B2" office:value-type="string">
              <text:p text:style-name="P75"><text:bookmark-ref text:reference-format="page" text:ref-name="r59">36</text:bookmark-ref></text:p>
            </table:table-cell>
          </table:table-row>
        </table:table>
        <text:p text:style-name="P41"/>
        <table:table table:name="Table41" table:style-name="Table41">
          <table:table-column table:style-name="Table41.A"/>
          <table:table-row table:style-name="Table41.1">
            <table:table-cell table:style-name="Table41.A1" office:value-type="string">
              <text:p text:style-name="P54"><text:span text:style-name="T13">Methods inherited from class org.osgi.dto.DTO</text:span></text:p>
            </table:table-cell>
          </table:table-row>
          <table:table-row table:style-name="Table41.2">
            <table:table-cell table:style-name="Table41.A2" office:value-type="string">
              <text:p text:style-name="P54"><text:span text:style-name="Code2">toString</text:span></text:p>
            </table:table-cell>
          </table:table-row>
        </table:table>
        <text:p text:style-name="P102"><text:span text:style-name="T6">Field Detail</text:span></text:p>
        <text:p text:style-name="P127"><text:bookmark text:name="r58"/><text:span text:style-name="T6">failureReason</text:span></text:p>
        <text:p text:style-name="P52"><text:span text:style-name="Code2">public int </text:span><text:span text:style-name="Code2"><text:span text:style-name="T49">failureReason</text:span></text:span></text:p>
        <text:p text:style-name="P63"><text:span text:style-name="T11">The reason why the resource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a xlink:type="simple" xlink:href="file:///l%22r38" text:style-name="Internet_20_link" text:visited-style-name="Visited_20_Internet_20_Link"><text:span text:style-name="T51">DTOConstants.FAILURE_REASON_SERVICE_NOT_GETTABLE</text:span></text:a><text:span text:style-name="T14">, </text:span><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oft-page-break/><text:span text:style-name="T6">Constructor Detail</text:span></text:p>
        <text:p text:style-name="P127"><text:bookmark text:name="r59"/><text:span text:style-name="T6">FailedResourceDTO</text:span></text:p>
        <text:p text:style-name="P52"><text:span text:style-name="Code2">public </text:span><text:span text:style-name="Code2"><text:span text:style-name="T49">FailedResourceDTO</text:span></text:span><text:span text:style-name="Code2"><text:span text:style-name="T59">()</text:span></text:span></text:p>
        <text:p text:style-name="P114"><text:bookmark text:name="r63"/><text:span text:style-name="T6">Class FailedServletContext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24" text:anchor-type="as-char" svg:width="0.397cm" svg:height="0.37cm" draw:z-index="34"><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25" text:anchor-type="as-char" svg:width="0.397cm" svg:height="0.37cm" draw:z-index="35"><draw:image xlink:href="Pictures/100002000000000F0000000EBCC3FB4515936C88.png" xlink:type="simple" xlink:show="embed" xlink:actuate="onLoad"/></draw:frame></text:span><text:a xlink:type="simple" xlink:href="file:///l%22r123" text:style-name="Internet_20_link" text:visited-style-name="Visited_20_Internet_20_Link"><text:span text:style-name="T51">org.osgi.service.http.runtime.dto.ServletContextDTO</text:span></text:a></text:p>
        <text:p text:style-name="P44"><text:span text:style-name="Code2">          </text:span><text:span text:style-name="Code2"><draw:frame draw:style-name="fr3" draw:name="Image26" text:anchor-type="as-char" svg:width="0.397cm" svg:height="0.37cm" draw:z-index="36"><draw:image xlink:href="Pictures/100002000000000F0000000EBCC3FB4515936C88.png" xlink:type="simple" xlink:show="embed" xlink:actuate="onLoad"/></draw:frame></text:span><text:span text:style-name="Code2"><text:span text:style-name="T49">org.osgi.service.http.runtime.dto.FailedServletContextDTO</text:span></text:span></text:p>
        <text:p text:style-name="P59"/>
        <text:p text:style-name="P71"><text:span text:style-name="Code2">public class </text:span><text:span text:style-name="Code2"><text:span text:style-name="T49">FailedServletContextDTO</text:span></text:span></text:p>
        <text:p text:style-name="P52"><text:span text:style-name="Code2">extends </text:span><text:a xlink:type="simple" xlink:href="file:///l%22r123" text:style-name="Internet_20_link" text:visited-style-name="Visited_20_Internet_20_Link"><text:span text:style-name="T51">ServletContextDTO</text:span></text:a></text:p>
        <text:p text:style-name="P50"><text:span text:style-name="T11">Represents a servlet context that is currently not used due to some problem. The following fields return an empty array for a </text:span><text:span text:style-name="Code2">FailedServletContextDTO</text:span><text:span text:style-name="T11">:</text:span></text:p>
        <text:list xml:id="list6840508862221608062" text:style-name="WWNum2">
          <text:list-item>
            <text:p text:style-name="P67"><text:a xlink:type="simple" xlink:href="file:///l%22r117" text:style-name="Internet_20_link" text:visited-style-name="Visited_20_Internet_20_Link"><text:span text:style-name="T51">ServletContextDTO.servletDTOs</text:span></text:a></text:p>
          </text:list-item>
          <text:list-item>
            <text:p text:style-name="P67"><text:a xlink:type="simple" xlink:href="file:///l%22r118" text:style-name="Internet_20_link" text:visited-style-name="Visited_20_Internet_20_Link"><text:span text:style-name="T51">ServletContextDTO.resourceDTOs</text:span></text:a></text:p>
          </text:list-item>
          <text:list-item>
            <text:p text:style-name="P67"><text:a xlink:type="simple" xlink:href="file:///l%22r119" text:style-name="Internet_20_link" text:visited-style-name="Visited_20_Internet_20_Link"><text:span text:style-name="T51">ServletContextDTO.filterDTOs</text:span></text:a></text:p>
          </text:list-item>
          <text:list-item>
            <text:p text:style-name="P67"><text:a xlink:type="simple" xlink:href="file:///l%22r120" text:style-name="Internet_20_link" text:visited-style-name="Visited_20_Internet_20_Link"><text:span text:style-name="T51">ServletContextDTO.errorPageDTOs</text:span></text:a></text:p>
          </text:list-item>
          <text:list-item>
            <text:p text:style-name="P69"><text:a xlink:type="simple" xlink:href="file:///l%22r121" text:style-name="Internet_20_link" text:visited-style-name="Visited_20_Internet_20_Link"><text:span text:style-name="T51">ServletContextDTO.listenerDTOs</text:span></text:a></text:p>
          </text:list-item>
        </text:list>
        <text:p text:style-name="P51"><text:span text:style-name="T11">The method </text:span><text:a xlink:type="simple" xlink:href="file:///l%22r115" text:style-name="Internet_20_link" text:visited-style-name="Visited_20_Internet_20_Link"><text:span text:style-name="T51">ServletContextDTO.attributes</text:span></text:a><text:span text:style-name="T14"> returns an empty map for a </text:span><text:span text:style-name="Code2"><text:span text:style-name="T56">FailedServletContextDTO</text:span></text:span><text:span text:style-name="T14">.</text:span></text:p>
        <text:p text:style-name="P61"><text:span text:style-name="T13">NotThreadSafe</text:span></text:p>
        <text:p text:style-name="P72"/>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3"><text:span text:style-name="Summary_20_Heading_20_Font2"><text:span text:style-name="T18">Field Summary</text:span></text:span></text:p>
            </table:table-cell>
            <table:covered-table-cell/>
            <table:table-cell table:style-name="Table42.A1" office:value-type="string">
              <text:p text:style-name="P75"><text:span text:style-name="Page_20_Reference_20_Font"><text:span text:style-name="T19">Page</text:span></text:span></text:p>
            </table:table-cell>
          </table:table-row>
          <table:table-row table:style-name="Table42.1">
            <table:table-cell table:style-name="Table42.A2" office:value-type="string">
              <text:p text:style-name="P77"><text:span text:style-name="Code_20_Small1"><text:span text:style-name="T52">int</text:span></text:span></text:p>
            </table:table-cell>
            <table:table-cell table:style-name="Table42.B2" office:value-type="string">
              <text:p text:style-name="P79"><text:a xlink:type="simple" xlink:href="file:///l%22r61" text:style-name="Internet_20_link" text:visited-style-name="Visited_20_Internet_20_Link"><text:span text:style-name="T45">failureReason</text:span></text:a></text:p>
              <text:p text:style-name="P81"><text:span text:style-name="T11">The reason why the servlet context represented by this DTO is not used.</text:span></text:p>
            </table:table-cell>
            <table:table-cell table:style-name="Table42.C2" office:value-type="string">
              <text:p text:style-name="P75"><text:bookmark-ref text:reference-format="page" text:ref-name="r61">37</text:bookmark-ref></text:p>
            </table:table-cell>
          </table:table-row>
        </table:table>
        <text:p text:style-name="P41"/>
        <table:table table:name="Table43" table:style-name="Table43">
          <table:table-column table:style-name="Table43.A"/>
          <table:table-row table:style-name="Table43.1">
            <table:table-cell table:style-name="Table43.A1" office:value-type="string">
              <text:p text:style-name="P54"><text:span text:style-name="T13">Fields inherited from class org.osgi.service.http.runtime.dto.</text:span><text:a xlink:type="simple" xlink:href="file:///l%22r123" text:style-name="Internet_20_link" text:visited-style-name="Visited_20_Internet_20_Link"><text:span text:style-name="T44">ServletContextDTO</text:span></text:a></text:p>
            </table:table-cell>
          </table:table-row>
          <table:table-row table:style-name="Table43.2">
            <table:table-cell table:style-name="Table43.A2" office:value-type="string">
              <text:p text:style-name="P54"><text:a xlink:type="simple" xlink:href="file:///l%22r115" text:style-name="Internet_20_link" text:visited-style-name="Visited_20_Internet_20_Link"><text:span text:style-name="T48">attributes</text:span></text:a><text:span text:style-name="Code2"><text:span text:style-name="T56">, </text:span></text:span><text:a xlink:type="simple" xlink:href="file:///l%22r113" text:style-name="Internet_20_link" text:visited-style-name="Visited_20_Internet_20_Link"><text:span text:style-name="T48">contextPath</text:span></text:a><text:span text:style-name="Code2"><text:span text:style-name="T56">, </text:span></text:span><text:a xlink:type="simple" xlink:href="file:///l%22r120" text:style-name="Internet_20_link" text:visited-style-name="Visited_20_Internet_20_Link"><text:span text:style-name="T48">errorPageDTOs</text:span></text:a><text:span text:style-name="Code2"><text:span text:style-name="T56">, </text:span></text:span><text:a xlink:type="simple" xlink:href="file:///l%22r119" text:style-name="Internet_20_link" text:visited-style-name="Visited_20_Internet_20_Link"><text:span text:style-name="T48">filterDTOs</text:span></text:a><text:span text:style-name="Code2"><text:span text:style-name="T56">, </text:span></text:span><text:a xlink:type="simple" xlink:href="file:///l%22r114" text:style-name="Internet_20_link" text:visited-style-name="Visited_20_Internet_20_Link"><text:span text:style-name="T48">initParams</text:span></text:a><text:span text:style-name="Code2"><text:span text:style-name="T56">, </text:span></text:span><text:a xlink:type="simple" xlink:href="file:///l%22r121" text:style-name="Internet_20_link" text:visited-style-name="Visited_20_Internet_20_Link"><text:span text:style-name="T48">listenerDTOs</text:span></text:a><text:span text:style-name="Code2"><text:span text:style-name="T56">, </text:span></text:span><text:a xlink:type="simple" xlink:href="file:///l%22r112" text:style-name="Internet_20_link" text:visited-style-name="Visited_20_Internet_20_Link"><text:span text:style-name="T48">name</text:span></text:a><text:span text:style-name="Code2"><text:span text:style-name="T56">, </text:span></text:span><text:a xlink:type="simple" xlink:href="file:///l%22r118" text:style-name="Internet_20_link" text:visited-style-name="Visited_20_Internet_20_Link"><text:span text:style-name="T48">resourceDTOs</text:span></text:a><text:span text:style-name="Code2"><text:span text:style-name="T56">, </text:span></text:span><text:a xlink:type="simple" xlink:href="file:///l%22r116" text:style-name="Internet_20_link" text:visited-style-name="Visited_20_Internet_20_Link"><text:span text:style-name="T48">serviceId</text:span></text:a><text:span text:style-name="Code2"><text:span text:style-name="T56">, </text:span></text:span><text:a xlink:type="simple" xlink:href="file:///l%22r117" text:style-name="Internet_20_link" text:visited-style-name="Visited_20_Internet_20_Link"><text:span text:style-name="T48">servletDTOs</text:span></text:a></text:p>
            </table:table-cell>
          </table:table-row>
        </table:table>
        <text:p text:style-name="P41"/>
        <table:table table:name="Table44" table:style-name="Table44">
          <table:table-column table:style-name="Table44.A"/>
          <table:table-column table:style-name="Table44.B"/>
          <table:table-row table:style-name="Table44.1">
            <table:table-cell table:style-name="Table44.A1" office:value-type="string">
              <text:p text:style-name="P73"><text:span text:style-name="Summary_20_Heading_20_Font2"><text:span text:style-name="T18">Constructor Summary</text:span></text:span></text:p>
            </table:table-cell>
            <table:table-cell table:style-name="Table44.A1" office:value-type="string">
              <text:p text:style-name="P75"><text:span text:style-name="Page_20_Reference_20_Font"><text:span text:style-name="T19">Page</text:span></text:span></text:p>
            </table:table-cell>
          </table:table-row>
          <table:table-row table:style-name="Table44.1">
            <table:table-cell table:style-name="Table44.A2" office:value-type="string">
              <text:p text:style-name="P73"><text:a xlink:type="simple" xlink:href="file:///l%22r62" text:style-name="Internet_20_link" text:visited-style-name="Visited_20_Internet_20_Link"><text:span text:style-name="T45">FailedServletContextDTO</text:span></text:a><text:span text:style-name="Code2"><text:span text:style-name="T55">()</text:span></text:span></text:p>
            </table:table-cell>
            <table:table-cell table:style-name="Table44.B2" office:value-type="string">
              <text:p text:style-name="P75"><text:bookmark-ref text:reference-format="page" text:ref-name="r62">38</text:bookmark-ref></text:p>
            </table:table-cell>
          </table:table-row>
        </table:table>
        <text:p text:style-name="P41"/>
        <table:table table:name="Table45" table:style-name="Table45">
          <table:table-column table:style-name="Table45.A"/>
          <table:table-row table:style-name="Table45.1">
            <table:table-cell table:style-name="Table45.A1" office:value-type="string">
              <text:p text:style-name="P54"><text:span text:style-name="T13">Methods inherited from class org.osgi.dto.DTO</text:span></text:p>
            </table:table-cell>
          </table:table-row>
          <table:table-row table:style-name="Table45.2">
            <table:table-cell table:style-name="Table45.A2" office:value-type="string">
              <text:p text:style-name="P54"><text:span text:style-name="Code2">toString</text:span></text:p>
            </table:table-cell>
          </table:table-row>
        </table:table>
        <text:p text:style-name="P102"><text:span text:style-name="T6">Field Detail</text:span></text:p>
        <text:p text:style-name="P127"><text:bookmark text:name="r61"/><text:span text:style-name="T6">failureReason</text:span></text:p>
        <text:p text:style-name="P52"><text:span text:style-name="Code2">public int </text:span><text:span text:style-name="Code2"><text:span text:style-name="T49">failureReason</text:span></text:span></text:p>
        <text:p text:style-name="P63"><text:span text:style-name="T11">The reason why the servlet context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a xlink:type="simple" xlink:href="file:///l%22r38" text:style-name="Internet_20_link" text:visited-style-name="Visited_20_Internet_20_Link"><text:span text:style-name="T51">DTOConstants.FAILURE_REASON_SERVICE_NOT_GETTABLE</text:span></text:a><text:span text:style-name="T14">, </text:span><text:soft-page-break/><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pan text:style-name="T6">Constructor Detail</text:span></text:p>
        <text:p text:style-name="P127"><text:bookmark text:name="r62"/><text:span text:style-name="T6">FailedServletContextDTO</text:span></text:p>
        <text:p text:style-name="P52"><text:span text:style-name="Code2">public </text:span><text:span text:style-name="Code2"><text:span text:style-name="T49">FailedServletContextDTO</text:span></text:span><text:span text:style-name="Code2"><text:span text:style-name="T59">()</text:span></text:span></text:p>
        <text:p text:style-name="P115"><text:bookmark text:name="r66"/><text:span text:style-name="T6">Class FailedServlet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27" text:anchor-type="as-char" svg:width="0.397cm" svg:height="0.37cm" draw:z-index="37"><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28" text:anchor-type="as-char" svg:width="0.397cm" svg:height="0.37cm" draw:z-index="38"><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62"><text:span text:style-name="Code2">          </text:span><text:span text:style-name="Code2"><draw:frame draw:style-name="fr3" draw:name="Image29" text:anchor-type="as-char" svg:width="0.397cm" svg:height="0.37cm" draw:z-index="39"><draw:image xlink:href="Pictures/100002000000000F0000000EBCC3FB4515936C88.png" xlink:type="simple" xlink:show="embed" xlink:actuate="onLoad"/></draw:frame></text:span><text:a xlink:type="simple" xlink:href="file:///l%22r131" text:style-name="Internet_20_link" text:visited-style-name="Visited_20_Internet_20_Link"><text:span text:style-name="T51">org.osgi.service.http.runtime.dto.ServletDTO</text:span></text:a></text:p>
        <text:p text:style-name="P44"><text:span text:style-name="Code2">              </text:span><text:span text:style-name="Code2"><draw:frame draw:style-name="fr3" draw:name="Image30" text:anchor-type="as-char" svg:width="0.397cm" svg:height="0.37cm" draw:z-index="40"><draw:image xlink:href="Pictures/100002000000000F0000000EBCC3FB4515936C88.png" xlink:type="simple" xlink:show="embed" xlink:actuate="onLoad"/></draw:frame></text:span><text:span text:style-name="Code2"><text:span text:style-name="T49">org.osgi.service.http.runtime.dto.FailedServletDTO</text:span></text:span></text:p>
        <text:p text:style-name="P59"/>
        <text:p text:style-name="P71"><text:span text:style-name="Code2">public class </text:span><text:span text:style-name="Code2"><text:span text:style-name="T49">FailedServletDTO</text:span></text:span></text:p>
        <text:p text:style-name="P52"><text:span text:style-name="Code2">extends </text:span><text:a xlink:type="simple" xlink:href="file:///l%22r131" text:style-name="Internet_20_link" text:visited-style-name="Visited_20_Internet_20_Link"><text:span text:style-name="T51">ServletDTO</text:span></text:a></text:p>
        <text:p text:style-name="P50"><text:span text:style-name="T11">Represents a </text:span><text:span text:style-name="Code2">javax.servlet.Servlet</text:span><text:span text:style-name="T11"> service which is currently not being used by a servlet context due to a problem.</text:span></text:p>
        <text:p text:style-name="P51"><text:span text:style-name="T11">As the servlet represented by this DTO is not used due to a failure, the field </text:span><text:a xlink:type="simple" xlink:href="file:///l%22r29" text:style-name="Internet_20_link" text:visited-style-name="Visited_20_Internet_20_Link"><text:span text:style-name="T51">BaseServletDTO.servletContextId</text:span></text:a><text:span text:style-name="T14"> always returns </text:span><text:span text:style-name="Code2"><text:span text:style-name="T56">0</text:span></text:span><text:span text:style-name="T14"> and does not point to an existing servlet context.</text:span></text:p>
        <text:p text:style-name="P61"><text:span text:style-name="T13">NotThreadSafe</text:span></text:p>
        <text:p text:style-name="P72"/>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3"><text:span text:style-name="Summary_20_Heading_20_Font2"><text:span text:style-name="T18">Field Summary</text:span></text:span></text:p>
            </table:table-cell>
            <table:covered-table-cell/>
            <table:table-cell table:style-name="Table46.A1" office:value-type="string">
              <text:p text:style-name="P75"><text:span text:style-name="Page_20_Reference_20_Font"><text:span text:style-name="T19">Page</text:span></text:span></text:p>
            </table:table-cell>
          </table:table-row>
          <table:table-row table:style-name="Table46.1">
            <table:table-cell table:style-name="Table46.A2" office:value-type="string">
              <text:p text:style-name="P77"><text:span text:style-name="Code_20_Small1"><text:span text:style-name="T52">int</text:span></text:span></text:p>
            </table:table-cell>
            <table:table-cell table:style-name="Table46.B2" office:value-type="string">
              <text:p text:style-name="P79"><text:a xlink:type="simple" xlink:href="file:///l%22r64" text:style-name="Internet_20_link" text:visited-style-name="Visited_20_Internet_20_Link"><text:span text:style-name="T45">failureReason</text:span></text:a></text:p>
              <text:p text:style-name="P81"><text:span text:style-name="T11">The reason why the servlet represented by this DTO is not used.</text:span></text:p>
            </table:table-cell>
            <table:table-cell table:style-name="Table46.C2" office:value-type="string">
              <text:p text:style-name="P75"><text:bookmark-ref text:reference-format="page" text:ref-name="r64">39</text:bookmark-ref></text:p>
            </table:table-cell>
          </table:table-row>
        </table:table>
        <text:p text:style-name="P41"/>
        <table:table table:name="Table47" table:style-name="Table47">
          <table:table-column table:style-name="Table47.A"/>
          <table:table-row table:style-name="Table47.1">
            <table:table-cell table:style-name="Table47.A1" office:value-type="string">
              <text:p text:style-name="P54"><text:span text:style-name="T13">Fields inherited from class org.osgi.service.http.runtime.dto.</text:span><text:a xlink:type="simple" xlink:href="file:///l%22r131" text:style-name="Internet_20_link" text:visited-style-name="Visited_20_Internet_20_Link"><text:span text:style-name="T44">ServletDTO</text:span></text:a></text:p>
            </table:table-cell>
          </table:table-row>
          <table:table-row table:style-name="Table47.2">
            <table:table-cell table:style-name="Table47.A2" office:value-type="string">
              <text:p text:style-name="P54"><text:a xlink:type="simple" xlink:href="file:///l%22r125" text:style-name="Internet_20_link" text:visited-style-name="Visited_20_Internet_20_Link"><text:span text:style-name="T48">multipartEnabled</text:span></text:a><text:span text:style-name="Code2"><text:span text:style-name="T56">, </text:span></text:span><text:a xlink:type="simple" xlink:href="file:///l%22r126" text:style-name="Internet_20_link" text:visited-style-name="Visited_20_Internet_20_Link"><text:span text:style-name="T48">multipartFileSizeThreshold</text:span></text:a><text:span text:style-name="Code2"><text:span text:style-name="T56">, </text:span></text:span><text:a xlink:type="simple" xlink:href="file:///l%22r127" text:style-name="Internet_20_link" text:visited-style-name="Visited_20_Internet_20_Link"><text:span text:style-name="T48">multipartLocation</text:span></text:a><text:span text:style-name="Code2"><text:span text:style-name="T56">, </text:span></text:span><text:a xlink:type="simple" xlink:href="file:///l%22r128" text:style-name="Internet_20_link" text:visited-style-name="Visited_20_Internet_20_Link"><text:span text:style-name="T48">multipartMaxFileSize</text:span></text:a><text:span text:style-name="Code2"><text:span text:style-name="T56">, </text:span></text:span><text:a xlink:type="simple" xlink:href="file:///l%22r129" text:style-name="Internet_20_link" text:visited-style-name="Visited_20_Internet_20_Link"><text:span text:style-name="T48">multipartMaxRequestSize</text:span></text:a><text:span text:style-name="Code2"><text:span text:style-name="T56">, </text:span></text:span><text:a xlink:type="simple" xlink:href="file:///l%22r124" text:style-name="Internet_20_link" text:visited-style-name="Visited_20_Internet_20_Link"><text:span text:style-name="T48">patterns</text:span></text:a></text:p>
            </table:table-cell>
          </table:table-row>
        </table:table>
        <text:p text:style-name="P41"/>
        <table:table table:name="Table48" table:style-name="Table48">
          <table:table-column table:style-name="Table48.A"/>
          <table:table-row table:style-name="Table48.1">
            <table:table-cell table:style-name="Table48.A1" office:value-type="string">
              <text:p text:style-name="P54"><text:span text:style-name="T13">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48.2">
            <table:table-cell table:style-name="Table48.A2" office:value-type="string">
              <text:p text:style-name="P54"><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41"/>
        <table:table table:name="Table49" table:style-name="Table49">
          <table:table-column table:style-name="Table49.A"/>
          <table:table-column table:style-name="Table49.B"/>
          <table:table-row table:style-name="Table49.1">
            <table:table-cell table:style-name="Table49.A1" office:value-type="string">
              <text:p text:style-name="P73"><text:span text:style-name="Summary_20_Heading_20_Font2"><text:span text:style-name="T18">Constructor Summary</text:span></text:span></text:p>
            </table:table-cell>
            <table:table-cell table:style-name="Table49.A1" office:value-type="string">
              <text:p text:style-name="P75"><text:span text:style-name="Page_20_Reference_20_Font"><text:span text:style-name="T19">Page</text:span></text:span></text:p>
            </table:table-cell>
          </table:table-row>
          <table:table-row table:style-name="Table49.1">
            <table:table-cell table:style-name="Table49.A2" office:value-type="string">
              <text:p text:style-name="P73"><text:a xlink:type="simple" xlink:href="file:///l%22r65" text:style-name="Internet_20_link" text:visited-style-name="Visited_20_Internet_20_Link"><text:span text:style-name="T45">FailedServletDTO</text:span></text:a><text:span text:style-name="Code2"><text:span text:style-name="T55">()</text:span></text:span></text:p>
            </table:table-cell>
            <table:table-cell table:style-name="Table49.B2" office:value-type="string">
              <text:p text:style-name="P75"><text:bookmark-ref text:reference-format="page" text:ref-name="r65">40</text:bookmark-ref></text:p>
            </table:table-cell>
          </table:table-row>
        </table:table>
        <text:p text:style-name="P41"/>
        <table:table table:name="Table50" table:style-name="Table50">
          <table:table-column table:style-name="Table50.A"/>
          <table:table-row table:style-name="Table50.1">
            <table:table-cell table:style-name="Table50.A1" office:value-type="string">
              <text:p text:style-name="P54"><text:span text:style-name="T13">Methods inherited from class org.osgi.dto.DTO</text:span></text:p>
            </table:table-cell>
          </table:table-row>
          <table:table-row table:style-name="Table50.2">
            <table:table-cell table:style-name="Table50.A2" office:value-type="string">
              <text:p text:style-name="P54"><text:span text:style-name="Code2">toString</text:span></text:p>
            </table:table-cell>
          </table:table-row>
        </table:table>
        <text:p text:style-name="P102"><text:span text:style-name="T6">Field Detail</text:span></text:p>
        <text:p text:style-name="P127"><text:bookmark text:name="r64"/><text:span text:style-name="T6">failureReason</text:span></text:p>
        <text:p text:style-name="P52"><text:span text:style-name="Code2">public int </text:span><text:span text:style-name="Code2"><text:span text:style-name="T49">failureReason</text:span></text:span></text:p>
        <text:p text:style-name="P63"><text:span text:style-name="T11">The reason why the servlet represented by this DTO is not used.</text:span></text:p>
        <text:p text:style-name="P70"><text:span text:style-name="T13">See Also:</text:span></text:p>
        <text:p text:style-name="P83"><text:a xlink:type="simple" xlink:href="file:///l%22r33" text:style-name="Internet_20_link" text:visited-style-name="Visited_20_Internet_20_Link"><text:span text:style-name="T51">DTOConstants.FAILURE_REASON_UNKNOWN</text:span></text:a><text:span text:style-name="T14">, </text:span><text:a xlink:type="simple" xlink:href="file:///l%22r37" text:style-name="Internet_20_link" text:visited-style-name="Visited_20_Internet_20_Link"><text:span text:style-name="T51">DTOConstants.FAILURE_REASON_EXCEPTION_ON_INIT</text:span></text:a><text:span text:style-name="T14">, </text:span><text:a xlink:type="simple" xlink:href="file:///l%22r34" text:style-name="Internet_20_link" text:visited-style-name="Visited_20_Internet_20_Link"><text:span text:style-name="T51">DTOConstants.FAILURE_REASON_NO_SERVLET_CONTEXT_MATCHING</text:span></text:a><text:span text:style-name="T14">, </text:span><text:soft-page-break/><text:a xlink:type="simple" xlink:href="file:///l%22r38" text:style-name="Internet_20_link" text:visited-style-name="Visited_20_Internet_20_Link"><text:span text:style-name="T51">DTOConstants.FAILURE_REASON_SERVICE_NOT_GETTABLE</text:span></text:a><text:span text:style-name="T14">, </text:span><text:a xlink:type="simple" xlink:href="file:///l%22r35" text:style-name="Internet_20_link" text:visited-style-name="Visited_20_Internet_20_Link"><text:span text:style-name="T51">DTOConstants.FAILURE_REASON_SERVLET_CONTEXT_FAILURE</text:span></text:a><text:span text:style-name="T14">, </text:span><text:a xlink:type="simple" xlink:href="file:///l%22r36" text:style-name="Internet_20_link" text:visited-style-name="Visited_20_Internet_20_Link"><text:span text:style-name="T51">DTOConstants.FAILURE_REASON_SHADOWED_BY_OTHER_SERVICE</text:span></text:a></text:p>
        <text:p text:style-name="P102"><text:span text:style-name="T6">Constructor Detail</text:span></text:p>
        <text:p text:style-name="P127"><text:bookmark text:name="r65"/><text:span text:style-name="T6">FailedServletDTO</text:span></text:p>
        <text:p text:style-name="P52"><text:span text:style-name="Code2">public </text:span><text:span text:style-name="Code2"><text:span text:style-name="T49">FailedServletDTO</text:span></text:span><text:span text:style-name="Code2"><text:span text:style-name="T59">()</text:span></text:span></text:p>
        <text:p text:style-name="P116"><text:bookmark text:name="r77"/><text:span text:style-name="T6">Class Filte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31" text:anchor-type="as-char" svg:width="0.397cm" svg:height="0.37cm" draw:z-index="41"><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2" text:anchor-type="as-char" svg:width="0.397cm" svg:height="0.37cm" draw:z-index="42"><draw:image xlink:href="Pictures/100002000000000F0000000EBCC3FB4515936C88.png" xlink:type="simple" xlink:show="embed" xlink:actuate="onLoad"/></draw:frame></text:span><text:span text:style-name="Code2"><text:span text:style-name="T49">org.osgi.service.http.runtime.dto.FilterDTO</text:span></text:span></text:p>
        <text:p text:style-name="P131"><text:span text:style-name="T5">Direct Known Subclasses:</text:span></text:p>
        <text:p text:style-name="P65"><text:a xlink:type="simple" xlink:href="file:///l%22r51" text:style-name="Internet_20_link" text:visited-style-name="Visited_20_Internet_20_Link"><text:span text:style-name="T11">FailedFilterDTO</text:span></text:a></text:p>
        <text:p text:style-name="P59"/>
        <text:p text:style-name="P71"><text:span text:style-name="Code2">public class </text:span><text:span text:style-name="Code2"><text:span text:style-name="T49">FilterDTO</text:span></text:span></text:p>
        <text:p text:style-name="P52"><text:span text:style-name="Code2">extends org.osgi.dto.DTO</text:span></text:p>
        <text:p text:style-name="P51"><text:span text:style-name="T11">Represents a servlet </text:span><text:span text:style-name="Code2">javax.servlet.Filter</text:span><text:span text:style-name="T11"> service currently being used for by a servlet context.</text:span></text:p>
        <text:p text:style-name="P61"><text:span text:style-name="T13">NotThreadSafe</text:span></text:p>
        <text:p text:style-name="P72"/>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73"><text:span text:style-name="Summary_20_Heading_20_Font2"><text:span text:style-name="T18">Field Summary</text:span></text:span></text:p>
            </table:table-cell>
            <table:covered-table-cell/>
            <table:table-cell table:style-name="Table51.A1" office:value-type="string">
              <text:p text:style-name="P75"><text:span text:style-name="Page_20_Reference_20_Font"><text:span text:style-name="T19">Page</text:span></text:span></text:p>
            </table:table-cell>
          </table:table-row>
          <table:table-row table:style-name="Table51.1">
            <table:table-cell table:style-name="Table51.A2" office:value-type="string">
              <text:p text:style-name="P77"><text:span text:style-name="Code_20_Small1"><text:span text:style-name="T52">boolean</text:span></text:span></text:p>
            </table:table-cell>
            <table:table-cell table:style-name="Table51.B2" office:value-type="string">
              <text:p text:style-name="P79"><text:a xlink:type="simple" xlink:href="file:///l%22r71" text:style-name="Internet_20_link" text:visited-style-name="Visited_20_Internet_20_Link"><text:span text:style-name="T45">asyncSupported</text:span></text:a></text:p>
              <text:p text:style-name="P81"><text:span text:style-name="T11">Specifies whether the servlet filter supports asynchronous processing.</text:span></text:p>
            </table:table-cell>
            <table:table-cell table:style-name="Table51.C2" office:value-type="string">
              <text:p text:style-name="P75"><text:bookmark-ref text:reference-format="page" text:ref-name="r71">42</text:bookmark-ref></text:p>
            </table:table-cell>
          </table:table-row>
          <table:table-row table:style-name="Table51.1">
            <table:table-cell table:style-name="Table51.A3" office:value-type="string">
              <text:p text:style-name="P76"><text:span text:style-name="Code_20_Small1"><text:span text:style-name="T52">String[]</text:span></text:span></text:p>
            </table:table-cell>
            <table:table-cell table:style-name="Table51.B3" office:value-type="string">
              <text:p text:style-name="P78"><text:a xlink:type="simple" xlink:href="file:///l%22r72" text:style-name="Internet_20_link" text:visited-style-name="Visited_20_Internet_20_Link"><text:span text:style-name="T45">dispatcher</text:span></text:a></text:p>
              <text:p text:style-name="P80"><text:span text:style-name="T11">The dispatcher associations for the servlet filter.</text:span></text:p>
            </table:table-cell>
            <table:table-cell table:style-name="Table51.C3" office:value-type="string">
              <text:p text:style-name="P74"><text:bookmark-ref text:reference-format="page" text:ref-name="r72">42</text:bookmark-ref></text:p>
            </table:table-cell>
          </table:table-row>
          <table:table-row table:style-name="Table51.1">
            <table:table-cell table:style-name="Table51.A4" office:value-type="string">
              <text:p text:style-name="P76"><text:span text:style-name="Code_20_Small1"><text:span text:style-name="T52">Map&lt;String,String&gt;</text:span></text:span></text:p>
            </table:table-cell>
            <table:table-cell table:style-name="Table51.B4" office:value-type="string">
              <text:p text:style-name="P78"><text:a xlink:type="simple" xlink:href="file:///l%22r73" text:style-name="Internet_20_link" text:visited-style-name="Visited_20_Internet_20_Link"><text:span text:style-name="T45">initParams</text:span></text:a></text:p>
              <text:p text:style-name="P80"><text:span text:style-name="T11">The servlet filter initialization parameters as provided during registration of the servlet filter.</text:span></text:p>
            </table:table-cell>
            <table:table-cell table:style-name="Table51.C4" office:value-type="string">
              <text:p text:style-name="P74"><text:bookmark-ref text:reference-format="page" text:ref-name="r73">42</text:bookmark-ref></text:p>
            </table:table-cell>
          </table:table-row>
          <table:table-row table:style-name="Table51.1">
            <table:table-cell table:style-name="Table51.A5" office:value-type="string">
              <text:p text:style-name="P76"><text:span text:style-name="Code_20_Small1"><text:span text:style-name="T52">String</text:span></text:span></text:p>
            </table:table-cell>
            <table:table-cell table:style-name="Table51.B5" office:value-type="string">
              <text:p text:style-name="P78"><text:a xlink:type="simple" xlink:href="file:///l%22r67" text:style-name="Internet_20_link" text:visited-style-name="Visited_20_Internet_20_Link"><text:span text:style-name="T45">name</text:span></text:a></text:p>
              <text:p text:style-name="P80"><text:span text:style-name="T11">The name of the servlet filter.</text:span></text:p>
            </table:table-cell>
            <table:table-cell table:style-name="Table51.C5" office:value-type="string">
              <text:p text:style-name="P74"><text:bookmark-ref text:reference-format="page" text:ref-name="r67">42</text:bookmark-ref></text:p>
            </table:table-cell>
          </table:table-row>
          <table:table-row table:style-name="Table51.1">
            <table:table-cell table:style-name="Table51.A6" office:value-type="string">
              <text:p text:style-name="P76"><text:span text:style-name="Code_20_Small1"><text:span text:style-name="T52">String[]</text:span></text:span></text:p>
            </table:table-cell>
            <table:table-cell table:style-name="Table51.B6" office:value-type="string">
              <text:p text:style-name="P78"><text:a xlink:type="simple" xlink:href="file:///l%22r68" text:style-name="Internet_20_link" text:visited-style-name="Visited_20_Internet_20_Link"><text:span text:style-name="T45">patterns</text:span></text:a></text:p>
              <text:p text:style-name="P80"><text:span text:style-name="T11">The request mappings for the servlet filter.</text:span></text:p>
            </table:table-cell>
            <table:table-cell table:style-name="Table51.C6" office:value-type="string">
              <text:p text:style-name="P74"><text:bookmark-ref text:reference-format="page" text:ref-name="r68">42</text:bookmark-ref></text:p>
            </table:table-cell>
          </table:table-row>
          <table:table-row table:style-name="Table51.1">
            <table:table-cell table:style-name="Table51.A7" office:value-type="string">
              <text:p text:style-name="P76"><text:span text:style-name="Code_20_Small1"><text:span text:style-name="T52">String[]</text:span></text:span></text:p>
            </table:table-cell>
            <table:table-cell table:style-name="Table51.B7" office:value-type="string">
              <text:p text:style-name="P78"><text:a xlink:type="simple" xlink:href="file:///l%22r70" text:style-name="Internet_20_link" text:visited-style-name="Visited_20_Internet_20_Link"><text:span text:style-name="T45">regexs</text:span></text:a></text:p>
              <text:p text:style-name="P80"><text:span text:style-name="T11">The request mappings for the servlet filter.</text:span></text:p>
            </table:table-cell>
            <table:table-cell table:style-name="Table51.C7" office:value-type="string">
              <text:p text:style-name="P74"><text:bookmark-ref text:reference-format="page" text:ref-name="r70">42</text:bookmark-ref></text:p>
            </table:table-cell>
          </table:table-row>
          <table:table-row table:style-name="Table51.1">
            <table:table-cell table:style-name="Table51.A8" office:value-type="string">
              <text:p text:style-name="P76"><text:span text:style-name="Code_20_Small1"><text:span text:style-name="T52">long</text:span></text:span></text:p>
            </table:table-cell>
            <table:table-cell table:style-name="Table51.B8" office:value-type="string">
              <text:p text:style-name="P78"><text:a xlink:type="simple" xlink:href="file:///l%22r74" text:style-name="Internet_20_link" text:visited-style-name="Visited_20_Internet_20_Link"><text:span text:style-name="T45">serviceId</text:span></text:a></text:p>
              <text:p text:style-name="P80"><text:span text:style-name="T11">Service property identifying the servlet filter.</text:span></text:p>
            </table:table-cell>
            <table:table-cell table:style-name="Table51.C8" office:value-type="string">
              <text:p text:style-name="P74"><text:bookmark-ref text:reference-format="page" text:ref-name="r74">45</text:bookmark-ref></text:p>
            </table:table-cell>
          </table:table-row>
          <table:table-row table:style-name="Table51.1">
            <table:table-cell table:style-name="Table51.A9" office:value-type="string">
              <text:p text:style-name="P76"><text:span text:style-name="Code_20_Small1"><text:span text:style-name="T52">long</text:span></text:span></text:p>
            </table:table-cell>
            <table:table-cell table:style-name="Table51.B9" office:value-type="string">
              <text:p text:style-name="P78"><text:a xlink:type="simple" xlink:href="file:///l%22r75" text:style-name="Internet_20_link" text:visited-style-name="Visited_20_Internet_20_Link"><text:span text:style-name="T45">servletContextId</text:span></text:a></text:p>
              <text:p text:style-name="P80"><text:span text:style-name="T11">The service id of the servlet context for the servlet filter represented by this DTO.</text:span></text:p>
            </table:table-cell>
            <table:table-cell table:style-name="Table51.C9" office:value-type="string">
              <text:p text:style-name="P74"><text:bookmark-ref text:reference-format="page" text:ref-name="r75">45</text:bookmark-ref></text:p>
            </table:table-cell>
          </table:table-row>
          <table:table-row table:style-name="Table51.1">
            <table:table-cell table:style-name="Table51.A10" office:value-type="string">
              <text:p text:style-name="P76"><text:span text:style-name="Code_20_Small1"><text:span text:style-name="T52">String[]</text:span></text:span></text:p>
            </table:table-cell>
            <table:table-cell table:style-name="Table51.B10" office:value-type="string">
              <text:p text:style-name="P78"><text:a xlink:type="simple" xlink:href="file:///l%22r69" text:style-name="Internet_20_link" text:visited-style-name="Visited_20_Internet_20_Link"><text:span text:style-name="T45">servletNames</text:span></text:a></text:p>
              <text:p text:style-name="P80"><text:span text:style-name="T11">The servlet names for the servlet filter.</text:span></text:p>
            </table:table-cell>
            <table:table-cell table:style-name="Table51.C10" office:value-type="string">
              <text:p text:style-name="P74"><text:bookmark-ref text:reference-format="page" text:ref-name="r69">42</text:bookmark-ref></text:p>
            </table:table-cell>
          </table:table-row>
        </table:table>
        <text:p text:style-name="P41"/>
        <table:table table:name="Table52" table:style-name="Table52">
          <table:table-column table:style-name="Table52.A"/>
          <table:table-column table:style-name="Table52.B"/>
          <table:table-row table:style-name="Table52.1">
            <table:table-cell table:style-name="Table52.A1" office:value-type="string">
              <text:p text:style-name="P73"><text:span text:style-name="Summary_20_Heading_20_Font2"><text:span text:style-name="T18">Constructor Summary</text:span></text:span></text:p>
            </table:table-cell>
            <table:table-cell table:style-name="Table52.A1" office:value-type="string">
              <text:p text:style-name="P75"><text:span text:style-name="Page_20_Reference_20_Font"><text:span text:style-name="T19">Page</text:span></text:span></text:p>
            </table:table-cell>
          </table:table-row>
          <table:table-row table:style-name="Table52.1">
            <table:table-cell table:style-name="Table52.A2" office:value-type="string">
              <text:p text:style-name="P73"><text:a xlink:type="simple" xlink:href="file:///l%22r76" text:style-name="Internet_20_link" text:visited-style-name="Visited_20_Internet_20_Link"><text:span text:style-name="T45">FilterDTO</text:span></text:a><text:span text:style-name="Code2"><text:span text:style-name="T55">()</text:span></text:span></text:p>
            </table:table-cell>
            <table:table-cell table:style-name="Table52.B2" office:value-type="string">
              <text:p text:style-name="P75"><text:bookmark-ref text:reference-format="page" text:ref-name="r76">45</text:bookmark-ref></text:p>
            </table:table-cell>
          </table:table-row>
        </table:table>
        <text:p text:style-name="P41"/>
        <table:table table:name="Table53" table:style-name="Table53">
          <table:table-column table:style-name="Table53.A"/>
          <table:table-row table:style-name="Table53.1">
            <table:table-cell table:style-name="Table53.A1" office:value-type="string">
              <text:p text:style-name="P54"><text:span text:style-name="T13">Methods inherited from class org.osgi.dto.DTO</text:span></text:p>
            </table:table-cell>
          </table:table-row>
          <table:table-row table:style-name="Table53.2">
            <table:table-cell table:style-name="Table53.A2" office:value-type="string">
              <text:p text:style-name="P54"><text:span text:style-name="Code2">toString</text:span></text:p>
            </table:table-cell>
          </table:table-row>
        </table:table>
        <text:p text:style-name="P102"><text:soft-page-break/><text:span text:style-name="T6">Field Detail</text:span></text:p>
        <text:p text:style-name="P127"><text:bookmark text:name="r67"/><text:span text:style-name="T6">name</text:span></text:p>
        <text:p text:style-name="P52"><text:span text:style-name="Code2">public String </text:span><text:span text:style-name="Code2"><text:span text:style-name="T49">name</text:span></text:span></text:p>
        <text:p text:style-name="P63"><text:span text:style-name="T11">The name of the servlet filter. This field is never </text:span><text:span text:style-name="Code2">null</text:span><text:span text:style-name="T11">.</text:span></text:p>
        <text:p text:style-name="P82"/>
        <text:p text:style-name="P128"><text:bookmark text:name="r68"/><text:span text:style-name="T6">patterns</text:span></text:p>
        <text:p text:style-name="P52"><text:span text:style-name="Code2">public String[] </text:span><text:span text:style-name="Code2"><text:span text:style-name="T49">patterns</text:span></text:span></text:p>
        <text:p text:style-name="P68"><text:span text:style-name="T11">The request mappings for the servlet filter.</text:span></text:p>
        <text:p text:style-name="P63"><text:span text:style-name="T11">The specified patterns are used to determine whether a request is mapped to the servlet filter. This array might be empty.</text:span></text:p>
        <text:p text:style-name="P82"/>
        <text:p text:style-name="P128"><text:bookmark text:name="r69"/><text:span text:style-name="T6">servletNames</text:span></text:p>
        <text:p text:style-name="P52"><text:span text:style-name="Code2">public String[] </text:span><text:span text:style-name="Code2"><text:span text:style-name="T49">servletNames</text:span></text:span></text:p>
        <text:p text:style-name="P68"><text:span text:style-name="T11">The servlet names for the servlet filter.</text:span></text:p>
        <text:p text:style-name="P63"><text:span text:style-name="T11">The specified names are used to determine the servlets whose requests are mapped to the servlet filter. This array might be empty.</text:span></text:p>
        <text:p text:style-name="P82"/>
        <text:p text:style-name="P128"><text:bookmark text:name="r70"/><text:span text:style-name="T6">regexs</text:span></text:p>
        <text:p text:style-name="P52"><text:span text:style-name="Code2">public String[] </text:span><text:span text:style-name="Code2"><text:span text:style-name="T49">regexs</text:span></text:span></text:p>
        <text:p text:style-name="P68"><text:span text:style-name="T11">The request mappings for the servlet filter.</text:span></text:p>
        <text:p text:style-name="P63"><text:span text:style-name="T11">The specified regular expressions are used to determine whether a request is mapped to the servlet filter. This array might be empty.</text:span></text:p>
        <text:p text:style-name="P82"/>
        <text:p text:style-name="P128"><text:bookmark text:name="r71"/><text:span text:style-name="T6">asyncSupported</text:span></text:p>
        <text:p text:style-name="P52"><text:span text:style-name="Code2">public boolean </text:span><text:span text:style-name="Code2"><text:span text:style-name="T49">asyncSupported</text:span></text:span></text:p>
        <text:p text:style-name="P63"><text:span text:style-name="T11">Specifies whether the servlet filter supports asynchronous processing.</text:span></text:p>
        <text:p text:style-name="P82"/>
        <text:p text:style-name="P128"><text:bookmark text:name="r72"/><text:span text:style-name="T6">dispatcher</text:span></text:p>
        <text:p text:style-name="P52"><text:span text:style-name="Code2">public String[] </text:span><text:span text:style-name="Code2"><text:span text:style-name="T49">dispatcher</text:span></text:span></text:p>
        <text:p text:style-name="P68"><text:span text:style-name="T11">The dispatcher associations for the servlet filter.</text:span></text:p>
        <text:p text:style-name="P63"><text:span text:style-name="T11">The specified names are used to determine in what occasions the servlet filter is called. This array is never </text:span><text:span text:style-name="Code2">null</text:span><text:span text:style-name="T11">.</text:span></text:p>
        <text:p text:style-name="P82"/>
        <text:p text:style-name="P128"><text:bookmark text:name="r73"/><text:span text:style-name="T6">initParams</text:span></text:p>
        <text:p text:style-name="P52"><text:span text:style-name="Code2">public Map&lt;String,String&gt; </text:span><text:span text:style-name="Code2"><text:span text:style-name="T49">initParams</text:span></text:span></text:p>
        <text:p text:style-name="P63"><text:span text:style-name="T11">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82"/>
        <text:p text:style-name="P128"><text:bookmark text:name="r74"/><text:soft-page-break/><text:span text:style-name="T6">serviceId</text:span></text:p>
        <text:p text:style-name="P52"><text:span text:style-name="Code2">public long </text:span><text:span text:style-name="Code2"><text:span text:style-name="T49">serviceId</text:span></text:span></text:p>
        <text:p text:style-name="P63"><text:span text:style-name="T11">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82"/>
        <text:p text:style-name="P128"><text:bookmark text:name="r75"/><text:span text:style-name="T6">servletContextId</text:span></text:p>
        <text:p text:style-name="P52"><text:span text:style-name="Code2">public long </text:span><text:span text:style-name="Code2"><text:span text:style-name="T49">servletContextId</text:span></text:span></text:p>
        <text:p text:style-name="P63"><text:span text:style-name="T11">The service id of the servlet context for the servlet filter represented by this DTO.</text:span></text:p>
        <text:p text:style-name="P103"><text:span text:style-name="T6">Constructor Detail</text:span></text:p>
        <text:p text:style-name="P129"><text:bookmark text:name="r76"/><text:span text:style-name="T6">FilterDTO</text:span></text:p>
        <text:p text:style-name="P52"><text:span text:style-name="Code2">public </text:span><text:span text:style-name="Code2"><text:span text:style-name="T49">FilterDTO</text:span></text:span><text:span text:style-name="Code2"><text:span text:style-name="T59">()</text:span></text:span></text:p>
        <text:p text:style-name="P117"><text:bookmark text:name="r82"/><text:span text:style-name="T6">Class Listene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33" text:anchor-type="as-char" svg:width="0.397cm" svg:height="0.37cm" draw:z-index="43"><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4" text:anchor-type="as-char" svg:width="0.397cm" svg:height="0.37cm" draw:z-index="44"><draw:image xlink:href="Pictures/100002000000000F0000000EBCC3FB4515936C88.png" xlink:type="simple" xlink:show="embed" xlink:actuate="onLoad"/></draw:frame></text:span><text:span text:style-name="Code2"><text:span text:style-name="T49">org.osgi.service.http.runtime.dto.ListenerDTO</text:span></text:span></text:p>
        <text:p text:style-name="P131"><text:span text:style-name="T5">Direct Known Subclasses:</text:span></text:p>
        <text:p text:style-name="P65"><text:a xlink:type="simple" xlink:href="file:///l%22r54" text:style-name="Internet_20_link" text:visited-style-name="Visited_20_Internet_20_Link"><text:span text:style-name="T11">FailedListenerDTO</text:span></text:a></text:p>
        <text:p text:style-name="P59"/>
        <text:p text:style-name="P71"><text:span text:style-name="Code2">public class </text:span><text:span text:style-name="Code2"><text:span text:style-name="T49">ListenerDTO</text:span></text:span></text:p>
        <text:p text:style-name="P52"><text:span text:style-name="Code2">extends org.osgi.dto.DTO</text:span></text:p>
        <text:p text:style-name="P51"><text:span text:style-name="T11">Represents a listener currently being used by a servlet context.</text:span></text:p>
        <text:p text:style-name="P61"><text:span text:style-name="T13">NotThreadSafe</text:span></text:p>
        <text:p text:style-name="P72"/>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3"><text:span text:style-name="Summary_20_Heading_20_Font2"><text:span text:style-name="T18">Field Summary</text:span></text:span></text:p>
            </table:table-cell>
            <table:covered-table-cell/>
            <table:table-cell table:style-name="Table54.A1" office:value-type="string">
              <text:p text:style-name="P75"><text:span text:style-name="Page_20_Reference_20_Font"><text:span text:style-name="T19">Page</text:span></text:span></text:p>
            </table:table-cell>
          </table:table-row>
          <table:table-row table:style-name="Table54.1">
            <table:table-cell table:style-name="Table54.A2" office:value-type="string">
              <text:p text:style-name="P77"><text:span text:style-name="Code_20_Small1"><text:span text:style-name="T52">long</text:span></text:span></text:p>
            </table:table-cell>
            <table:table-cell table:style-name="Table54.B2" office:value-type="string">
              <text:p text:style-name="P79"><text:a xlink:type="simple" xlink:href="file:///l%22r79" text:style-name="Internet_20_link" text:visited-style-name="Visited_20_Internet_20_Link"><text:span text:style-name="T45">serviceId</text:span></text:a></text:p>
              <text:p text:style-name="P81"><text:span text:style-name="T11">Service property identifying the listener.</text:span></text:p>
            </table:table-cell>
            <table:table-cell table:style-name="Table54.C2" office:value-type="string">
              <text:p text:style-name="P75"><text:bookmark-ref text:reference-format="page" text:ref-name="r79">46</text:bookmark-ref></text:p>
            </table:table-cell>
          </table:table-row>
          <table:table-row table:style-name="Table54.1">
            <table:table-cell table:style-name="Table54.A3" office:value-type="string">
              <text:p text:style-name="P76"><text:span text:style-name="Code_20_Small1"><text:span text:style-name="T52">long</text:span></text:span></text:p>
            </table:table-cell>
            <table:table-cell table:style-name="Table54.B3" office:value-type="string">
              <text:p text:style-name="P78"><text:a xlink:type="simple" xlink:href="file:///l%22r80" text:style-name="Internet_20_link" text:visited-style-name="Visited_20_Internet_20_Link"><text:span text:style-name="T45">servletContextId</text:span></text:a></text:p>
              <text:p text:style-name="P80"><text:span text:style-name="T11">The service id of the servlet context for the listener represented by this DTO.</text:span></text:p>
            </table:table-cell>
            <table:table-cell table:style-name="Table54.C3" office:value-type="string">
              <text:p text:style-name="P74"><text:bookmark-ref text:reference-format="page" text:ref-name="r80">47</text:bookmark-ref></text:p>
            </table:table-cell>
          </table:table-row>
          <table:table-row table:style-name="Table54.1">
            <table:table-cell table:style-name="Table54.A4" office:value-type="string">
              <text:p text:style-name="P76"><text:span text:style-name="Code_20_Small1"><text:span text:style-name="T52">String[]</text:span></text:span></text:p>
            </table:table-cell>
            <table:table-cell table:style-name="Table54.B4" office:value-type="string">
              <text:p text:style-name="P78"><text:a xlink:type="simple" xlink:href="file:///l%22r78" text:style-name="Internet_20_link" text:visited-style-name="Visited_20_Internet_20_Link"><text:span text:style-name="T45">types</text:span></text:a></text:p>
              <text:p text:style-name="P80"><text:span text:style-name="T11">The fully qualified type names the listener.</text:span></text:p>
            </table:table-cell>
            <table:table-cell table:style-name="Table54.C4" office:value-type="string">
              <text:p text:style-name="P74"><text:bookmark-ref text:reference-format="page" text:ref-name="r78">46</text:bookmark-ref></text:p>
            </table:table-cell>
          </table:table-row>
        </table:table>
        <text:p text:style-name="P41"/>
        <table:table table:name="Table55" table:style-name="Table55">
          <table:table-column table:style-name="Table55.A"/>
          <table:table-column table:style-name="Table55.B"/>
          <table:table-row table:style-name="Table55.1">
            <table:table-cell table:style-name="Table55.A1" office:value-type="string">
              <text:p text:style-name="P73"><text:span text:style-name="Summary_20_Heading_20_Font2"><text:span text:style-name="T18">Constructor Summary</text:span></text:span></text:p>
            </table:table-cell>
            <table:table-cell table:style-name="Table55.A1" office:value-type="string">
              <text:p text:style-name="P75"><text:span text:style-name="Page_20_Reference_20_Font"><text:span text:style-name="T19">Page</text:span></text:span></text:p>
            </table:table-cell>
          </table:table-row>
          <table:table-row table:style-name="Table55.1">
            <table:table-cell table:style-name="Table55.A2" office:value-type="string">
              <text:p text:style-name="P73"><text:a xlink:type="simple" xlink:href="file:///l%22r81" text:style-name="Internet_20_link" text:visited-style-name="Visited_20_Internet_20_Link"><text:span text:style-name="T45">ListenerDTO</text:span></text:a><text:span text:style-name="Code2"><text:span text:style-name="T55">()</text:span></text:span></text:p>
            </table:table-cell>
            <table:table-cell table:style-name="Table55.B2" office:value-type="string">
              <text:p text:style-name="P75"><text:bookmark-ref text:reference-format="page" text:ref-name="r81">47</text:bookmark-ref></text:p>
            </table:table-cell>
          </table:table-row>
        </table:table>
        <text:p text:style-name="P41"/>
        <table:table table:name="Table56" table:style-name="Table56">
          <table:table-column table:style-name="Table56.A"/>
          <table:table-row table:style-name="Table56.1">
            <table:table-cell table:style-name="Table56.A1" office:value-type="string">
              <text:p text:style-name="P54"><text:span text:style-name="T13">Methods inherited from class org.osgi.dto.DTO</text:span></text:p>
            </table:table-cell>
          </table:table-row>
          <table:table-row table:style-name="Table56.2">
            <table:table-cell table:style-name="Table56.A2" office:value-type="string">
              <text:p text:style-name="P54"><text:span text:style-name="Code2">toString</text:span></text:p>
            </table:table-cell>
          </table:table-row>
        </table:table>
        <text:p text:style-name="P102"><text:span text:style-name="T6">Field Detail</text:span></text:p>
        <text:p text:style-name="P127"><text:bookmark text:name="r78"/><text:span text:style-name="T6">types</text:span></text:p>
        <text:p text:style-name="P52"><text:span text:style-name="Code2">public String[] </text:span><text:span text:style-name="Code2"><text:span text:style-name="T49">types</text:span></text:span></text:p>
        <text:p text:style-name="P63"><text:span text:style-name="T11">The fully qualified type names the listener. This array is never empty.</text:span></text:p>
        <text:p text:style-name="P82"/>
        <text:p text:style-name="P128"><text:bookmark text:name="r79"/><text:span text:style-name="T6">serviceId</text:span></text:p>
        <text:p text:style-name="P52"><text:span text:style-name="Code2">public long </text:span><text:span text:style-name="Code2"><text:span text:style-name="T49">serviceId</text:span></text:span></text:p>
        <text:p text:style-name="P63"><text:span text:style-name="T11">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82"/>
        <text:p text:style-name="P128"><text:bookmark text:name="r80"/><text:soft-page-break/><text:span text:style-name="T6">servletContextId</text:span></text:p>
        <text:p text:style-name="P52"><text:span text:style-name="Code2">public long </text:span><text:span text:style-name="Code2"><text:span text:style-name="T49">servletContextId</text:span></text:span></text:p>
        <text:p text:style-name="P63"><text:span text:style-name="T11">The service id of the servlet context for the listener represented by this DTO.</text:span></text:p>
        <text:p text:style-name="P103"><text:span text:style-name="T6">Constructor Detail</text:span></text:p>
        <text:p text:style-name="P129"><text:bookmark text:name="r81"/><text:span text:style-name="T6">ListenerDTO</text:span></text:p>
        <text:p text:style-name="P52"><text:span text:style-name="Code2">public </text:span><text:span text:style-name="Code2"><text:span text:style-name="T49">ListenerDTO</text:span></text:span><text:span text:style-name="Code2"><text:span text:style-name="T59">()</text:span></text:span></text:p>
        <text:p text:style-name="P118"><text:bookmark text:name="r86"/><text:span text:style-name="T6">Class Preprocessor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35" text:anchor-type="as-char" svg:width="0.397cm" svg:height="0.37cm" draw:z-index="45"><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6" text:anchor-type="as-char" svg:width="0.397cm" svg:height="0.37cm" draw:z-index="46"><draw:image xlink:href="Pictures/100002000000000F0000000EBCC3FB4515936C88.png" xlink:type="simple" xlink:show="embed" xlink:actuate="onLoad"/></draw:frame></text:span><text:span text:style-name="Code2"><text:span text:style-name="T49">org.osgi.service.http.runtime.dto.PreprocessorDTO</text:span></text:span></text:p>
        <text:p text:style-name="P131"><text:span text:style-name="T5">Direct Known Subclasses:</text:span></text:p>
        <text:p text:style-name="P65"><text:a xlink:type="simple" xlink:href="file:///l%22r57" text:style-name="Internet_20_link" text:visited-style-name="Visited_20_Internet_20_Link"><text:span text:style-name="T11">FailedPreprocessorDTO</text:span></text:a></text:p>
        <text:p text:style-name="P59"/>
        <text:p text:style-name="P71"><text:span text:style-name="Code2">public class </text:span><text:span text:style-name="Code2"><text:span text:style-name="T49">PreprocessorDTO</text:span></text:span></text:p>
        <text:p text:style-name="P52"><text:span text:style-name="Code2">extends org.osgi.dto.DTO</text:span></text:p>
        <text:p text:style-name="P51"><text:span text:style-name="T11">Represents a preprocessor </text:span><text:span text:style-name="Code2">org.osgi.service.http.whiteboard.Preprocessor</text:span><text:span text:style-name="T11"> service currently being used during request processing.</text:span></text:p>
        <text:p text:style-name="P61"><text:span text:style-name="T13">Since:</text:span></text:p>
        <text:p text:style-name="P65"><text:span text:style-name="T11">1.1</text:span></text:p>
        <text:p text:style-name="P61"><text:span text:style-name="T13">NotThreadSafe</text:span></text:p>
        <text:p text:style-name="P72"/>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73"><text:span text:style-name="Summary_20_Heading_20_Font2"><text:span text:style-name="T18">Field Summary</text:span></text:span></text:p>
            </table:table-cell>
            <table:covered-table-cell/>
            <table:table-cell table:style-name="Table57.A1" office:value-type="string">
              <text:p text:style-name="P75"><text:span text:style-name="Page_20_Reference_20_Font"><text:span text:style-name="T19">Page</text:span></text:span></text:p>
            </table:table-cell>
          </table:table-row>
          <table:table-row table:style-name="Table57.1">
            <table:table-cell table:style-name="Table57.A2" office:value-type="string">
              <text:p text:style-name="P77"><text:span text:style-name="Code_20_Small1"><text:span text:style-name="T52">Map&lt;String,String&gt;</text:span></text:span></text:p>
            </table:table-cell>
            <table:table-cell table:style-name="Table57.B2" office:value-type="string">
              <text:p text:style-name="P79"><text:a xlink:type="simple" xlink:href="file:///l%22r83" text:style-name="Internet_20_link" text:visited-style-name="Visited_20_Internet_20_Link"><text:span text:style-name="T45">initParams</text:span></text:a></text:p>
              <text:p text:style-name="P81"><text:span text:style-name="T11">The preprocessor initialization parameters as provided during registration of the preprocessor.</text:span></text:p>
            </table:table-cell>
            <table:table-cell table:style-name="Table57.C2" office:value-type="string">
              <text:p text:style-name="P75"><text:bookmark-ref text:reference-format="page" text:ref-name="r83">48</text:bookmark-ref></text:p>
            </table:table-cell>
          </table:table-row>
          <table:table-row table:style-name="Table57.1">
            <table:table-cell table:style-name="Table57.A3" office:value-type="string">
              <text:p text:style-name="P76"><text:span text:style-name="Code_20_Small1"><text:span text:style-name="T52">long</text:span></text:span></text:p>
            </table:table-cell>
            <table:table-cell table:style-name="Table57.B3" office:value-type="string">
              <text:p text:style-name="P78"><text:a xlink:type="simple" xlink:href="file:///l%22r84" text:style-name="Internet_20_link" text:visited-style-name="Visited_20_Internet_20_Link"><text:span text:style-name="T45">serviceId</text:span></text:a></text:p>
              <text:p text:style-name="P80"><text:span text:style-name="T11">Service property identifying the preprocessor.</text:span></text:p>
            </table:table-cell>
            <table:table-cell table:style-name="Table57.C3" office:value-type="string">
              <text:p text:style-name="P74"><text:bookmark-ref text:reference-format="page" text:ref-name="r84">48</text:bookmark-ref></text:p>
            </table:table-cell>
          </table:table-row>
        </table:table>
        <text:p text:style-name="P41"/>
        <table:table table:name="Table58" table:style-name="Table58">
          <table:table-column table:style-name="Table58.A"/>
          <table:table-column table:style-name="Table58.B"/>
          <table:table-row table:style-name="Table58.1">
            <table:table-cell table:style-name="Table58.A1" office:value-type="string">
              <text:p text:style-name="P73"><text:span text:style-name="Summary_20_Heading_20_Font2"><text:span text:style-name="T18">Constructor Summary</text:span></text:span></text:p>
            </table:table-cell>
            <table:table-cell table:style-name="Table58.A1" office:value-type="string">
              <text:p text:style-name="P75"><text:span text:style-name="Page_20_Reference_20_Font"><text:span text:style-name="T19">Page</text:span></text:span></text:p>
            </table:table-cell>
          </table:table-row>
          <table:table-row table:style-name="Table58.1">
            <table:table-cell table:style-name="Table58.A2" office:value-type="string">
              <text:p text:style-name="P73"><text:a xlink:type="simple" xlink:href="file:///l%22r85" text:style-name="Internet_20_link" text:visited-style-name="Visited_20_Internet_20_Link"><text:span text:style-name="T45">PreprocessorDTO</text:span></text:a><text:span text:style-name="Code2"><text:span text:style-name="T55">()</text:span></text:span></text:p>
            </table:table-cell>
            <table:table-cell table:style-name="Table58.B2" office:value-type="string">
              <text:p text:style-name="P75"><text:bookmark-ref text:reference-format="page" text:ref-name="r85">49</text:bookmark-ref></text:p>
            </table:table-cell>
          </table:table-row>
        </table:table>
        <text:p text:style-name="P41"/>
        <table:table table:name="Table59" table:style-name="Table59">
          <table:table-column table:style-name="Table59.A"/>
          <table:table-row table:style-name="Table59.1">
            <table:table-cell table:style-name="Table59.A1" office:value-type="string">
              <text:p text:style-name="P54"><text:span text:style-name="T13">Methods inherited from class org.osgi.dto.DTO</text:span></text:p>
            </table:table-cell>
          </table:table-row>
          <table:table-row table:style-name="Table59.2">
            <table:table-cell table:style-name="Table59.A2" office:value-type="string">
              <text:p text:style-name="P54"><text:span text:style-name="Code2">toString</text:span></text:p>
            </table:table-cell>
          </table:table-row>
        </table:table>
        <text:p text:style-name="P102"><text:span text:style-name="T6">Field Detail</text:span></text:p>
        <text:p text:style-name="P127"><text:bookmark text:name="r83"/><text:span text:style-name="T6">initParams</text:span></text:p>
        <text:p text:style-name="P52"><text:span text:style-name="Code2">public Map&lt;String,String&gt; </text:span><text:span text:style-name="Code2"><text:span text:style-name="T49">initParams</text:span></text:span></text:p>
        <text:p text:style-name="P63"><text:span text:style-name="T11">The preprocessor initialization parameters as provided during registration of the preprocessor. Additional parameters like the Http Service Runtime attributes are not included. If the preprocessor has not initialization parameters, this map is empty.</text:span></text:p>
        <text:p text:style-name="P82"/>
        <text:p text:style-name="P128"><text:bookmark text:name="r84"/><text:span text:style-name="T6">serviceId</text:span></text:p>
        <text:p text:style-name="P52"><text:span text:style-name="Code2">public long </text:span><text:span text:style-name="Code2"><text:span text:style-name="T49">serviceId</text:span></text:span></text:p>
        <text:p text:style-name="P63"><text:span text:style-name="T11">Service property identifying the preprocessor. In the case of a preprocessor registered in the service registry and picked up by a Http Whiteboard Implementation, this value is not negative and corresponds to </text:span><text:soft-page-break/><text:span text:style-name="T11">the service id in the registry. If the preprocessor has not been registered in the service registry, the value is negative and a unique negative value is generated by the Http Service Runtime in this case.</text:span></text:p>
        <text:p text:style-name="P103"><text:span text:style-name="T6">Constructor Detail</text:span></text:p>
        <text:p text:style-name="P129"><text:bookmark text:name="r85"/><text:span text:style-name="T6">PreprocessorDTO</text:span></text:p>
        <text:p text:style-name="P52"><text:span text:style-name="Code2">public </text:span><text:span text:style-name="Code2"><text:span text:style-name="T49">PreprocessorDTO</text:span></text:span><text:span text:style-name="Code2"><text:span text:style-name="T59">()</text:span></text:span></text:p>
        <text:p text:style-name="P119"><text:bookmark text:name="r93"/><text:span text:style-name="T6">Class RequestInfo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37" text:anchor-type="as-char" svg:width="0.397cm" svg:height="0.37cm" draw:z-index="47"><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38" text:anchor-type="as-char" svg:width="0.397cm" svg:height="0.37cm" draw:z-index="48"><draw:image xlink:href="Pictures/100002000000000F0000000EBCC3FB4515936C88.png" xlink:type="simple" xlink:show="embed" xlink:actuate="onLoad"/></draw:frame></text:span><text:span text:style-name="Code2"><text:span text:style-name="T49">org.osgi.service.http.runtime.dto.RequestInfoDTO</text:span></text:span></text:p>
        <text:p text:style-name="P59"/>
        <text:p text:style-name="P71"><text:span text:style-name="Code2">public class </text:span><text:span text:style-name="Code2"><text:span text:style-name="T49">RequestInfoDTO</text:span></text:span></text:p>
        <text:p text:style-name="P52"><text:span text:style-name="Code2">extends org.osgi.dto.DTO</text:span></text:p>
        <text:p text:style-name="P51"><text:span text:style-name="T11">Represents the services used to process a specific request.</text:span></text:p>
        <text:p text:style-name="P61"><text:span text:style-name="T13">NotThreadSafe</text:span></text:p>
        <text:p text:style-name="P72"/>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73"><text:span text:style-name="Summary_20_Heading_20_Font2"><text:span text:style-name="T18">Field Summary</text:span></text:span></text:p>
            </table:table-cell>
            <table:covered-table-cell/>
            <table:table-cell table:style-name="Table60.A1" office:value-type="string">
              <text:p text:style-name="P75"><text:span text:style-name="Page_20_Reference_20_Font"><text:span text:style-name="T19">Page</text:span></text:span></text:p>
            </table:table-cell>
          </table:table-row>
          <table:table-row table:style-name="Table60.1">
            <table:table-cell table:style-name="Table60.A2" office:value-type="string">
              <text:p text:style-name="P77"><text:a xlink:type="simple" xlink:href="file:///l%22r77" text:style-name="Internet_20_link" text:visited-style-name="Visited_20_Internet_20_Link"><text:span text:style-name="T47">FilterDTO</text:span></text:a><text:span text:style-name="Code_20_Small1"><text:span text:style-name="T53">[]</text:span></text:span></text:p>
            </table:table-cell>
            <table:table-cell table:style-name="Table60.B2" office:value-type="string">
              <text:p text:style-name="P79"><text:a xlink:type="simple" xlink:href="file:///l%22r89" text:style-name="Internet_20_link" text:visited-style-name="Visited_20_Internet_20_Link"><text:span text:style-name="T45">filterDTOs</text:span></text:a></text:p>
              <text:p text:style-name="P81"><text:span text:style-name="T11">The servlet filters processing this request.</text:span></text:p>
            </table:table-cell>
            <table:table-cell table:style-name="Table60.C2" office:value-type="string">
              <text:p text:style-name="P75"><text:bookmark-ref text:reference-format="page" text:ref-name="r89">50</text:bookmark-ref></text:p>
            </table:table-cell>
          </table:table-row>
          <table:table-row table:style-name="Table60.1">
            <table:table-cell table:style-name="Table60.A3" office:value-type="string">
              <text:p text:style-name="P76"><text:span text:style-name="Code_20_Small1"><text:span text:style-name="T52">String</text:span></text:span></text:p>
            </table:table-cell>
            <table:table-cell table:style-name="Table60.B3" office:value-type="string">
              <text:p text:style-name="P78"><text:a xlink:type="simple" xlink:href="file:///l%22r87" text:style-name="Internet_20_link" text:visited-style-name="Visited_20_Internet_20_Link"><text:span text:style-name="T45">path</text:span></text:a></text:p>
              <text:p text:style-name="P80"><text:span text:style-name="T11">The path of the request relative to the root.</text:span></text:p>
            </table:table-cell>
            <table:table-cell table:style-name="Table60.C3" office:value-type="string">
              <text:p text:style-name="P74"><text:bookmark-ref text:reference-format="page" text:ref-name="r87">50</text:bookmark-ref></text:p>
            </table:table-cell>
          </table:table-row>
          <table:table-row table:style-name="Table60.1">
            <table:table-cell table:style-name="Table60.A4" office:value-type="string">
              <text:p text:style-name="P76"><text:a xlink:type="simple" xlink:href="file:///l%22r99" text:style-name="Internet_20_link" text:visited-style-name="Visited_20_Internet_20_Link"><text:span text:style-name="T47">ResourceDTO</text:span></text:a></text:p>
            </table:table-cell>
            <table:table-cell table:style-name="Table60.B4" office:value-type="string">
              <text:p text:style-name="P78"><text:a xlink:type="simple" xlink:href="file:///l%22r91" text:style-name="Internet_20_link" text:visited-style-name="Visited_20_Internet_20_Link"><text:span text:style-name="T45">resourceDTO</text:span></text:a></text:p>
              <text:p text:style-name="P80"><text:span text:style-name="T11">The resource processing this request.</text:span></text:p>
            </table:table-cell>
            <table:table-cell table:style-name="Table60.C4" office:value-type="string">
              <text:p text:style-name="P74"><text:bookmark-ref text:reference-format="page" text:ref-name="r91">51</text:bookmark-ref></text:p>
            </table:table-cell>
          </table:table-row>
          <table:table-row table:style-name="Table60.1">
            <table:table-cell table:style-name="Table60.A5" office:value-type="string">
              <text:p text:style-name="P76"><text:span text:style-name="Code_20_Small1"><text:span text:style-name="T52">long</text:span></text:span></text:p>
            </table:table-cell>
            <table:table-cell table:style-name="Table60.B5" office:value-type="string">
              <text:p text:style-name="P78"><text:a xlink:type="simple" xlink:href="file:///l%22r88" text:style-name="Internet_20_link" text:visited-style-name="Visited_20_Internet_20_Link"><text:span text:style-name="T45">servletContextId</text:span></text:a></text:p>
              <text:p text:style-name="P80"><text:span text:style-name="T11">The service id of the servlet context processing the request represented by this DTO.</text:span></text:p>
            </table:table-cell>
            <table:table-cell table:style-name="Table60.C5" office:value-type="string">
              <text:p text:style-name="P74"><text:bookmark-ref text:reference-format="page" text:ref-name="r88">50</text:bookmark-ref></text:p>
            </table:table-cell>
          </table:table-row>
          <table:table-row table:style-name="Table60.1">
            <table:table-cell table:style-name="Table60.A6" office:value-type="string">
              <text:p text:style-name="P76"><text:a xlink:type="simple" xlink:href="file:///l%22r131" text:style-name="Internet_20_link" text:visited-style-name="Visited_20_Internet_20_Link"><text:span text:style-name="T47">ServletDTO</text:span></text:a></text:p>
            </table:table-cell>
            <table:table-cell table:style-name="Table60.B6" office:value-type="string">
              <text:p text:style-name="P78"><text:a xlink:type="simple" xlink:href="file:///l%22r90" text:style-name="Internet_20_link" text:visited-style-name="Visited_20_Internet_20_Link"><text:span text:style-name="T45">servletDTO</text:span></text:a></text:p>
              <text:p text:style-name="P80"><text:span text:style-name="T11">The servlet processing this request.</text:span></text:p>
            </table:table-cell>
            <table:table-cell table:style-name="Table60.C6" office:value-type="string">
              <text:p text:style-name="P74"><text:bookmark-ref text:reference-format="page" text:ref-name="r90">51</text:bookmark-ref></text:p>
            </table:table-cell>
          </table:table-row>
        </table:table>
        <text:p text:style-name="P41"/>
        <table:table table:name="Table61" table:style-name="Table61">
          <table:table-column table:style-name="Table61.A"/>
          <table:table-column table:style-name="Table61.B"/>
          <table:table-row table:style-name="Table61.1">
            <table:table-cell table:style-name="Table61.A1" office:value-type="string">
              <text:p text:style-name="P73"><text:span text:style-name="Summary_20_Heading_20_Font2"><text:span text:style-name="T18">Constructor Summary</text:span></text:span></text:p>
            </table:table-cell>
            <table:table-cell table:style-name="Table61.A1" office:value-type="string">
              <text:p text:style-name="P75"><text:span text:style-name="Page_20_Reference_20_Font"><text:span text:style-name="T19">Page</text:span></text:span></text:p>
            </table:table-cell>
          </table:table-row>
          <table:table-row table:style-name="Table61.1">
            <table:table-cell table:style-name="Table61.A2" office:value-type="string">
              <text:p text:style-name="P73"><text:a xlink:type="simple" xlink:href="file:///l%22r92" text:style-name="Internet_20_link" text:visited-style-name="Visited_20_Internet_20_Link"><text:span text:style-name="T45">RequestInfoDTO</text:span></text:a><text:span text:style-name="Code2"><text:span text:style-name="T55">()</text:span></text:span></text:p>
            </table:table-cell>
            <table:table-cell table:style-name="Table61.B2" office:value-type="string">
              <text:p text:style-name="P75"><text:bookmark-ref text:reference-format="page" text:ref-name="r92">51</text:bookmark-ref></text:p>
            </table:table-cell>
          </table:table-row>
        </table:table>
        <text:p text:style-name="P41"/>
        <table:table table:name="Table62" table:style-name="Table62">
          <table:table-column table:style-name="Table62.A"/>
          <table:table-row table:style-name="Table62.1">
            <table:table-cell table:style-name="Table62.A1" office:value-type="string">
              <text:p text:style-name="P54"><text:span text:style-name="T13">Methods inherited from class org.osgi.dto.DTO</text:span></text:p>
            </table:table-cell>
          </table:table-row>
          <table:table-row table:style-name="Table62.2">
            <table:table-cell table:style-name="Table62.A2" office:value-type="string">
              <text:p text:style-name="P54"><text:span text:style-name="Code2">toString</text:span></text:p>
            </table:table-cell>
          </table:table-row>
        </table:table>
        <text:p text:style-name="P102"><text:span text:style-name="T6">Field Detail</text:span></text:p>
        <text:p text:style-name="P127"><text:bookmark text:name="r87"/><text:span text:style-name="T6">path</text:span></text:p>
        <text:p text:style-name="P52"><text:span text:style-name="Code2">public String </text:span><text:span text:style-name="Code2"><text:span text:style-name="T49">path</text:span></text:span></text:p>
        <text:p text:style-name="P63"><text:span text:style-name="T11">The path of the request relative to the root.</text:span></text:p>
        <text:p text:style-name="P82"/>
        <text:p text:style-name="P128"><text:bookmark text:name="r88"/><text:span text:style-name="T6">servletContextId</text:span></text:p>
        <text:p text:style-name="P52"><text:span text:style-name="Code2">public long </text:span><text:span text:style-name="Code2"><text:span text:style-name="T49">servletContextId</text:span></text:span></text:p>
        <text:p text:style-name="P63"><text:span text:style-name="T11">The service id of the servlet context processing the request represented by this DTO.</text:span></text:p>
        <text:p text:style-name="P82"/>
        <text:p text:style-name="P128"><text:bookmark text:name="r89"/><text:span text:style-name="T6">filterDTOs</text:span></text:p>
        <text:p text:style-name="P52"><text:span text:style-name="Code2">public </text:span><text:a xlink:type="simple" xlink:href="file:///l%22r77" text:style-name="Internet_20_link" text:visited-style-name="Visited_20_Internet_20_Link"><text:span text:style-name="T51">FilterDTO</text:span></text:a><text:span text:style-name="Code2"><text:span text:style-name="T56">[] </text:span></text:span><text:span text:style-name="Code2"><text:span text:style-name="T57">filterDTOs</text:span></text:span></text:p>
        <text:p text:style-name="P63"><text:soft-page-break/><text:span text:style-name="T11">The servlet filters processing this request. If no servlet filters are called for processing this request, an empty array is returned.</text:span></text:p>
        <text:p text:style-name="P82"/>
        <text:p text:style-name="P128"><text:bookmark text:name="r90"/><text:span text:style-name="T6">servletDTO</text:span></text:p>
        <text:p text:style-name="P52"><text:span text:style-name="Code2">public </text:span><text:a xlink:type="simple" xlink:href="file:///l%22r131" text:style-name="Internet_20_link" text:visited-style-name="Visited_20_Internet_20_Link"><text:span text:style-name="T51">ServletDTO</text:span></text:a><text:span text:style-name="Code2"><text:span text:style-name="T56"> </text:span></text:span><text:span text:style-name="Code2"><text:span text:style-name="T57">servletDTO</text:span></text:span></text:p>
        <text:p text:style-name="P63"><text:span text:style-name="T11">The servlet processing this request. If the request is processed by a servlet, this field points to the DTO of the servlet. If the request is processed by another type of component like a resource, this field is </text:span><text:span text:style-name="Code2">null</text:span><text:span text:style-name="T11">.</text:span></text:p>
        <text:p text:style-name="P82"/>
        <text:p text:style-name="P128"><text:bookmark text:name="r91"/><text:span text:style-name="T6">resourceDTO</text:span></text:p>
        <text:p text:style-name="P52"><text:span text:style-name="Code2">public </text:span><text:a xlink:type="simple" xlink:href="file:///l%22r99" text:style-name="Internet_20_link" text:visited-style-name="Visited_20_Internet_20_Link"><text:span text:style-name="T51">ResourceDTO</text:span></text:a><text:span text:style-name="Code2"><text:span text:style-name="T56"> </text:span></text:span><text:span text:style-name="Code2"><text:span text:style-name="T57">resourceDTO</text:span></text:span></text:p>
        <text:p text:style-name="P63"><text:span text:style-name="T11">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11">.</text:span></text:p>
        <text:p text:style-name="P103"><text:span text:style-name="T6">Constructor Detail</text:span></text:p>
        <text:p text:style-name="P129"><text:bookmark text:name="r92"/><text:span text:style-name="T6">RequestInfoDTO</text:span></text:p>
        <text:p text:style-name="P52"><text:span text:style-name="Code2">public </text:span><text:span text:style-name="Code2"><text:span text:style-name="T49">RequestInfoDTO</text:span></text:span><text:span text:style-name="Code2"><text:span text:style-name="T59">()</text:span></text:span></text:p>
        <text:p text:style-name="P120"><text:bookmark text:name="r99"/><text:span text:style-name="T6">Class Resource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39" text:anchor-type="as-char" svg:width="0.397cm" svg:height="0.37cm" draw:z-index="49"><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0" text:anchor-type="as-char" svg:width="0.397cm" svg:height="0.37cm" draw:z-index="50"><draw:image xlink:href="Pictures/100002000000000F0000000EBCC3FB4515936C88.png" xlink:type="simple" xlink:show="embed" xlink:actuate="onLoad"/></draw:frame></text:span><text:span text:style-name="Code2"><text:span text:style-name="T49">org.osgi.service.http.runtime.dto.ResourceDTO</text:span></text:span></text:p>
        <text:p text:style-name="P131"><text:span text:style-name="T5">Direct Known Subclasses:</text:span></text:p>
        <text:p text:style-name="P65"><text:a xlink:type="simple" xlink:href="file:///l%22r60" text:style-name="Internet_20_link" text:visited-style-name="Visited_20_Internet_20_Link"><text:span text:style-name="T11">FailedResourceDTO</text:span></text:a></text:p>
        <text:p text:style-name="P59"/>
        <text:p text:style-name="P71"><text:span text:style-name="Code2">public class </text:span><text:span text:style-name="Code2"><text:span text:style-name="T49">ResourceDTO</text:span></text:span></text:p>
        <text:p text:style-name="P52"><text:span text:style-name="Code2">extends org.osgi.dto.DTO</text:span></text:p>
        <text:p text:style-name="P51"><text:span text:style-name="T11">Represents a resource definition currently being used by a servlet context.</text:span></text:p>
        <text:p text:style-name="P61"><text:span text:style-name="T13">NotThreadSafe</text:span></text:p>
        <text:p text:style-name="P72"/>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73"><text:span text:style-name="Summary_20_Heading_20_Font2"><text:span text:style-name="T18">Field Summary</text:span></text:span></text:p>
            </table:table-cell>
            <table:covered-table-cell/>
            <table:table-cell table:style-name="Table63.A1" office:value-type="string">
              <text:p text:style-name="P75"><text:span text:style-name="Page_20_Reference_20_Font"><text:span text:style-name="T19">Page</text:span></text:span></text:p>
            </table:table-cell>
          </table:table-row>
          <table:table-row table:style-name="Table63.1">
            <table:table-cell table:style-name="Table63.A2" office:value-type="string">
              <text:p text:style-name="P77"><text:span text:style-name="Code_20_Small1"><text:span text:style-name="T52">String[]</text:span></text:span></text:p>
            </table:table-cell>
            <table:table-cell table:style-name="Table63.B2" office:value-type="string">
              <text:p text:style-name="P79"><text:a xlink:type="simple" xlink:href="file:///l%22r94" text:style-name="Internet_20_link" text:visited-style-name="Visited_20_Internet_20_Link"><text:span text:style-name="T45">patterns</text:span></text:a></text:p>
              <text:p text:style-name="P81"><text:span text:style-name="T11">The request mappings for the resource.</text:span></text:p>
            </table:table-cell>
            <table:table-cell table:style-name="Table63.C2" office:value-type="string">
              <text:p text:style-name="P75"><text:bookmark-ref text:reference-format="page" text:ref-name="r94">52</text:bookmark-ref></text:p>
            </table:table-cell>
          </table:table-row>
          <table:table-row table:style-name="Table63.1">
            <table:table-cell table:style-name="Table63.A3" office:value-type="string">
              <text:p text:style-name="P76"><text:span text:style-name="Code_20_Small1"><text:span text:style-name="T52">String</text:span></text:span></text:p>
            </table:table-cell>
            <table:table-cell table:style-name="Table63.B3" office:value-type="string">
              <text:p text:style-name="P78"><text:a xlink:type="simple" xlink:href="file:///l%22r95" text:style-name="Internet_20_link" text:visited-style-name="Visited_20_Internet_20_Link"><text:span text:style-name="T45">prefix</text:span></text:a></text:p>
              <text:p text:style-name="P80"><text:span text:style-name="T11">The prefix of the resource.</text:span></text:p>
            </table:table-cell>
            <table:table-cell table:style-name="Table63.C3" office:value-type="string">
              <text:p text:style-name="P74"><text:bookmark-ref text:reference-format="page" text:ref-name="r95">52</text:bookmark-ref></text:p>
            </table:table-cell>
          </table:table-row>
          <table:table-row table:style-name="Table63.1">
            <table:table-cell table:style-name="Table63.A4" office:value-type="string">
              <text:p text:style-name="P76"><text:span text:style-name="Code_20_Small1"><text:span text:style-name="T52">long</text:span></text:span></text:p>
            </table:table-cell>
            <table:table-cell table:style-name="Table63.B4" office:value-type="string">
              <text:p text:style-name="P78"><text:a xlink:type="simple" xlink:href="file:///l%22r96" text:style-name="Internet_20_link" text:visited-style-name="Visited_20_Internet_20_Link"><text:span text:style-name="T45">serviceId</text:span></text:a></text:p>
              <text:p text:style-name="P80"><text:span text:style-name="T11">Service property identifying the resource.</text:span></text:p>
            </table:table-cell>
            <table:table-cell table:style-name="Table63.C4" office:value-type="string">
              <text:p text:style-name="P74"><text:bookmark-ref text:reference-format="page" text:ref-name="r96">53</text:bookmark-ref></text:p>
            </table:table-cell>
          </table:table-row>
          <table:table-row table:style-name="Table63.1">
            <table:table-cell table:style-name="Table63.A5" office:value-type="string">
              <text:p text:style-name="P76"><text:span text:style-name="Code_20_Small1"><text:span text:style-name="T52">long</text:span></text:span></text:p>
            </table:table-cell>
            <table:table-cell table:style-name="Table63.B5" office:value-type="string">
              <text:p text:style-name="P78"><text:a xlink:type="simple" xlink:href="file:///l%22r97" text:style-name="Internet_20_link" text:visited-style-name="Visited_20_Internet_20_Link"><text:span text:style-name="T45">servletContextId</text:span></text:a></text:p>
              <text:p text:style-name="P80"><text:span text:style-name="T11">The service id of the servlet context for the resource represented by this DTO.</text:span></text:p>
            </table:table-cell>
            <table:table-cell table:style-name="Table63.C5" office:value-type="string">
              <text:p text:style-name="P74"><text:bookmark-ref text:reference-format="page" text:ref-name="r97">53</text:bookmark-ref></text:p>
            </table:table-cell>
          </table:table-row>
        </table:table>
        <text:p text:style-name="P41"/>
        <table:table table:name="Table64" table:style-name="Table64">
          <table:table-column table:style-name="Table64.A"/>
          <table:table-column table:style-name="Table64.B"/>
          <table:table-row table:style-name="Table64.1">
            <table:table-cell table:style-name="Table64.A1" office:value-type="string">
              <text:p text:style-name="P73"><text:span text:style-name="Summary_20_Heading_20_Font2"><text:span text:style-name="T18">Constructor Summary</text:span></text:span></text:p>
            </table:table-cell>
            <table:table-cell table:style-name="Table64.A1" office:value-type="string">
              <text:p text:style-name="P75"><text:span text:style-name="Page_20_Reference_20_Font"><text:span text:style-name="T19">Page</text:span></text:span></text:p>
            </table:table-cell>
          </table:table-row>
          <table:table-row table:style-name="Table64.1">
            <table:table-cell table:style-name="Table64.A2" office:value-type="string">
              <text:p text:style-name="P73"><text:a xlink:type="simple" xlink:href="file:///l%22r98" text:style-name="Internet_20_link" text:visited-style-name="Visited_20_Internet_20_Link"><text:span text:style-name="T45">ResourceDTO</text:span></text:a><text:span text:style-name="Code2"><text:span text:style-name="T55">()</text:span></text:span></text:p>
            </table:table-cell>
            <table:table-cell table:style-name="Table64.B2" office:value-type="string">
              <text:p text:style-name="P75"><text:bookmark-ref text:reference-format="page" text:ref-name="r98">53</text:bookmark-ref></text:p>
            </table:table-cell>
          </table:table-row>
        </table:table>
        <text:p text:style-name="P41"/>
        <table:table table:name="Table65" table:style-name="Table65">
          <table:table-column table:style-name="Table65.A"/>
          <table:table-row table:style-name="Table65.1">
            <table:table-cell table:style-name="Table65.A1" office:value-type="string">
              <text:p text:style-name="P54"><text:span text:style-name="T13">Methods inherited from class org.osgi.dto.DTO</text:span></text:p>
            </table:table-cell>
          </table:table-row>
          <table:table-row table:style-name="Table65.2">
            <table:table-cell table:style-name="Table65.A2" office:value-type="string">
              <text:p text:style-name="P54"><text:span text:style-name="Code2">toString</text:span></text:p>
            </table:table-cell>
          </table:table-row>
        </table:table>
        <text:p text:style-name="P102"><text:span text:style-name="T6">Field Detail</text:span></text:p>
        <text:p text:style-name="P127"><text:bookmark text:name="r94"/><text:span text:style-name="T6">patterns</text:span></text:p>
        <text:p text:style-name="P52"><text:span text:style-name="Code2">public String[] </text:span><text:span text:style-name="Code2"><text:span text:style-name="T49">patterns</text:span></text:span></text:p>
        <text:p text:style-name="P68"><text:span text:style-name="T11">The request mappings for the resource.</text:span></text:p>
        <text:p text:style-name="P63"><text:span text:style-name="T11">The specified patterns are used to determine whether a request is mapped to the resource. This value is never </text:span><text:span text:style-name="Code2">null</text:span><text:span text:style-name="T11">.</text:span></text:p>
        <text:p text:style-name="P82"/>
        <text:p text:style-name="P128"><text:bookmark text:name="r95"/><text:span text:style-name="T6">prefix</text:span></text:p>
        <text:p text:style-name="P52"><text:span text:style-name="Code2">public String </text:span><text:span text:style-name="Code2"><text:span text:style-name="T49">prefix</text:span></text:span></text:p>
        <text:p text:style-name="P63"><text:span text:style-name="T11">The prefix of the resource.</text:span></text:p>
        <text:p text:style-name="P82"><text:soft-page-break/></text:p>
        <text:p text:style-name="P128"><text:bookmark text:name="r96"/><text:span text:style-name="T6">serviceId</text:span></text:p>
        <text:p text:style-name="P52"><text:span text:style-name="Code2">public long </text:span><text:span text:style-name="Code2"><text:span text:style-name="T49">serviceId</text:span></text:span></text:p>
        <text:p text:style-name="P63"><text:span text:style-name="T11">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82"/>
        <text:p text:style-name="P128"><text:bookmark text:name="r97"/><text:span text:style-name="T6">servletContextId</text:span></text:p>
        <text:p text:style-name="P52"><text:span text:style-name="Code2">public long </text:span><text:span text:style-name="Code2"><text:span text:style-name="T49">servletContextId</text:span></text:span></text:p>
        <text:p text:style-name="P63"><text:span text:style-name="T11">The service id of the servlet context for the resource represented by this DTO.</text:span></text:p>
        <text:p text:style-name="P103"><text:span text:style-name="T6">Constructor Detail</text:span></text:p>
        <text:p text:style-name="P129"><text:bookmark text:name="r98"/><text:span text:style-name="T6">ResourceDTO</text:span></text:p>
        <text:p text:style-name="P52"><text:span text:style-name="Code2">public </text:span><text:span text:style-name="Code2"><text:span text:style-name="T49">ResourceDTO</text:span></text:span><text:span text:style-name="Code2"><text:span text:style-name="T59">()</text:span></text:span></text:p>
        <text:p text:style-name="P121"><text:bookmark text:name="r111"/><text:span text:style-name="T6">Class Runtime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41" text:anchor-type="as-char" svg:width="0.397cm" svg:height="0.37cm" draw:z-index="51"><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2" text:anchor-type="as-char" svg:width="0.397cm" svg:height="0.37cm" draw:z-index="52"><draw:image xlink:href="Pictures/100002000000000F0000000EBCC3FB4515936C88.png" xlink:type="simple" xlink:show="embed" xlink:actuate="onLoad"/></draw:frame></text:span><text:span text:style-name="Code2"><text:span text:style-name="T49">org.osgi.service.http.runtime.dto.RuntimeDTO</text:span></text:span></text:p>
        <text:p text:style-name="P59"/>
        <text:p text:style-name="P71"><text:span text:style-name="Code2">public class </text:span><text:span text:style-name="Code2"><text:span text:style-name="T49">RuntimeDTO</text:span></text:span></text:p>
        <text:p text:style-name="P52"><text:span text:style-name="Code2">extends org.osgi.dto.DTO</text:span></text:p>
        <text:p text:style-name="P51"><text:span text:style-name="T11">Represents the state of a Http Service Runtime.</text:span></text:p>
        <text:p text:style-name="P61"><text:span text:style-name="T13">NotThreadSafe</text:span></text:p>
        <text:p text:style-name="P72"/>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73"><text:span text:style-name="Summary_20_Heading_20_Font2"><text:span text:style-name="T18">Field Summary</text:span></text:span></text:p>
            </table:table-cell>
            <table:covered-table-cell/>
            <table:table-cell table:style-name="Table66.A1" office:value-type="string">
              <text:p text:style-name="P75"><text:span text:style-name="Page_20_Reference_20_Font"><text:span text:style-name="T19">Page</text:span></text:span></text:p>
            </table:table-cell>
          </table:table-row>
          <table:table-row table:style-name="Table66.1">
            <table:table-cell table:style-name="Table66.A2" office:value-type="string">
              <text:p text:style-name="P77"><text:a xlink:type="simple" xlink:href="file:///l%22r48" text:style-name="Internet_20_link" text:visited-style-name="Visited_20_Internet_20_Link"><text:span text:style-name="T47">FailedErrorPageDTO</text:span></text:a><text:span text:style-name="Code_20_Small1"><text:span text:style-name="T53">[]</text:span></text:span></text:p>
            </table:table-cell>
            <table:table-cell table:style-name="Table66.B2" office:value-type="string">
              <text:p text:style-name="P79"><text:a xlink:type="simple" xlink:href="file:///l%22r108" text:style-name="Internet_20_link" text:visited-style-name="Visited_20_Internet_20_Link"><text:span text:style-name="T45">failedErrorPageDTOs</text:span></text:a></text:p>
              <text:p text:style-name="P81"><text:span text:style-name="T11">Returns the representations of the error page </text:span><text:span text:style-name="Code2"><text:span text:style-name="T50">javax.servlet.Servlet</text:span></text:span><text:span text:style-name="T11"> services associated with this runtime but currently not used due to some problem.</text:span></text:p>
            </table:table-cell>
            <table:table-cell table:style-name="Table66.C2" office:value-type="string">
              <text:p text:style-name="P75"><text:bookmark-ref text:reference-format="page" text:ref-name="r108">56</text:bookmark-ref></text:p>
            </table:table-cell>
          </table:table-row>
          <table:table-row table:style-name="Table66.1">
            <table:table-cell table:style-name="Table66.A3" office:value-type="string">
              <text:p text:style-name="P76"><text:a xlink:type="simple" xlink:href="file:///l%22r51" text:style-name="Internet_20_link" text:visited-style-name="Visited_20_Internet_20_Link"><text:span text:style-name="T47">FailedFilterDTO</text:span></text:a><text:span text:style-name="Code_20_Small1"><text:span text:style-name="T53">[]</text:span></text:span></text:p>
            </table:table-cell>
            <table:table-cell table:style-name="Table66.B3" office:value-type="string">
              <text:p text:style-name="P78"><text:a xlink:type="simple" xlink:href="file:///l%22r107" text:style-name="Internet_20_link" text:visited-style-name="Visited_20_Internet_20_Link"><text:span text:style-name="T45">failedFilterDTOs</text:span></text:a></text:p>
              <text:p text:style-name="P80"><text:span text:style-name="T11">Returns the representations of the </text:span><text:span text:style-name="Code2"><text:span text:style-name="T50">javax.servlet.Filter</text:span></text:span><text:span text:style-name="T11"> services associated with this runtime but currently not used due to some problem.</text:span></text:p>
            </table:table-cell>
            <table:table-cell table:style-name="Table66.C3" office:value-type="string">
              <text:p text:style-name="P74"><text:bookmark-ref text:reference-format="page" text:ref-name="r107">56</text:bookmark-ref></text:p>
            </table:table-cell>
          </table:table-row>
          <table:table-row table:style-name="Table66.1">
            <table:table-cell table:style-name="Table66.A4" office:value-type="string">
              <text:p text:style-name="P76"><text:a xlink:type="simple" xlink:href="file:///l%22r54" text:style-name="Internet_20_link" text:visited-style-name="Visited_20_Internet_20_Link"><text:span text:style-name="T47">FailedListenerDTO</text:span></text:a><text:span text:style-name="Code_20_Small1"><text:span text:style-name="T53">[]</text:span></text:span></text:p>
            </table:table-cell>
            <table:table-cell table:style-name="Table66.B4" office:value-type="string">
              <text:p text:style-name="P78"><text:a xlink:type="simple" xlink:href="file:///l%22r109" text:style-name="Internet_20_link" text:visited-style-name="Visited_20_Internet_20_Link"><text:span text:style-name="T45">failedListenerDTOs</text:span></text:a></text:p>
              <text:p text:style-name="P80"><text:span text:style-name="T11">Returns the representations of the listeners associated with this runtime but currently not used due to some problem.</text:span></text:p>
            </table:table-cell>
            <table:table-cell table:style-name="Table66.C4" office:value-type="string">
              <text:p text:style-name="P74"><text:bookmark-ref text:reference-format="page" text:ref-name="r109">56</text:bookmark-ref></text:p>
            </table:table-cell>
          </table:table-row>
          <table:table-row table:style-name="Table66.1">
            <table:table-cell table:style-name="Table66.A5" office:value-type="string">
              <text:p text:style-name="P76"><text:a xlink:type="simple" xlink:href="file:///l%22r57" text:style-name="Internet_20_link" text:visited-style-name="Visited_20_Internet_20_Link"><text:span text:style-name="T47">FailedPreprocessorDTO</text:span></text:a><text:span text:style-name="Code_20_Small1"><text:span text:style-name="T53">[]</text:span></text:span></text:p>
            </table:table-cell>
            <table:table-cell table:style-name="Table66.B5" office:value-type="string">
              <text:p text:style-name="P78"><text:a xlink:type="simple" xlink:href="file:///l%22r106" text:style-name="Internet_20_link" text:visited-style-name="Visited_20_Internet_20_Link"><text:span text:style-name="T45">failedPreprocessorDTOs</text:span></text:a></text:p>
              <text:p text:style-name="P80"><text:span text:style-name="T11">Returns the representations of the servlet </text:span><text:span text:style-name="Code2"><text:span text:style-name="T50">org.osgi.service.http.whiteboard.Preprocessor</text:span></text:span><text:span text:style-name="T11"> services associated with this runtime but currently not used due to some problem.</text:span></text:p>
            </table:table-cell>
            <table:table-cell table:style-name="Table66.C5" office:value-type="string">
              <text:p text:style-name="P74"><text:bookmark-ref text:reference-format="page" text:ref-name="r106">55</text:bookmark-ref></text:p>
            </table:table-cell>
          </table:table-row>
          <table:table-row table:style-name="Table66.1">
            <table:table-cell table:style-name="Table66.A6" office:value-type="string">
              <text:p text:style-name="P76"><text:a xlink:type="simple" xlink:href="file:///l%22r60" text:style-name="Internet_20_link" text:visited-style-name="Visited_20_Internet_20_Link"><text:span text:style-name="T47">FailedResourceDTO</text:span></text:a><text:span text:style-name="Code_20_Small1"><text:span text:style-name="T53">[]</text:span></text:span></text:p>
            </table:table-cell>
            <table:table-cell table:style-name="Table66.B6" office:value-type="string">
              <text:p text:style-name="P78"><text:a xlink:type="simple" xlink:href="file:///l%22r105" text:style-name="Internet_20_link" text:visited-style-name="Visited_20_Internet_20_Link"><text:span text:style-name="T45">failedResourceDTOs</text:span></text:a></text:p>
              <text:p text:style-name="P80"><text:span text:style-name="T11">Returns the representations of the resources associated with this runtime but currently not used due to some problem.</text:span></text:p>
            </table:table-cell>
            <table:table-cell table:style-name="Table66.C6" office:value-type="string">
              <text:p text:style-name="P74"><text:bookmark-ref text:reference-format="page" text:ref-name="r105">55</text:bookmark-ref></text:p>
            </table:table-cell>
          </table:table-row>
          <table:table-row table:style-name="Table66.1">
            <table:table-cell table:style-name="Table66.A7" office:value-type="string">
              <text:p text:style-name="P76"><text:a xlink:type="simple" xlink:href="file:///l%22r63" text:style-name="Internet_20_link" text:visited-style-name="Visited_20_Internet_20_Link"><text:span text:style-name="T47">FailedServletContextDTO</text:span></text:a><text:span text:style-name="Code_20_Small1"><text:span text:style-name="T53">[]</text:span></text:span></text:p>
            </table:table-cell>
            <table:table-cell table:style-name="Table66.B7" office:value-type="string">
              <text:p text:style-name="P78"><text:a xlink:type="simple" xlink:href="file:///l%22r103" text:style-name="Internet_20_link" text:visited-style-name="Visited_20_Internet_20_Link"><text:span text:style-name="T45">failedServletContextDTOs</text:span></text:a></text:p>
              <text:p text:style-name="P80"><text:span text:style-name="T11">Returns the representations of the </text:span><text:span text:style-name="Code2"><text:span text:style-name="T50">javax.servlet.ServletContext</text:span></text:span><text:span text:style-name="T11"> objects currently not used by the Http service runtime due to some problem.</text:span></text:p>
            </table:table-cell>
            <table:table-cell table:style-name="Table66.C7" office:value-type="string">
              <text:p text:style-name="P74"><text:bookmark-ref text:reference-format="page" text:ref-name="r103">55</text:bookmark-ref></text:p>
            </table:table-cell>
          </table:table-row>
          <table:table-row table:style-name="Table66.1">
            <table:table-cell table:style-name="Table66.A8" office:value-type="string">
              <text:p text:style-name="P76"><text:a xlink:type="simple" xlink:href="file:///l%22r66" text:style-name="Internet_20_link" text:visited-style-name="Visited_20_Internet_20_Link"><text:span text:style-name="T47">FailedServletDTO</text:span></text:a><text:span text:style-name="Code_20_Small1"><text:span text:style-name="T53">[]</text:span></text:span></text:p>
            </table:table-cell>
            <table:table-cell table:style-name="Table66.B8" office:value-type="string">
              <text:p text:style-name="P78"><text:a xlink:type="simple" xlink:href="file:///l%22r104" text:style-name="Internet_20_link" text:visited-style-name="Visited_20_Internet_20_Link"><text:span text:style-name="T45">failedServletDTOs</text:span></text:a></text:p>
              <text:p text:style-name="P80"><text:span text:style-name="T11">Returns the representations of the </text:span><text:span text:style-name="Code2"><text:span text:style-name="T50">javax.servlet.Servlet</text:span></text:span><text:span text:style-name="T11"> services associated with this runtime but currently not used due to some problem.</text:span></text:p>
            </table:table-cell>
            <table:table-cell table:style-name="Table66.C8" office:value-type="string">
              <text:p text:style-name="P74"><text:bookmark-ref text:reference-format="page" text:ref-name="r104">55</text:bookmark-ref></text:p>
            </table:table-cell>
          </table:table-row>
          <table:table-row table:style-name="Table66.1">
            <table:table-cell table:style-name="Table66.A9" office:value-type="string">
              <text:p text:style-name="P76"><text:a xlink:type="simple" xlink:href="file:///l%22r86" text:style-name="Internet_20_link" text:visited-style-name="Visited_20_Internet_20_Link"><text:span text:style-name="T47">PreprocessorDTO</text:span></text:a><text:span text:style-name="Code_20_Small1"><text:span text:style-name="T53">[]</text:span></text:span></text:p>
            </table:table-cell>
            <table:table-cell table:style-name="Table66.B9" office:value-type="string">
              <text:p text:style-name="P78"><text:a xlink:type="simple" xlink:href="file:///l%22r101" text:style-name="Internet_20_link" text:visited-style-name="Visited_20_Internet_20_Link"><text:span text:style-name="T45">preprocessorDTOs</text:span></text:a></text:p>
              <text:p text:style-name="P80"><text:span text:style-name="T11">Returns the representations of the </text:span><text:span text:style-name="Code2"><text:span text:style-name="T50">org.osgi.service.http.whiteboard.Preprocessor</text:span></text:span><text:span text:style-name="T11"> objects used by the Http Service Runtime.</text:span></text:p>
            </table:table-cell>
            <table:table-cell table:style-name="Table66.C9" office:value-type="string">
              <text:p text:style-name="P74"><text:bookmark-ref text:reference-format="page" text:ref-name="r101">55</text:bookmark-ref></text:p>
            </table:table-cell>
          </table:table-row>
          <table:table-row table:style-name="Table66.1">
            <table:table-cell table:style-name="Table66.A10" office:value-type="string">
              <text:p text:style-name="P76"><text:span text:style-name="Code_20_Small1"><text:span text:style-name="T52">org.osgi.framework.dto.ServiceReferenceDTO</text:span></text:span></text:p>
            </table:table-cell>
            <table:table-cell table:style-name="Table66.B10" office:value-type="string">
              <text:p text:style-name="P78"><text:a xlink:type="simple" xlink:href="file:///l%22r100" text:style-name="Internet_20_link" text:visited-style-name="Visited_20_Internet_20_Link"><text:span text:style-name="T45">serviceDTO</text:span></text:a></text:p>
              <text:p text:style-name="P80"><text:span text:style-name="T11">The DTO for the corresponding </text:span><text:span text:style-name="Code2"><text:span text:style-name="T50">org.osgi.service.http.runtime.HttpServiceRuntime</text:span></text:span><text:span text:style-name="T11">.</text:span></text:p>
            </table:table-cell>
            <table:table-cell table:style-name="Table66.C10" office:value-type="string">
              <text:p text:style-name="P74"><text:bookmark-ref text:reference-format="page" text:ref-name="r100">55</text:bookmark-ref></text:p>
            </table:table-cell>
          </table:table-row>
          <table:table-row table:style-name="Table66.1">
            <table:table-cell table:style-name="Table66.A11" office:value-type="string">
              <text:p text:style-name="P76"><text:a xlink:type="simple" xlink:href="file:///l%22r123" text:style-name="Internet_20_link" text:visited-style-name="Visited_20_Internet_20_Link"><text:span text:style-name="T47">ServletContextDTO</text:span></text:a><text:span text:style-name="Code_20_Small1"><text:span text:style-name="T53">[]</text:span></text:span></text:p>
            </table:table-cell>
            <table:table-cell table:style-name="Table66.B11" office:value-type="string">
              <text:p text:style-name="P78"><text:a xlink:type="simple" xlink:href="file:///l%22r102" text:style-name="Internet_20_link" text:visited-style-name="Visited_20_Internet_20_Link"><text:span text:style-name="T45">servletContextDTOs</text:span></text:a></text:p>
              <text:p text:style-name="P80"><text:span text:style-name="T11">Returns the representations of the </text:span><text:span text:style-name="Code2"><text:span text:style-name="T50">javax.servlet.ServletContext</text:span></text:span><text:span text:style-name="T11"> objects used by the Http Service Runtime.</text:span></text:p>
            </table:table-cell>
            <table:table-cell table:style-name="Table66.C11" office:value-type="string">
              <text:p text:style-name="P74"><text:bookmark-ref text:reference-format="page" text:ref-name="r102">55</text:bookmark-ref></text:p>
            </table:table-cell>
          </table:table-row>
        </table:table>
        <text:p text:style-name="P41"/>
        <table:table table:name="Table67" table:style-name="Table67">
          <table:table-column table:style-name="Table67.A"/>
          <table:table-column table:style-name="Table67.B"/>
          <table:table-row table:style-name="Table67.1">
            <table:table-cell table:style-name="Table67.A1" office:value-type="string">
              <text:p text:style-name="P73"><text:span text:style-name="Summary_20_Heading_20_Font2"><text:span text:style-name="T18">Constructor Summary</text:span></text:span></text:p>
            </table:table-cell>
            <table:table-cell table:style-name="Table67.A1" office:value-type="string">
              <text:p text:style-name="P75"><text:span text:style-name="Page_20_Reference_20_Font"><text:span text:style-name="T19">Page</text:span></text:span></text:p>
            </table:table-cell>
          </table:table-row>
          <text:soft-page-break/>
          <table:table-row table:style-name="Table67.1">
            <table:table-cell table:style-name="Table67.A2" office:value-type="string">
              <text:p text:style-name="P73"><text:a xlink:type="simple" xlink:href="file:///l%22r110" text:style-name="Internet_20_link" text:visited-style-name="Visited_20_Internet_20_Link"><text:span text:style-name="T45">RuntimeDTO</text:span></text:a><text:span text:style-name="Code2"><text:span text:style-name="T55">()</text:span></text:span></text:p>
            </table:table-cell>
            <table:table-cell table:style-name="Table67.B2" office:value-type="string">
              <text:p text:style-name="P75"><text:bookmark-ref text:reference-format="page" text:ref-name="r110">56</text:bookmark-ref></text:p>
            </table:table-cell>
          </table:table-row>
        </table:table>
        <text:p text:style-name="P41"/>
        <table:table table:name="Table68" table:style-name="Table68">
          <table:table-column table:style-name="Table68.A"/>
          <table:table-row table:style-name="Table68.1">
            <table:table-cell table:style-name="Table68.A1" office:value-type="string">
              <text:p text:style-name="P54"><text:span text:style-name="T13">Methods inherited from class org.osgi.dto.DTO</text:span></text:p>
            </table:table-cell>
          </table:table-row>
          <table:table-row table:style-name="Table68.2">
            <table:table-cell table:style-name="Table68.A2" office:value-type="string">
              <text:p text:style-name="P54"><text:span text:style-name="Code2">toString</text:span></text:p>
            </table:table-cell>
          </table:table-row>
        </table:table>
        <text:p text:style-name="P102"><text:span text:style-name="T6">Field Detail</text:span></text:p>
        <text:p text:style-name="P127"><text:bookmark text:name="r100"/><text:span text:style-name="T6">serviceDTO</text:span></text:p>
        <text:p text:style-name="P52"><text:span text:style-name="Code2">public org.osgi.framework.dto.ServiceReferenceDTO </text:span><text:span text:style-name="Code2"><text:span text:style-name="T49">serviceDTO</text:span></text:span></text:p>
        <text:p text:style-name="P63"><text:span text:style-name="T11">The DTO for the corresponding </text:span><text:span text:style-name="Code2">org.osgi.service.http.runtime.HttpServiceRuntime</text:span><text:span text:style-name="T11">. This value is never </text:span><text:span text:style-name="Code2">null</text:span><text:span text:style-name="T11">.</text:span></text:p>
        <text:p text:style-name="P82"/>
        <text:p text:style-name="P128"><text:bookmark text:name="r101"/><text:span text:style-name="T6">preprocessorDTOs</text:span></text:p>
        <text:p text:style-name="P52"><text:span text:style-name="Code2">public </text:span><text:a xlink:type="simple" xlink:href="file:///l%22r86" text:style-name="Internet_20_link" text:visited-style-name="Visited_20_Internet_20_Link"><text:span text:style-name="T51">PreprocessorDTO</text:span></text:a><text:span text:style-name="Code2"><text:span text:style-name="T56">[] </text:span></text:span><text:span text:style-name="Code2"><text:span text:style-name="T57">preprocessorDTOs</text:span></text:span></text:p>
        <text:p text:style-name="P63"><text:span text:style-name="T11">Returns the representations of the </text:span><text:span text:style-name="Code2">org.osgi.service.http.whiteboard.Preprocessor</text:span><text:span text:style-name="T11"> objects used by the Http Service Runtime. The returned array may be empty if the Http Service Runtime is currently not using any </text:span><text:span text:style-name="Code2">org.osgi.service.http.whiteboard.Preprocessor</text:span><text:span text:style-name="T11"> objects.</text:span></text:p>
        <text:p text:style-name="P70"><text:span text:style-name="T13">Since:</text:span></text:p>
        <text:p text:style-name="P83"><text:span text:style-name="T11">1.1.0</text:span></text:p>
        <text:p text:style-name="P84"/>
        <text:p text:style-name="P130"><text:bookmark text:name="r102"/><text:span text:style-name="T6">servletContextDTOs</text:span></text:p>
        <text:p text:style-name="P52"><text:span text:style-name="Code2">public </text:span><text:a xlink:type="simple" xlink:href="file:///l%22r123" text:style-name="Internet_20_link" text:visited-style-name="Visited_20_Internet_20_Link"><text:span text:style-name="T51">ServletContextDTO</text:span></text:a><text:span text:style-name="Code2"><text:span text:style-name="T56">[] </text:span></text:span><text:span text:style-name="Code2"><text:span text:style-name="T57">servletContextDTOs</text:span></text:span></text:p>
        <text:p text:style-name="P63"><text:span text:style-name="T11">Returns the representations of the </text:span><text:span text:style-name="Code2">javax.servlet.ServletContext</text:span><text:span text:style-name="T11"> objects used by the Http Service Runtime. The returned array may be empty if the Http Service Runtime is currently not using any </text:span><text:span text:style-name="Code2">javax.servlet.ServletContext</text:span><text:span text:style-name="T11"> objects.</text:span></text:p>
        <text:p text:style-name="P82"/>
        <text:p text:style-name="P128"><text:bookmark text:name="r103"/><text:span text:style-name="T6">failedServletContextDTOs</text:span></text:p>
        <text:p text:style-name="P52"><text:span text:style-name="Code2">public </text:span><text:a xlink:type="simple" xlink:href="file:///l%22r63" text:style-name="Internet_20_link" text:visited-style-name="Visited_20_Internet_20_Link"><text:span text:style-name="T51">FailedServletContextDTO</text:span></text:a><text:span text:style-name="Code2"><text:span text:style-name="T56">[] </text:span></text:span><text:span text:style-name="Code2"><text:span text:style-name="T57">failedServletContextDTOs</text:span></text:span></text:p>
        <text:p text:style-name="P63"><text:span text:style-name="T11">Returns the representations of the </text:span><text:span text:style-name="Code2">javax.servlet.ServletContext</text:span><text:span text:style-name="T11"> objects currently not used by the Http service runtime due to some problem. The returned array may be empty.</text:span></text:p>
        <text:p text:style-name="P82"/>
        <text:p text:style-name="P128"><text:bookmark text:name="r104"/><text:span text:style-name="T6">failedServletDTOs</text:span></text:p>
        <text:p text:style-name="P52"><text:span text:style-name="Code2">public </text:span><text:a xlink:type="simple" xlink:href="file:///l%22r66" text:style-name="Internet_20_link" text:visited-style-name="Visited_20_Internet_20_Link"><text:span text:style-name="T51">FailedServletDTO</text:span></text:a><text:span text:style-name="Code2"><text:span text:style-name="T56">[] </text:span></text:span><text:span text:style-name="Code2"><text:span text:style-name="T57">failedServletDTOs</text:span></text:span></text:p>
        <text:p text:style-name="P63"><text:span text:style-name="T11">Returns the representations of the </text:span><text:span text:style-name="Code2">javax.servlet.Servlet</text:span><text:span text:style-name="T11"> services associated with this runtime but currently not used due to some problem. The returned array may be empty.</text:span></text:p>
        <text:p text:style-name="P82"/>
        <text:p text:style-name="P128"><text:bookmark text:name="r105"/><text:span text:style-name="T6">failedResourceDTOs</text:span></text:p>
        <text:p text:style-name="P52"><text:span text:style-name="Code2">public </text:span><text:a xlink:type="simple" xlink:href="file:///l%22r60" text:style-name="Internet_20_link" text:visited-style-name="Visited_20_Internet_20_Link"><text:span text:style-name="T51">FailedResourceDTO</text:span></text:a><text:span text:style-name="Code2"><text:span text:style-name="T56">[] </text:span></text:span><text:span text:style-name="Code2"><text:span text:style-name="T57">failedResourceDTOs</text:span></text:span></text:p>
        <text:p text:style-name="P63"><text:span text:style-name="T11">Returns the representations of the resources associated with this runtime but currently not used due to some problem. The returned array may be empty.</text:span></text:p>
        <text:p text:style-name="P82"/>
        <text:p text:style-name="P128"><text:bookmark text:name="r106"/><text:span text:style-name="T6">failedPreprocessorDTOs</text:span></text:p>
        <text:p text:style-name="P52"><text:span text:style-name="Code2">public </text:span><text:a xlink:type="simple" xlink:href="file:///l%22r57" text:style-name="Internet_20_link" text:visited-style-name="Visited_20_Internet_20_Link"><text:span text:style-name="T51">FailedPreprocessorDTO</text:span></text:a><text:span text:style-name="Code2"><text:span text:style-name="T56">[] </text:span></text:span><text:span text:style-name="Code2"><text:span text:style-name="T57">failedPreprocessorDTOs</text:span></text:span></text:p>
        <text:p text:style-name="P63"><text:soft-page-break/><text:span text:style-name="T11">Returns the representations of the servlet </text:span><text:span text:style-name="Code2">org.osgi.service.http.whiteboard.Preprocessor</text:span><text:span text:style-name="T11"> services associated with this runtime but currently not used due to some problem. The returned array may be empty.</text:span></text:p>
        <text:p text:style-name="P82"/>
        <text:p text:style-name="P128"><text:bookmark text:name="r107"/><text:span text:style-name="T6">failedFilterDTOs</text:span></text:p>
        <text:p text:style-name="P52"><text:span text:style-name="Code2">public </text:span><text:a xlink:type="simple" xlink:href="file:///l%22r51" text:style-name="Internet_20_link" text:visited-style-name="Visited_20_Internet_20_Link"><text:span text:style-name="T51">FailedFilterDTO</text:span></text:a><text:span text:style-name="Code2"><text:span text:style-name="T56">[] </text:span></text:span><text:span text:style-name="Code2"><text:span text:style-name="T57">failedFilterDTOs</text:span></text:span></text:p>
        <text:p text:style-name="P63"><text:span text:style-name="T11">Returns the representations of the </text:span><text:span text:style-name="Code2">javax.servlet.Filter</text:span><text:span text:style-name="T11"> services associated with this runtime but currently not used due to some problem. The returned array may be empty.</text:span></text:p>
        <text:p text:style-name="P82"/>
        <text:p text:style-name="P128"><text:bookmark text:name="r108"/><text:span text:style-name="T6">failedErrorPageDTOs</text:span></text:p>
        <text:p text:style-name="P52"><text:span text:style-name="Code2">public </text:span><text:a xlink:type="simple" xlink:href="file:///l%22r48" text:style-name="Internet_20_link" text:visited-style-name="Visited_20_Internet_20_Link"><text:span text:style-name="T51">FailedErrorPageDTO</text:span></text:a><text:span text:style-name="Code2"><text:span text:style-name="T56">[] </text:span></text:span><text:span text:style-name="Code2"><text:span text:style-name="T57">failedErrorPageDTOs</text:span></text:span></text:p>
        <text:p text:style-name="P63"><text:span text:style-name="T11">Returns the representations of the error page </text:span><text:span text:style-name="Code2">javax.servlet.Servlet</text:span><text:span text:style-name="T11"> services associated with this runtime but currently not used due to some problem. The returned array may be empty.</text:span></text:p>
        <text:p text:style-name="P82"/>
        <text:p text:style-name="P128"><text:bookmark text:name="r109"/><text:span text:style-name="T6">failedListenerDTOs</text:span></text:p>
        <text:p text:style-name="P52"><text:span text:style-name="Code2">public </text:span><text:a xlink:type="simple" xlink:href="file:///l%22r54" text:style-name="Internet_20_link" text:visited-style-name="Visited_20_Internet_20_Link"><text:span text:style-name="T51">FailedListenerDTO</text:span></text:a><text:span text:style-name="Code2"><text:span text:style-name="T56">[] </text:span></text:span><text:span text:style-name="Code2"><text:span text:style-name="T57">failedListenerDTOs</text:span></text:span></text:p>
        <text:p text:style-name="P63"><text:span text:style-name="T11">Returns the representations of the listeners associated with this runtime but currently not used due to some problem. The returned array may be empty.</text:span></text:p>
        <text:p text:style-name="P103"><text:span text:style-name="T6">Constructor Detail</text:span></text:p>
        <text:p text:style-name="P129"><text:bookmark text:name="r110"/><text:span text:style-name="T6">RuntimeDTO</text:span></text:p>
        <text:p text:style-name="P52"><text:span text:style-name="Code2">public </text:span><text:span text:style-name="Code2"><text:span text:style-name="T49">RuntimeDTO</text:span></text:span><text:span text:style-name="Code2"><text:span text:style-name="T59">()</text:span></text:span></text:p>
        <text:p text:style-name="P122"><text:bookmark text:name="r123"/><text:span text:style-name="T6">Class ServletContext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43" text:anchor-type="as-char" svg:width="0.397cm" svg:height="0.37cm" draw:z-index="53"><draw:image xlink:href="Pictures/100002000000000F0000000EBCC3FB4515936C88.png" xlink:type="simple" xlink:show="embed" xlink:actuate="onLoad"/></draw:frame></text:span><text:span text:style-name="Code2">org.osgi.dto.DTO</text:span></text:p>
        <text:p text:style-name="P44"><text:span text:style-name="Code2">      </text:span><text:span text:style-name="Code2"><draw:frame draw:style-name="fr3" draw:name="Image44" text:anchor-type="as-char" svg:width="0.397cm" svg:height="0.37cm" draw:z-index="54"><draw:image xlink:href="Pictures/100002000000000F0000000EBCC3FB4515936C88.png" xlink:type="simple" xlink:show="embed" xlink:actuate="onLoad"/></draw:frame></text:span><text:span text:style-name="Code2"><text:span text:style-name="T49">org.osgi.service.http.runtime.dto.ServletContextDTO</text:span></text:span></text:p>
        <text:p text:style-name="P131"><text:span text:style-name="T5">Direct Known Subclasses:</text:span></text:p>
        <text:p text:style-name="P65"><text:a xlink:type="simple" xlink:href="file:///l%22r63" text:style-name="Internet_20_link" text:visited-style-name="Visited_20_Internet_20_Link"><text:span text:style-name="T11">FailedServletContextDTO</text:span></text:a></text:p>
        <text:p text:style-name="P59"/>
        <text:p text:style-name="P71"><text:span text:style-name="Code2">public class </text:span><text:span text:style-name="Code2"><text:span text:style-name="T49">ServletContextDTO</text:span></text:span></text:p>
        <text:p text:style-name="P52"><text:span text:style-name="Code2">extends org.osgi.dto.DTO</text:span></text:p>
        <text:p text:style-name="P51"><text:span text:style-name="T11">Represents a </text:span><text:span text:style-name="Code2">javax.servlet.ServletContext</text:span><text:span text:style-name="T11">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1">ServletContextHelper</text:span></text:a><text:span text:style-name="T14"> service.</text:span></text:p>
        <text:p text:style-name="P61"><text:span text:style-name="T13">NotThreadSafe</text:span></text:p>
        <text:p text:style-name="P72"/>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73"><text:span text:style-name="Summary_20_Heading_20_Font2"><text:span text:style-name="T18">Field Summary</text:span></text:span></text:p>
            </table:table-cell>
            <table:covered-table-cell/>
            <table:table-cell table:style-name="Table69.A1" office:value-type="string">
              <text:p text:style-name="P75"><text:span text:style-name="Page_20_Reference_20_Font"><text:span text:style-name="T19">Page</text:span></text:span></text:p>
            </table:table-cell>
          </table:table-row>
          <table:table-row table:style-name="Table69.1">
            <table:table-cell table:style-name="Table69.A2" office:value-type="string">
              <text:p text:style-name="P77"><text:span text:style-name="Code_20_Small1"><text:span text:style-name="T52">Map&lt;String,Object&gt;</text:span></text:span></text:p>
            </table:table-cell>
            <table:table-cell table:style-name="Table69.B2" office:value-type="string">
              <text:p text:style-name="P79"><text:a xlink:type="simple" xlink:href="file:///l%22r115" text:style-name="Internet_20_link" text:visited-style-name="Visited_20_Internet_20_Link"><text:span text:style-name="T45">attributes</text:span></text:a></text:p>
              <text:p text:style-name="P81"><text:span text:style-name="T11">The servlet context attributes.</text:span></text:p>
            </table:table-cell>
            <table:table-cell table:style-name="Table69.C2" office:value-type="string">
              <text:p text:style-name="P75"><text:bookmark-ref text:reference-format="page" text:ref-name="r115">58</text:bookmark-ref></text:p>
            </table:table-cell>
          </table:table-row>
          <table:table-row table:style-name="Table69.1">
            <table:table-cell table:style-name="Table69.A3" office:value-type="string">
              <text:p text:style-name="P76"><text:span text:style-name="Code_20_Small1"><text:span text:style-name="T52">String</text:span></text:span></text:p>
            </table:table-cell>
            <table:table-cell table:style-name="Table69.B3" office:value-type="string">
              <text:p text:style-name="P78"><text:a xlink:type="simple" xlink:href="file:///l%22r113" text:style-name="Internet_20_link" text:visited-style-name="Visited_20_Internet_20_Link"><text:span text:style-name="T45">contextPath</text:span></text:a></text:p>
              <text:p text:style-name="P80"><text:span text:style-name="T11">The servlet context path.</text:span></text:p>
            </table:table-cell>
            <table:table-cell table:style-name="Table69.C3" office:value-type="string">
              <text:p text:style-name="P74"><text:bookmark-ref text:reference-format="page" text:ref-name="r113">58</text:bookmark-ref></text:p>
            </table:table-cell>
          </table:table-row>
          <table:table-row table:style-name="Table69.1">
            <table:table-cell table:style-name="Table69.A4" office:value-type="string">
              <text:p text:style-name="P76"><text:a xlink:type="simple" xlink:href="file:///l%22r45" text:style-name="Internet_20_link" text:visited-style-name="Visited_20_Internet_20_Link"><text:span text:style-name="T47">ErrorPageDTO</text:span></text:a><text:span text:style-name="Code_20_Small1"><text:span text:style-name="T53">[]</text:span></text:span></text:p>
            </table:table-cell>
            <table:table-cell table:style-name="Table69.B4" office:value-type="string">
              <text:p text:style-name="P78"><text:a xlink:type="simple" xlink:href="file:///l%22r120" text:style-name="Internet_20_link" text:visited-style-name="Visited_20_Internet_20_Link"><text:span text:style-name="T45">errorPageDTOs</text:span></text:a></text:p>
              <text:p text:style-name="P80"><text:span text:style-name="T11">Returns the representations of the error page </text:span><text:span text:style-name="Code2"><text:span text:style-name="T50">Servlet</text:span></text:span><text:span text:style-name="T11"> services associated with this context.</text:span></text:p>
            </table:table-cell>
            <table:table-cell table:style-name="Table69.C4" office:value-type="string">
              <text:p text:style-name="P74"><text:bookmark-ref text:reference-format="page" text:ref-name="r120">59</text:bookmark-ref></text:p>
            </table:table-cell>
          </table:table-row>
          <table:table-row table:style-name="Table69.1">
            <table:table-cell table:style-name="Table69.A5" office:value-type="string">
              <text:p text:style-name="P76"><text:a xlink:type="simple" xlink:href="file:///l%22r77" text:style-name="Internet_20_link" text:visited-style-name="Visited_20_Internet_20_Link"><text:span text:style-name="T47">FilterDTO</text:span></text:a><text:span text:style-name="Code_20_Small1"><text:span text:style-name="T53">[]</text:span></text:span></text:p>
            </table:table-cell>
            <table:table-cell table:style-name="Table69.B5" office:value-type="string">
              <text:p text:style-name="P78"><text:a xlink:type="simple" xlink:href="file:///l%22r119" text:style-name="Internet_20_link" text:visited-style-name="Visited_20_Internet_20_Link"><text:span text:style-name="T45">filterDTOs</text:span></text:a></text:p>
              <text:p text:style-name="P80"><text:span text:style-name="T11">Returns the representations of the servlet </text:span><text:span text:style-name="Code2"><text:span text:style-name="T50">Filter</text:span></text:span><text:span text:style-name="T11"> services associated with this context.</text:span></text:p>
            </table:table-cell>
            <table:table-cell table:style-name="Table69.C5" office:value-type="string">
              <text:p text:style-name="P74"><text:bookmark-ref text:reference-format="page" text:ref-name="r119">58</text:bookmark-ref></text:p>
            </table:table-cell>
          </table:table-row>
          <table:table-row table:style-name="Table69.1">
            <table:table-cell table:style-name="Table69.A6" office:value-type="string">
              <text:p text:style-name="P76"><text:span text:style-name="Code_20_Small1"><text:span text:style-name="T52">Map&lt;String,String&gt;</text:span></text:span></text:p>
            </table:table-cell>
            <table:table-cell table:style-name="Table69.B6" office:value-type="string">
              <text:p text:style-name="P78"><text:a xlink:type="simple" xlink:href="file:///l%22r114" text:style-name="Internet_20_link" text:visited-style-name="Visited_20_Internet_20_Link"><text:span text:style-name="T45">initParams</text:span></text:a></text:p>
              <text:p text:style-name="P80"><text:span text:style-name="T11">The servlet context initialization parameters.</text:span></text:p>
            </table:table-cell>
            <table:table-cell table:style-name="Table69.C6" office:value-type="string">
              <text:p text:style-name="P74"><text:bookmark-ref text:reference-format="page" text:ref-name="r114">58</text:bookmark-ref></text:p>
            </table:table-cell>
          </table:table-row>
          <table:table-row table:style-name="Table69.1">
            <table:table-cell table:style-name="Table69.A7" office:value-type="string">
              <text:p text:style-name="P76"><text:a xlink:type="simple" xlink:href="file:///l%22r82" text:style-name="Internet_20_link" text:visited-style-name="Visited_20_Internet_20_Link"><text:span text:style-name="T47">ListenerDTO</text:span></text:a><text:span text:style-name="Code_20_Small1"><text:span text:style-name="T53">[]</text:span></text:span></text:p>
            </table:table-cell>
            <table:table-cell table:style-name="Table69.B7" office:value-type="string">
              <text:p text:style-name="P78"><text:a xlink:type="simple" xlink:href="file:///l%22r121" text:style-name="Internet_20_link" text:visited-style-name="Visited_20_Internet_20_Link"><text:span text:style-name="T45">listenerDTOs</text:span></text:a></text:p>
              <text:p text:style-name="P80"><text:span text:style-name="T11">Returns the representations of the listener services associated with this context.</text:span></text:p>
            </table:table-cell>
            <table:table-cell table:style-name="Table69.C7" office:value-type="string">
              <text:p text:style-name="P74"><text:bookmark-ref text:reference-format="page" text:ref-name="r121">59</text:bookmark-ref></text:p>
            </table:table-cell>
          </table:table-row>
          <table:table-row table:style-name="Table69.1">
            <table:table-cell table:style-name="Table69.A8" office:value-type="string">
              <text:p text:style-name="P76"><text:span text:style-name="Code_20_Small1"><text:span text:style-name="T52">String</text:span></text:span></text:p>
            </table:table-cell>
            <table:table-cell table:style-name="Table69.B8" office:value-type="string">
              <text:p text:style-name="P78"><text:a xlink:type="simple" xlink:href="file:///l%22r112" text:style-name="Internet_20_link" text:visited-style-name="Visited_20_Internet_20_Link"><text:span text:style-name="T45">name</text:span></text:a></text:p>
              <text:p text:style-name="P80"><text:span text:style-name="T11">The name of the servlet context.</text:span></text:p>
            </table:table-cell>
            <table:table-cell table:style-name="Table69.C8" office:value-type="string">
              <text:p text:style-name="P74"><text:bookmark-ref text:reference-format="page" text:ref-name="r112">58</text:bookmark-ref></text:p>
            </table:table-cell>
          </table:table-row>
          <table:table-row table:style-name="Table69.1">
            <table:table-cell table:style-name="Table69.A9" office:value-type="string">
              <text:p text:style-name="P76"><text:a xlink:type="simple" xlink:href="file:///l%22r99" text:style-name="Internet_20_link" text:visited-style-name="Visited_20_Internet_20_Link"><text:span text:style-name="T47">ResourceDTO</text:span></text:a><text:span text:style-name="Code_20_Small1"><text:span text:style-name="T53">[]</text:span></text:span></text:p>
            </table:table-cell>
            <table:table-cell table:style-name="Table69.B9" office:value-type="string">
              <text:p text:style-name="P78"><text:a xlink:type="simple" xlink:href="file:///l%22r118" text:style-name="Internet_20_link" text:visited-style-name="Visited_20_Internet_20_Link"><text:span text:style-name="T45">resourceDTOs</text:span></text:a></text:p>
              <text:p text:style-name="P80"><text:span text:style-name="T11">Returns the representations of the resource services associated with this context.</text:span></text:p>
            </table:table-cell>
            <table:table-cell table:style-name="Table69.C9" office:value-type="string">
              <text:p text:style-name="P74"><text:bookmark-ref text:reference-format="page" text:ref-name="r118">58</text:bookmark-ref></text:p>
            </table:table-cell>
          </table:table-row>
          <table:table-row table:style-name="Table69.1">
            <table:table-cell table:style-name="Table69.A10" office:value-type="string">
              <text:p text:style-name="P76"><text:span text:style-name="Code_20_Small1"><text:span text:style-name="T52">long</text:span></text:span></text:p>
            </table:table-cell>
            <table:table-cell table:style-name="Table69.B10" office:value-type="string">
              <text:p text:style-name="P78"><text:a xlink:type="simple" xlink:href="file:///l%22r116" text:style-name="Internet_20_link" text:visited-style-name="Visited_20_Internet_20_Link"><text:span text:style-name="T45">serviceId</text:span></text:a></text:p>
              <text:p text:style-name="P80"><text:span text:style-name="T11">Service property identifying the servlet context.</text:span></text:p>
            </table:table-cell>
            <table:table-cell table:style-name="Table69.C10" office:value-type="string">
              <text:p text:style-name="P74"><text:bookmark-ref text:reference-format="page" text:ref-name="r116">58</text:bookmark-ref></text:p>
            </table:table-cell>
          </table:table-row>
          <table:table-row table:style-name="Table69.1">
            <table:table-cell table:style-name="Table69.A11" office:value-type="string">
              <text:p text:style-name="P76"><text:a xlink:type="simple" xlink:href="file:///l%22r131" text:style-name="Internet_20_link" text:visited-style-name="Visited_20_Internet_20_Link"><text:span text:style-name="T47">ServletDTO</text:span></text:a><text:span text:style-name="Code_20_Small1"><text:span text:style-name="T53">[]</text:span></text:span></text:p>
            </table:table-cell>
            <table:table-cell table:style-name="Table69.B11" office:value-type="string">
              <text:p text:style-name="P78"><text:a xlink:type="simple" xlink:href="file:///l%22r117" text:style-name="Internet_20_link" text:visited-style-name="Visited_20_Internet_20_Link"><text:span text:style-name="T45">servletDTOs</text:span></text:a></text:p>
              <text:p text:style-name="P80"><text:span text:style-name="T11">Returns the representations of the </text:span><text:span text:style-name="Code2"><text:span text:style-name="T50">Servlet</text:span></text:span><text:span text:style-name="T11"> services associated with this context.</text:span></text:p>
            </table:table-cell>
            <table:table-cell table:style-name="Table69.C11" office:value-type="string">
              <text:p text:style-name="P74"><text:bookmark-ref text:reference-format="page" text:ref-name="r117">58</text:bookmark-ref></text:p>
            </table:table-cell>
          </table:table-row>
        </table:table>
        <text:p text:style-name="P41"/>
        <table:table table:name="Table70" table:style-name="Table70">
          <table:table-column table:style-name="Table70.A"/>
          <table:table-column table:style-name="Table70.B"/>
          <table:table-row table:style-name="Table70.1">
            <table:table-cell table:style-name="Table70.A1" office:value-type="string">
              <text:p text:style-name="P73"><text:span text:style-name="Summary_20_Heading_20_Font2"><text:span text:style-name="T18">Constructor Summary</text:span></text:span></text:p>
            </table:table-cell>
            <table:table-cell table:style-name="Table70.A1" office:value-type="string">
              <text:p text:style-name="P75"><text:span text:style-name="Page_20_Reference_20_Font"><text:span text:style-name="T19">Page</text:span></text:span></text:p>
            </table:table-cell>
          </table:table-row>
          <table:table-row table:style-name="Table70.1">
            <table:table-cell table:style-name="Table70.A2" office:value-type="string">
              <text:p text:style-name="P73"><text:a xlink:type="simple" xlink:href="file:///l%22r122" text:style-name="Internet_20_link" text:visited-style-name="Visited_20_Internet_20_Link"><text:span text:style-name="T45">ServletContextDTO</text:span></text:a><text:span text:style-name="Code2"><text:span text:style-name="T55">()</text:span></text:span></text:p>
            </table:table-cell>
            <table:table-cell table:style-name="Table70.B2" office:value-type="string">
              <text:p text:style-name="P75"><text:bookmark-ref text:reference-format="page" text:ref-name="r122">59</text:bookmark-ref></text:p>
            </table:table-cell>
          </table:table-row>
        </table:table>
        <text:p text:style-name="P41"/>
        <table:table table:name="Table71" table:style-name="Table71">
          <table:table-column table:style-name="Table71.A"/>
          <table:table-row table:style-name="Table71.1">
            <table:table-cell table:style-name="Table71.A1" office:value-type="string">
              <text:p text:style-name="P54"><text:span text:style-name="T13">Methods inherited from class org.osgi.dto.DTO</text:span></text:p>
            </table:table-cell>
          </table:table-row>
          <table:table-row table:style-name="Table71.2">
            <table:table-cell table:style-name="Table71.A2" office:value-type="string">
              <text:p text:style-name="P54"><text:span text:style-name="Code2">toString</text:span></text:p>
            </table:table-cell>
          </table:table-row>
        </table:table>
        <text:p text:style-name="P102"><text:soft-page-break/><text:span text:style-name="T6">Field Detail</text:span></text:p>
        <text:p text:style-name="P127"><text:bookmark text:name="r112"/><text:span text:style-name="T6">name</text:span></text:p>
        <text:p text:style-name="P52"><text:span text:style-name="Code2">public String </text:span><text:span text:style-name="Code2"><text:span text:style-name="T49">name</text:span></text:span></text:p>
        <text:p text:style-name="P68"><text:span text:style-name="T11">The name of the servlet context. The name of the corresponding </text:span><text:a xlink:type="simple" xlink:href="file:///l%22r14" text:style-name="Internet_20_link" text:visited-style-name="Visited_20_Internet_20_Link"><text:span text:style-name="T51">ServletContextHelper</text:span></text:a><text:span text:style-name="T14">.</text:span></text:p>
        <text:p text:style-name="P63"><text:span text:style-name="T11">This is the value returned by the </text:span><text:span text:style-name="Code2">ServletContext.getServletContextName()</text:span><text:span text:style-name="T11"> method.</text:span></text:p>
        <text:p text:style-name="P82"/>
        <text:p text:style-name="P128"><text:bookmark text:name="r113"/><text:span text:style-name="T6">contextPath</text:span></text:p>
        <text:p text:style-name="P52"><text:span text:style-name="Code2">public String </text:span><text:span text:style-name="Code2"><text:span text:style-name="T49">contextPath</text:span></text:span></text:p>
        <text:p text:style-name="P63"><text:span text:style-name="T11">The servlet context path. This is the value returned by the </text:span><text:span text:style-name="Code2">ServletContext.getContextPath()</text:span><text:span text:style-name="T11"> method.</text:span></text:p>
        <text:p text:style-name="P82"/>
        <text:p text:style-name="P128"><text:bookmark text:name="r114"/><text:span text:style-name="T6">initParams</text:span></text:p>
        <text:p text:style-name="P52"><text:span text:style-name="Code2">public Map&lt;String,String&gt; </text:span><text:span text:style-name="Code2"><text:span text:style-name="T49">initParams</text:span></text:span></text:p>
        <text:p text:style-name="P63"><text:span text:style-name="T11">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82"/>
        <text:p text:style-name="P128"><text:bookmark text:name="r115"/><text:span text:style-name="T6">attributes</text:span></text:p>
        <text:p text:style-name="P52"><text:span text:style-name="Code2">public Map&lt;String,Object&gt; </text:span><text:span text:style-name="Code2"><text:span text:style-name="T49">attributes</text:span></text:span></text:p>
        <text:p text:style-name="P68"><text:span text:style-name="T11">The servlet context attributes.</text:span></text:p>
        <text:p text:style-name="P63"><text:span text:style-name="T11">The value type must be a numerical type, </text:span><text:span text:style-name="Code2">Boolean</text:span><text:span text:style-name="T11">, </text:span><text:span text:style-name="Code2">String</text:span><text:span text:style-name="T11">, </text:span><text:span text:style-name="Code2">DTO</text:span><text:span text:style-name="T11">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82"/>
        <text:p text:style-name="P128"><text:bookmark text:name="r116"/><text:span text:style-name="T6">serviceId</text:span></text:p>
        <text:p text:style-name="P52"><text:span text:style-name="Code2">public long </text:span><text:span text:style-name="Code2"><text:span text:style-name="T49">serviceId</text:span></text:span></text:p>
        <text:p text:style-name="P63"><text:span text:style-name="T11">Service property identifying the servlet context. In the case of a servlet context backed by a </text:span><text:span text:style-name="Code2">ServletContextHelper</text:span><text:span text:style-name="T11">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82"/>
        <text:p text:style-name="P128"><text:bookmark text:name="r117"/><text:span text:style-name="T6">servletDTOs</text:span></text:p>
        <text:p text:style-name="P52"><text:span text:style-name="Code2">public </text:span><text:a xlink:type="simple" xlink:href="file:///l%22r131" text:style-name="Internet_20_link" text:visited-style-name="Visited_20_Internet_20_Link"><text:span text:style-name="T51">ServletDTO</text:span></text:a><text:span text:style-name="Code2"><text:span text:style-name="T56">[] </text:span></text:span><text:span text:style-name="Code2"><text:span text:style-name="T57">servletDTOs</text:span></text:span></text:p>
        <text:p text:style-name="P63"><text:span text:style-name="T11">Returns the representations of the </text:span><text:span text:style-name="Code2">Servlet</text:span><text:span text:style-name="T11"> services associated with this context. The representations of the </text:span><text:span text:style-name="Code2">Servlet</text:span><text:span text:style-name="T11"> services associated with this context. The returned array may be empty if this context is currently not associated with any </text:span><text:span text:style-name="Code2">Servlet</text:span><text:span text:style-name="T11"> services.</text:span></text:p>
        <text:p text:style-name="P82"/>
        <text:p text:style-name="P128"><text:bookmark text:name="r118"/><text:span text:style-name="T6">resourceDTOs</text:span></text:p>
        <text:p text:style-name="P52"><text:span text:style-name="Code2">public </text:span><text:a xlink:type="simple" xlink:href="file:///l%22r99" text:style-name="Internet_20_link" text:visited-style-name="Visited_20_Internet_20_Link"><text:span text:style-name="T51">ResourceDTO</text:span></text:a><text:span text:style-name="Code2"><text:span text:style-name="T56">[] </text:span></text:span><text:span text:style-name="Code2"><text:span text:style-name="T57">resourceDTOs</text:span></text:span></text:p>
        <text:p text:style-name="P63"><text:span text:style-name="T11">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82"/>
        <text:p text:style-name="P128"><text:bookmark text:name="r119"/><text:span text:style-name="T6">filterDTOs</text:span></text:p>
        <text:p text:style-name="P52"><text:span text:style-name="Code2">public </text:span><text:a xlink:type="simple" xlink:href="file:///l%22r77" text:style-name="Internet_20_link" text:visited-style-name="Visited_20_Internet_20_Link"><text:span text:style-name="T51">FilterDTO</text:span></text:a><text:span text:style-name="Code2"><text:span text:style-name="T56">[] </text:span></text:span><text:span text:style-name="Code2"><text:span text:style-name="T57">filterDTOs</text:span></text:span></text:p>
        <text:p text:style-name="P63"><text:soft-page-break/><text:span text:style-name="T11">Returns the representations of the servlet </text:span><text:span text:style-name="Code2">Filter</text:span><text:span text:style-name="T11"> services associated with this context. The representations of the servlet </text:span><text:span text:style-name="Code2">Filter</text:span><text:span text:style-name="T11"> services associated with this context. The returned array may be empty if this context is currently not associated with any servlet </text:span><text:span text:style-name="Code2">Filter</text:span><text:span text:style-name="T11"> services.</text:span></text:p>
        <text:p text:style-name="P82"/>
        <text:p text:style-name="P128"><text:bookmark text:name="r120"/><text:span text:style-name="T6">errorPageDTOs</text:span></text:p>
        <text:p text:style-name="P52"><text:span text:style-name="Code2">public </text:span><text:a xlink:type="simple" xlink:href="file:///l%22r45" text:style-name="Internet_20_link" text:visited-style-name="Visited_20_Internet_20_Link"><text:span text:style-name="T51">ErrorPageDTO</text:span></text:a><text:span text:style-name="Code2"><text:span text:style-name="T56">[] </text:span></text:span><text:span text:style-name="Code2"><text:span text:style-name="T57">errorPageDTOs</text:span></text:span></text:p>
        <text:p text:style-name="P63"><text:span text:style-name="T11">Returns the representations of the error page </text:span><text:span text:style-name="Code2">Servlet</text:span><text:span text:style-name="T11"> services associated with this context. The representations of the error page </text:span><text:span text:style-name="Code2">Servlet</text:span><text:span text:style-name="T11"> services associated with this context. The returned array may be empty if this context is currently not associated with any error pages.</text:span></text:p>
        <text:p text:style-name="P82"/>
        <text:p text:style-name="P128"><text:bookmark text:name="r121"/><text:span text:style-name="T6">listenerDTOs</text:span></text:p>
        <text:p text:style-name="P52"><text:span text:style-name="Code2">public </text:span><text:a xlink:type="simple" xlink:href="file:///l%22r82" text:style-name="Internet_20_link" text:visited-style-name="Visited_20_Internet_20_Link"><text:span text:style-name="T51">ListenerDTO</text:span></text:a><text:span text:style-name="Code2"><text:span text:style-name="T56">[] </text:span></text:span><text:span text:style-name="Code2"><text:span text:style-name="T57">listenerDTOs</text:span></text:span></text:p>
        <text:p text:style-name="P63"><text:span text:style-name="T11">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03"><text:span text:style-name="T6">Constructor Detail</text:span></text:p>
        <text:p text:style-name="P129"><text:bookmark text:name="r122"/><text:span text:style-name="T6">ServletContextDTO</text:span></text:p>
        <text:p text:style-name="P52"><text:span text:style-name="Code2">public </text:span><text:span text:style-name="Code2"><text:span text:style-name="T49">ServletContextDTO</text:span></text:span><text:span text:style-name="Code2"><text:span text:style-name="T59">()</text:span></text:span></text:p>
        <text:p text:style-name="P123"><text:bookmark text:name="r131"/><text:span text:style-name="T6">Class ServletDTO</text:span></text:p>
        <text:p text:style-name="P61"><text:a xlink:type="simple" xlink:href="file:///l%22r24" text:style-name="Internet_20_link" text:visited-style-name="Visited_20_Internet_20_Link"><text:span text:style-name="T17">org.osgi.service.http.runtime.dto</text:span></text:a></text:p>
        <text:p text:style-name="P58"><text:span text:style-name="Code2">java.lang.Object</text:span></text:p>
        <text:p text:style-name="P62"><text:span text:style-name="Code2">  </text:span><text:span text:style-name="Code2"><draw:frame draw:style-name="fr3" draw:name="Image45" text:anchor-type="as-char" svg:width="0.397cm" svg:height="0.37cm" draw:z-index="55"><draw:image xlink:href="Pictures/100002000000000F0000000EBCC3FB4515936C88.png" xlink:type="simple" xlink:show="embed" xlink:actuate="onLoad"/></draw:frame></text:span><text:span text:style-name="Code2">org.osgi.dto.DTO</text:span></text:p>
        <text:p text:style-name="P62"><text:span text:style-name="Code2">      </text:span><text:span text:style-name="Code2"><draw:frame draw:style-name="fr3" draw:name="Image46" text:anchor-type="as-char" svg:width="0.397cm" svg:height="0.37cm" draw:z-index="5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1">org.osgi.service.http.runtime.dto.BaseServletDTO</text:span></text:a></text:p>
        <text:p text:style-name="P44"><text:span text:style-name="Code2">          </text:span><text:span text:style-name="Code2"><draw:frame draw:style-name="fr3" draw:name="Image47" text:anchor-type="as-char" svg:width="0.397cm" svg:height="0.37cm" draw:z-index="57"><draw:image xlink:href="Pictures/100002000000000F0000000EBCC3FB4515936C88.png" xlink:type="simple" xlink:show="embed" xlink:actuate="onLoad"/></draw:frame></text:span><text:span text:style-name="Code2"><text:span text:style-name="T49">org.osgi.service.http.runtime.dto.ServletDTO</text:span></text:span></text:p>
        <text:p text:style-name="P131"><text:span text:style-name="T5">Direct Known Subclasses:</text:span></text:p>
        <text:p text:style-name="P65"><text:a xlink:type="simple" xlink:href="file:///l%22r66" text:style-name="Internet_20_link" text:visited-style-name="Visited_20_Internet_20_Link"><text:span text:style-name="T11">FailedServletDTO</text:span></text:a></text:p>
        <text:p text:style-name="P59"/>
        <text:p text:style-name="P71"><text:span text:style-name="Code2">public class </text:span><text:span text:style-name="Code2"><text:span text:style-name="T49">ServletDTO</text:span></text:span></text:p>
        <text:p text:style-name="P52"><text:span text:style-name="Code2">extends </text:span><text:a xlink:type="simple" xlink:href="file:///l%22r32" text:style-name="Internet_20_link" text:visited-style-name="Visited_20_Internet_20_Link"><text:span text:style-name="T51">BaseServletDTO</text:span></text:a></text:p>
        <text:p text:style-name="P51"><text:span text:style-name="T11">Represents a </text:span><text:span text:style-name="Code2">javax.servlet.Servlet</text:span><text:span text:style-name="T11"> currently being used by a servlet context.</text:span></text:p>
        <text:p text:style-name="P61"><text:span text:style-name="T13">NotThreadSafe</text:span></text:p>
        <text:p text:style-name="P72"/>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73"><text:span text:style-name="Summary_20_Heading_20_Font2"><text:span text:style-name="T18">Field Summary</text:span></text:span></text:p>
            </table:table-cell>
            <table:covered-table-cell/>
            <table:table-cell table:style-name="Table72.A1" office:value-type="string">
              <text:p text:style-name="P75"><text:span text:style-name="Page_20_Reference_20_Font"><text:span text:style-name="T19">Page</text:span></text:span></text:p>
            </table:table-cell>
          </table:table-row>
          <table:table-row table:style-name="Table72.1">
            <table:table-cell table:style-name="Table72.A2" office:value-type="string">
              <text:p text:style-name="P77"><text:span text:style-name="Code_20_Small1"><text:span text:style-name="T52">boolean</text:span></text:span></text:p>
            </table:table-cell>
            <table:table-cell table:style-name="Table72.B2" office:value-type="string">
              <text:p text:style-name="P79"><text:a xlink:type="simple" xlink:href="file:///l%22r125" text:style-name="Internet_20_link" text:visited-style-name="Visited_20_Internet_20_Link"><text:span text:style-name="T45">multipartEnabled</text:span></text:a></text:p>
              <text:p text:style-name="P81"><text:span text:style-name="T11">Specifies whether multipart support is enabled.</text:span></text:p>
            </table:table-cell>
            <table:table-cell table:style-name="Table72.C2" office:value-type="string">
              <text:p text:style-name="P75"><text:bookmark-ref text:reference-format="page" text:ref-name="r125">61</text:bookmark-ref></text:p>
            </table:table-cell>
          </table:table-row>
          <table:table-row table:style-name="Table72.1">
            <table:table-cell table:style-name="Table72.A3" office:value-type="string">
              <text:p text:style-name="P76"><text:span text:style-name="Code_20_Small1"><text:span text:style-name="T52">int</text:span></text:span></text:p>
            </table:table-cell>
            <table:table-cell table:style-name="Table72.B3" office:value-type="string">
              <text:p text:style-name="P78"><text:a xlink:type="simple" xlink:href="file:///l%22r126" text:style-name="Internet_20_link" text:visited-style-name="Visited_20_Internet_20_Link"><text:span text:style-name="T45">multipartFileSizeThreshold</text:span></text:a></text:p>
              <text:p text:style-name="P80"><text:span text:style-name="T11">Specifies the size threshold after which the file will be written to disk.</text:span></text:p>
            </table:table-cell>
            <table:table-cell table:style-name="Table72.C3" office:value-type="string">
              <text:p text:style-name="P74"><text:bookmark-ref text:reference-format="page" text:ref-name="r126">61</text:bookmark-ref></text:p>
            </table:table-cell>
          </table:table-row>
          <table:table-row table:style-name="Table72.1">
            <table:table-cell table:style-name="Table72.A4" office:value-type="string">
              <text:p text:style-name="P76"><text:span text:style-name="Code_20_Small1"><text:span text:style-name="T52">String</text:span></text:span></text:p>
            </table:table-cell>
            <table:table-cell table:style-name="Table72.B4" office:value-type="string">
              <text:p text:style-name="P78"><text:a xlink:type="simple" xlink:href="file:///l%22r127" text:style-name="Internet_20_link" text:visited-style-name="Visited_20_Internet_20_Link"><text:span text:style-name="T45">multipartLocation</text:span></text:a></text:p>
              <text:p text:style-name="P80"><text:span text:style-name="T11">Specifies the location where the files can be stored on disk.</text:span></text:p>
            </table:table-cell>
            <table:table-cell table:style-name="Table72.C4" office:value-type="string">
              <text:p text:style-name="P74"><text:bookmark-ref text:reference-format="page" text:ref-name="r127">61</text:bookmark-ref></text:p>
            </table:table-cell>
          </table:table-row>
          <table:table-row table:style-name="Table72.1">
            <table:table-cell table:style-name="Table72.A5" office:value-type="string">
              <text:p text:style-name="P76"><text:span text:style-name="Code_20_Small1"><text:span text:style-name="T52">long</text:span></text:span></text:p>
            </table:table-cell>
            <table:table-cell table:style-name="Table72.B5" office:value-type="string">
              <text:p text:style-name="P78"><text:a xlink:type="simple" xlink:href="file:///l%22r128" text:style-name="Internet_20_link" text:visited-style-name="Visited_20_Internet_20_Link"><text:span text:style-name="T45">multipartMaxFileSize</text:span></text:a></text:p>
              <text:p text:style-name="P80"><text:span text:style-name="T11">Specifies the maximum size of a file being uploaded.</text:span></text:p>
            </table:table-cell>
            <table:table-cell table:style-name="Table72.C5" office:value-type="string">
              <text:p text:style-name="P74"><text:bookmark-ref text:reference-format="page" text:ref-name="r128">61</text:bookmark-ref></text:p>
            </table:table-cell>
          </table:table-row>
          <table:table-row table:style-name="Table72.1">
            <table:table-cell table:style-name="Table72.A6" office:value-type="string">
              <text:p text:style-name="P76"><text:span text:style-name="Code_20_Small1"><text:span text:style-name="T52">long</text:span></text:span></text:p>
            </table:table-cell>
            <table:table-cell table:style-name="Table72.B6" office:value-type="string">
              <text:p text:style-name="P78"><text:a xlink:type="simple" xlink:href="file:///l%22r129" text:style-name="Internet_20_link" text:visited-style-name="Visited_20_Internet_20_Link"><text:span text:style-name="T45">multipartMaxRequestSize</text:span></text:a></text:p>
              <text:p text:style-name="P80"><text:span text:style-name="T11">Specifies the maximum request size.</text:span></text:p>
            </table:table-cell>
            <table:table-cell table:style-name="Table72.C6" office:value-type="string">
              <text:p text:style-name="P74"><text:bookmark-ref text:reference-format="page" text:ref-name="r129">61</text:bookmark-ref></text:p>
            </table:table-cell>
          </table:table-row>
          <table:table-row table:style-name="Table72.1">
            <table:table-cell table:style-name="Table72.A7" office:value-type="string">
              <text:p text:style-name="P76"><text:span text:style-name="Code_20_Small1"><text:span text:style-name="T52">String[]</text:span></text:span></text:p>
            </table:table-cell>
            <table:table-cell table:style-name="Table72.B7" office:value-type="string">
              <text:p text:style-name="P78"><text:a xlink:type="simple" xlink:href="file:///l%22r124" text:style-name="Internet_20_link" text:visited-style-name="Visited_20_Internet_20_Link"><text:span text:style-name="T45">patterns</text:span></text:a></text:p>
              <text:p text:style-name="P80"><text:span text:style-name="T11">The request mappings for the servlet.</text:span></text:p>
            </table:table-cell>
            <table:table-cell table:style-name="Table72.C7" office:value-type="string">
              <text:p text:style-name="P74"><text:bookmark-ref text:reference-format="page" text:ref-name="r124">60</text:bookmark-ref></text:p>
            </table:table-cell>
          </table:table-row>
        </table:table>
        <text:p text:style-name="P41"/>
        <table:table table:name="Table73" table:style-name="Table73">
          <table:table-column table:style-name="Table73.A"/>
          <table:table-row table:style-name="Table73.1">
            <table:table-cell table:style-name="Table73.A1" office:value-type="string">
              <text:p text:style-name="P54"><text:span text:style-name="T13">Fields inherited from class org.osgi.service.http.runtime.dto.</text:span><text:a xlink:type="simple" xlink:href="file:///l%22r32" text:style-name="Internet_20_link" text:visited-style-name="Visited_20_Internet_20_Link"><text:span text:style-name="T44">BaseServletDTO</text:span></text:a></text:p>
            </table:table-cell>
          </table:table-row>
          <table:table-row table:style-name="Table73.2">
            <table:table-cell table:style-name="Table73.A2" office:value-type="string">
              <text:p text:style-name="P54"><text:a xlink:type="simple" xlink:href="file:///l%22r27" text:style-name="Internet_20_link" text:visited-style-name="Visited_20_Internet_20_Link"><text:span text:style-name="T48">asyncSupported</text:span></text:a><text:span text:style-name="Code2"><text:span text:style-name="T56">, </text:span></text:span><text:a xlink:type="simple" xlink:href="file:///l%22r28" text:style-name="Internet_20_link" text:visited-style-name="Visited_20_Internet_20_Link"><text:span text:style-name="T48">initParams</text:span></text:a><text:span text:style-name="Code2"><text:span text:style-name="T56">, </text:span></text:span><text:a xlink:type="simple" xlink:href="file:///l%22r25" text:style-name="Internet_20_link" text:visited-style-name="Visited_20_Internet_20_Link"><text:span text:style-name="T48">name</text:span></text:a><text:span text:style-name="Code2"><text:span text:style-name="T56">, </text:span></text:span><text:a xlink:type="simple" xlink:href="file:///l%22r30" text:style-name="Internet_20_link" text:visited-style-name="Visited_20_Internet_20_Link"><text:span text:style-name="T48">serviceId</text:span></text:a><text:span text:style-name="Code2"><text:span text:style-name="T56">, </text:span></text:span><text:a xlink:type="simple" xlink:href="file:///l%22r29" text:style-name="Internet_20_link" text:visited-style-name="Visited_20_Internet_20_Link"><text:span text:style-name="T48">servletContextId</text:span></text:a><text:span text:style-name="Code2"><text:span text:style-name="T56">, </text:span></text:span><text:a xlink:type="simple" xlink:href="file:///l%22r26" text:style-name="Internet_20_link" text:visited-style-name="Visited_20_Internet_20_Link"><text:span text:style-name="T48">servletInfo</text:span></text:a></text:p>
            </table:table-cell>
          </table:table-row>
        </table:table>
        <text:p text:style-name="P41"/>
        <table:table table:name="Table74" table:style-name="Table74">
          <table:table-column table:style-name="Table74.A"/>
          <table:table-column table:style-name="Table74.B"/>
          <table:table-row table:style-name="Table74.1">
            <table:table-cell table:style-name="Table74.A1" office:value-type="string">
              <text:p text:style-name="P73"><text:span text:style-name="Summary_20_Heading_20_Font2"><text:span text:style-name="T18">Constructor Summary</text:span></text:span></text:p>
            </table:table-cell>
            <table:table-cell table:style-name="Table74.A1" office:value-type="string">
              <text:p text:style-name="P75"><text:span text:style-name="Page_20_Reference_20_Font"><text:span text:style-name="T19">Page</text:span></text:span></text:p>
            </table:table-cell>
          </table:table-row>
          <table:table-row table:style-name="Table74.1">
            <table:table-cell table:style-name="Table74.A2" office:value-type="string">
              <text:p text:style-name="P73"><text:a xlink:type="simple" xlink:href="file:///l%22r130" text:style-name="Internet_20_link" text:visited-style-name="Visited_20_Internet_20_Link"><text:span text:style-name="T45">ServletDTO</text:span></text:a><text:span text:style-name="Code2"><text:span text:style-name="T55">()</text:span></text:span></text:p>
            </table:table-cell>
            <table:table-cell table:style-name="Table74.B2" office:value-type="string">
              <text:p text:style-name="P75"><text:bookmark-ref text:reference-format="page" text:ref-name="r130">61</text:bookmark-ref></text:p>
            </table:table-cell>
          </table:table-row>
        </table:table>
        <text:p text:style-name="P41"/>
        <table:table table:name="Table75" table:style-name="Table75">
          <table:table-column table:style-name="Table75.A"/>
          <table:table-row table:style-name="Table75.1">
            <table:table-cell table:style-name="Table75.A1" office:value-type="string">
              <text:p text:style-name="P54"><text:span text:style-name="T13">Methods inherited from class org.osgi.dto.DTO</text:span></text:p>
            </table:table-cell>
          </table:table-row>
          <table:table-row table:style-name="Table75.2">
            <table:table-cell table:style-name="Table75.A2" office:value-type="string">
              <text:p text:style-name="P54"><text:span text:style-name="Code2">toString</text:span></text:p>
            </table:table-cell>
          </table:table-row>
        </table:table>
        <text:p text:style-name="P102"><text:span text:style-name="T6">Field Detail</text:span></text:p>
        <text:p text:style-name="P127"><text:bookmark text:name="r124"/><text:span text:style-name="T6">patterns</text:span></text:p>
        <text:p text:style-name="P52"><text:span text:style-name="Code2">public String[] </text:span><text:span text:style-name="Code2"><text:span text:style-name="T49">patterns</text:span></text:span></text:p>
        <text:p text:style-name="P68"><text:soft-page-break/><text:span text:style-name="T11">The request mappings for the servlet.</text:span></text:p>
        <text:p text:style-name="P63"><text:span text:style-name="T11">The specified patterns are used to determine whether a request is mapped to the servlet. This array is never empty.</text:span></text:p>
        <text:p text:style-name="P82"/>
        <text:p text:style-name="P128"><text:bookmark text:name="r125"/><text:span text:style-name="T6">multipartEnabled</text:span></text:p>
        <text:p text:style-name="P52"><text:span text:style-name="Code2">public boolean </text:span><text:span text:style-name="Code2"><text:span text:style-name="T49">multipartEnabled</text:span></text:span></text:p>
        <text:p text:style-name="P63"><text:span text:style-name="T11">Specifies whether multipart support is enabled.</text:span></text:p>
        <text:p text:style-name="P82"/>
        <text:p text:style-name="P128"><text:bookmark text:name="r126"/><text:span text:style-name="T6">multipartFileSizeThreshold</text:span></text:p>
        <text:p text:style-name="P52"><text:span text:style-name="Code2">public int </text:span><text:span text:style-name="Code2"><text:span text:style-name="T49">multipartFileSizeThreshold</text:span></text:span></text:p>
        <text:p text:style-name="P63"><text:span text:style-name="T11">Specifies the size threshold after which the file will be written to disk.</text:span></text:p>
        <text:p text:style-name="P82"/>
        <text:p text:style-name="P128"><text:bookmark text:name="r127"/><text:span text:style-name="T6">multipartLocation</text:span></text:p>
        <text:p text:style-name="P52"><text:span text:style-name="Code2">public String </text:span><text:span text:style-name="Code2"><text:span text:style-name="T49">multipartLocation</text:span></text:span></text:p>
        <text:p text:style-name="P63"><text:span text:style-name="T11">Specifies the location where the files can be stored on disk.</text:span></text:p>
        <text:p text:style-name="P82"/>
        <text:p text:style-name="P128"><text:bookmark text:name="r128"/><text:span text:style-name="T6">multipartMaxFileSize</text:span></text:p>
        <text:p text:style-name="P52"><text:span text:style-name="Code2">public long </text:span><text:span text:style-name="Code2"><text:span text:style-name="T49">multipartMaxFileSize</text:span></text:span></text:p>
        <text:p text:style-name="P63"><text:span text:style-name="T11">Specifies the maximum size of a file being uploaded.</text:span></text:p>
        <text:p text:style-name="P82"/>
        <text:p text:style-name="P128"><text:bookmark text:name="r129"/><text:span text:style-name="T6">multipartMaxRequestSize</text:span></text:p>
        <text:p text:style-name="P52"><text:span text:style-name="Code2">public long </text:span><text:span text:style-name="Code2"><text:span text:style-name="T49">multipartMaxRequestSize</text:span></text:span></text:p>
        <text:p text:style-name="P63"><text:span text:style-name="T11">Specifies the maximum request size.</text:span></text:p>
        <text:p text:style-name="P103"><text:span text:style-name="T6">Constructor Detail</text:span></text:p>
        <text:p text:style-name="P129"><text:bookmark text:name="r130"/><text:span text:style-name="T6">ServletDTO</text:span></text:p>
        <text:p text:style-name="P52"><text:span text:style-name="Code2">public </text:span><text:span text:style-name="Code2"><text:span text:style-name="T49">ServletDTO</text:span></text:span><text:span text:style-name="Code2"><text:span text:style-name="T59">()</text:span></text:span></text:p>
        <text:p text:style-name="P99"><text:bookmark text:name="r133"/><text:span text:style-name="T6">Package org.osgi.service.http.whiteboard</text:span></text:p>
        <text:p text:style-name="P57"><text:span text:style-name="Code_20_Small">@org.osgi.annotation.versioning.Version(value="1.1")</text:span></text:p>
        <text:p text:style-name="P57"><text:span text:style-name="T11">Http Whiteboard Package Version 1.0.</text:span></text:p>
        <text:p text:style-name="P57"><text:span text:style-name="T13">See:</text:span></text:p>
        <text:p text:style-name="P63"><text:a xlink:type="simple" xlink:href="file:///l%22r132" text:style-name="Internet_20_link" text:visited-style-name="Visited_20_Internet_20_Link"><text:span text:style-name="T13">Description</text:span></text:a></text:p>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54"><text:span text:style-name="Summary_20_Heading_20_Font1"><text:span text:style-name="T18">Interface Summary</text:span></text:span></text:p>
            </table:table-cell>
            <table:covered-table-cell/>
            <table:table-cell table:style-name="Table76.A1" office:value-type="string">
              <text:p text:style-name="P56"><text:span text:style-name="Page_20_Reference_20_Font"><text:span text:style-name="T19">Page</text:span></text:span></text:p>
            </table:table-cell>
          </table:table-row>
          <table:table-row table:style-name="Table76.1">
            <table:table-cell table:style-name="Table76.A2" office:value-type="string">
              <text:p text:style-name="P54"><text:a xlink:type="simple" xlink:href="file:///l%22r168" text:style-name="Internet_20_link" text:visited-style-name="Visited_20_Internet_20_Link"><text:span text:style-name="T44">Preprocessor</text:span></text:a></text:p>
            </table:table-cell>
            <table:table-cell table:style-name="Table76.B2" office:value-type="string">
              <text:p text:style-name="P54"><text:span text:style-name="T11">Services registered as a </text:span><text:span text:style-name="Code1"><text:span text:style-name="T50">Preprocessor</text:span></text:span><text:span text:style-name="T11"> using a whiteboard pattern are executed for every request before the dispatching is performed.</text:span></text:p>
            </table:table-cell>
            <table:table-cell table:style-name="Table76.C2" office:value-type="string">
              <text:p text:style-name="P56"><text:bookmark-ref text:reference-format="page" text:ref-name="r168">74</text:bookmark-ref></text:p>
            </table:table-cell>
          </table:table-row>
        </table:table>
        <text:p text:style-name="P42"/>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54"><text:span text:style-name="Summary_20_Heading_20_Font1"><text:span text:style-name="T18">Class Summary</text:span></text:span></text:p>
            </table:table-cell>
            <table:covered-table-cell/>
            <table:table-cell table:style-name="Table77.A1" office:value-type="string">
              <text:p text:style-name="P56"><text:span text:style-name="Page_20_Reference_20_Font"><text:span text:style-name="T19">Page</text:span></text:span></text:p>
            </table:table-cell>
          </table:table-row>
          <table:table-row table:style-name="Table77.1">
            <table:table-cell table:style-name="Table77.A2" office:value-type="string">
              <text:p text:style-name="P54"><text:a xlink:type="simple" xlink:href="file:///l%22r167" text:style-name="Internet_20_link" text:visited-style-name="Visited_20_Internet_20_Link"><text:span text:style-name="T44">HttpWhiteboardConstants</text:span></text:a></text:p>
            </table:table-cell>
            <table:table-cell table:style-name="Table77.B2" office:value-type="string">
              <text:p text:style-name="P54"><text:span text:style-name="T11">Defines standard constants for the Http Whiteboard services.</text:span></text:p>
            </table:table-cell>
            <table:table-cell table:style-name="Table77.C2" office:value-type="string">
              <text:p text:style-name="P56"><text:bookmark-ref text:reference-format="page" text:ref-name="r167">63</text:bookmark-ref></text:p>
            </table:table-cell>
          </table:table-row>
        </table:table>
        <text:p text:style-name="P60"><text:bookmark text:name="r132"/><text:span text:style-name="T20">Package org.osgi.service.http.whiteboard Description</text:span></text:p>
        <text:p text:style-name="P50"><text:span text:style-name="T11">Http Whiteboard Package Version 1.0.</text:span></text:p>
        <text:p text:style-name="P50"><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0"><text:span text:style-name="T11">Example import for consumers using the API in this package:</text:span></text:p>
        <text:p text:style-name="P50"><text:span text:style-name="Code1">Import-Package: org.osgi.service.http.whiteboard; version="[1.0,2.0)"</text:span></text:p>
        <text:p text:style-name="P50"><text:span text:style-name="T11">Example import for providers implementing the API in this package:</text:span></text:p>
        <text:p text:style-name="P43"><text:span text:style-name="Code1">Import-Package: org.osgi.service.http.whiteboard; version="[1.0,1.1)"</text:span></text:p>
        <text:p text:style-name="P107"><text:bookmark text:name="r167"/><text:span text:style-name="T6">Class HttpWhiteboardConstants</text:span></text:p>
        <text:p text:style-name="P61"><text:a xlink:type="simple" xlink:href="file:///l%22r133" text:style-name="Internet_20_link" text:visited-style-name="Visited_20_Internet_20_Link"><text:span text:style-name="T17">org.osgi.service.http.whiteboard</text:span></text:a></text:p>
        <text:p text:style-name="P58"><text:span text:style-name="Code2">java.lang.Object</text:span></text:p>
        <text:p text:style-name="P44"><text:span text:style-name="Code2">  </text:span><text:span text:style-name="Code2"><draw:frame draw:style-name="fr3" draw:name="Image48" text:anchor-type="as-char" svg:width="0.397cm" svg:height="0.37cm" draw:z-index="58"><draw:image xlink:href="Pictures/100002000000000F0000000EBCC3FB4515936C88.png" xlink:type="simple" xlink:show="embed" xlink:actuate="onLoad"/></draw:frame></text:span><text:span text:style-name="Code2"><text:span text:style-name="T49">org.osgi.service.http.whiteboard.HttpWhiteboardConstants</text:span></text:span></text:p>
        <text:p text:style-name="P59"/>
        <text:p text:style-name="P71"><text:span text:style-name="Code2">final public class </text:span><text:span text:style-name="Code2"><text:span text:style-name="T49">HttpWhiteboardConstants</text:span></text:span></text:p>
        <text:p text:style-name="P52"><text:span text:style-name="Code2">extends Object</text:span></text:p>
        <text:p text:style-name="P43"><text:span text:style-name="T11">Defines standard constants for the Http Whiteboard services.</text:span></text:p>
        <text:p text:style-name="P72"/>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73"><text:span text:style-name="Summary_20_Heading_20_Font2"><text:span text:style-name="T18">Field Summary</text:span></text:span></text:p>
            </table:table-cell>
            <table:covered-table-cell/>
            <table:table-cell table:style-name="Table78.A1" office:value-type="string">
              <text:p text:style-name="P75"><text:span text:style-name="Page_20_Reference_20_Font"><text:span text:style-name="T19">Page</text:span></text:span></text:p>
            </table:table-cell>
          </table:table-row>
          <table:table-row table:style-name="Table78.1">
            <table:table-cell table:style-name="Table78.A2" office:value-type="string">
              <text:p text:style-name="P77"><text:span text:style-name="Code_20_Small1"><text:span text:style-name="T52">static String</text:span></text:span></text:p>
            </table:table-cell>
            <table:table-cell table:style-name="Table78.B2" office:value-type="string">
              <text:p text:style-name="P79"><text:a xlink:type="simple" xlink:href="file:///l%22r161" text:style-name="Internet_20_link" text:visited-style-name="Visited_20_Internet_20_Link"><text:span text:style-name="T45">DISPATCHER_ASYNC</text:span></text:a></text:p>
              <text:p text:style-name="P81"><text:span text:style-name="T11">Possible value for the </text:span><text:a xlink:type="simple" xlink:href="file:///l%22r154" text:style-name="Internet_20_link" text:visited-style-name="Visited_20_Internet_20_Link"><text:span text:style-name="T46">HTTP_WHITEBOARD_FILTER_DISPATCHER</text:span></text:a><text:span text:style-name="T14"> property indicating the servlet filter is applied in the asynchronous context.</text:span></text:p>
            </table:table-cell>
            <table:table-cell table:style-name="Table78.C2" office:value-type="string">
              <text:p text:style-name="P75"><text:bookmark-ref text:reference-format="page" text:ref-name="r161">71</text:bookmark-ref></text:p>
            </table:table-cell>
          </table:table-row>
          <table:table-row table:style-name="Table78.1">
            <table:table-cell table:style-name="Table78.A3" office:value-type="string">
              <text:p text:style-name="P76"><text:span text:style-name="Code_20_Small1"><text:span text:style-name="T52">static String</text:span></text:span></text:p>
            </table:table-cell>
            <table:table-cell table:style-name="Table78.B3" office:value-type="string">
              <text:p text:style-name="P78"><text:a xlink:type="simple" xlink:href="file:///l%22r162" text:style-name="Internet_20_link" text:visited-style-name="Visited_20_Internet_20_Link"><text:span text:style-name="T45">DISPATCHER_ERROR</text:span></text:a></text:p>
              <text:p text:style-name="P80"><text:span text:style-name="T11">Possible value for the </text:span><text:a xlink:type="simple" xlink:href="file:///l%22r154" text:style-name="Internet_20_link" text:visited-style-name="Visited_20_Internet_20_Link"><text:span text:style-name="T46">HTTP_WHITEBOARD_FILTER_DISPATCHER</text:span></text:a><text:span text:style-name="T14"> property indicating the servlet filter is applied when an error page is called.</text:span></text:p>
            </table:table-cell>
            <table:table-cell table:style-name="Table78.C3" office:value-type="string">
              <text:p text:style-name="P74"><text:bookmark-ref text:reference-format="page" text:ref-name="r162">71</text:bookmark-ref></text:p>
            </table:table-cell>
          </table:table-row>
          <table:table-row table:style-name="Table78.1">
            <table:table-cell table:style-name="Table78.A4" office:value-type="string">
              <text:p text:style-name="P76"><text:span text:style-name="Code_20_Small1"><text:span text:style-name="T52">static String</text:span></text:span></text:p>
            </table:table-cell>
            <table:table-cell table:style-name="Table78.B4" office:value-type="string">
              <text:p text:style-name="P78"><text:a xlink:type="simple" xlink:href="file:///l%22r160" text:style-name="Internet_20_link" text:visited-style-name="Visited_20_Internet_20_Link"><text:span text:style-name="T45">DISPATCHER_FORWARD</text:span></text:a></text:p>
              <text:p text:style-name="P80"><text:span text:style-name="T11">Possible value for the </text:span><text:a xlink:type="simple" xlink:href="file:///l%22r154" text:style-name="Internet_20_link" text:visited-style-name="Visited_20_Internet_20_Link"><text:span text:style-name="T46">HTTP_WHITEBOARD_FILTER_DISPATCHER</text:span></text:a><text:span text:style-name="T14"> property indicating the servlet filter is applied to forward calls to the dispatcher.</text:span></text:p>
            </table:table-cell>
            <table:table-cell table:style-name="Table78.C4" office:value-type="string">
              <text:p text:style-name="P74"><text:bookmark-ref text:reference-format="page" text:ref-name="r160">71</text:bookmark-ref></text:p>
            </table:table-cell>
          </table:table-row>
          <table:table-row table:style-name="Table78.1">
            <table:table-cell table:style-name="Table78.A5" office:value-type="string">
              <text:p text:style-name="P76"><text:span text:style-name="Code_20_Small1"><text:span text:style-name="T52">static String</text:span></text:span></text:p>
            </table:table-cell>
            <table:table-cell table:style-name="Table78.B5" office:value-type="string">
              <text:p text:style-name="P78"><text:a xlink:type="simple" xlink:href="file:///l%22r159" text:style-name="Internet_20_link" text:visited-style-name="Visited_20_Internet_20_Link"><text:span text:style-name="T45">DISPATCHER_INCLUDE</text:span></text:a></text:p>
              <text:p text:style-name="P80"><text:span text:style-name="T11">Possible value for the </text:span><text:a xlink:type="simple" xlink:href="file:///l%22r154" text:style-name="Internet_20_link" text:visited-style-name="Visited_20_Internet_20_Link"><text:span text:style-name="T46">HTTP_WHITEBOARD_FILTER_DISPATCHER</text:span></text:a><text:span text:style-name="T14"> property indicating the servlet filter is applied to include calls to the dispatcher.</text:span></text:p>
            </table:table-cell>
            <table:table-cell table:style-name="Table78.C5" office:value-type="string">
              <text:p text:style-name="P74"><text:bookmark-ref text:reference-format="page" text:ref-name="r159">71</text:bookmark-ref></text:p>
            </table:table-cell>
          </table:table-row>
          <table:table-row table:style-name="Table78.1">
            <table:table-cell table:style-name="Table78.A6" office:value-type="string">
              <text:p text:style-name="P76"><text:span text:style-name="Code_20_Small1"><text:span text:style-name="T52">static String</text:span></text:span></text:p>
            </table:table-cell>
            <table:table-cell table:style-name="Table78.B6" office:value-type="string">
              <text:p text:style-name="P78"><text:a xlink:type="simple" xlink:href="file:///l%22r158" text:style-name="Internet_20_link" text:visited-style-name="Visited_20_Internet_20_Link"><text:span text:style-name="T45">DISPATCHER_REQUEST</text:span></text:a></text:p>
              <text:p text:style-name="P80"><text:span text:style-name="T11">Possible value for the </text:span><text:a xlink:type="simple" xlink:href="file:///l%22r154" text:style-name="Internet_20_link" text:visited-style-name="Visited_20_Internet_20_Link"><text:span text:style-name="T46">HTTP_WHITEBOARD_FILTER_DISPATCHER</text:span></text:a><text:span text:style-name="T14"> property indicating the servlet filter is applied to client requests.</text:span></text:p>
            </table:table-cell>
            <table:table-cell table:style-name="Table78.C6" office:value-type="string">
              <text:p text:style-name="P74"><text:bookmark-ref text:reference-format="page" text:ref-name="r158">71</text:bookmark-ref></text:p>
            </table:table-cell>
          </table:table-row>
          <table:table-row table:style-name="Table78.1">
            <table:table-cell table:style-name="Table78.A7" office:value-type="string">
              <text:p text:style-name="P76"><text:span text:style-name="Code_20_Small1"><text:span text:style-name="T52">static String</text:span></text:span></text:p>
            </table:table-cell>
            <table:table-cell table:style-name="Table78.B7" office:value-type="string">
              <text:p text:style-name="P78"><text:a xlink:type="simple" xlink:href="file:///l%22r166" text:style-name="Internet_20_link" text:visited-style-name="Visited_20_Internet_20_Link"><text:span text:style-name="T45">HTTP_SERVICE_CONTEXT_PROPERTY</text:span></text:a></text:p>
              <text:p text:style-name="P80"><text:span text:style-name="T11">If a servlet filter, error page or listener wants to be registered with the Http Context(s) managed by the Http Service, they can select the contexts having this property.</text:span></text:p>
            </table:table-cell>
            <table:table-cell table:style-name="Table78.C7" office:value-type="string">
              <text:p text:style-name="P74"><text:bookmark-ref text:reference-format="page" text:ref-name="r166">73</text:bookmark-ref></text:p>
            </table:table-cell>
          </table:table-row>
          <table:table-row table:style-name="Table78.1">
            <table:table-cell table:style-name="Table78.A8" office:value-type="string">
              <text:p text:style-name="P76"><text:span text:style-name="Code_20_Small1"><text:span text:style-name="T52">static String</text:span></text:span></text:p>
            </table:table-cell>
            <table:table-cell table:style-name="Table78.B8" office:value-type="string">
              <text:p text:style-name="P78"><text:a xlink:type="simple" xlink:href="file:///l%22r137" text:style-name="Internet_20_link" text:visited-style-name="Visited_20_Internet_20_Link"><text:span text:style-name="T45">HTTP_WHITEBOARD_CONTEXT_INIT_PARAM_PREFIX</text:span></text:a></text:p>
              <text:p text:style-name="P80"><text:span text:style-name="T11">Service property prefix referencing a </text:span><text:a xlink:type="simple" xlink:href="file:///l%22r14" text:style-name="Internet_20_link" text:visited-style-name="Visited_20_Internet_20_Link"><text:span text:style-name="T46">ServletContextHelper</text:span></text:a><text:span text:style-name="T14"> service.</text:span></text:p>
            </table:table-cell>
            <table:table-cell table:style-name="Table78.C8" office:value-type="string">
              <text:p text:style-name="P74"><text:bookmark-ref text:reference-format="page" text:ref-name="r137">65</text:bookmark-ref></text:p>
            </table:table-cell>
          </table:table-row>
          <table:table-row table:style-name="Table78.1">
            <table:table-cell table:style-name="Table78.A9" office:value-type="string">
              <text:p text:style-name="P76"><text:span text:style-name="Code_20_Small1"><text:span text:style-name="T52">static String</text:span></text:span></text:p>
            </table:table-cell>
            <table:table-cell table:style-name="Table78.B9" office:value-type="string">
              <text:p text:style-name="P78"><text:a xlink:type="simple" xlink:href="file:///l%22r134" text:style-name="Internet_20_link" text:visited-style-name="Visited_20_Internet_20_Link"><text:span text:style-name="T45">HTTP_WHITEBOARD_CONTEXT_NAME</text:span></text:a></text:p>
              <text:p text:style-name="P80"><text:span text:style-name="T11">Service property specifying the name of an </text:span><text:a xlink:type="simple" xlink:href="file:///l%22r14" text:style-name="Internet_20_link" text:visited-style-name="Visited_20_Internet_20_Link"><text:span text:style-name="T46">ServletContextHelper</text:span></text:a><text:span text:style-name="T14"> service.</text:span></text:p>
            </table:table-cell>
            <table:table-cell table:style-name="Table78.C9" office:value-type="string">
              <text:p text:style-name="P74"><text:bookmark-ref text:reference-format="page" text:ref-name="r134">64</text:bookmark-ref></text:p>
            </table:table-cell>
          </table:table-row>
          <table:table-row table:style-name="Table78.1">
            <table:table-cell table:style-name="Table78.A10" office:value-type="string">
              <text:p text:style-name="P76"><text:span text:style-name="Code_20_Small1"><text:span text:style-name="T52">static String</text:span></text:span></text:p>
            </table:table-cell>
            <table:table-cell table:style-name="Table78.B10" office:value-type="string">
              <text:p text:style-name="P78"><text:a xlink:type="simple" xlink:href="file:///l%22r136" text:style-name="Internet_20_link" text:visited-style-name="Visited_20_Internet_20_Link"><text:span text:style-name="T45">HTTP_WHITEBOARD_CONTEXT_PATH</text:span></text:a></text:p>
              <text:p text:style-name="P80"><text:span text:style-name="T11">Service property specifying the path of an </text:span><text:a xlink:type="simple" xlink:href="file:///l%22r14" text:style-name="Internet_20_link" text:visited-style-name="Visited_20_Internet_20_Link"><text:span text:style-name="T46">ServletContextHelper</text:span></text:a><text:span text:style-name="T14"> service.</text:span></text:p>
            </table:table-cell>
            <table:table-cell table:style-name="Table78.C10" office:value-type="string">
              <text:p text:style-name="P74"><text:bookmark-ref text:reference-format="page" text:ref-name="r136">65</text:bookmark-ref></text:p>
            </table:table-cell>
          </table:table-row>
          <table:table-row table:style-name="Table78.1">
            <table:table-cell table:style-name="Table78.A11" office:value-type="string">
              <text:p text:style-name="P76"><text:span text:style-name="Code_20_Small1"><text:span text:style-name="T52">static String</text:span></text:span></text:p>
            </table:table-cell>
            <table:table-cell table:style-name="Table78.B11" office:value-type="string">
              <text:p text:style-name="P78"><text:a xlink:type="simple" xlink:href="file:///l%22r138" text:style-name="Internet_20_link" text:visited-style-name="Visited_20_Internet_20_Link"><text:span text:style-name="T45">HTTP_WHITEBOARD_CONTEXT_SELECT</text:span></text:a></text:p>
              <text:p text:style-name="P80"><text:span text:style-name="T11">Service property referencing a </text:span><text:a xlink:type="simple" xlink:href="file:///l%22r14" text:style-name="Internet_20_link" text:visited-style-name="Visited_20_Internet_20_Link"><text:span text:style-name="T46">ServletContextHelper</text:span></text:a><text:span text:style-name="T14"> service.</text:span></text:p>
            </table:table-cell>
            <table:table-cell table:style-name="Table78.C11" office:value-type="string">
              <text:p text:style-name="P74"><text:bookmark-ref text:reference-format="page" text:ref-name="r138">66</text:bookmark-ref></text:p>
            </table:table-cell>
          </table:table-row>
          <table:table-row table:style-name="Table78.1">
            <table:table-cell table:style-name="Table78.A12" office:value-type="string">
              <text:p text:style-name="P76"><text:span text:style-name="Code_20_Small1"><text:span text:style-name="T52">static String</text:span></text:span></text:p>
            </table:table-cell>
            <table:table-cell table:style-name="Table78.B12" office:value-type="string">
              <text:p text:style-name="P78"><text:a xlink:type="simple" xlink:href="file:///l%22r135" text:style-name="Internet_20_link" text:visited-style-name="Visited_20_Internet_20_Link"><text:span text:style-name="T45">HTTP_WHITEBOARD_DEFAULT_CONTEXT_NAME</text:span></text:a></text:p>
              <text:p text:style-name="P80"><text:span text:style-name="T11">The name of the default </text:span><text:a xlink:type="simple" xlink:href="file:///l%22r14" text:style-name="Internet_20_link" text:visited-style-name="Visited_20_Internet_20_Link"><text:span text:style-name="T46">ServletContextHelper</text:span></text:a><text:span text:style-name="T14">.</text:span></text:p>
            </table:table-cell>
            <table:table-cell table:style-name="Table78.C12" office:value-type="string">
              <text:p text:style-name="P74"><text:bookmark-ref text:reference-format="page" text:ref-name="r135">65</text:bookmark-ref></text:p>
            </table:table-cell>
          </table:table-row>
          <table:table-row table:style-name="Table78.1">
            <table:table-cell table:style-name="Table78.A13" office:value-type="string">
              <text:p text:style-name="P76"><text:span text:style-name="Code_20_Small1"><text:span text:style-name="T52">static String</text:span></text:span></text:p>
            </table:table-cell>
            <table:table-cell table:style-name="Table78.B13" office:value-type="string">
              <text:p text:style-name="P78"><text:a xlink:type="simple" xlink:href="file:///l%22r153" text:style-name="Internet_20_link" text:visited-style-name="Visited_20_Internet_20_Link"><text:span text:style-name="T45">HTTP_WHITEBOARD_FILTER_ASYNC_SUPPORTED</text:span></text:a></text:p>
              <text:p text:style-name="P80"><text:span text:style-name="T11">Service property specifying whether a servlet </text:span><text:span text:style-name="Code2"><text:span text:style-name="T50">Filter</text:span></text:span><text:span text:style-name="T11"> service supports asynchronous processing.</text:span></text:p>
            </table:table-cell>
            <table:table-cell table:style-name="Table78.C13" office:value-type="string">
              <text:p text:style-name="P74"><text:bookmark-ref text:reference-format="page" text:ref-name="r153">70</text:bookmark-ref></text:p>
            </table:table-cell>
          </table:table-row>
          <table:table-row table:style-name="Table78.1">
            <table:table-cell table:style-name="Table78.A14" office:value-type="string">
              <text:p text:style-name="P76"><text:span text:style-name="Code_20_Small1"><text:span text:style-name="T52">static String</text:span></text:span></text:p>
            </table:table-cell>
            <table:table-cell table:style-name="Table78.B14" office:value-type="string">
              <text:p text:style-name="P78"><text:a xlink:type="simple" xlink:href="file:///l%22r154" text:style-name="Internet_20_link" text:visited-style-name="Visited_20_Internet_20_Link"><text:span text:style-name="T45">HTTP_WHITEBOARD_FILTER_DISPATCHER</text:span></text:a></text:p>
              <text:p text:style-name="P80"><text:span text:style-name="T11">Service property specifying the dispatcher handling of a servlet </text:span><text:span text:style-name="Code2"><text:span text:style-name="T50">Filter</text:span></text:span><text:span text:style-name="T11">.</text:span></text:p>
            </table:table-cell>
            <table:table-cell table:style-name="Table78.C14" office:value-type="string">
              <text:p text:style-name="P74"><text:bookmark-ref text:reference-format="page" text:ref-name="r154">70</text:bookmark-ref></text:p>
            </table:table-cell>
          </table:table-row>
          <table:table-row table:style-name="Table78.1">
            <table:table-cell table:style-name="Table78.A15" office:value-type="string">
              <text:p text:style-name="P76"><text:span text:style-name="Code_20_Small1"><text:span text:style-name="T52">static String</text:span></text:span></text:p>
            </table:table-cell>
            <table:table-cell table:style-name="Table78.B15" office:value-type="string">
              <text:p text:style-name="P78"><text:a xlink:type="simple" xlink:href="file:///l%22r155" text:style-name="Internet_20_link" text:visited-style-name="Visited_20_Internet_20_Link"><text:span text:style-name="T45">HTTP_WHITEBOARD_FILTER_INIT_PARAM_PREFIX</text:span></text:a></text:p>
              <text:p text:style-name="P80"><text:span text:style-name="T11">Service property prefix referencing a </text:span><text:span text:style-name="Code2"><text:span text:style-name="T50">org.osgi.framework.Filter</text:span></text:span><text:span text:style-name="T11"> service.</text:span></text:p>
            </table:table-cell>
            <table:table-cell table:style-name="Table78.C15" office:value-type="string">
              <text:p text:style-name="P74"><text:bookmark-ref text:reference-format="page" text:ref-name="r155">70</text:bookmark-ref></text:p>
            </table:table-cell>
          </table:table-row>
          <text:soft-page-break/>
          <table:table-row table:style-name="Table78.1">
            <table:table-cell table:style-name="Table78.A16" office:value-type="string">
              <text:p text:style-name="P76"><text:span text:style-name="Code_20_Small1"><text:span text:style-name="T52">static String</text:span></text:span></text:p>
            </table:table-cell>
            <table:table-cell table:style-name="Table78.B16" office:value-type="string">
              <text:p text:style-name="P78"><text:a xlink:type="simple" xlink:href="file:///l%22r149" text:style-name="Internet_20_link" text:visited-style-name="Visited_20_Internet_20_Link"><text:span text:style-name="T45">HTTP_WHITEBOARD_FILTER_NAME</text:span></text:a></text:p>
              <text:p text:style-name="P80"><text:span text:style-name="T11">Service property specifying the servlet filter name of a </text:span><text:span text:style-name="Code2"><text:span text:style-name="T50">Filter</text:span></text:span><text:span text:style-name="T11"> service.</text:span></text:p>
            </table:table-cell>
            <table:table-cell table:style-name="Table78.C16" office:value-type="string">
              <text:p text:style-name="P74"><text:bookmark-ref text:reference-format="page" text:ref-name="r149">69</text:bookmark-ref></text:p>
            </table:table-cell>
          </table:table-row>
          <table:table-row table:style-name="Table78.1">
            <table:table-cell table:style-name="Table78.A17" office:value-type="string">
              <text:p text:style-name="P76"><text:span text:style-name="Code_20_Small1"><text:span text:style-name="T52">static String</text:span></text:span></text:p>
            </table:table-cell>
            <table:table-cell table:style-name="Table78.B17" office:value-type="string">
              <text:p text:style-name="P78"><text:a xlink:type="simple" xlink:href="file:///l%22r150" text:style-name="Internet_20_link" text:visited-style-name="Visited_20_Internet_20_Link"><text:span text:style-name="T45">HTTP_WHITEBOARD_FILTER_PATTERN</text:span></text:a></text:p>
              <text:p text:style-name="P80"><text:span text:style-name="T11">Service property specifying the request mappings for a </text:span><text:span text:style-name="Code2"><text:span text:style-name="T50">Filter</text:span></text:span><text:span text:style-name="T11"> service.</text:span></text:p>
            </table:table-cell>
            <table:table-cell table:style-name="Table78.C17" office:value-type="string">
              <text:p text:style-name="P74"><text:bookmark-ref text:reference-format="page" text:ref-name="r150">69</text:bookmark-ref></text:p>
            </table:table-cell>
          </table:table-row>
          <table:table-row table:style-name="Table78.1">
            <table:table-cell table:style-name="Table78.A18" office:value-type="string">
              <text:p text:style-name="P76"><text:span text:style-name="Code_20_Small1"><text:span text:style-name="T52">static String</text:span></text:span></text:p>
            </table:table-cell>
            <table:table-cell table:style-name="Table78.B18" office:value-type="string">
              <text:p text:style-name="P78"><text:a xlink:type="simple" xlink:href="file:///l%22r152" text:style-name="Internet_20_link" text:visited-style-name="Visited_20_Internet_20_Link"><text:span text:style-name="T45">HTTP_WHITEBOARD_FILTER_REGEX</text:span></text:a></text:p>
              <text:p text:style-name="P80"><text:span text:style-name="T11">Service property specifying the request mappings for a servlet </text:span><text:span text:style-name="Code2"><text:span text:style-name="T50">Filter</text:span></text:span><text:span text:style-name="T11"> service.</text:span></text:p>
            </table:table-cell>
            <table:table-cell table:style-name="Table78.C18" office:value-type="string">
              <text:p text:style-name="P74"><text:bookmark-ref text:reference-format="page" text:ref-name="r152">69</text:bookmark-ref></text:p>
            </table:table-cell>
          </table:table-row>
          <table:table-row table:style-name="Table78.1">
            <table:table-cell table:style-name="Table78.A19" office:value-type="string">
              <text:p text:style-name="P76"><text:span text:style-name="Code_20_Small1"><text:span text:style-name="T52">static String</text:span></text:span></text:p>
            </table:table-cell>
            <table:table-cell table:style-name="Table78.B19" office:value-type="string">
              <text:p text:style-name="P78"><text:a xlink:type="simple" xlink:href="file:///l%22r151" text:style-name="Internet_20_link" text:visited-style-name="Visited_20_Internet_20_Link"><text:span text:style-name="T45">HTTP_WHITEBOARD_FILTER_SERVLET</text:span></text:a></text:p>
              <text:p text:style-name="P80"><text:span text:style-name="T11">Service property specifying the </text:span><text:a xlink:type="simple" xlink:href="file:///l%22r139" text:style-name="Internet_20_link" text:visited-style-name="Visited_20_Internet_20_Link"><text:span text:style-name="T46">servlet names</text:span></text:a><text:span text:style-name="T14"> for a servlet </text:span><text:span text:style-name="Code2"><text:span text:style-name="T54">Filter</text:span></text:span><text:span text:style-name="T14"> service.</text:span></text:p>
            </table:table-cell>
            <table:table-cell table:style-name="Table78.C19" office:value-type="string">
              <text:p text:style-name="P74"><text:bookmark-ref text:reference-format="page" text:ref-name="r151">69</text:bookmark-ref></text:p>
            </table:table-cell>
          </table:table-row>
          <table:table-row table:style-name="Table78.1">
            <table:table-cell table:style-name="Table78.A20" office:value-type="string">
              <text:p text:style-name="P76"><text:span text:style-name="Code_20_Small1"><text:span text:style-name="T52">static String</text:span></text:span></text:p>
            </table:table-cell>
            <table:table-cell table:style-name="Table78.B20" office:value-type="string">
              <text:p text:style-name="P78"><text:a xlink:type="simple" xlink:href="file:///l%22r157" text:style-name="Internet_20_link" text:visited-style-name="Visited_20_Internet_20_Link"><text:span text:style-name="T45">HTTP_WHITEBOARD_LISTENER</text:span></text:a></text:p>
              <text:p text:style-name="P80"><text:span text:style-name="T11">Service property to mark a Listener service as a Whiteboard service.</text:span></text:p>
            </table:table-cell>
            <table:table-cell table:style-name="Table78.C20" office:value-type="string">
              <text:p text:style-name="P74"><text:bookmark-ref text:reference-format="page" text:ref-name="r157">71</text:bookmark-ref></text:p>
            </table:table-cell>
          </table:table-row>
          <table:table-row table:style-name="Table78.1">
            <table:table-cell table:style-name="Table78.A21" office:value-type="string">
              <text:p text:style-name="P76"><text:span text:style-name="Code_20_Small1"><text:span text:style-name="T52">static String</text:span></text:span></text:p>
            </table:table-cell>
            <table:table-cell table:style-name="Table78.B21" office:value-type="string">
              <text:p text:style-name="P78"><text:a xlink:type="simple" xlink:href="file:///l%22r156" text:style-name="Internet_20_link" text:visited-style-name="Visited_20_Internet_20_Link"><text:span text:style-name="T45">HTTP_WHITEBOARD_PREPROCESSOR_INIT_PARAM_PREFIX</text:span></text:a></text:p>
              <text:p text:style-name="P80"><text:span text:style-name="T11">Service property prefix referencing a </text:span><text:a xlink:type="simple" xlink:href="file:///l%22r168" text:style-name="Internet_20_link" text:visited-style-name="Visited_20_Internet_20_Link"><text:span text:style-name="T46">Preprocessor</text:span></text:a><text:span text:style-name="T14"> service.</text:span></text:p>
            </table:table-cell>
            <table:table-cell table:style-name="Table78.C21" office:value-type="string">
              <text:p text:style-name="P74"><text:bookmark-ref text:reference-format="page" text:ref-name="r156">70</text:bookmark-ref></text:p>
            </table:table-cell>
          </table:table-row>
          <table:table-row table:style-name="Table78.1">
            <table:table-cell table:style-name="Table78.A22" office:value-type="string">
              <text:p text:style-name="P76"><text:span text:style-name="Code_20_Small1"><text:span text:style-name="T52">static String</text:span></text:span></text:p>
            </table:table-cell>
            <table:table-cell table:style-name="Table78.B22" office:value-type="string">
              <text:p text:style-name="P78"><text:a xlink:type="simple" xlink:href="file:///l%22r163" text:style-name="Internet_20_link" text:visited-style-name="Visited_20_Internet_20_Link"><text:span text:style-name="T45">HTTP_WHITEBOARD_RESOURCE_PATTERN</text:span></text:a></text:p>
              <text:p text:style-name="P80"><text:span text:style-name="T11">Service property specifying the request mappings for resources.</text:span></text:p>
            </table:table-cell>
            <table:table-cell table:style-name="Table78.C22" office:value-type="string">
              <text:p text:style-name="P74"><text:bookmark-ref text:reference-format="page" text:ref-name="r163">72</text:bookmark-ref></text:p>
            </table:table-cell>
          </table:table-row>
          <table:table-row table:style-name="Table78.1">
            <table:table-cell table:style-name="Table78.A23" office:value-type="string">
              <text:p text:style-name="P76"><text:span text:style-name="Code_20_Small1"><text:span text:style-name="T52">static String</text:span></text:span></text:p>
            </table:table-cell>
            <table:table-cell table:style-name="Table78.B23" office:value-type="string">
              <text:p text:style-name="P78"><text:a xlink:type="simple" xlink:href="file:///l%22r164" text:style-name="Internet_20_link" text:visited-style-name="Visited_20_Internet_20_Link"><text:span text:style-name="T45">HTTP_WHITEBOARD_RESOURCE_PREFIX</text:span></text:a></text:p>
              <text:p text:style-name="P80"><text:span text:style-name="T11">Service property specifying the resource entry prefix for a resource service.</text:span></text:p>
            </table:table-cell>
            <table:table-cell table:style-name="Table78.C23" office:value-type="string">
              <text:p text:style-name="P74"><text:bookmark-ref text:reference-format="page" text:ref-name="r164">72</text:bookmark-ref></text:p>
            </table:table-cell>
          </table:table-row>
          <table:table-row table:style-name="Table78.1">
            <table:table-cell table:style-name="Table78.A24" office:value-type="string">
              <text:p text:style-name="P76"><text:span text:style-name="Code_20_Small1"><text:span text:style-name="T52">static String</text:span></text:span></text:p>
            </table:table-cell>
            <table:table-cell table:style-name="Table78.B24" office:value-type="string">
              <text:p text:style-name="P78"><text:a xlink:type="simple" xlink:href="file:///l%22r142" text:style-name="Internet_20_link" text:visited-style-name="Visited_20_Internet_20_Link"><text:span text:style-name="T45">HTTP_WHITEBOARD_SERVLET_ASYNC_SUPPORTED</text:span></text:a></text:p>
              <text:p text:style-name="P80"><text:span text:style-name="T11">Service property specifying whether a </text:span><text:span text:style-name="Code2"><text:span text:style-name="T50">Servlet</text:span></text:span><text:span text:style-name="T11"> service supports asynchronous processing.</text:span></text:p>
            </table:table-cell>
            <table:table-cell table:style-name="Table78.C24" office:value-type="string">
              <text:p text:style-name="P74"><text:bookmark-ref text:reference-format="page" text:ref-name="r142">67</text:bookmark-ref></text:p>
            </table:table-cell>
          </table:table-row>
          <table:table-row table:style-name="Table78.1">
            <table:table-cell table:style-name="Table78.A25" office:value-type="string">
              <text:p text:style-name="P76"><text:span text:style-name="Code_20_Small1"><text:span text:style-name="T52">static String</text:span></text:span></text:p>
            </table:table-cell>
            <table:table-cell table:style-name="Table78.B25" office:value-type="string">
              <text:p text:style-name="P78"><text:a xlink:type="simple" xlink:href="file:///l%22r141" text:style-name="Internet_20_link" text:visited-style-name="Visited_20_Internet_20_Link"><text:span text:style-name="T45">HTTP_WHITEBOARD_SERVLET_ERROR_PAGE</text:span></text:a></text:p>
              <text:p text:style-name="P80"><text:span text:style-name="T11">Service property specifying whether a </text:span><text:span text:style-name="Code2"><text:span text:style-name="T50">Servlet</text:span></text:span><text:span text:style-name="T11"> service acts as an error page.</text:span></text:p>
            </table:table-cell>
            <table:table-cell table:style-name="Table78.C25" office:value-type="string">
              <text:p text:style-name="P74"><text:bookmark-ref text:reference-format="page" text:ref-name="r141">67</text:bookmark-ref></text:p>
            </table:table-cell>
          </table:table-row>
          <table:table-row table:style-name="Table78.1">
            <table:table-cell table:style-name="Table78.A26" office:value-type="string">
              <text:p text:style-name="P76"><text:span text:style-name="Code_20_Small1"><text:span text:style-name="T52">static String</text:span></text:span></text:p>
            </table:table-cell>
            <table:table-cell table:style-name="Table78.B26" office:value-type="string">
              <text:p text:style-name="P78"><text:a xlink:type="simple" xlink:href="file:///l%22r143" text:style-name="Internet_20_link" text:visited-style-name="Visited_20_Internet_20_Link"><text:span text:style-name="T45">HTTP_WHITEBOARD_SERVLET_INIT_PARAM_PREFIX</text:span></text:a></text:p>
              <text:p text:style-name="P80"><text:span text:style-name="T11">Service property prefix referencing a </text:span><text:span text:style-name="Code2"><text:span text:style-name="T50">Servlet</text:span></text:span><text:span text:style-name="T11"> service.</text:span></text:p>
            </table:table-cell>
            <table:table-cell table:style-name="Table78.C26" office:value-type="string">
              <text:p text:style-name="P74"><text:bookmark-ref text:reference-format="page" text:ref-name="r143">67</text:bookmark-ref></text:p>
            </table:table-cell>
          </table:table-row>
          <table:table-row table:style-name="Table78.1">
            <table:table-cell table:style-name="Table78.A27" office:value-type="string">
              <text:p text:style-name="P76"><text:span text:style-name="Code_20_Small1"><text:span text:style-name="T52">static String</text:span></text:span></text:p>
            </table:table-cell>
            <table:table-cell table:style-name="Table78.B27" office:value-type="string">
              <text:p text:style-name="P78"><text:a xlink:type="simple" xlink:href="file:///l%22r144" text:style-name="Internet_20_link" text:visited-style-name="Visited_20_Internet_20_Link"><text:span text:style-name="T45">HTTP_WHITEBOARD_SERVLET_MULTIPART_ENABLED</text:span></text:a></text:p>
              <text:p text:style-name="P80"><text:span text:style-name="T11">Service property specifying whether a </text:span><text:span text:style-name="Code2"><text:span text:style-name="T50">Servlet</text:span></text:span><text:span text:style-name="T11"> service has enabled multipart request processing.</text:span></text:p>
            </table:table-cell>
            <table:table-cell table:style-name="Table78.C27" office:value-type="string">
              <text:p text:style-name="P74"><text:bookmark-ref text:reference-format="page" text:ref-name="r144">67</text:bookmark-ref></text:p>
            </table:table-cell>
          </table:table-row>
          <table:table-row table:style-name="Table78.1">
            <table:table-cell table:style-name="Table78.A28" office:value-type="string">
              <text:p text:style-name="P76"><text:span text:style-name="Code_20_Small1"><text:span text:style-name="T52">static String</text:span></text:span></text:p>
            </table:table-cell>
            <table:table-cell table:style-name="Table78.B28" office:value-type="string">
              <text:p text:style-name="P78"><text:a xlink:type="simple" xlink:href="file:///l%22r145" text:style-name="Internet_20_link" text:visited-style-name="Visited_20_Internet_20_Link"><text:span text:style-name="T45">HTTP_WHITEBOARD_SERVLET_MULTIPART_FILESIZETHRESHOLD</text:span></text:a></text:p>
              <text:p text:style-name="P80"><text:span text:style-name="T11">Service property specifying the size threshold after which the file will be written to disk.</text:span></text:p>
            </table:table-cell>
            <table:table-cell table:style-name="Table78.C28" office:value-type="string">
              <text:p text:style-name="P74"><text:bookmark-ref text:reference-format="page" text:ref-name="r145">67</text:bookmark-ref></text:p>
            </table:table-cell>
          </table:table-row>
          <table:table-row table:style-name="Table78.1">
            <table:table-cell table:style-name="Table78.A29" office:value-type="string">
              <text:p text:style-name="P76"><text:span text:style-name="Code_20_Small1"><text:span text:style-name="T52">static String</text:span></text:span></text:p>
            </table:table-cell>
            <table:table-cell table:style-name="Table78.B29" office:value-type="string">
              <text:p text:style-name="P78"><text:a xlink:type="simple" xlink:href="file:///l%22r146" text:style-name="Internet_20_link" text:visited-style-name="Visited_20_Internet_20_Link"><text:span text:style-name="T45">HTTP_WHITEBOARD_SERVLET_MULTIPART_LOCATION</text:span></text:a></text:p>
              <text:p text:style-name="P80"><text:span text:style-name="T11">Service property specifying the location where the files can be stored on disk.</text:span></text:p>
            </table:table-cell>
            <table:table-cell table:style-name="Table78.C29" office:value-type="string">
              <text:p text:style-name="P74"><text:bookmark-ref text:reference-format="page" text:ref-name="r146">68</text:bookmark-ref></text:p>
            </table:table-cell>
          </table:table-row>
          <table:table-row table:style-name="Table78.1">
            <table:table-cell table:style-name="Table78.A30" office:value-type="string">
              <text:p text:style-name="P76"><text:span text:style-name="Code_20_Small1"><text:span text:style-name="T52">static String</text:span></text:span></text:p>
            </table:table-cell>
            <table:table-cell table:style-name="Table78.B30" office:value-type="string">
              <text:p text:style-name="P78"><text:a xlink:type="simple" xlink:href="file:///l%22r147" text:style-name="Internet_20_link" text:visited-style-name="Visited_20_Internet_20_Link"><text:span text:style-name="T45">HTTP_WHITEBOARD_SERVLET_MULTIPART_MAXFILESIZE</text:span></text:a></text:p>
              <text:p text:style-name="P80"><text:span text:style-name="T11">Service property specifying the maximum size of a file being uploaded.</text:span></text:p>
            </table:table-cell>
            <table:table-cell table:style-name="Table78.C30" office:value-type="string">
              <text:p text:style-name="P74"><text:bookmark-ref text:reference-format="page" text:ref-name="r147">68</text:bookmark-ref></text:p>
            </table:table-cell>
          </table:table-row>
          <table:table-row table:style-name="Table78.1">
            <table:table-cell table:style-name="Table78.A31" office:value-type="string">
              <text:p text:style-name="P76"><text:span text:style-name="Code_20_Small1"><text:span text:style-name="T52">static String</text:span></text:span></text:p>
            </table:table-cell>
            <table:table-cell table:style-name="Table78.B31" office:value-type="string">
              <text:p text:style-name="P78"><text:a xlink:type="simple" xlink:href="file:///l%22r148" text:style-name="Internet_20_link" text:visited-style-name="Visited_20_Internet_20_Link"><text:span text:style-name="T45">HTTP_WHITEBOARD_SERVLET_MULTIPART_MAXREQUESTSIZE</text:span></text:a></text:p>
              <text:p text:style-name="P80"><text:span text:style-name="T11">Service property specifying the maximum request size.</text:span></text:p>
            </table:table-cell>
            <table:table-cell table:style-name="Table78.C31" office:value-type="string">
              <text:p text:style-name="P74"><text:bookmark-ref text:reference-format="page" text:ref-name="r148">68</text:bookmark-ref></text:p>
            </table:table-cell>
          </table:table-row>
          <table:table-row table:style-name="Table78.1">
            <table:table-cell table:style-name="Table78.A32" office:value-type="string">
              <text:p text:style-name="P76"><text:span text:style-name="Code_20_Small1"><text:span text:style-name="T52">static String</text:span></text:span></text:p>
            </table:table-cell>
            <table:table-cell table:style-name="Table78.B32" office:value-type="string">
              <text:p text:style-name="P78"><text:a xlink:type="simple" xlink:href="file:///l%22r139" text:style-name="Internet_20_link" text:visited-style-name="Visited_20_Internet_20_Link"><text:span text:style-name="T45">HTTP_WHITEBOARD_SERVLET_NAME</text:span></text:a></text:p>
              <text:p text:style-name="P80"><text:span text:style-name="T11">Service property specifying the servlet name of a </text:span><text:span text:style-name="Code2"><text:span text:style-name="T50">Servlet</text:span></text:span><text:span text:style-name="T11"> service.</text:span></text:p>
            </table:table-cell>
            <table:table-cell table:style-name="Table78.C32" office:value-type="string">
              <text:p text:style-name="P74"><text:bookmark-ref text:reference-format="page" text:ref-name="r139">66</text:bookmark-ref></text:p>
            </table:table-cell>
          </table:table-row>
          <table:table-row table:style-name="Table78.1">
            <table:table-cell table:style-name="Table78.A33" office:value-type="string">
              <text:p text:style-name="P76"><text:span text:style-name="Code_20_Small1"><text:span text:style-name="T52">static String</text:span></text:span></text:p>
            </table:table-cell>
            <table:table-cell table:style-name="Table78.B33" office:value-type="string">
              <text:p text:style-name="P78"><text:a xlink:type="simple" xlink:href="file:///l%22r140" text:style-name="Internet_20_link" text:visited-style-name="Visited_20_Internet_20_Link"><text:span text:style-name="T45">HTTP_WHITEBOARD_SERVLET_PATTERN</text:span></text:a></text:p>
              <text:p text:style-name="P80"><text:span text:style-name="T11">Service property specifying the request mappings for a </text:span><text:span text:style-name="Code2"><text:span text:style-name="T50">Servlet</text:span></text:span><text:span text:style-name="T11"> service.</text:span></text:p>
            </table:table-cell>
            <table:table-cell table:style-name="Table78.C33" office:value-type="string">
              <text:p text:style-name="P74"><text:bookmark-ref text:reference-format="page" text:ref-name="r140">66</text:bookmark-ref></text:p>
            </table:table-cell>
          </table:table-row>
          <table:table-row table:style-name="Table78.1">
            <table:table-cell table:style-name="Table78.A34" office:value-type="string">
              <text:p text:style-name="P76"><text:span text:style-name="Code_20_Small1"><text:span text:style-name="T52">static String</text:span></text:span></text:p>
            </table:table-cell>
            <table:table-cell table:style-name="Table78.B34" office:value-type="string">
              <text:p text:style-name="P78"><text:a xlink:type="simple" xlink:href="file:///l%22r165" text:style-name="Internet_20_link" text:visited-style-name="Visited_20_Internet_20_Link"><text:span text:style-name="T45">HTTP_WHITEBOARD_TARGET</text:span></text:a></text:p>
              <text:p text:style-name="P80"><text:span text:style-name="T11">Service property specifying the target filter to select the Http Whiteboard implementation to process the service.</text:span></text:p>
            </table:table-cell>
            <table:table-cell table:style-name="Table78.C34" office:value-type="string">
              <text:p text:style-name="P74"><text:bookmark-ref text:reference-format="page" text:ref-name="r165">72</text:bookmark-ref></text:p>
            </table:table-cell>
          </table:table-row>
        </table:table>
        <text:p text:style-name="P102"><text:span text:style-name="T6">Field Detail</text:span></text:p>
        <text:p text:style-name="P127"><text:bookmark text:name="r134"/><text:span text:style-name="T6">HTTP_WHITEBOARD_CONTEXT_NAME</text:span></text:p>
        <text:p text:style-name="P52"><text:span text:style-name="Code2">public static final String </text:span><text:span text:style-name="Code2"><text:span text:style-name="T49">HTTP_WHITEBOARD_CONTEXT_NAME</text:span></text:span><text:span text:style-name="Code2"><text:span text:style-name="T59"> = "osgi.http.whiteboard.context.name"</text:span></text:span></text:p>
        <text:p text:style-name="P68"><text:span text:style-name="T11">Service property specifying the name of an </text:span><text:a xlink:type="simple" xlink:href="file:///l%22r14" text:style-name="Internet_20_link" text:visited-style-name="Visited_20_Internet_20_Link"><text:span text:style-name="T51">ServletContextHelper</text:span></text:a><text:span text:style-name="T14"> service.</text:span></text:p>
        <text:p text:style-name="P68"><text:soft-page-break/><text:span text:style-name="T11">For </text:span><text:a xlink:type="simple" xlink:href="file:///l%22r14" text:style-name="Internet_20_link" text:visited-style-name="Visited_20_Internet_20_Link"><text:span text:style-name="T51">ServletContextHelper</text:span></text:a><text:span text:style-name="T14"> services, this service property must be specified. Context services without this service property are ignored.</text:span></text:p>
        <text:p text:style-name="P68"><text:span text:style-name="T11">Servlet, listener, servlet filter, and resource services might refer to a specific </text:span><text:a xlink:type="simple" xlink:href="file:///l%22r14" text:style-name="Internet_20_link" text:visited-style-name="Visited_20_Internet_20_Link"><text:span text:style-name="T51">ServletContextHelper</text:span></text:a><text:span text:style-name="T14"> service referencing the name with the </text:span><text:a xlink:type="simple" xlink:href="file:///l%22r138" text:style-name="Internet_20_link" text:visited-style-name="Visited_20_Internet_20_Link"><text:span text:style-name="T51">HTTP_WHITEBOARD_CONTEXT_SELECT</text:span></text:a><text:span text:style-name="T14"> property.</text:span></text:p>
        <text:p text:style-name="P63"><text:span text:style-name="T11">For </text:span><text:a xlink:type="simple" xlink:href="file:///l%22r14" text:style-name="Internet_20_link" text:visited-style-name="Visited_20_Internet_20_Link"><text:span text:style-name="T51">ServletContextHelper</text:span></text:a><text:span text:style-name="T14"> services, the value of this service property must be of type </text:span><text:span text:style-name="Code2"><text:span text:style-name="T56">String</text:span></text:span><text:span text:style-name="T14">. The value must follow the "symbolic-name" specification from Section 1.3.2 of the OSGi Core Specification.</text:span></text:p>
        <text:p text:style-name="P70"><text:span text:style-name="T13">See Also:</text:span></text:p>
        <text:p text:style-name="P83"><text:a xlink:type="simple" xlink:href="file:///l%22r136" text:style-name="Internet_20_link" text:visited-style-name="Visited_20_Internet_20_Link"><text:span text:style-name="T51">HTTP_WHITEBOARD_CONTEXT_PATH</text:span></text:a><text:span text:style-name="T14">, </text:span><text:a xlink:type="simple" xlink:href="file:///l%22r138" text:style-name="Internet_20_link" text:visited-style-name="Visited_20_Internet_20_Link"><text:span text:style-name="T51">HTTP_WHITEBOARD_CONTEXT_SELECT</text:span></text:a><text:span text:style-name="T14">, </text:span><text:a xlink:type="simple" xlink:href="file:///l%22r135" text:style-name="Internet_20_link" text:visited-style-name="Visited_20_Internet_20_Link"><text:span text:style-name="T51">HTTP_WHITEBOARD_DEFAULT_CONTEXT_NAME</text:span></text:a></text:p>
        <text:p text:style-name="P84"/>
        <text:p text:style-name="P130"><text:bookmark text:name="r135"/><text:span text:style-name="T6">HTTP_WHITEBOARD_DEFAULT_CONTEXT_NAME</text:span></text:p>
        <text:p text:style-name="P52"><text:span text:style-name="Code2">public static final String </text:span><text:span text:style-name="Code2"><text:span text:style-name="T49">HTTP_WHITEBOARD_DEFAULT_CONTEXT_NAME</text:span></text:span><text:span text:style-name="Code2"><text:span text:style-name="T59"> = "default"</text:span></text:span></text:p>
        <text:p text:style-name="P63"><text:span text:style-name="T11">The name of the default </text:span><text:a xlink:type="simple" xlink:href="file:///l%22r14" text:style-name="Internet_20_link" text:visited-style-name="Visited_20_Internet_20_Link"><text:span text:style-name="T51">ServletContextHelper</text:span></text:a><text:span text:style-name="T14">. If a service is registered with this property, it is overriding the default context with a custom provided context.</text:span></text:p>
        <text:p text:style-name="P70"><text:span text:style-name="T13">See Also:</text:span></text:p>
        <text:p text:style-name="P83"><text:a xlink:type="simple" xlink:href="file:///l%22r134" text:style-name="Internet_20_link" text:visited-style-name="Visited_20_Internet_20_Link"><text:span text:style-name="T51">HTTP_WHITEBOARD_CONTEXT_NAME</text:span></text:a></text:p>
        <text:p text:style-name="P84"/>
        <text:p text:style-name="P130"><text:bookmark text:name="r136"/><text:span text:style-name="T6">HTTP_WHITEBOARD_CONTEXT_PATH</text:span></text:p>
        <text:p text:style-name="P52"><text:span text:style-name="Code2">public static final String </text:span><text:span text:style-name="Code2"><text:span text:style-name="T49">HTTP_WHITEBOARD_CONTEXT_PATH</text:span></text:span><text:span text:style-name="Code2"><text:span text:style-name="T59"> = "osgi.http.whiteboard.context.path"</text:span></text:span></text:p>
        <text:p text:style-name="P68"><text:span text:style-name="T11">Service property specifying the path of an </text:span><text:a xlink:type="simple" xlink:href="file:///l%22r14" text:style-name="Internet_20_link" text:visited-style-name="Visited_20_Internet_20_Link"><text:span text:style-name="T51">ServletContextHelper</text:span></text:a><text:span text:style-name="T14"> service.</text:span></text:p>
        <text:p text:style-name="P68"><text:span text:style-name="T11">For </text:span><text:a xlink:type="simple" xlink:href="file:///l%22r14" text:style-name="Internet_20_link" text:visited-style-name="Visited_20_Internet_20_Link"><text:span text:style-name="T51">ServletContextHelper</text:span></text:a><text:span text:style-name="T14"> services this service property is required. Context services without this service property are ignored.</text:span></text:p>
        <text:p text:style-name="P68"><text:span text:style-name="T11">This property defines a context path under which all whiteboard services associated with this context are registered. Having different contexts with different paths allows to separate the URL space.</text:span></text:p>
        <text:p text:style-name="P63"><text:span text:style-name="T11">For </text:span><text:a xlink:type="simple" xlink:href="file:///l%22r14" text:style-name="Internet_20_link" text:visited-style-name="Visited_20_Internet_20_Link"><text:span text:style-name="T51">ServletContextHelper</text:span></text:a><text:span text:style-name="T14"> services, the value of this service property must be of type </text:span><text:span text:style-name="Code2"><text:span text:style-name="T56">String</text:span></text:span><text:span text:style-name="T14">. The value is either a slash for the root or it must start with a slash but not end with a slash. Valid characters are defined in rfc3986#section-3.3. Contexts with an invalid path are ignored.</text:span></text:p>
        <text:p text:style-name="P70"><text:span text:style-name="T13">See Also:</text:span></text:p>
        <text:p text:style-name="P83"><text:a xlink:type="simple" xlink:href="file:///l%22r134" text:style-name="Internet_20_link" text:visited-style-name="Visited_20_Internet_20_Link"><text:span text:style-name="T51">HTTP_WHITEBOARD_CONTEXT_NAME</text:span></text:a><text:span text:style-name="T14">, </text:span><text:a xlink:type="simple" xlink:href="file:///l%22r138" text:style-name="Internet_20_link" text:visited-style-name="Visited_20_Internet_20_Link"><text:span text:style-name="T51">HTTP_WHITEBOARD_CONTEXT_SELECT</text:span></text:a></text:p>
        <text:p text:style-name="P84"/>
        <text:p text:style-name="P130"><text:bookmark text:name="r137"/><text:span text:style-name="T6">HTTP_WHITEBOARD_CONTEXT_INIT_PARAM_PREFIX</text:span></text:p>
        <text:p text:style-name="P52"><text:span text:style-name="Code2">public static final String </text:span><text:span text:style-name="Code2"><text:span text:style-name="T49">HTTP_WHITEBOARD_CONTEXT_INIT_PARAM_PREFIX</text:span></text:span><text:span text:style-name="Code2"><text:span text:style-name="T59"> = "context.init."</text:span></text:span></text:p>
        <text:p text:style-name="P68"><text:span text:style-name="T11">Service property prefix referencing a </text:span><text:a xlink:type="simple" xlink:href="file:///l%22r14" text:style-name="Internet_20_link" text:visited-style-name="Visited_20_Internet_20_Link"><text:span text:style-name="T51">ServletContextHelper</text:span></text:a><text:span text:style-name="T14"> service.</text:span></text:p>
        <text:p text:style-name="P68"><text:span text:style-name="T11">For </text:span><text:a xlink:type="simple" xlink:href="file:///l%22r14" text:style-name="Internet_20_link" text:visited-style-name="Visited_20_Internet_20_Link"><text:span text:style-name="T51">ServletContextHelper</text:span></text:a><text:span text:style-name="T14">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63"><text:span text:style-name="T11">For </text:span><text:a xlink:type="simple" xlink:href="file:///l%22r14" text:style-name="Internet_20_link" text:visited-style-name="Visited_20_Internet_20_Link"><text:span text:style-name="T51">ServletContextHelper</text:span></text:a><text:span text:style-name="T14"> services, the value of each initialization parameter service property must be of type </text:span><text:span text:style-name="Code2"><text:span text:style-name="T56">String</text:span></text:span><text:span text:style-name="T14">.</text:span></text:p>
        <text:p text:style-name="P82"/>
        <text:p text:style-name="P128"><text:bookmark text:name="r138"/><text:soft-page-break/><text:span text:style-name="T6">HTTP_WHITEBOARD_CONTEXT_SELECT</text:span></text:p>
        <text:p text:style-name="P52"><text:span text:style-name="Code2">public static final String </text:span><text:span text:style-name="Code2"><text:span text:style-name="T49">HTTP_WHITEBOARD_CONTEXT_SELECT</text:span></text:span><text:span text:style-name="Code2"><text:span text:style-name="T59"> = "osgi.http.whiteboard.context.select"</text:span></text:span></text:p>
        <text:p text:style-name="P68"><text:span text:style-name="T11">Service property referencing a </text:span><text:a xlink:type="simple" xlink:href="file:///l%22r14" text:style-name="Internet_20_link" text:visited-style-name="Visited_20_Internet_20_Link"><text:span text:style-name="T51">ServletContextHelper</text:span></text:a><text:span text:style-name="T14"> service.</text:span></text:p>
        <text:p text:style-name="P68"><text:span text:style-name="T11">For servlet, listener, servlet filter, or resource services, this service property refers to the associated </text:span><text:span text:style-name="Code2">ServletContextHelper</text:span><text:span text:style-name="T11"> service. The value of this property is a filter expression which is matched against the service registration properties of the </text:span><text:span text:style-name="Code2">ServletContextHelper</text:span><text:span text:style-name="T11"> service. If this service property is not specified, the default context is used. If there is no context service matching, the servlet, listener, servlet filter, or resource service is ignored.</text:span></text:p>
        <text:p text:style-name="P68"><text:span text:style-name="T11">For example, if a whiteboard service wants to select a servlet context helper with the name "Admin" the expression would be "(osgi.http.whiteboard.context.name=Admin)". Selecting all contexts could be done with "(osgi.http.whiteboard.context.name=*)".</text:span></text:p>
        <text:p text:style-name="P63"><text:span text:style-name="T11">For servlet, listener, servlet filter, or resource services, the value of this service property must be of type </text:span><text:span text:style-name="Code2">String</text:span><text:span text:style-name="T11">.</text:span></text:p>
        <text:p text:style-name="P70"><text:span text:style-name="T13">See Also:</text:span></text:p>
        <text:p text:style-name="P83"><text:a xlink:type="simple" xlink:href="file:///l%22r134" text:style-name="Internet_20_link" text:visited-style-name="Visited_20_Internet_20_Link"><text:span text:style-name="T51">HTTP_WHITEBOARD_CONTEXT_NAME</text:span></text:a><text:span text:style-name="T14">, </text:span><text:a xlink:type="simple" xlink:href="file:///l%22r136" text:style-name="Internet_20_link" text:visited-style-name="Visited_20_Internet_20_Link"><text:span text:style-name="T51">HTTP_WHITEBOARD_CONTEXT_PATH</text:span></text:a></text:p>
        <text:p text:style-name="P84"/>
        <text:p text:style-name="P130"><text:bookmark text:name="r139"/><text:span text:style-name="T6">HTTP_WHITEBOARD_SERVLET_NAME</text:span></text:p>
        <text:p text:style-name="P52"><text:span text:style-name="Code2">public static final String </text:span><text:span text:style-name="Code2"><text:span text:style-name="T49">HTTP_WHITEBOARD_SERVLET_NAME</text:span></text:span><text:span text:style-name="Code2"><text:span text:style-name="T59"> = "osgi.http.whiteboard.servlet.name"</text:span></text:span></text:p>
        <text:p text:style-name="P68"><text:span text:style-name="T11">Service property specifying the servlet name of a </text:span><text:span text:style-name="Code2">Servlet</text:span><text:span text:style-name="T11"> service.</text:span></text:p>
        <text:p text:style-name="P68"><text:span text:style-name="T11">The servlet is registered with this name and the name can be used as a reference to the servlet for filtering or request dispatching.</text:span></text:p>
        <text:p text:style-name="P68"><text:span text:style-name="T11">This name is in addition used as the value for the </text:span><text:span text:style-name="Code2">ServletConfig.getServletName()</text:span><text:span text:style-name="T11"> method. If this service property is not specified, the fully qualified name of the service object's class is used as the servlet name. Filter services may refer to servlets by this name in their </text:span><text:a xlink:type="simple" xlink:href="file:///l%22r151" text:style-name="Internet_20_link" text:visited-style-name="Visited_20_Internet_20_Link"><text:span text:style-name="T51">HTTP_WHITEBOARD_FILTER_SERVLET</text:span></text:a><text:span text:style-name="T14"> service property to apply the filter to the servlet.</text:span></text:p>
        <text:p text:style-name="P68"><text:span text:style-name="T11">Servlet names should be unique among all servlet services associated with a single </text:span><text:a xlink:type="simple" xlink:href="file:///l%22r14" text:style-name="Internet_20_link" text:visited-style-name="Visited_20_Internet_20_Link"><text:span text:style-name="T51">ServletContextHelper</text:span></text:a><text:span text:style-name="T14">.</text:span></text:p>
        <text:p text:style-name="P63"><text:span text:style-name="T11">The value of this service property must be of type </text:span><text:span text:style-name="Code2">String</text:span><text:span text:style-name="T11">.</text:span></text:p>
        <text:p text:style-name="P82"/>
        <text:p text:style-name="P128"><text:bookmark text:name="r140"/><text:span text:style-name="T6">HTTP_WHITEBOARD_SERVLET_PATTERN</text:span></text:p>
        <text:p text:style-name="P52"><text:span text:style-name="Code2">public static final String </text:span><text:span text:style-name="Code2"><text:span text:style-name="T49">HTTP_WHITEBOARD_SERVLET_PATTERN</text:span></text:span><text:span text:style-name="Code2"><text:span text:style-name="T59"> = "osgi.http.whiteboard.servlet.pattern"</text:span></text:span></text:p>
        <text:p text:style-name="P68"><text:span text:style-name="T11">Service property specifying the request mappings for a </text:span><text:span text:style-name="Code2">Servlet</text:span><text:span text:style-name="T11"> service.</text:span></text:p>
        <text:p text:style-name="P68"><text:span text:style-name="T11">The specified patterns are used to determine whether a request should be mapped to the servlet. Servlet services without this service property, </text:span><text:a xlink:type="simple" xlink:href="file:///l%22r141" text:style-name="Internet_20_link" text:visited-style-name="Visited_20_Internet_20_Link"><text:span text:style-name="T51">HTTP_WHITEBOARD_SERVLET_ERROR_PAGE</text:span></text:a><text:span text:style-name="T14"> or </text:span><text:a xlink:type="simple" xlink:href="file:///l%22r139" text:style-name="Internet_20_link" text:visited-style-name="Visited_20_Internet_20_Link"><text:span text:style-name="T51">HTTP_WHITEBOARD_SERVLET_NAME</text:span></text:a><text:span text:style-name="T14"> are ignored.</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0"><text:span text:style-name="T13">See Also:</text:span></text:p>
        <text:p text:style-name="P83"><text:span text:style-name="T11">"Java Servlet Specification Version 3.0, Section 12.2 Specification of Mappings"</text:span></text:p>
        <text:p text:style-name="P84"/>
        <text:p text:style-name="P130"><text:bookmark text:name="r141"/><text:soft-page-break/><text:span text:style-name="T6">HTTP_WHITEBOARD_SERVLET_ERROR_PAGE</text:span></text:p>
        <text:p text:style-name="P52"><text:span text:style-name="Code2">public static final String </text:span><text:span text:style-name="Code2"><text:span text:style-name="T49">HTTP_WHITEBOARD_SERVLET_ERROR_PAGE</text:span></text:span><text:span text:style-name="Code2"><text:span text:style-name="T59"> = "osgi.http.whiteboard.servlet.errorPage"</text:span></text:span></text:p>
        <text:p text:style-name="P68"><text:span text:style-name="T11">Service property specifying whether a </text:span><text:span text:style-name="Code2">Servlet</text:span><text:span text:style-name="T11"> service acts as an error page.</text:span></text:p>
        <text:p text:style-name="P68"><text:span text:style-name="T11">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82"/>
        <text:p text:style-name="P128"><text:bookmark text:name="r142"/><text:span text:style-name="T6">HTTP_WHITEBOARD_SERVLET_ASYNC_SUPPORTED</text:span></text:p>
        <text:p text:style-name="P52"><text:span text:style-name="Code2">public static final String </text:span><text:span text:style-name="Code2"><text:span text:style-name="T49">HTTP_WHITEBOARD_SERVLET_ASYNC_SUPPORTED</text:span></text:span><text:span text:style-name="Code2"><text:span text:style-name="T59"> = "osgi.http.whiteboard.servlet.asyncSupported"</text:span></text:span></text:p>
        <text:p text:style-name="P68"><text:span text:style-name="T11">Service property specifying whether a </text:span><text:span text:style-name="Code2">Servlet</text:span><text:span text:style-name="T11"> service supports asynchronous processing.</text:span></text:p>
        <text:p text:style-name="P68"><text:span text:style-name="T11">By default servlet services do not support asynchronous processing.</text:span></text:p>
        <text:p text:style-name="P63"><text:span text:style-name="T11">The value of this service property must be of type </text:span><text:span text:style-name="Code2">Boolean</text:span><text:span text:style-name="T11">.</text:span></text:p>
        <text:p text:style-name="P70"><text:span text:style-name="T13">See Also:</text:span></text:p>
        <text:p text:style-name="P83"><text:span text:style-name="T11">"Java Servlet Specification Version 3.0, Section 2.3.3.3 Asynchronous Processing"</text:span></text:p>
        <text:p text:style-name="P84"/>
        <text:p text:style-name="P130"><text:bookmark text:name="r143"/><text:span text:style-name="T6">HTTP_WHITEBOARD_SERVLET_INIT_PARAM_PREFIX</text:span></text:p>
        <text:p text:style-name="P52"><text:span text:style-name="Code2">public static final String </text:span><text:span text:style-name="Code2"><text:span text:style-name="T49">HTTP_WHITEBOARD_SERVLET_INIT_PARAM_PREFIX</text:span></text:span><text:span text:style-name="Code2"><text:span text:style-name="T59"> = "servlet.init."</text:span></text:span></text:p>
        <text:p text:style-name="P68"><text:span text:style-name="T11">Service property prefix referencing a </text:span><text:span text:style-name="Code2">Servlet</text:span><text:span text:style-name="T11"> service.</text:span></text:p>
        <text:p text:style-name="P68"><text:span text:style-name="T11">For </text:span><text:span text:style-name="Code2">Servlet</text:span><text:span text:style-name="T11"> 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63"><text:span text:style-name="T11">For </text:span><text:span text:style-name="Code2">Servlet</text:span><text:span text:style-name="T11"> services, the value of each initialization parameter service property must be of type </text:span><text:span text:style-name="Code2">String</text:span><text:span text:style-name="T11">.</text:span></text:p>
        <text:p text:style-name="P82"/>
        <text:p text:style-name="P128"><text:bookmark text:name="r144"/><text:span text:style-name="T6">HTTP_WHITEBOARD_SERVLET_MULTIPART_ENABLED</text:span></text:p>
        <text:p text:style-name="P52"><text:span text:style-name="Code2">public static final String </text:span><text:span text:style-name="Code2"><text:span text:style-name="T49">HTTP_WHITEBOARD_SERVLET_MULTIPART_ENABLED</text:span></text:span><text:span text:style-name="Code2"><text:span text:style-name="T59"> = "osgi.http.whiteboard.servlet.multipart.enabled"</text:span></text:span></text:p>
        <text:p text:style-name="P68"><text:span text:style-name="T11">Service property specifying whether a </text:span><text:span text:style-name="Code2">Servlet</text:span><text:span text:style-name="T11"> service has enabled multipart request processing.</text:span></text:p>
        <text:p text:style-name="P68"><text:span text:style-name="T11">By default servlet services do not have multipart request processing enabled.</text:span></text:p>
        <text:p text:style-name="P63"><text:span text:style-name="T11">The value of this service property must be of type </text:span><text:span text:style-name="Code2">Boolean</text:span><text:span text:style-name="T11">.</text:span></text:p>
        <text:p text:style-name="P70"><text:span text:style-name="T13">Since:</text:span></text:p>
        <text:p text:style-name="P83"><text:span text:style-name="T11">1.1</text:span></text:p>
        <text:p text:style-name="P70"><text:span text:style-name="T13">See Also:</text:span></text:p>
        <text:p text:style-name="P83"><text:span text:style-name="T11">"Java Servlet Specification Version 3.0, Section 8.1.5 @MultipartConfig"</text:span></text:p>
        <text:p text:style-name="P84"/>
        <text:p text:style-name="P130"><text:bookmark text:name="r145"/><text:span text:style-name="T6">HTTP_WHITEBOARD_SERVLET_MULTIPART_FILESIZETHRESHOLD</text:span></text:p>
        <text:p text:style-name="P52"><text:span text:style-name="Code2">public static final String </text:span><text:span text:style-name="Code2"><text:span text:style-name="T49">HTTP_WHITEBOARD_SERVLET_MULTIPART_FILESIZETHRESHOLD</text:span></text:span><text:span text:style-name="Code2"><text:span text:style-name="T59"> = "osgi.http.whiteboard.servlet.multipart.fileSizeThreshold"</text:span></text:span></text:p>
        <text:p text:style-name="P68"><text:soft-page-break/><text:span text:style-name="T11">Service property specifying the size threshold after which the file will be written to disk.</text:span></text:p>
        <text:p text:style-name="P68"><text:span text:style-name="T11">When not set the default threshold is determined by the implementation.</text:span></text:p>
        <text:p text:style-name="P63"><text:span text:style-name="T11">The value of this service property must be of type </text:span><text:span text:style-name="Code2">Integer</text:span><text:span text:style-name="T11">.</text:span></text:p>
        <text:p text:style-name="P70"><text:span text:style-name="T13">Since:</text:span></text:p>
        <text:p text:style-name="P83"><text:span text:style-name="T11">1.1</text:span></text:p>
        <text:p text:style-name="P70"><text:span text:style-name="T13">See Also:</text:span></text:p>
        <text:p text:style-name="P83"><text:span text:style-name="T11">"Java Servlet Specification Version 3.0, Section 14.4 Deployment Descriptor Diagram"</text:span></text:p>
        <text:p text:style-name="P84"/>
        <text:p text:style-name="P130"><text:bookmark text:name="r146"/><text:span text:style-name="T6">HTTP_WHITEBOARD_SERVLET_MULTIPART_LOCATION</text:span></text:p>
        <text:p text:style-name="P52"><text:span text:style-name="Code2">public static final String </text:span><text:span text:style-name="Code2"><text:span text:style-name="T49">HTTP_WHITEBOARD_SERVLET_MULTIPART_LOCATION</text:span></text:span><text:span text:style-name="Code2"><text:span text:style-name="T59"> = "osgi.http.whiteboard.servlet.multipart.location"</text:span></text:span></text:p>
        <text:p text:style-name="P68"><text:span text:style-name="T11">Service property specifying the location where the files can be stored on disk.</text:span></text:p>
        <text:p text:style-name="P68"><text:span text:style-name="T11">When not set the default location is defined by the value of the system property "java.io.tmpdir".</text:span></text:p>
        <text:p text:style-name="P63"><text:span text:style-name="T11">The value of this service property must be of type </text:span><text:span text:style-name="Code2">String</text:span><text:span text:style-name="T11">.</text:span></text:p>
        <text:p text:style-name="P70"><text:span text:style-name="T13">Since:</text:span></text:p>
        <text:p text:style-name="P83"><text:span text:style-name="T11">1.1</text:span></text:p>
        <text:p text:style-name="P70"><text:span text:style-name="T13">See Also:</text:span></text:p>
        <text:p text:style-name="P83"><text:span text:style-name="T11">"Java Servlet Specification Version 3.0, Section 14.4 Deployment Descriptor Diagram"</text:span></text:p>
        <text:p text:style-name="P84"/>
        <text:p text:style-name="P130"><text:bookmark text:name="r147"/><text:span text:style-name="T6">HTTP_WHITEBOARD_SERVLET_MULTIPART_MAXFILESIZE</text:span></text:p>
        <text:p text:style-name="P52"><text:span text:style-name="Code2">public static final String </text:span><text:span text:style-name="Code2"><text:span text:style-name="T49">HTTP_WHITEBOARD_SERVLET_MULTIPART_MAXFILESIZE</text:span></text:span><text:span text:style-name="Code2"><text:span text:style-name="T59"> = "osgi.http.whiteboard.servlet.multipart.maxFileSize"</text:span></text:span></text:p>
        <text:p text:style-name="P68"><text:span text:style-name="T11">Service property specifying the maximum size of a file being uploaded.</text:span></text:p>
        <text:p text:style-name="P68"><text:span text:style-name="T11">When not set the default maximum size is -1 (no maximum size).</text:span></text:p>
        <text:p text:style-name="P63"><text:span text:style-name="T11">The value of this service property must be of type </text:span><text:span text:style-name="Code2">Long</text:span><text:span text:style-name="T11">.</text:span></text:p>
        <text:p text:style-name="P70"><text:span text:style-name="T13">Since:</text:span></text:p>
        <text:p text:style-name="P83"><text:span text:style-name="T11">1.1</text:span></text:p>
        <text:p text:style-name="P70"><text:span text:style-name="T13">See Also:</text:span></text:p>
        <text:p text:style-name="P83"><text:span text:style-name="T11">"Java Servlet Specification Version 3.0, Section 14.4 Deployment Descriptor Diagram"</text:span></text:p>
        <text:p text:style-name="P84"/>
        <text:p text:style-name="P130"><text:bookmark text:name="r148"/><text:span text:style-name="T6">HTTP_WHITEBOARD_SERVLET_MULTIPART_MAXREQUESTSIZE</text:span></text:p>
        <text:p text:style-name="P52"><text:span text:style-name="Code2">public static final String </text:span><text:span text:style-name="Code2"><text:span text:style-name="T49">HTTP_WHITEBOARD_SERVLET_MULTIPART_MAXREQUESTSIZE</text:span></text:span><text:span text:style-name="Code2"><text:span text:style-name="T59"> = "osgi.http.whiteboard.servlet.multipart.maxRequestSize"</text:span></text:span></text:p>
        <text:p text:style-name="P68"><text:span text:style-name="T11">Service property specifying the maximum request size.</text:span></text:p>
        <text:p text:style-name="P68"><text:span text:style-name="T11">When not set the default maximum request size is -1 (no maximum size).</text:span></text:p>
        <text:p text:style-name="P63"><text:span text:style-name="T11">The value of this service property must be of type </text:span><text:span text:style-name="Code2">Long</text:span><text:span text:style-name="T11">.</text:span></text:p>
        <text:p text:style-name="P70"><text:span text:style-name="T13">Since:</text:span></text:p>
        <text:p text:style-name="P83"><text:span text:style-name="T11">1.1</text:span></text:p>
        <text:p text:style-name="P70"><text:span text:style-name="T13">See Also:</text:span></text:p>
        <text:p text:style-name="P83"><text:span text:style-name="T11">"Java Servlet Specification Version 3.0, Section 14.4 Deployment Descriptor Diagram"</text:span></text:p>
        <text:p text:style-name="P84"><text:soft-page-break/></text:p>
        <text:p text:style-name="P130"><text:bookmark text:name="r149"/><text:span text:style-name="T6">HTTP_WHITEBOARD_FILTER_NAME</text:span></text:p>
        <text:p text:style-name="P52"><text:span text:style-name="Code2">public static final String </text:span><text:span text:style-name="Code2"><text:span text:style-name="T49">HTTP_WHITEBOARD_FILTER_NAME</text:span></text:span><text:span text:style-name="Code2"><text:span text:style-name="T59"> = "osgi.http.whiteboard.filter.name"</text:span></text:span></text:p>
        <text:p text:style-name="P68"><text:span text:style-name="T11">Service property specifying the servlet filter name of a </text:span><text:span text:style-name="Code2">Filter</text:span><text:span text:style-name="T11"> service.</text:span></text:p>
        <text:p text:style-name="P68"><text:span text:style-name="T11">This name is used as the value for the </text:span><text:span text:style-name="Code2">FilterConfig.getFilterName()</text:span><text:span text:style-name="T11"> method. If this service property is not specified, the fully qualified name of the service object's class is used as the servlet filter name.</text:span></text:p>
        <text:p text:style-name="P68"><text:span text:style-name="T11">Servlet filter names should be unique among all servlet filter services associated with a single </text:span><text:a xlink:type="simple" xlink:href="file:///l%22r14" text:style-name="Internet_20_link" text:visited-style-name="Visited_20_Internet_20_Link"><text:span text:style-name="T51">ServletContextHelper</text:span></text:a><text:span text:style-name="T14">.</text:span></text:p>
        <text:p text:style-name="P63"><text:span text:style-name="T11">The value of this service property must be of type </text:span><text:span text:style-name="Code2">String</text:span><text:span text:style-name="T11">.</text:span></text:p>
        <text:p text:style-name="P82"/>
        <text:p text:style-name="P128"><text:bookmark text:name="r150"/><text:span text:style-name="T6">HTTP_WHITEBOARD_FILTER_PATTERN</text:span></text:p>
        <text:p text:style-name="P52"><text:span text:style-name="Code2">public static final String </text:span><text:span text:style-name="Code2"><text:span text:style-name="T49">HTTP_WHITEBOARD_FILTER_PATTERN</text:span></text:span><text:span text:style-name="Code2"><text:span text:style-name="T59"> = "osgi.http.whiteboard.filter.pattern"</text:span></text:span></text:p>
        <text:p text:style-name="P68"><text:span text:style-name="T11">Service property specifying the request mappings for a </text:span><text:span text:style-name="Code2">Filter</text:span><text:span text:style-name="T11"> service.</text:span></text:p>
        <text:p text:style-name="P68"><text:span text:style-name="T11">The specified patterns are used to determine whether a request should be mapped to the servlet filter. Filter services without this service property or the </text:span><text:a xlink:type="simple" xlink:href="file:///l%22r151" text:style-name="Internet_20_link" text:visited-style-name="Visited_20_Internet_20_Link"><text:span text:style-name="T51">HTTP_WHITEBOARD_FILTER_SERVLET</text:span></text:a><text:span text:style-name="T14"> or the </text:span><text:a xlink:type="simple" xlink:href="file:///l%22r152" text:style-name="Internet_20_link" text:visited-style-name="Visited_20_Internet_20_Link"><text:span text:style-name="T51">HTTP_WHITEBOARD_FILTER_REGEX</text:span></text:a><text:span text:style-name="T14"> service property are ignored.</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0"><text:span text:style-name="T13">See Also:</text:span></text:p>
        <text:p text:style-name="P83"><text:span text:style-name="T11">"Java Servlet Specification Version 3.0, Section 12.2 Specification of Mappings"</text:span></text:p>
        <text:p text:style-name="P84"/>
        <text:p text:style-name="P130"><text:bookmark text:name="r151"/><text:span text:style-name="T6">HTTP_WHITEBOARD_FILTER_SERVLET</text:span></text:p>
        <text:p text:style-name="P52"><text:span text:style-name="Code2">public static final String </text:span><text:span text:style-name="Code2"><text:span text:style-name="T49">HTTP_WHITEBOARD_FILTER_SERVLET</text:span></text:span><text:span text:style-name="Code2"><text:span text:style-name="T59"> = "osgi.http.whiteboard.filter.servlet"</text:span></text:span></text:p>
        <text:p text:style-name="P68"><text:span text:style-name="T11">Service property specifying the </text:span><text:a xlink:type="simple" xlink:href="file:///l%22r139" text:style-name="Internet_20_link" text:visited-style-name="Visited_20_Internet_20_Link"><text:span text:style-name="T51">servlet names</text:span></text:a><text:span text:style-name="T14"> for a servlet </text:span><text:span text:style-name="Code2"><text:span text:style-name="T56">Filter</text:span></text:span><text:span text:style-name="T14"> service.</text:span></text:p>
        <text:p text:style-name="P68"><text:span text:style-name="T11">The specified names are used to determine the servlets whose requests should be mapped to the servlet filter. Servlet filter services without this service property or the </text:span><text:a xlink:type="simple" xlink:href="file:///l%22r150" text:style-name="Internet_20_link" text:visited-style-name="Visited_20_Internet_20_Link"><text:span text:style-name="T51">HTTP_WHITEBOARD_FILTER_PATTERN</text:span></text:a><text:span text:style-name="T14"> or the </text:span><text:a xlink:type="simple" xlink:href="file:///l%22r152" text:style-name="Internet_20_link" text:visited-style-name="Visited_20_Internet_20_Link"><text:span text:style-name="T51">HTTP_WHITEBOARD_FILTER_REGEX</text:span></text:a><text:span text:style-name="T14"> service property are ignored.</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82"/>
        <text:p text:style-name="P128"><text:bookmark text:name="r152"/><text:span text:style-name="T6">HTTP_WHITEBOARD_FILTER_REGEX</text:span></text:p>
        <text:p text:style-name="P52"><text:span text:style-name="Code2">public static final String </text:span><text:span text:style-name="Code2"><text:span text:style-name="T49">HTTP_WHITEBOARD_FILTER_REGEX</text:span></text:span><text:span text:style-name="Code2"><text:span text:style-name="T59"> = "osgi.http.whiteboard.filter.regex"</text:span></text:span></text:p>
        <text:p text:style-name="P68"><text:span text:style-name="T11">Service property specifying the request mappings for a servlet </text:span><text:span text:style-name="Code2">Filter</text:span><text:span text:style-name="T11"> service.</text:span></text:p>
        <text:p text:style-name="P68"><text:span text:style-name="T11">The specified regular expressions are used to determine whether a request should be mapped to the servlet filter. The regular expressions must follow the syntax defined in </text:span><text:span text:style-name="Code2">java.util.regex.Pattern</text:span><text:span text:style-name="T11">. Servlet filter services without this service property or the </text:span><text:a xlink:type="simple" xlink:href="file:///l%22r151" text:style-name="Internet_20_link" text:visited-style-name="Visited_20_Internet_20_Link"><text:span text:style-name="T51">HTTP_WHITEBOARD_FILTER_SERVLET</text:span></text:a><text:span text:style-name="T14"> or the </text:span><text:a xlink:type="simple" xlink:href="file:///l%22r150" text:style-name="Internet_20_link" text:visited-style-name="Visited_20_Internet_20_Link"><text:span text:style-name="T51">HTTP_WHITEBOARD_FILTER_PATTERN</text:span></text:a><text:span text:style-name="T14"> service property are ignored.</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0"><text:span text:style-name="T13">See Also:</text:span></text:p>
        <text:p text:style-name="P83"><text:span text:style-name="T11">"java.util.regex.Pattern"</text:span></text:p>
        <text:p text:style-name="P84"/>
        <text:p text:style-name="P130"><text:bookmark text:name="r153"/><text:soft-page-break/><text:span text:style-name="T6">HTTP_WHITEBOARD_FILTER_ASYNC_SUPPORTED</text:span></text:p>
        <text:p text:style-name="P52"><text:span text:style-name="Code2">public static final String </text:span><text:span text:style-name="Code2"><text:span text:style-name="T49">HTTP_WHITEBOARD_FILTER_ASYNC_SUPPORTED</text:span></text:span><text:span text:style-name="Code2"><text:span text:style-name="T59"> = "osgi.http.whiteboard.filter.asyncSupported"</text:span></text:span></text:p>
        <text:p text:style-name="P68"><text:span text:style-name="T11">Service property specifying whether a servlet </text:span><text:span text:style-name="Code2">Filter</text:span><text:span text:style-name="T11"> service supports asynchronous processing.</text:span></text:p>
        <text:p text:style-name="P68"><text:span text:style-name="T11">By default servlet filters services do not support asynchronous processing.</text:span></text:p>
        <text:p text:style-name="P63"><text:span text:style-name="T11">The value of this service property must be of type </text:span><text:span text:style-name="Code2">Boolean</text:span><text:span text:style-name="T11">.</text:span></text:p>
        <text:p text:style-name="P70"><text:span text:style-name="T13">See Also:</text:span></text:p>
        <text:p text:style-name="P83"><text:span text:style-name="T11">"Java Servlet Specification Version 3.0, Section 2.3.3.3 Asynchronous Processing"</text:span></text:p>
        <text:p text:style-name="P84"/>
        <text:p text:style-name="P130"><text:bookmark text:name="r154"/><text:span text:style-name="T6">HTTP_WHITEBOARD_FILTER_DISPATCHER</text:span></text:p>
        <text:p text:style-name="P52"><text:span text:style-name="Code2">public static final String </text:span><text:span text:style-name="Code2"><text:span text:style-name="T49">HTTP_WHITEBOARD_FILTER_DISPATCHER</text:span></text:span><text:span text:style-name="Code2"><text:span text:style-name="T59"> = "osgi.http.whiteboard.filter.dispatcher"</text:span></text:span></text:p>
        <text:p text:style-name="P68"><text:span text:style-name="T11">Service property specifying the dispatcher handling of a servlet </text:span><text:span text:style-name="Code2">Filter</text:span><text:span text:style-name="T11">.</text:span></text:p>
        <text:p text:style-name="P68"><text:span text:style-name="T11">By default servlet filter services are associated with client requests only (see value </text:span><text:a xlink:type="simple" xlink:href="file:///l%22r158" text:style-name="Internet_20_link" text:visited-style-name="Visited_20_Internet_20_Link"><text:span text:style-name="T51">DISPATCHER_REQUEST</text:span></text:a><text:span text:style-name="T14">).</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 Allowed values are </text:span><text:a xlink:type="simple" xlink:href="file:///l%22r161" text:style-name="Internet_20_link" text:visited-style-name="Visited_20_Internet_20_Link"><text:span text:style-name="T51">DISPATCHER_ASYNC</text:span></text:a><text:span text:style-name="T14">, </text:span><text:a xlink:type="simple" xlink:href="file:///l%22r162" text:style-name="Internet_20_link" text:visited-style-name="Visited_20_Internet_20_Link"><text:span text:style-name="T51">DISPATCHER_ERROR</text:span></text:a><text:span text:style-name="T14">, </text:span><text:a xlink:type="simple" xlink:href="file:///l%22r160" text:style-name="Internet_20_link" text:visited-style-name="Visited_20_Internet_20_Link"><text:span text:style-name="T51">DISPATCHER_FORWARD</text:span></text:a><text:span text:style-name="T14">, </text:span><text:a xlink:type="simple" xlink:href="file:///l%22r159" text:style-name="Internet_20_link" text:visited-style-name="Visited_20_Internet_20_Link"><text:span text:style-name="T51">DISPATCHER_INCLUDE</text:span></text:a><text:span text:style-name="T14">, </text:span><text:a xlink:type="simple" xlink:href="file:///l%22r158" text:style-name="Internet_20_link" text:visited-style-name="Visited_20_Internet_20_Link"><text:span text:style-name="T51">DISPATCHER_REQUEST</text:span></text:a><text:span text:style-name="T14">.</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55"/><text:span text:style-name="T6">HTTP_WHITEBOARD_FILTER_INIT_PARAM_PREFIX</text:span></text:p>
        <text:p text:style-name="P52"><text:span text:style-name="Code2">public static final String </text:span><text:span text:style-name="Code2"><text:span text:style-name="T49">HTTP_WHITEBOARD_FILTER_INIT_PARAM_PREFIX</text:span></text:span><text:span text:style-name="Code2"><text:span text:style-name="T59"> = "filter.init."</text:span></text:span></text:p>
        <text:p text:style-name="P68"><text:span text:style-name="T11">Service property prefix referencing a </text:span><text:span text:style-name="Code2">org.osgi.framework.Filter</text:span><text:span text:style-name="T11"> service.</text:span></text:p>
        <text:p text:style-name="P68"><text:span text:style-name="T11">For </text:span><text:span text:style-name="Code2">org.osgi.framework.Filter</text:span><text:span text:style-name="T11"> 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63"><text:span text:style-name="T11">For </text:span><text:span text:style-name="Code2">org.osgi.framework.Filter</text:span><text:span text:style-name="T11"> services, the value of each initialization parameter service property must be of type </text:span><text:span text:style-name="Code2">String</text:span><text:span text:style-name="T11">.</text:span></text:p>
        <text:p text:style-name="P82"/>
        <text:p text:style-name="P128"><text:bookmark text:name="r156"/><text:span text:style-name="T6">HTTP_WHITEBOARD_PREPROCESSOR_INIT_PARAM_PREFIX</text:span></text:p>
        <text:p text:style-name="P52"><text:span text:style-name="Code2">public static final String </text:span><text:span text:style-name="Code2"><text:span text:style-name="T49">HTTP_WHITEBOARD_PREPROCESSOR_INIT_PARAM_PREFIX</text:span></text:span><text:span text:style-name="Code2"><text:span text:style-name="T59"> = "preprocessor.init."</text:span></text:span></text:p>
        <text:p text:style-name="P68"><text:span text:style-name="T11">Service property prefix referencing a </text:span><text:a xlink:type="simple" xlink:href="file:///l%22r168" text:style-name="Internet_20_link" text:visited-style-name="Visited_20_Internet_20_Link"><text:span text:style-name="T51">Preprocessor</text:span></text:a><text:span text:style-name="T14"> service.</text:span></text:p>
        <text:p text:style-name="P68"><text:span text:style-name="T11">For </text:span><text:a xlink:type="simple" xlink:href="file:///l%22r168" text:style-name="Internet_20_link" text:visited-style-name="Visited_20_Internet_20_Link"><text:span text:style-name="T51">Preprocessor</text:span></text:a><text:span text:style-name="T14"> services this prefix can be used for service properties to mark them as initialization parameters which can be retrieved from the associated filter configuration. The prefix is removed from the service property name to build the initialization parameter name.</text:span></text:p>
        <text:p text:style-name="P63"><text:span text:style-name="T11">For </text:span><text:a xlink:type="simple" xlink:href="file:///l%22r168" text:style-name="Internet_20_link" text:visited-style-name="Visited_20_Internet_20_Link"><text:span text:style-name="T51">Preprocessor</text:span></text:a><text:span text:style-name="T14"> services, the value of each initialization parameter service property must be of type </text:span><text:span text:style-name="Code2"><text:span text:style-name="T56">String</text:span></text:span><text:span text:style-name="T14">.</text:span></text:p>
        <text:p text:style-name="P70"><text:span text:style-name="T13">Since:</text:span></text:p>
        <text:p text:style-name="P83"><text:span text:style-name="T11">1.1</text:span></text:p>
        <text:p text:style-name="P84"><text:soft-page-break/></text:p>
        <text:p text:style-name="P130"><text:bookmark text:name="r157"/><text:span text:style-name="T6">HTTP_WHITEBOARD_LISTENER</text:span></text:p>
        <text:p text:style-name="P52"><text:span text:style-name="Code2">public static final String </text:span><text:span text:style-name="Code2"><text:span text:style-name="T49">HTTP_WHITEBOARD_LISTENER</text:span></text:span><text:span text:style-name="Code2"><text:span text:style-name="T59"> = "osgi.http.whiteboard.listener"</text:span></text:span></text:p>
        <text:p text:style-name="P68"><text:span text:style-name="T11">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63"><text:span text:style-name="T11">The value of this service property must be of type </text:span><text:span text:style-name="Code2">String</text:span><text:span text:style-name="T11">. Valid values are "true" and "false" ignoring case.</text:span></text:p>
        <text:p text:style-name="P82"/>
        <text:p text:style-name="P128"><text:bookmark text:name="r158"/><text:span text:style-name="T6">DISPATCHER_REQUEST</text:span></text:p>
        <text:p text:style-name="P52"><text:span text:style-name="Code2">public static final String </text:span><text:span text:style-name="Code2"><text:span text:style-name="T49">DISPATCHER_REQUEST</text:span></text:span><text:span text:style-name="Code2"><text:span text:style-name="T59"> = "REQUEST"</text:span></text:span></text:p>
        <text:p text:style-name="P63"><text:span text:style-name="T11">Possible value for the </text:span><text:a xlink:type="simple" xlink:href="file:///l%22r154" text:style-name="Internet_20_link" text:visited-style-name="Visited_20_Internet_20_Link"><text:span text:style-name="T51">HTTP_WHITEBOARD_FILTER_DISPATCHER</text:span></text:a><text:span text:style-name="T14"> property indicating the servlet filter is applied to client requests.</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59"/><text:span text:style-name="T6">DISPATCHER_INCLUDE</text:span></text:p>
        <text:p text:style-name="P52"><text:span text:style-name="Code2">public static final String </text:span><text:span text:style-name="Code2"><text:span text:style-name="T49">DISPATCHER_INCLUDE</text:span></text:span><text:span text:style-name="Code2"><text:span text:style-name="T59"> = "INCLUDE"</text:span></text:span></text:p>
        <text:p text:style-name="P63"><text:span text:style-name="T11">Possible value for the </text:span><text:a xlink:type="simple" xlink:href="file:///l%22r154" text:style-name="Internet_20_link" text:visited-style-name="Visited_20_Internet_20_Link"><text:span text:style-name="T51">HTTP_WHITEBOARD_FILTER_DISPATCHER</text:span></text:a><text:span text:style-name="T14"> property indicating the servlet filter is applied to include calls to the dispatcher.</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60"/><text:span text:style-name="T6">DISPATCHER_FORWARD</text:span></text:p>
        <text:p text:style-name="P52"><text:span text:style-name="Code2">public static final String </text:span><text:span text:style-name="Code2"><text:span text:style-name="T49">DISPATCHER_FORWARD</text:span></text:span><text:span text:style-name="Code2"><text:span text:style-name="T59"> = "FORWARD"</text:span></text:span></text:p>
        <text:p text:style-name="P63"><text:span text:style-name="T11">Possible value for the </text:span><text:a xlink:type="simple" xlink:href="file:///l%22r154" text:style-name="Internet_20_link" text:visited-style-name="Visited_20_Internet_20_Link"><text:span text:style-name="T51">HTTP_WHITEBOARD_FILTER_DISPATCHER</text:span></text:a><text:span text:style-name="T14"> property indicating the servlet filter is applied to forward calls to the dispatcher.</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61"/><text:span text:style-name="T6">DISPATCHER_ASYNC</text:span></text:p>
        <text:p text:style-name="P52"><text:span text:style-name="Code2">public static final String </text:span><text:span text:style-name="Code2"><text:span text:style-name="T49">DISPATCHER_ASYNC</text:span></text:span><text:span text:style-name="Code2"><text:span text:style-name="T59"> = "ASYNC"</text:span></text:span></text:p>
        <text:p text:style-name="P63"><text:span text:style-name="T11">Possible value for the </text:span><text:a xlink:type="simple" xlink:href="file:///l%22r154" text:style-name="Internet_20_link" text:visited-style-name="Visited_20_Internet_20_Link"><text:span text:style-name="T51">HTTP_WHITEBOARD_FILTER_DISPATCHER</text:span></text:a><text:span text:style-name="T14"> property indicating the servlet filter is applied in the asynchronous context.</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62"/><text:span text:style-name="T6">DISPATCHER_ERROR</text:span></text:p>
        <text:p text:style-name="P52"><text:span text:style-name="Code2">public static final String </text:span><text:span text:style-name="Code2"><text:span text:style-name="T49">DISPATCHER_ERROR</text:span></text:span><text:span text:style-name="Code2"><text:span text:style-name="T59"> = "ERROR"</text:span></text:span></text:p>
        <text:p text:style-name="P63"><text:soft-page-break/><text:span text:style-name="T11">Possible value for the </text:span><text:a xlink:type="simple" xlink:href="file:///l%22r154" text:style-name="Internet_20_link" text:visited-style-name="Visited_20_Internet_20_Link"><text:span text:style-name="T51">HTTP_WHITEBOARD_FILTER_DISPATCHER</text:span></text:a><text:span text:style-name="T14"> property indicating the servlet filter is applied when an error page is called.</text:span></text:p>
        <text:p text:style-name="P70"><text:span text:style-name="T13">See Also:</text:span></text:p>
        <text:p text:style-name="P83"><text:span text:style-name="T11">"Java Servlet Specification Version 3.0, Section 6.2.5 Filters and the RequestDispatcher"</text:span></text:p>
        <text:p text:style-name="P84"/>
        <text:p text:style-name="P130"><text:bookmark text:name="r163"/><text:span text:style-name="T6">HTTP_WHITEBOARD_RESOURCE_PATTERN</text:span></text:p>
        <text:p text:style-name="P52"><text:span text:style-name="Code2">public static final String </text:span><text:span text:style-name="Code2"><text:span text:style-name="T49">HTTP_WHITEBOARD_RESOURCE_PATTERN</text:span></text:span><text:span text:style-name="Code2"><text:span text:style-name="T59"> = "osgi.http.whiteboard.resource.pattern"</text:span></text:span></text:p>
        <text:p text:style-name="P68"><text:span text:style-name="T11">Service property specifying the request mappings for resources.</text:span></text:p>
        <text:p text:style-name="P68"><text:span text:style-name="T11">The specified patterns are used to determine whether a request should be mapped to resources. Resource services without this service property are ignored.</text:span></text:p>
        <text:p text:style-name="P63"><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0"><text:span text:style-name="T13">See Also:</text:span></text:p>
        <text:p text:style-name="P83"><text:span text:style-name="T11">"Java Servlet Specification Version 3.0, Section 12.2 Specification of Mappings", </text:span><text:a xlink:type="simple" xlink:href="file:///l%22r164" text:style-name="Internet_20_link" text:visited-style-name="Visited_20_Internet_20_Link"><text:span text:style-name="T51">HTTP_WHITEBOARD_RESOURCE_PREFIX</text:span></text:a></text:p>
        <text:p text:style-name="P84"/>
        <text:p text:style-name="P130"><text:bookmark text:name="r164"/><text:span text:style-name="T6">HTTP_WHITEBOARD_RESOURCE_PREFIX</text:span></text:p>
        <text:p text:style-name="P52"><text:span text:style-name="Code2">public static final String </text:span><text:span text:style-name="Code2"><text:span text:style-name="T49">HTTP_WHITEBOARD_RESOURCE_PREFIX</text:span></text:span><text:span text:style-name="Code2"><text:span text:style-name="T59"> = "osgi.http.whiteboard.resource.prefix"</text:span></text:span></text:p>
        <text:p text:style-name="P68"><text:span text:style-name="T11">Service property specifying the resource entry prefix for a resource service.</text:span></text:p>
        <text:p text:style-name="P68"><text:span text:style-name="T11">If a resource service is registered with this property, requests are served with bundle resources.</text:span></text:p>
        <text:p text:style-name="P68"><text:span text:style-name="T11">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63"><text:span text:style-name="T11">The value of this service property must be of type </text:span><text:span text:style-name="Code2">String</text:span><text:span text:style-name="T11">.</text:span></text:p>
        <text:p text:style-name="P70"><text:span text:style-name="T13">See Also:</text:span></text:p>
        <text:p text:style-name="P83"><text:a xlink:type="simple" xlink:href="file:///l%22r163" text:style-name="Internet_20_link" text:visited-style-name="Visited_20_Internet_20_Link"><text:span text:style-name="T51">HTTP_WHITEBOARD_RESOURCE_PATTERN</text:span></text:a></text:p>
        <text:p text:style-name="P84"/>
        <text:p text:style-name="P130"><text:bookmark text:name="r165"/><text:span text:style-name="T6">HTTP_WHITEBOARD_TARGET</text:span></text:p>
        <text:p text:style-name="P52"><text:span text:style-name="Code2">public static final String </text:span><text:span text:style-name="Code2"><text:span text:style-name="T49">HTTP_WHITEBOARD_TARGET</text:span></text:span><text:span text:style-name="Code2"><text:span text:style-name="T59"> = "osgi.http.whiteboard.target"</text:span></text:span></text:p>
        <text:p text:style-name="P68"><text:span text:style-name="T11">Service property specifying the target filter to select the Http Whiteboard implementation to process the service.</text:span></text:p>
        <text:p text:style-name="P68"><text:span text:style-name="T11">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1">osgi.http.endpoint</text:span></text:a><text:span text:style-name="T14"> service property if the endpoint information is known.</text:span></text:p>
        <text:p text:style-name="P68"><text:span text:style-name="T11">If this service property is not specified, then all Http Whiteboard implementations can process the service.</text:span></text:p>
        <text:p text:style-name="P63"><text:span text:style-name="T11">The value of this service property must be of type </text:span><text:span text:style-name="Code2">String</text:span><text:span text:style-name="T11"> and be a valid </text:span><text:span text:style-name="Code2">filter string</text:span><text:span text:style-name="T11">.</text:span></text:p>
        <text:p text:style-name="P82"/>
        <text:p text:style-name="P128"><text:bookmark text:name="r166"/><text:soft-page-break/><text:span text:style-name="T6">HTTP_SERVICE_CONTEXT_PROPERTY</text:span></text:p>
        <text:p text:style-name="P52"><text:span text:style-name="Code2">public static final String </text:span><text:span text:style-name="Code2"><text:span text:style-name="T49">HTTP_SERVICE_CONTEXT_PROPERTY</text:span></text:span><text:span text:style-name="Code2"><text:span text:style-name="T59"> = "osgi.http.whiteboard.context.httpservice"</text:span></text:span></text:p>
        <text:p text:style-name="P68"><text:span text:style-name="T11">If a servlet filter, error page or listener wants to be registered with the Http Context(s) managed by the Http Service, they can select the contexts having this property.</text:span></text:p>
        <text:p text:style-name="P63"><text:span text:style-name="T11">Servlets or resources registered using this property for filtering are treated as an invalid registration.</text:span></text:p>
        <text:p text:style-name="P70"><text:span text:style-name="T13">Since:</text:span></text:p>
        <text:p text:style-name="P83"><text:span text:style-name="T11">1.1</text:span></text:p>
        <text:p text:style-name="P125"><text:bookmark text:name="r168"/><text:span text:style-name="T6">Interface Preprocessor</text:span></text:p>
        <text:p text:style-name="P61"><text:a xlink:type="simple" xlink:href="file:///l%22r133" text:style-name="Internet_20_link" text:visited-style-name="Visited_20_Internet_20_Link"><text:span text:style-name="T17">org.osgi.service.http.whiteboard</text:span></text:a></text:p>
        <text:p text:style-name="P131"><text:span text:style-name="T5">All Superinterfaces:</text:span></text:p>
        <text:p text:style-name="P65"><text:span text:style-name="T11">Filter</text:span></text:p>
        <text:p text:style-name="P59"/>
        <text:p text:style-name="P71"><text:span text:style-name="Code_20_Small1">@org.osgi.annotation.versioning.ConsumerType</text:span><text:line-break/><text:span text:style-name="Code2">public interface </text:span><text:span text:style-name="Code2"><text:span text:style-name="T49">Preprocessor</text:span></text:span></text:p>
        <text:p text:style-name="P52"><text:span text:style-name="Code2">extends Filter</text:span></text:p>
        <text:p text:style-name="P50"><text:span text:style-name="T11">Services registered as a </text:span><text:span text:style-name="Code2">Preprocessor</text:span><text:span text:style-name="T11"> using a whiteboard pattern are executed for every request before the dispatching is performed.</text:span></text:p>
        <text:p text:style-name="P50"><text:span text:style-name="T11">If there are several services of this type, they are run in order of their service ranking, the one with the highest ranking is used first. In the case of a service ranking tie, the service with the lowest service id is processed first.</text:span></text:p>
        <text:p text:style-name="P50"><text:span text:style-name="T11">The preprocessor is handled in the same way as filters. When a preprocessor is put into service </text:span><text:span text:style-name="Code2">Filter.init(javax.servlet.FilterConfig)</text:span><text:span text:style-name="T11"> is called, when it is not used anymore </text:span><text:span text:style-name="Code2">Filter.destroy()</text:span><text:span text:style-name="T11"> is called. As these preprocessors are run before dispatching and therefore the targeted servlet context is not known yet, </text:span><text:span text:style-name="Code2">FilterConfig.getServletContext()</text:span><text:span text:style-name="T11"> returns the servlet context of the backing implementation. The same context is returned by the request object. The context path is the context path of this underlying servlet context. The passed in chain can be used to invoke the next preprocessor in the chain, or if the end of that chain is reached to start dispatching of the request. A preprocessor might decide to terminate the processing and directly generate a response.</text:span></text:p>
        <text:p text:style-name="P51"><text:span text:style-name="T11">Service properties with the prefix </text:span><text:span text:style-name="Code2">HttpWhiteboardConstants#HTTP_WHITEBOARD_PREPROCESSOR_INIT_PARAM_PREFIX</text:span><text:span text:style-name="T11"> are passed as init parameters to this service.</text:span></text:p>
        <text:p text:style-name="P61"><text:span text:style-name="T13">Since:</text:span></text:p>
        <text:p text:style-name="P65"><text:span text:style-name="T11">1.1</text:span></text:p>
        <text:p text:style-name="P61"><text:span text:style-name="T13">ThreadSafe</text:span></text:p>
        <text:section text:style-name="Sect1" text:name="TextSection">
          <text:p text:style-name="P86"><text:span text:style-name="T60">Java API documentation generated with </text:span><text:a xlink:type="simple" xlink:href="http://www.filigris.com/products/docflex_javadoc/#docflex-doclet" text:style-name="Internet_20_link" text:visited-style-name="Visited_20_Internet_20_Link"><text:span text:style-name="T62">DocFlex/Doclet</text:span></text:a><text:span text:style-name="T61"> v1.5.6</text:span></text:p>
          <text:p text:style-name="P43"><text:span text:style-name="T60">DocFlex/Doclet is both a multi-format Javadoc doclet and a free edition of </text:span><text:a xlink:type="simple" xlink:href="http://www.filigris.com/products/docflex_javadoc/" text:style-name="Internet_20_link" text:visited-style-name="Visited_20_Internet_20_Link"><text:span text:style-name="T62">DocFlex/Javadoc</text:span></text:a><text:span text:style-name="T6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2">www.docflex.com</text:span></text:a></text:p>
        </text:section>
      </text:section>
      <text:h text:style-name="P87" text:outline-level="1">Considered Alternatives</text:h>
      <text:h text:style-name="P87" text:outline-level="1">Security Considerations</text:h>
      <text:p text:style-name="P1"><text:change text:change-id="ct140644366634800"/><text:change-start text:change-id="ct140644363970592"/></text:p>
      <text:p text:style-name="P5"><text:change-end text:change-id="ct140644363970592"/><text:change-start text:change-id="ct140644364031536"/><text:span text:style-name="T64">A</text:span> <text:span text:style-name="T27">FilePermission</text:span> check<text:change-end text:change-id="ct140644364031536"/><text:change-start text:change-id="ct140644364057184"/> <text:span text:style-name="T65">may be required</text:span><text:change-end text:change-id="ct140644364057184"/><text:change-start text:change-id="ct140644364052576"/> <text:span text:style-name="T64">in order to verify a servlet</text:span><text:change-end text:change-id="ct140644364052576"/><text:change-start text:change-id="ct140644363983952"/><text:span text:style-name="T64"> has permissions to read and write to the directory specified by t</text:span>he <text:span text:style-name="T27">osgi.http.whiteboard.servlet.multipart.location</text:span> property<text:change-end text:change-id="ct140644363983952"/><text:change-start text:change-id="ct140644364061648"/>. <text:span text:style-name="T65">As this value </text:span><text:soft-page-break/><text:span text:style-name="T65">defaults to being relative to the location of </text:span><text:change-end text:change-id="ct140644364061648"/><text:change-start text:change-id="ct140644364070368"/><text:span text:style-name="T30">javax.servlet.context.tempdir</text:span><text:span text:style-name="T65"> (which is not specified in the http whiteboard</text:span><text:change-end text:change-id="ct140644364070368"/><text:change-start text:change-id="ct140644364075472"/><text:span text:style-name="T65">) the check must be made even if the property is not set. This is due to the fact t</text:span><text:change-end text:change-id="ct140644364075472"/><text:change-start text:change-id="ct140644364085152"/><text:span text:style-name="T65">he servlet may not have permission to read or write to this default location.</text:span><text:change-end text:change-id="ct140644364085152"/></text:p>
      <text:h text:style-name="P87" text:outline-level="1">Document Support</text:h>
      <text:h text:style-name="P89" text:outline-level="2">References</text:h>
      <text:list xml:id="list4035836999617786963" text:style-name="WW8Num3">
        <text:list-item>
          <text:p text:style-name="P95"><text:bookmark-start text:name="_Ref493020620"/>Bradner, S., Key words for use in RFCs to Indicate Requirement Levels, RFC2119, March 1997.<text:bookmark-end text:name="_Ref493020620"/></text:p>
        </text:list-item>
        <text:list-item>
          <text:p text:style-name="P95">Software Requirements &amp; Specifications. Michael Jackson. ISBN 0-201-87712-0</text:p>
        </text:list-item>
      </text:list>
      <text:h text:style-name="P89"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Carsten Ziegeler</text:p>
          </table:table-cell>
        </table:table-row>
        <table:table-row table:style-name="Table2.1">
          <table:table-cell table:style-name="Table2.A1" office:value-type="string">
            <text:p text:style-name="P26">Company</text:p>
          </table:table-cell>
          <table:table-cell table:style-name="Table2.B1" office:value-type="string">
            <text:p text:style-name="P26">Adobe Systems Incorporated</text:p>
          </table:table-cell>
        </table:table-row>
      </table:table>
      <text:p text:style-name="P11"/>
      <text:h text:style-name="P89" text:outline-level="2">Acronyms and Abbreviations</text:h>
      <text:p text:style-name="P11"/>
      <text:h text:style-name="P89"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P3"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2</text:page-number> of <text:page-count style:num-format="1">75</text:page-count></text:p>
        <text:p text:style-name="Header"/>
        <text:p text:style-name="Header"><text:tab/>Draft<text:tab/> <text:modification-date style:data-style-name="N76">August 26,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style:master-page style:name="Converted25" style:page-layout-name="Mpm2">
      <style:header>
        <text:p text:style-name="MP3"><text:span text:style-name="MT1">Package org.osgi.service.http.whiteboard</text:span></text:p>
      </style:header>
      <style:footer>
        <text:p text:style-name="Footer"/>
      </style:footer>
    </style:master-page>
    <style:master-page style:name="Converted26" style:page-layout-name="Mpm2">
      <style:header>
        <text:p text:style-name="MP3"><text:span text:style-name="MT1">Class HttpWhiteboardConstants</text:span></text:p>
      </style:header>
      <style:footer>
        <text:p text:style-name="Footer"/>
      </style:footer>
    </style:master-page>
    <style:master-page style:name="Converted27" style:page-layout-name="Mpm2">
      <style:header>
        <text:p text:style-name="MP3"><text:span text:style-name="MT1">Interface Preprocesso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76</meta:editing-cycles>
    <meta:editing-duration>P2DT13H14M46S</meta:editing-duration>
    <meta:initial-creator>BJ Hargrave</meta:initial-creator>
    <dc:date>2016-08-26T16:00:24.372517000</dc:date>
    <dc:creator>Carsten Ziegeler</dc:creator>
    <meta:document-statistic meta:table-count="78" meta:image-count="51" meta:object-count="0" meta:page-count="75" meta:paragraph-count="1865" meta:word-count="12663" meta:character-count="98707" meta:non-whitespace-character-count="87517"/>
    <meta:user-defined meta:name="Info"/>
    <meta:user-defined meta:name="Info 3"/>
    <meta:user-defined meta:name="Info 4"/>
    <meta:user-defined meta:name="RFC Title">RFC 223: Http Whiteboard Updates</meta:user-defined>
  </office:meta>
</office:document-meta>
</file>